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6.99mm"/>
    </style:style>
    <style:style style:name="co2" style:family="table-column">
      <style:table-column-properties fo:break-before="auto" style:column-width="93.4mm"/>
    </style:style>
    <style:style style:name="co3" style:family="table-column">
      <style:table-column-properties fo:break-before="auto" style:column-width="82.06mm"/>
    </style:style>
    <style:style style:name="co4" style:family="table-column">
      <style:table-column-properties fo:break-before="auto" style:column-width="41.75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43.11mm"/>
    </style:style>
    <style:style style:name="co7" style:family="table-column">
      <style:table-column-properties fo:break-before="auto" style:column-width="28.68mm"/>
    </style:style>
    <style:style style:name="co8" style:family="table-column">
      <style:table-column-properties fo:break-before="auto" style:column-width="35.21mm"/>
    </style:style>
    <style:style style:name="co9" style:family="table-column">
      <style:table-column-properties fo:break-before="auto" style:column-width="71.35mm"/>
    </style:style>
    <style:style style:name="co10" style:family="table-column">
      <style:table-column-properties fo:break-before="auto" style:column-width="25.4mm"/>
    </style:style>
    <style:style style:name="co11" style:family="table-column">
      <style:table-column-properties fo:break-before="auto" style:column-width="44.75mm"/>
    </style:style>
    <style:style style:name="co12" style:family="table-column">
      <style:table-column-properties fo:break-before="auto" style:column-width="39.02mm"/>
    </style:style>
    <style:style style:name="co13" style:family="table-column">
      <style:table-column-properties fo:break-before="auto" style:column-width="38.75mm"/>
    </style:style>
    <style:style style:name="co14" style:family="table-column">
      <style:table-column-properties fo:break-before="auto" style:column-width="34.94mm"/>
    </style:style>
    <style:style style:name="co15" style:family="table-column">
      <style:table-column-properties fo:break-before="auto" style:column-width="42.3mm"/>
    </style:style>
    <style:style style:name="co16" style:family="table-column">
      <style:table-column-properties fo:break-before="auto" style:column-width="38.47mm"/>
    </style:style>
    <style:style style:name="co17" style:family="table-column">
      <style:table-column-properties fo:break-before="auto" style:column-width="43.37mm"/>
    </style:style>
    <style:style style:name="co18" style:family="table-column">
      <style:table-column-properties fo:break-before="auto" style:column-width="39.56mm"/>
    </style:style>
    <style:style style:name="co19" style:family="table-column">
      <style:table-column-properties fo:break-before="auto" style:column-width="46.11mm"/>
    </style:style>
    <style:style style:name="co20" style:family="table-column">
      <style:table-column-properties fo:break-before="auto" style:column-width="37.94mm"/>
    </style:style>
    <style:style style:name="co21" style:family="table-column">
      <style:table-column-properties fo:break-before="auto" style:column-width="34.11mm"/>
    </style:style>
    <style:style style:name="co22" style:family="table-column">
      <style:table-column-properties fo:break-before="auto" style:column-width="36.57mm"/>
    </style:style>
    <style:style style:name="co23" style:family="table-column">
      <style:table-column-properties fo:break-before="auto" style:column-width="32.76mm"/>
    </style:style>
    <style:style style:name="co24" style:family="table-column">
      <style:table-column-properties fo:break-before="auto" style:column-width="51.28mm"/>
    </style:style>
    <style:style style:name="co25" style:family="table-column">
      <style:table-column-properties fo:break-before="auto" style:column-width="47.47mm"/>
    </style:style>
    <style:style style:name="co26" style:family="table-column">
      <style:table-column-properties fo:break-before="auto" style:column-width="41.47mm"/>
    </style:style>
    <style:style style:name="co27" style:family="table-column">
      <style:table-column-properties fo:break-before="auto" style:column-width="37.66mm"/>
    </style:style>
    <style:style style:name="co28" style:family="table-column">
      <style:table-column-properties fo:break-before="auto" style:column-width="30.04mm"/>
    </style:style>
    <style:style style:name="co29" style:family="table-column">
      <style:table-column-properties fo:break-before="auto" style:column-width="26.23mm"/>
    </style:style>
    <style:style style:name="co30" style:family="table-column">
      <style:table-column-properties fo:break-before="auto" style:column-width="34.4mm"/>
    </style:style>
    <style:style style:name="co31" style:family="table-column">
      <style:table-column-properties fo:break-before="auto" style:column-width="30.59mm"/>
    </style:style>
    <style:style style:name="co32" style:family="table-column">
      <style:table-column-properties fo:break-before="auto" style:column-width="46.37mm"/>
    </style:style>
    <style:style style:name="co33" style:family="table-column">
      <style:table-column-properties fo:break-before="auto" style:column-width="42.56mm"/>
    </style:style>
    <style:style style:name="co34" style:family="table-column">
      <style:table-column-properties fo:break-before="auto" style:column-width="48.56mm"/>
    </style:style>
    <style:style style:name="co35" style:family="table-column">
      <style:table-column-properties fo:break-before="auto" style:column-width="34.66mm"/>
    </style:style>
    <style:style style:name="co36" style:family="table-column">
      <style:table-column-properties fo:break-before="auto" style:column-width="40.92mm"/>
    </style:style>
    <style:style style:name="co37" style:family="table-column">
      <style:table-column-properties fo:break-before="auto" style:column-width="40.38mm"/>
    </style:style>
    <style:style style:name="co38" style:family="table-column">
      <style:table-column-properties fo:break-before="auto" style:column-width="52.63mm"/>
    </style:style>
    <style:style style:name="co39" style:family="table-column">
      <style:table-column-properties fo:break-before="auto" style:column-width="48.82mm"/>
    </style:style>
    <style:style style:name="co40" style:family="table-column">
      <style:table-column-properties fo:break-before="auto" style:column-width="36.3mm"/>
    </style:style>
    <style:style style:name="co41" style:family="table-column">
      <style:table-column-properties fo:break-before="auto" style:column-width="32.49mm"/>
    </style:style>
    <style:style style:name="co42" style:family="table-column">
      <style:table-column-properties fo:break-before="auto" style:column-width="31.13mm"/>
    </style:style>
    <style:style style:name="co43" style:family="table-column">
      <style:table-column-properties fo:break-before="auto" style:column-width="36.02mm"/>
    </style:style>
    <style:style style:name="co44" style:family="table-column">
      <style:table-column-properties fo:break-before="auto" style:column-width="35.75mm"/>
    </style:style>
    <style:style style:name="co45" style:family="table-column">
      <style:table-column-properties fo:break-before="auto" style:column-width="31.94mm"/>
    </style:style>
    <style:style style:name="co46" style:family="table-column">
      <style:table-column-properties fo:break-before="auto" style:column-width="77.42mm"/>
    </style:style>
    <style:style style:name="co47" style:family="table-column">
      <style:table-column-properties fo:break-before="auto" style:column-width="53.46mm"/>
    </style:style>
    <style:style style:name="co48" style:family="table-column">
      <style:table-column-properties fo:break-before="auto" style:column-width="30.85mm"/>
    </style:style>
    <style:style style:name="co49" style:family="table-column">
      <style:table-column-properties fo:break-before="auto" style:column-width="25.68mm"/>
    </style:style>
    <style:style style:name="co50" style:family="table-column">
      <style:table-column-properties fo:break-before="auto" style:column-width="24.85mm"/>
    </style:style>
    <style:style style:name="co51" style:family="table-column">
      <style:table-column-properties fo:break-before="auto" style:column-width="23.78mm"/>
    </style:style>
    <style:style style:name="co52" style:family="table-column">
      <style:table-column-properties fo:break-before="auto" style:column-width="19.1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51" number:automatic-order="true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boolean-style style:name="N99">
      <number:boolean/>
    </number:boolean-style>
    <style:style style:name="ce1" style:family="table-cell" style:parent-style-name="Default" style:data-style-name="N51"/>
    <style:style style:name="ce2" style:family="table-cell" style:parent-style-name="Default" style:data-style-name="N37"/>
    <style:style style:name="ce4" style:family="table-cell" style:parent-style-name="Default" style:data-style-name="N99"/>
    <style:style style:name="ce7" style:family="table-cell" style:parent-style-name="Default">
      <style:table-cell-properties fo:border-bottom="none" fo:border-left="none" fo:border-right="0.06pt solid #000000" fo:border-top="none"/>
    </style:style>
    <style:style style:name="ce8" style:family="table-cell" style:parent-style-name="Default" style:data-style-name="N37">
      <style:table-cell-properties fo:border-bottom="none" fo:border-left="none" fo:border-right="0.06pt solid #000000" fo:border-top="none"/>
    </style:style>
    <style:style style:name="ce14" style:family="table-cell" style:parent-style-name="Default">
      <style:text-properties fo:color="#ce181e"/>
    </style:style>
    <style:style style:name="ce3" style:family="table-cell" style:parent-style-name="Default" style:data-style-name="N0"/>
    <style:style style:name="ce11" style:family="table-cell" style:parent-style-name="Default" style:data-style-name="N99">
      <style:text-properties fo:color="#ce181e"/>
    </style:style>
    <style:style style:name="ce12" style:family="table-cell" style:parent-style-name="Default" style:data-style-name="N0">
      <style:table-cell-properties fo:background-color="#fff200"/>
    </style:style>
  </office:automatic-styles>
  <office:body>
    <office:spreadsheet>
      <table:calculation-settings table:automatic-find-labels="false" table:use-regular-expressions="false" table:use-wildcards="true"/>
      <table:table table:name="READM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Nota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. Consideramos otras fuentes distintas a los comunicados oficiales, el dashboard oficial y la aplicación ofici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. Al parecer hay una consideración distinta de a qué día asignar la cantidad de confirmados entre las dos fuent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. La cantidad de fallecidos no se especifica si es el día de reporte o día de fallecimiento, al parecer el dashboard considera el día de fallecimiento, de la aplicación no queda claro, pero los primeros días coincide bien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. La aplicación tiene un dato interesante e importante: número de recuperados.</text:p>
          </table:table-cell>
          <table:table-cell table:number-columns-repeated="4"/>
        </table:table-row>
        <table:table-row table:style-name="ro1" table:number-rows-repeated="3">
          <table:table-cell table:number-columns-repeated="5"/>
        </table:table-row>
        <table:table-row table:style-name="ro1">
          <table:table-cell office:value-type="string" calcext:value-type="string">
            <text:p>Hoja</text:p>
          </table:table-cell>
          <table:table-cell office:value-type="string" calcext:value-type="string">
            <text:p>Contenido</text:p>
          </table:table-cell>
          <table:table-cell office:value-type="string" calcext:value-type="string">
            <text:p>Fuente</text:p>
          </table:table-cell>
          <table:table-cell office:value-type="string" calcext:value-type="string">
            <text:p>Fecha de última revisión</text:p>
          </table:table-cell>
          <table:table-cell office:value-type="string" calcext:value-type="string">
            <text:p>Notas</text:p>
          </table:table-cell>
        </table:table-row>
        <table:table-row table:style-name="ro1">
          <table:table-cell office:value-type="string" calcext:value-type="string">
            <text:p>Fuente-Dashboard-v2</text:p>
          </table:table-cell>
          <table:table-cell office:value-type="string" calcext:value-type="string">
            <text:p>Datos a nivel nacional (con pruebas rápidas también)</text:p>
          </table:table-cell>
          <table:table-cell office:value-type="string" calcext:value-type="string">
            <text:p>https://covid19.minsa.gob.pe/sala_situacional.asp</text:p>
          </table:table-cell>
          <table:table-cell table:style-name="ce1" office:value-type="date" office:date-value="2020-04-15T18:40:00" calcext:value-type="date">
            <text:p>15/04/2020 18:40:00</text:p>
          </table:table-cell>
          <table:table-cell office:value-type="string" calcext:value-type="string">
            <text:p>Nueva versión (quitaron detalle de fallecimiento, en rojo datos reconstruidos)</text:p>
          </table:table-cell>
        </table:table-row>
        <table:table-row table:style-name="ro1">
          <table:table-cell office:value-type="string" calcext:value-type="string">
            <text:p>Fuente-Dashboard-Departamentos-v2</text:p>
          </table:table-cell>
          <table:table-cell office:value-type="string" calcext:value-type="string">
            <text:p>Datos por departamento (con pruebas rápidas también)</text:p>
          </table:table-cell>
          <table:table-cell office:value-type="string" calcext:value-type="string">
            <text:p>https://covid19.minsa.gob.pe/sala_situacional.asp</text:p>
          </table:table-cell>
          <table:table-cell table:style-name="ce1" office:value-type="date" office:date-value="2020-04-15T18:40:00" calcext:value-type="date">
            <text:p>15/04/2020 18:40:00</text:p>
          </table:table-cell>
          <table:table-cell office:value-type="string" calcext:value-type="string">
            <text:p>Nueva versión</text:p>
          </table:table-cell>
        </table:table-row>
        <table:table-row table:style-name="ro1">
          <table:table-cell office:value-type="string" calcext:value-type="string">
            <text:p>Fuente-Dashboard-Check-v2</text:p>
          </table:table-cell>
          <table:table-cell office:value-type="string" calcext:value-type="string">
            <text:p>Verifica que la suma cuadre</text:p>
          </table:table-cell>
          <table:table-cell/>
          <table:table-cell table:style-name="ce1"/>
          <table:table-cell/>
        </table:table-row>
        <table:table-row table:style-name="ro1">
          <table:table-cell office:value-type="string" calcext:value-type="string">
            <text:p>Fuente-PETM</text:p>
          </table:table-cell>
          <table:table-cell office:value-type="string" calcext:value-type="string">
            <text:p>Datos a nivel nacional</text:p>
          </table:table-cell>
          <table:table-cell office:value-type="string" calcext:value-type="string">
            <text:p>Aplicación PERÚ EN TUS MANOS</text:p>
          </table:table-cell>
          <table:table-cell table:style-name="ce1" office:value-type="date" office:date-value="2020-04-15T18:40:00" calcext:value-type="date">
            <text:p>15/04/2020 18:40:00</text:p>
          </table:table-cell>
          <table:table-cell/>
        </table:table-row>
        <table:table-row table:style-name="ro1">
          <table:table-cell office:value-type="string" calcext:value-type="string">
            <text:p>Fuente-Dashboard-v1</text:p>
          </table:table-cell>
          <table:table-cell office:value-type="string" calcext:value-type="string">
            <text:p>Datos a nivel nacional</text:p>
          </table:table-cell>
          <table:table-cell office:value-type="string" calcext:value-type="string">
            <text:p>https://covid19.minsa.gob.pe/sala_situacional.asp</text:p>
          </table:table-cell>
          <table:table-cell table:style-name="ce1" office:value-type="date" office:date-value="2020-04-08T19:00:00" calcext:value-type="date">
            <text:p>08/04/2020 19:00:00</text:p>
          </table:table-cell>
          <table:table-cell office:value-type="string" calcext:value-type="string">
            <text:p>Usando versión anterior</text:p>
          </table:table-cell>
        </table:table-row>
        <table:table-row table:style-name="ro1">
          <table:table-cell office:value-type="string" calcext:value-type="string">
            <text:p>Fuente-Dashboard-Departamentos-v1</text:p>
          </table:table-cell>
          <table:table-cell office:value-type="string" calcext:value-type="string">
            <text:p>Datos por departamento</text:p>
          </table:table-cell>
          <table:table-cell office:value-type="string" calcext:value-type="string">
            <text:p>https://covid19.minsa.gob.pe/sala_situacional.asp</text:p>
          </table:table-cell>
          <table:table-cell table:style-name="ce1" office:value-type="date" office:date-value="2020-04-08T19:00:00" calcext:value-type="date">
            <text:p>08/04/2020 19:00:00</text:p>
          </table:table-cell>
          <table:table-cell office:value-type="string" calcext:value-type="string">
            <text:p>Usando versión anterior</text:p>
          </table:table-cell>
        </table:table-row>
        <table:table-row table:style-name="ro1">
          <table:table-cell office:value-type="string" calcext:value-type="string">
            <text:p>Fuente-Dashboard-Check-v1</text:p>
          </table:table-cell>
          <table:table-cell office:value-type="string" calcext:value-type="string">
            <text:p>Verifica que la suma cuadre</text:p>
          </table:table-cell>
          <table:table-cell/>
          <table:table-cell table:style-name="ce1"/>
          <table:table-cell/>
        </table:table-row>
      </table:table>
      <table:table table:name="Fuente-Dashboard-v2" table:style-name="ta1">
        <office:forms form:automatic-focus="false" form:apply-design-mode="false"/>
        <table:table-column table:style-name="co5" table:default-cell-style-name="ce2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number-columns-repeated="4" table:default-cell-style-name="Default"/>
        <table:table-column table:style-name="co10" table:default-cell-style-name="ce4"/>
        <table:table-column table:style-name="co5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Confirmados acumulados</text:p>
          </table:table-cell>
          <table:table-cell office:value-type="string" calcext:value-type="string">
            <text:p>Pruebas rápidas</text:p>
          </table:table-cell>
          <table:table-cell office:value-type="string" calcext:value-type="string">
            <text:p>Molecular y Rápidas</text:p>
          </table:table-cell>
          <table:table-cell office:value-type="string" calcext:value-type="string">
            <text:p>Confirmados acumulados con prueba rápida</text:p>
          </table:table-cell>
          <table:table-cell office:value-type="string" calcext:value-type="string">
            <text:p>Fallecidos (estática)</text:p>
          </table:table-cell>
          <table:table-cell office:value-type="string" calcext:value-type="string">
            <text:p>Fallecidos (dinámica)</text:p>
          </table:table-cell>
          <table:table-cell office:value-type="string" calcext:value-type="string">
            <text:p>Fallecidos Hombres</text:p>
          </table:table-cell>
          <table:table-cell office:value-type="string" calcext:value-type="string">
            <text:p>Fallecidos Mujeres</text:p>
          </table:table-cell>
          <table:table-cell table:style-name="Default" office:value-type="string" calcext:value-type="string">
            <text:p>Check</text:p>
          </table:table-cell>
          <table:table-cell office:value-type="string" calcext:value-type="string">
            <text:p>Notas</text:p>
          </table:table-cell>
        </table:table-row>
        <table:table-row table:style-name="ro1">
          <table:table-cell office:value-type="date" office:date-value="2020-03-06" calcext:value-type="date">
            <text:p>06/03/2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/>
        </table:table-row>
        <table:table-row table:style-name="ro1">
          <table:table-cell office:value-type="date" office:date-value="2020-03-07" calcext:value-type="date">
            <text:p>07/03/2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4"/>
          <table:table-cell table:style-name="Default"/>
          <table:table-cell/>
        </table:table-row>
        <table:table-row table:style-name="ro1">
          <table:table-cell office:value-type="date" office:date-value="2020-03-08" calcext:value-type="date">
            <text:p>08/03/20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4"/>
          <table:table-cell table:style-name="Default"/>
          <table:table-cell/>
        </table:table-row>
        <table:table-row table:style-name="ro1">
          <table:table-cell office:value-type="date" office:date-value="2020-03-09" calcext:value-type="date">
            <text:p>09/03/20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4"/>
          <table:table-cell table:style-name="Default"/>
          <table:table-cell/>
        </table:table-row>
        <table:table-row table:style-name="ro1">
          <table:table-cell office:value-type="date" office:date-value="2020-03-10" calcext:value-type="date">
            <text:p>10/03/20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4"/>
          <table:table-cell table:style-name="Default"/>
          <table:table-cell/>
        </table:table-row>
        <table:table-row table:style-name="ro1">
          <table:table-cell office:value-type="date" office:date-value="2020-03-11" calcext:value-type="date">
            <text:p>11/03/2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4"/>
          <table:table-cell table:style-name="Default"/>
          <table:table-cell/>
        </table:table-row>
        <table:table-row table:style-name="ro1">
          <table:table-cell office:value-type="date" office:date-value="2020-03-12" calcext:value-type="date">
            <text:p>12/03/20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table:number-columns-repeated="4"/>
          <table:table-cell table:style-name="Default"/>
          <table:table-cell/>
        </table:table-row>
        <table:table-row table:style-name="ro1">
          <table:table-cell office:value-type="date" office:date-value="2020-03-13" calcext:value-type="date">
            <text:p>13/03/20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table:number-columns-repeated="4"/>
          <table:table-cell table:style-name="Default"/>
          <table:table-cell/>
        </table:table-row>
        <table:table-row table:style-name="ro1">
          <table:table-cell office:value-type="date" office:date-value="2020-03-14" calcext:value-type="date">
            <text:p>14/03/20</text:p>
          </table:table-cell>
          <table:table-cell office:value-type="float" office:value="58" calcext:value-type="float">
            <text:p>58</text:p>
          </table:table-cell>
          <table:table-cell table:number-columns-repeated="2"/>
          <table:table-cell office:value-type="float" office:value="58" calcext:value-type="float">
            <text:p>58</text:p>
          </table:table-cell>
          <table:table-cell table:number-columns-repeated="4"/>
          <table:table-cell table:style-name="Default"/>
          <table:table-cell/>
        </table:table-row>
        <table:table-row table:style-name="ro1">
          <table:table-cell office:value-type="date" office:date-value="2020-03-15" calcext:value-type="date">
            <text:p>15/03/20</text:p>
          </table:table-cell>
          <table:table-cell office:value-type="float" office:value="86" calcext:value-type="float">
            <text:p>86</text:p>
          </table:table-cell>
          <table:table-cell table:number-columns-repeated="2"/>
          <table:table-cell office:value-type="float" office:value="86" calcext:value-type="float">
            <text:p>86</text:p>
          </table:table-cell>
          <table:table-cell table:number-columns-repeated="4"/>
          <table:table-cell table:style-name="Default"/>
          <table:table-cell/>
        </table:table-row>
        <table:table-row table:style-name="ro1">
          <table:table-cell office:value-type="date" office:date-value="2020-03-16" calcext:value-type="date">
            <text:p>16/03/20</text:p>
          </table:table-cell>
          <table:table-cell office:value-type="float" office:value="106" calcext:value-type="float">
            <text:p>106</text:p>
          </table:table-cell>
          <table:table-cell table:number-columns-repeated="2"/>
          <table:table-cell office:value-type="float" office:value="106" calcext:value-type="float">
            <text:p>106</text:p>
          </table:table-cell>
          <table:table-cell table:number-columns-repeated="4"/>
          <table:table-cell table:style-name="Default"/>
          <table:table-cell/>
        </table:table-row>
        <table:table-row table:style-name="ro1">
          <table:table-cell office:value-type="date" office:date-value="2020-03-17" calcext:value-type="date">
            <text:p>17/03/20</text:p>
          </table:table-cell>
          <table:table-cell office:value-type="float" office:value="135" calcext:value-type="float">
            <text:p>135</text:p>
          </table:table-cell>
          <table:table-cell table:number-columns-repeated="2"/>
          <table:table-cell office:value-type="float" office:value="135" calcext:value-type="float">
            <text:p>135</text:p>
          </table:table-cell>
          <table:table-cell table:number-columns-repeated="4"/>
          <table:table-cell table:style-name="Default"/>
          <table:table-cell/>
        </table:table-row>
        <table:table-row table:style-name="ro1">
          <table:table-cell office:value-type="date" office:date-value="2020-03-18" calcext:value-type="date">
            <text:p>18/03/20</text:p>
          </table:table-cell>
          <table:table-cell office:value-type="float" office:value="193" calcext:value-type="float">
            <text:p>193</text:p>
          </table:table-cell>
          <table:table-cell table:number-columns-repeated="2"/>
          <table:table-cell office:value-type="float" office:value="193" calcext:value-type="float">
            <text:p>193</text:p>
          </table:table-cell>
          <table:table-cell table:number-columns-repeated="4"/>
          <table:table-cell table:style-name="Default"/>
          <table:table-cell/>
        </table:table-row>
        <table:table-row table:style-name="ro1">
          <table:table-cell office:value-type="date" office:date-value="2020-03-19" calcext:value-type="date">
            <text:p>19/03/20</text:p>
          </table:table-cell>
          <table:table-cell office:value-type="float" office:value="256" calcext:value-type="float">
            <text:p>256</text:p>
          </table:table-cell>
          <table:table-cell table:number-columns-repeated="2"/>
          <table:table-cell office:value-type="float" office:value="256" calcext:value-type="float">
            <text:p>256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I15]+[.H15]=[.G15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20" calcext:value-type="date">
            <text:p>20/03/20</text:p>
          </table:table-cell>
          <table:table-cell office:value-type="float" office:value="313" calcext:value-type="float">
            <text:p>313</text:p>
          </table:table-cell>
          <table:table-cell table:number-columns-repeated="2"/>
          <table:table-cell office:value-type="float" office:value="313" calcext:value-type="float">
            <text:p>31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I16]+[.H16]=[.G16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21" calcext:value-type="date">
            <text:p>21/03/20</text:p>
          </table:table-cell>
          <table:table-cell office:value-type="float" office:value="344" calcext:value-type="float">
            <text:p>344</text:p>
          </table:table-cell>
          <table:table-cell table:number-columns-repeated="2"/>
          <table:table-cell office:value-type="float" office:value="344" calcext:value-type="float">
            <text:p>34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I17]+[.H17]=[.G17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22" calcext:value-type="date">
            <text:p>22/03/20</text:p>
          </table:table-cell>
          <table:table-cell office:value-type="float" office:value="383" calcext:value-type="float">
            <text:p>383</text:p>
          </table:table-cell>
          <table:table-cell table:number-columns-repeated="2"/>
          <table:table-cell office:value-type="float" office:value="383" calcext:value-type="float">
            <text:p>38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I18]+[.H18]=[.G18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23" calcext:value-type="date">
            <text:p>23/03/20</text:p>
          </table:table-cell>
          <table:table-cell office:value-type="float" office:value="416" calcext:value-type="float">
            <text:p>416</text:p>
          </table:table-cell>
          <table:table-cell table:number-columns-repeated="2"/>
          <table:table-cell office:value-type="float" office:value="416" calcext:value-type="float">
            <text:p>416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I19]+[.H19]=[.G19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24" calcext:value-type="date">
            <text:p>24/03/20</text:p>
          </table:table-cell>
          <table:table-cell office:value-type="float" office:value="480" calcext:value-type="float">
            <text:p>480</text:p>
          </table:table-cell>
          <table:table-cell table:number-columns-repeated="2"/>
          <table:table-cell office:value-type="float" office:value="480" calcext:value-type="float">
            <text:p>48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[.I20]+[.H20]=[.G20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25" calcext:value-type="date">
            <text:p>25/03/20</text:p>
          </table:table-cell>
          <table:table-cell office:value-type="float" office:value="580" calcext:value-type="float">
            <text:p>580</text:p>
          </table:table-cell>
          <table:table-cell table:number-columns-repeated="2"/>
          <table:table-cell office:value-type="float" office:value="580" calcext:value-type="float">
            <text:p>58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[.I21]+[.H21]=[.G21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26" calcext:value-type="date">
            <text:p>26/03/20</text:p>
          </table:table-cell>
          <table:table-cell office:value-type="float" office:value="634" calcext:value-type="float">
            <text:p>634</text:p>
          </table:table-cell>
          <table:table-cell table:number-columns-repeated="2"/>
          <table:table-cell office:value-type="float" office:value="634" calcext:value-type="float">
            <text:p>634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formula="of:=[.I22]+[.H22]=[.G22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27" calcext:value-type="date">
            <text:p>27/03/20</text:p>
          </table:table-cell>
          <table:table-cell office:value-type="float" office:value="669" calcext:value-type="float">
            <text:p>669</text:p>
          </table:table-cell>
          <table:table-cell table:number-columns-repeated="2"/>
          <table:table-cell office:value-type="float" office:value="669" calcext:value-type="float">
            <text:p>669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formula="of:=[.I23]+[.H23]=[.G23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28" calcext:value-type="date">
            <text:p>28/03/20</text:p>
          </table:table-cell>
          <table:table-cell office:value-type="float" office:value="808" calcext:value-type="float">
            <text:p>808</text:p>
          </table:table-cell>
          <table:table-cell table:number-columns-repeated="2"/>
          <table:table-cell office:value-type="float" office:value="808" calcext:value-type="float">
            <text:p>808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table:formula="of:=[.I24]+[.H24]=[.G24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29" calcext:value-type="date">
            <text:p>29/03/20</text:p>
          </table:table-cell>
          <table:table-cell office:value-type="float" office:value="951" calcext:value-type="float">
            <text:p>951</text:p>
          </table:table-cell>
          <table:table-cell table:number-columns-repeated="2"/>
          <table:table-cell office:value-type="float" office:value="951" calcext:value-type="float">
            <text:p>951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table:formula="of:=[.I25]+[.H25]=[.G25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30" calcext:value-type="date">
            <text:p>30/03/20</text:p>
          </table:table-cell>
          <table:table-cell office:value-type="float" office:value="1066" calcext:value-type="float">
            <text:p>1066</text:p>
          </table:table-cell>
          <table:table-cell table:number-columns-repeated="2"/>
          <table:table-cell office:value-type="float" office:value="1066" calcext:value-type="float">
            <text:p>1066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31" calcext:value-type="float">
            <text:p>31</text:p>
          </table:table-cell>
          <table:table-cell office:value-type="float" office:value="11" calcext:value-type="float">
            <text:p>11</text:p>
          </table:table-cell>
          <table:table-cell table:formula="of:=[.I26]+[.H26]=[.G26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31" calcext:value-type="date">
            <text:p>31/03/20</text:p>
          </table:table-cell>
          <table:table-cell office:value-type="float" office:value="1320" calcext:value-type="float">
            <text:p>1320</text:p>
          </table:table-cell>
          <table:table-cell table:number-columns-repeated="2"/>
          <table:table-cell office:value-type="float" office:value="1320" calcext:value-type="float">
            <text:p>1320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43" calcext:value-type="float">
            <text:p>43</text:p>
          </table:table-cell>
          <table:table-cell office:value-type="float" office:value="17" calcext:value-type="float">
            <text:p>17</text:p>
          </table:table-cell>
          <table:table-cell table:formula="of:=[.I27]+[.H27]=[.G27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4-01" calcext:value-type="date">
            <text:p>01/04/20</text:p>
          </table:table-cell>
          <table:table-cell office:value-type="float" office:value="1415" calcext:value-type="float">
            <text:p>1415</text:p>
          </table:table-cell>
          <table:table-cell table:number-columns-repeated="2"/>
          <table:table-cell office:value-type="float" office:value="1415" calcext:value-type="float">
            <text:p>1415</text:p>
          </table:table-cell>
          <table:table-cell office:value-type="float" office:value="65" calcext:value-type="float">
            <text:p>65</text:p>
          </table:table-cell>
          <table:table-cell office:value-type="float" office:value="69" calcext:value-type="float">
            <text:p>69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table:formula="of:=[.I28]+[.H28]=[.G28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4-02" calcext:value-type="date">
            <text:p>02/04/20</text:p>
          </table:table-cell>
          <table:table-cell office:value-type="float" office:value="1595" calcext:value-type="float">
            <text:p>1595</text:p>
          </table:table-cell>
          <table:table-cell table:number-columns-repeated="2"/>
          <table:table-cell office:value-type="float" office:value="1595" calcext:value-type="float">
            <text:p>1595</text:p>
          </table:table-cell>
          <table:table-cell office:value-type="float" office:value="74" calcext:value-type="float">
            <text:p>74</text:p>
          </table:table-cell>
          <table:table-cell office:value-type="float" office:value="79" calcext:value-type="float">
            <text:p>79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table:formula="of:=[.I29]+[.H29]=[.G29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4-03" calcext:value-type="date">
            <text:p>03/04/20</text:p>
          </table:table-cell>
          <table:table-cell office:value-type="float" office:value="1764" calcext:value-type="float">
            <text:p>1764</text:p>
          </table:table-cell>
          <table:table-cell table:number-columns-repeated="2"/>
          <table:table-cell office:value-type="float" office:value="1764" calcext:value-type="float">
            <text:p>1764</text:p>
          </table:table-cell>
          <table:table-cell office:value-type="float" office:value="83" calcext:value-type="float">
            <text:p>83</text:p>
          </table:table-cell>
          <table:table-cell office:value-type="float" office:value="93" calcext:value-type="float">
            <text:p>93</text:p>
          </table:table-cell>
          <table:table-cell office:value-type="float" office:value="65" calcext:value-type="float">
            <text:p>65</text:p>
          </table:table-cell>
          <table:table-cell office:value-type="float" office:value="28" calcext:value-type="float">
            <text:p>28</text:p>
          </table:table-cell>
          <table:table-cell table:formula="of:=[.I30]+[.H30]=[.G30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4-04" calcext:value-type="date">
            <text:p>04/04/20</text:p>
          </table:table-cell>
          <table:table-cell office:value-type="float" office:value="2289" calcext:value-type="float">
            <text:p>2289</text:p>
          </table:table-cell>
          <table:table-cell table:number-columns-repeated="2"/>
          <table:table-cell office:value-type="float" office:value="2289" calcext:value-type="float">
            <text:p>2289</text:p>
          </table:table-cell>
          <table:table-cell office:value-type="float" office:value="101" calcext:value-type="float">
            <text:p>101</text:p>
          </table:table-cell>
          <table:table-cell office:value-type="float" office:value="117" calcext:value-type="float">
            <text:p>117</text:p>
          </table:table-cell>
          <table:table-cell office:value-type="float" office:value="83" calcext:value-type="float">
            <text:p>83</text:p>
          </table:table-cell>
          <table:table-cell office:value-type="float" office:value="34" calcext:value-type="float">
            <text:p>34</text:p>
          </table:table-cell>
          <table:table-cell table:formula="of:=[.I31]+[.H31]=[.G31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4-05" calcext:value-type="date">
            <text:p>05/04/20</text:p>
          </table:table-cell>
          <table:table-cell office:value-type="float" office:value="2636" calcext:value-type="float">
            <text:p>2636</text:p>
          </table:table-cell>
          <table:table-cell table:number-columns-repeated="2"/>
          <table:table-cell office:value-type="float" office:value="2636" calcext:value-type="float">
            <text:p>2636</text:p>
          </table:table-cell>
          <table:table-cell office:value-type="float" office:value="105" calcext:value-type="float">
            <text:p>105</text:p>
          </table:table-cell>
          <table:table-cell office:value-type="float" office:value="126" calcext:value-type="float">
            <text:p>126</text:p>
          </table:table-cell>
          <table:table-cell office:value-type="float" office:value="89" calcext:value-type="float">
            <text:p>89</text:p>
          </table:table-cell>
          <table:table-cell office:value-type="float" office:value="37" calcext:value-type="float">
            <text:p>37</text:p>
          </table:table-cell>
          <table:table-cell table:formula="of:=[.I32]+[.H32]=[.G32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4-06" calcext:value-type="date">
            <text:p>06/04/20</text:p>
          </table:table-cell>
          <table:table-cell office:value-type="float" office:value="3431" calcext:value-type="float">
            <text:p>3431</text:p>
          </table:table-cell>
          <table:table-cell table:number-columns-repeated="2"/>
          <table:table-cell office:value-type="float" office:value="3431" calcext:value-type="float">
            <text:p>3431</text:p>
          </table:table-cell>
          <table:table-cell office:value-type="float" office:value="112" calcext:value-type="float">
            <text:p>112</text:p>
          </table:table-cell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41" calcext:value-type="float">
            <text:p>41</text:p>
          </table:table-cell>
          <table:table-cell table:formula="of:=[.I33]+[.H33]=[.G33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4-07" calcext:value-type="date">
            <text:p>07/04/20</text:p>
          </table:table-cell>
          <table:table-cell office:value-type="float" office:value="3614" calcext:value-type="float">
            <text:p>3614</text:p>
          </table:table-cell>
          <table:table-cell office:value-type="float" office:value="728" calcext:value-type="float">
            <text:p>728</text:p>
          </table:table-cell>
          <table:table-cell/>
          <table:table-cell office:value-type="float" office:value="4340" calcext:value-type="float">
            <text:p>4340</text:p>
          </table:table-cell>
          <table:table-cell office:value-type="float" office:value="121" calcext:value-type="float">
            <text:p>121</text:p>
          </table:table-cell>
          <table:table-cell office:value-type="float" office:value="153" calcext:value-type="float">
            <text:p>153</text:p>
          </table:table-cell>
          <table:table-cell office:value-type="float" office:value="112" calcext:value-type="float">
            <text:p>112</text:p>
          </table:table-cell>
          <table:table-cell office:value-type="float" office:value="41" calcext:value-type="float">
            <text:p>41</text:p>
          </table:table-cell>
          <table:table-cell table:formula="of:=[.I34]+[.H34]=[.G34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4-08" calcext:value-type="date">
            <text:p>08/04/20</text:p>
          </table:table-cell>
          <table:table-cell office:value-type="float" office:value="4121" calcext:value-type="float">
            <text:p>4121</text:p>
          </table:table-cell>
          <table:table-cell office:value-type="float" office:value="1135" calcext:value-type="float">
            <text:p>1135</text:p>
          </table:table-cell>
          <table:table-cell/>
          <table:table-cell office:value-type="float" office:value="5256" calcext:value-type="float">
            <text:p>5256</text:p>
          </table:table-cell>
          <table:table-cell office:value-type="float" office:value="138" calcext:value-type="float">
            <text:p>138</text:p>
          </table:table-cell>
          <table:table-cell office:value-type="float" office:value="172" calcext:value-type="float">
            <text:p>172</text:p>
          </table:table-cell>
          <table:table-cell office:value-type="float" office:value="130" calcext:value-type="float">
            <text:p>130</text:p>
          </table:table-cell>
          <table:table-cell office:value-type="float" office:value="42" calcext:value-type="float">
            <text:p>42</text:p>
          </table:table-cell>
          <table:table-cell table:formula="of:=[.I35]+[.H35]=[.G35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4-09" calcext:value-type="date">
            <text:p>09/04/20</text:p>
          </table:table-cell>
          <table:table-cell office:value-type="float" office:value="4549" calcext:value-type="float">
            <text:p>4549</text:p>
          </table:table-cell>
          <table:table-cell office:value-type="float" office:value="1348" calcext:value-type="float">
            <text:p>1348</text:p>
          </table:table-cell>
          <table:table-cell/>
          <table:table-cell office:value-type="float" office:value="5897" calcext:value-type="float">
            <text:p>5897</text:p>
          </table:table-cell>
          <table:table-cell office:value-type="float" office:value="169" calcext:value-type="float">
            <text:p>169</text:p>
          </table:table-cell>
          <table:table-cell office:value-type="float" office:value="178" calcext:value-type="float">
            <text:p>178</text:p>
          </table:table-cell>
          <table:table-cell office:value-type="float" office:value="135" calcext:value-type="float">
            <text:p>135</text:p>
          </table:table-cell>
          <table:table-cell office:value-type="float" office:value="43" calcext:value-type="float">
            <text:p>43</text:p>
          </table:table-cell>
          <table:table-cell table:formula="of:=[.I36]+[.H36]=[.G36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4-10" calcext:value-type="date">
            <text:p>10/04/20</text:p>
          </table:table-cell>
          <table:table-cell office:value-type="float" office:value="5261" calcext:value-type="float">
            <text:p>5261</text:p>
          </table:table-cell>
          <table:table-cell office:value-type="float" office:value="1587" calcext:value-type="float">
            <text:p>1587</text:p>
          </table:table-cell>
          <table:table-cell/>
          <table:table-cell office:value-type="float" office:value="6848" calcext:value-type="float">
            <text:p>6848</text:p>
          </table:table-cell>
          <table:table-cell office:value-type="float" office:value="181" calcext:value-type="float">
            <text:p>181</text:p>
          </table:table-cell>
          <table:table-cell office:value-type="float" office:value="188" calcext:value-type="float">
            <text:p>188</text:p>
          </table:table-cell>
          <table:table-cell office:value-type="float" office:value="143" calcext:value-type="float">
            <text:p>143</text:p>
          </table:table-cell>
          <table:table-cell office:value-type="float" office:value="45" calcext:value-type="float">
            <text:p>45</text:p>
          </table:table-cell>
          <table:table-cell table:formula="of:=[.I37]+[.H37]=[.G37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4-11" calcext:value-type="date">
            <text:p>11/04/20</text:p>
          </table:table-cell>
          <table:table-cell office:value-type="float" office:value="5583" calcext:value-type="float">
            <text:p>5583</text:p>
          </table:table-cell>
          <table:table-cell office:value-type="float" office:value="1752" calcext:value-type="float">
            <text:p>1752</text:p>
          </table:table-cell>
          <table:table-cell office:value-type="float" office:value="184" calcext:value-type="float">
            <text:p>184</text:p>
          </table:table-cell>
          <table:table-cell office:value-type="float" office:value="7519" calcext:value-type="float">
            <text:p>7519</text:p>
          </table:table-cell>
          <table:table-cell table:number-columns-repeated="2" office:value-type="float" office:value="193" calcext:value-type="float">
            <text:p>193</text:p>
          </table:table-cell>
          <table:table-cell office:value-type="float" office:value="146" calcext:value-type="float">
            <text:p>146</text:p>
          </table:table-cell>
          <table:table-cell office:value-type="float" office:value="47" calcext:value-type="float">
            <text:p>47</text:p>
          </table:table-cell>
          <table:table-cell table:formula="of:=[.I38]+[.H38]=[.G38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4-12" calcext:value-type="date">
            <text:p>12/04/20</text:p>
          </table:table-cell>
          <table:table-cell table:number-columns-repeated="8"/>
          <table:table-cell table:formula="of:=[.I39]+[.H39]=[.G39]" office:value-type="boolean" office:boolean-value="true" calcext:value-type="boolean">
            <text:p>VERDADERO</text:p>
          </table:table-cell>
          <table:table-cell office:value-type="string" calcext:value-type="string">
            <text:p>No hubo publicación, datos de otras fuentes</text:p>
          </table:table-cell>
        </table:table-row>
        <table:table-row table:style-name="ro1">
          <table:table-cell office:value-type="date" office:date-value="2020-04-13" calcext:value-type="date">
            <text:p>13/04/20</text:p>
          </table:table-cell>
          <table:table-cell office:value-type="float" office:value="6296" calcext:value-type="float">
            <text:p>6296</text:p>
          </table:table-cell>
          <table:table-cell office:value-type="float" office:value="3776" calcext:value-type="float">
            <text:p>3776</text:p>
          </table:table-cell>
          <table:table-cell office:value-type="float" office:value="231" calcext:value-type="float">
            <text:p>231</text:p>
          </table:table-cell>
          <table:table-cell office:value-type="float" office:value="10303" calcext:value-type="float">
            <text:p>10303</text:p>
          </table:table-cell>
          <table:table-cell office:value-type="float" office:value="230" calcext:value-type="float">
            <text:p>230</text:p>
          </table:table-cell>
          <table:table-cell table:number-columns-repeated="3"/>
          <table:table-cell table:formula="of:=[.I40]+[.H40]=[.G40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4-14" calcext:value-type="date">
            <text:p>14/04/20</text:p>
          </table:table-cell>
          <table:table-cell office:value-type="float" office:value="6820" calcext:value-type="float">
            <text:p>6820</text:p>
          </table:table-cell>
          <table:table-cell office:value-type="float" office:value="4655" calcext:value-type="float">
            <text:p>4655</text:p>
          </table:table-cell>
          <table:table-cell/>
          <table:table-cell office:value-type="float" office:value="11475" calcext:value-type="float">
            <text:p>11475</text:p>
          </table:table-cell>
          <table:table-cell office:value-type="float" office:value="254" calcext:value-type="float">
            <text:p>254</text:p>
          </table:table-cell>
          <table:table-cell table:number-columns-repeated="3"/>
          <table:table-cell table:formula="of:=[.I41]+[.H41]=[.G41]" office:value-type="boolean" office:boolean-value="true" calcext:value-type="boolean">
            <text:p>VERDADERO</text:p>
          </table:table-cell>
          <table:table-cell/>
        </table:table-row>
      </table:table>
      <table:table table:name="Fuente-Dashboard-Departamentos-v2" table:style-name="ta1">
        <office:forms form:automatic-focus="false" form:apply-design-mode="false"/>
        <table:table-column table:style-name="co5" table:default-cell-style-name="Default"/>
        <table:table-column table:style-name="co11" table:default-cell-style-name="Default"/>
        <table:table-column table:style-name="co12" table:number-columns-repeated="3" table:default-cell-style-name="Default"/>
        <table:table-column table:style-name="co12" table:default-cell-style-name="ce7"/>
        <table:table-column table:style-name="co13" table:default-cell-style-name="Default"/>
        <table:table-column table:style-name="co14" table:number-columns-repeated="3" table:default-cell-style-name="Default"/>
        <table:table-column table:style-name="co14" table:default-cell-style-name="ce7"/>
        <table:table-column table:style-name="co11" table:default-cell-style-name="Default"/>
        <table:table-column table:style-name="co12" table:number-columns-repeated="3" table:default-cell-style-name="Default"/>
        <table:table-column table:style-name="co12" table:default-cell-style-name="ce7"/>
        <table:table-column table:style-name="co15" table:default-cell-style-name="Default"/>
        <table:table-column table:style-name="co16" table:number-columns-repeated="3" table:default-cell-style-name="Default"/>
        <table:table-column table:style-name="co16" table:default-cell-style-name="ce7"/>
        <table:table-column table:style-name="co17" table:default-cell-style-name="Default"/>
        <table:table-column table:style-name="co18" table:number-columns-repeated="3" table:default-cell-style-name="Default"/>
        <table:table-column table:style-name="co18" table:default-cell-style-name="ce7"/>
        <table:table-column table:style-name="co19" table:default-cell-style-name="Default"/>
        <table:table-column table:style-name="co15" table:number-columns-repeated="3" table:default-cell-style-name="Default"/>
        <table:table-column table:style-name="co15" table:default-cell-style-name="ce7"/>
        <table:table-column table:style-name="co20" table:default-cell-style-name="Default"/>
        <table:table-column table:style-name="co21" table:number-columns-repeated="3" table:default-cell-style-name="Default"/>
        <table:table-column table:style-name="co21" table:default-cell-style-name="ce7"/>
        <table:table-column table:style-name="co22" table:default-cell-style-name="Default"/>
        <table:table-column table:style-name="co23" table:number-columns-repeated="3" table:default-cell-style-name="Default"/>
        <table:table-column table:style-name="co23" table:default-cell-style-name="ce7"/>
        <table:table-column table:style-name="co24" table:default-cell-style-name="Default"/>
        <table:table-column table:style-name="co25" table:number-columns-repeated="3" table:default-cell-style-name="Default"/>
        <table:table-column table:style-name="co25" table:default-cell-style-name="ce7"/>
        <table:table-column table:style-name="co26" table:default-cell-style-name="Default"/>
        <table:table-column table:style-name="co27" table:number-columns-repeated="3" table:default-cell-style-name="Default"/>
        <table:table-column table:style-name="co27" table:default-cell-style-name="ce7"/>
        <table:table-column table:style-name="co28" table:default-cell-style-name="Default"/>
        <table:table-column table:style-name="co29" table:number-columns-repeated="3" table:default-cell-style-name="Default"/>
        <table:table-column table:style-name="co29" table:default-cell-style-name="ce7"/>
        <table:table-column table:style-name="co30" table:default-cell-style-name="Default"/>
        <table:table-column table:style-name="co31" table:number-columns-repeated="3" table:default-cell-style-name="Default"/>
        <table:table-column table:style-name="co31" table:default-cell-style-name="ce7"/>
        <table:table-column table:style-name="co32" table:default-cell-style-name="Default"/>
        <table:table-column table:style-name="co33" table:default-cell-style-name="Default"/>
        <table:table-column table:style-name="co34" table:number-columns-repeated="2" table:default-cell-style-name="Default"/>
        <table:table-column table:style-name="co33" table:default-cell-style-name="ce7"/>
        <table:table-column table:style-name="co34" table:default-cell-style-name="Default"/>
        <table:table-column table:style-name="co11" table:default-cell-style-name="Default"/>
        <table:table-column table:style-name="co16" table:number-columns-repeated="2" table:default-cell-style-name="Default"/>
        <table:table-column table:style-name="co11" table:default-cell-style-name="ce7"/>
        <table:table-column table:style-name="co16" table:default-cell-style-name="Default"/>
        <table:table-column table:style-name="co35" table:default-cell-style-name="Default"/>
        <table:table-column table:style-name="co32" table:number-columns-repeated="2" table:default-cell-style-name="Default"/>
        <table:table-column table:style-name="co35" table:default-cell-style-name="ce7"/>
        <table:table-column table:style-name="co16" table:default-cell-style-name="Default"/>
        <table:table-column table:style-name="co36" table:default-cell-style-name="Default"/>
        <table:table-column table:style-name="co37" table:number-columns-repeated="2" table:default-cell-style-name="Default"/>
        <table:table-column table:style-name="co35" table:default-cell-style-name="ce7"/>
        <table:table-column table:style-name="co38" table:default-cell-style-name="Default"/>
        <table:table-column table:style-name="co39" table:default-cell-style-name="Default"/>
        <table:table-column table:style-name="co34" table:number-columns-repeated="2" table:default-cell-style-name="Default"/>
        <table:table-column table:style-name="co39" table:default-cell-style-name="ce7"/>
        <table:table-column table:style-name="co34" table:default-cell-style-name="Default"/>
        <table:table-column table:style-name="co11" table:default-cell-style-name="Default"/>
        <table:table-column table:style-name="co40" table:number-columns-repeated="2" table:default-cell-style-name="Default"/>
        <table:table-column table:style-name="co11" table:default-cell-style-name="ce7"/>
        <table:table-column table:style-name="co40" table:default-cell-style-name="Default"/>
        <table:table-column table:style-name="co41" table:default-cell-style-name="Default"/>
        <table:table-column table:style-name="co14" table:number-columns-repeated="2" table:default-cell-style-name="Default"/>
        <table:table-column table:style-name="co41" table:default-cell-style-name="ce7"/>
        <table:table-column table:style-name="co14" table:default-cell-style-name="Default"/>
        <table:table-column table:style-name="co42" table:default-cell-style-name="Default"/>
        <table:table-column table:style-name="co30" table:number-columns-repeated="2" table:default-cell-style-name="Default"/>
        <table:table-column table:style-name="co42" table:default-cell-style-name="ce7"/>
        <table:table-column table:style-name="co30" table:default-cell-style-name="Default"/>
        <table:table-column table:style-name="co31" table:default-cell-style-name="Default"/>
        <table:table-column table:style-name="co18" table:default-cell-style-name="Default"/>
        <table:table-column table:style-name="co43" table:default-cell-style-name="Default"/>
        <table:table-column table:style-name="co31" table:default-cell-style-name="ce7"/>
        <table:table-column table:style-name="co19" table:default-cell-style-name="Default"/>
        <table:table-column table:style-name="co15" table:number-columns-repeated="3" table:default-cell-style-name="Default"/>
        <table:table-column table:style-name="co15" table:default-cell-style-name="ce7"/>
        <table:table-column table:style-name="co44" table:default-cell-style-name="Default"/>
        <table:table-column table:style-name="co45" table:number-columns-repeated="3" table:default-cell-style-name="Default"/>
        <table:table-column table:style-name="co45" table:default-cell-style-name="ce7"/>
        <table:table-column table:style-name="co12" table:default-cell-style-name="Default"/>
        <table:table-column table:style-name="co8" table:number-columns-repeated="3" table:default-cell-style-name="Default"/>
        <table:table-column table:style-name="co8" table:default-cell-style-name="ce7"/>
        <table:table-column table:style-name="co26" table:default-cell-style-name="Default"/>
        <table:table-column table:style-name="co27" table:number-columns-repeated="3" table:default-cell-style-name="Default"/>
        <table:table-column table:style-name="co27" table:default-cell-style-name="ce7"/>
        <table:table-column table:style-name="co19" table:default-cell-style-name="Default"/>
        <table:table-column table:style-name="co15" table:default-cell-style-name="Default"/>
        <table:table-column table:style-name="co19" table:default-cell-style-name="Default"/>
        <table:table-column table:style-name="co15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40" table:default-cell-style-name="Default"/>
        <table:table-column table:style-name="co41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Confirmados-AMAZONAS</text:p>
          </table:table-cell>
          <table:table-cell office:value-type="string" calcext:value-type="string">
            <text:p>ConfirmadosR-AMAZONAS</text:p>
          </table:table-cell>
          <table:table-cell office:value-type="string" calcext:value-type="string">
            <text:p>ConfirmadosMR-AMAZONAS</text:p>
          </table:table-cell>
          <table:table-cell office:value-type="string" calcext:value-type="string">
            <text:p>ConfirmadosT-AMAZONAS</text:p>
          </table:table-cell>
          <table:table-cell office:value-type="string" calcext:value-type="string">
            <text:p>Fallecidos-AMAZONAS</text:p>
          </table:table-cell>
          <table:table-cell office:value-type="string" calcext:value-type="string">
            <text:p>Confirmados-ANCASH</text:p>
          </table:table-cell>
          <table:table-cell office:value-type="string" calcext:value-type="string">
            <text:p>ConfirmadosR-ANCASH</text:p>
          </table:table-cell>
          <table:table-cell office:value-type="string" calcext:value-type="string">
            <text:p>ConfirmadosMR-ANCASH</text:p>
          </table:table-cell>
          <table:table-cell office:value-type="string" calcext:value-type="string">
            <text:p>ConfirmadosT-ANCASH</text:p>
          </table:table-cell>
          <table:table-cell office:value-type="string" calcext:value-type="string">
            <text:p>Fallecidos-ANCASH</text:p>
          </table:table-cell>
          <table:table-cell office:value-type="string" calcext:value-type="string">
            <text:p>Confirmados-APURIMAC</text:p>
          </table:table-cell>
          <table:table-cell office:value-type="string" calcext:value-type="string">
            <text:p>ConfirmadosR-APURIMAC</text:p>
          </table:table-cell>
          <table:table-cell office:value-type="string" calcext:value-type="string">
            <text:p>ConfirmadosMR-APURIMAC</text:p>
          </table:table-cell>
          <table:table-cell office:value-type="string" calcext:value-type="string">
            <text:p>ConfirmadosT-APURIMAC</text:p>
          </table:table-cell>
          <table:table-cell office:value-type="string" calcext:value-type="string">
            <text:p>Fallecidos-APURIMAC</text:p>
          </table:table-cell>
          <table:table-cell office:value-type="string" calcext:value-type="string">
            <text:p>Confirmados-AREQUIPA</text:p>
          </table:table-cell>
          <table:table-cell office:value-type="string" calcext:value-type="string">
            <text:p>ConfirmadosR-AREQUIPA</text:p>
          </table:table-cell>
          <table:table-cell office:value-type="string" calcext:value-type="string">
            <text:p>ConfirmadosMR-AREQUIPA</text:p>
          </table:table-cell>
          <table:table-cell office:value-type="string" calcext:value-type="string">
            <text:p>ConfirmadosT-AREQUIPA</text:p>
          </table:table-cell>
          <table:table-cell office:value-type="string" calcext:value-type="string">
            <text:p>Fallecidos-AREQUIPA</text:p>
          </table:table-cell>
          <table:table-cell office:value-type="string" calcext:value-type="string">
            <text:p>Confirmados-AYACUCHO</text:p>
          </table:table-cell>
          <table:table-cell office:value-type="string" calcext:value-type="string">
            <text:p>ConfirmadosR-AYACUCHO</text:p>
          </table:table-cell>
          <table:table-cell office:value-type="string" calcext:value-type="string">
            <text:p>ConfirmadosMR-AYACUCHO</text:p>
          </table:table-cell>
          <table:table-cell office:value-type="string" calcext:value-type="string">
            <text:p>ConfirmadosT-AYACUCHO</text:p>
          </table:table-cell>
          <table:table-cell office:value-type="string" calcext:value-type="string">
            <text:p>Fallecidos-AYACUCHO</text:p>
          </table:table-cell>
          <table:table-cell office:value-type="string" calcext:value-type="string">
            <text:p>Confirmados-CAJAMARCA</text:p>
          </table:table-cell>
          <table:table-cell office:value-type="string" calcext:value-type="string">
            <text:p>ConfirmadosR-CAJAMARCA</text:p>
          </table:table-cell>
          <table:table-cell office:value-type="string" calcext:value-type="string">
            <text:p>ConfirmadosMR-CAJAMARCA</text:p>
          </table:table-cell>
          <table:table-cell office:value-type="string" calcext:value-type="string">
            <text:p>ConfirmadosT-CAJAMARCA</text:p>
          </table:table-cell>
          <table:table-cell office:value-type="string" calcext:value-type="string">
            <text:p>Fallecidos-CAJAMARCA</text:p>
          </table:table-cell>
          <table:table-cell office:value-type="string" calcext:value-type="string">
            <text:p>Confirmados-CALLAO</text:p>
          </table:table-cell>
          <table:table-cell office:value-type="string" calcext:value-type="string">
            <text:p>ConfirmadosR-CALLAO</text:p>
          </table:table-cell>
          <table:table-cell office:value-type="string" calcext:value-type="string">
            <text:p>ConfirmadosMR-CALLAO</text:p>
          </table:table-cell>
          <table:table-cell office:value-type="string" calcext:value-type="string">
            <text:p>ConfirmadosT-CALLAO</text:p>
          </table:table-cell>
          <table:table-cell office:value-type="string" calcext:value-type="string">
            <text:p>Fallecidos-CALLAO</text:p>
          </table:table-cell>
          <table:table-cell office:value-type="string" calcext:value-type="string">
            <text:p>Confirmados-CUSCO</text:p>
          </table:table-cell>
          <table:table-cell office:value-type="string" calcext:value-type="string">
            <text:p>ConfirmadosR-CUSCO</text:p>
          </table:table-cell>
          <table:table-cell office:value-type="string" calcext:value-type="string">
            <text:p>ConfirmadosMR-CUSCO</text:p>
          </table:table-cell>
          <table:table-cell office:value-type="string" calcext:value-type="string">
            <text:p>ConfirmadosT-CUSCO</text:p>
          </table:table-cell>
          <table:table-cell office:value-type="string" calcext:value-type="string">
            <text:p>Fallecidos-CUSCO</text:p>
          </table:table-cell>
          <table:table-cell office:value-type="string" calcext:value-type="string">
            <text:p>Confirmados-HUANCAVELICA</text:p>
          </table:table-cell>
          <table:table-cell office:value-type="string" calcext:value-type="string">
            <text:p>ConfirmadosR-HUANCAVELICA</text:p>
          </table:table-cell>
          <table:table-cell office:value-type="string" calcext:value-type="string">
            <text:p>ConfirmadosMR-HUANCAVELICA</text:p>
          </table:table-cell>
          <table:table-cell office:value-type="string" calcext:value-type="string">
            <text:p>ConfirmadosT-HUANCAVELICA</text:p>
          </table:table-cell>
          <table:table-cell office:value-type="string" calcext:value-type="string">
            <text:p>Fallecidos-HUANCAVELICA</text:p>
          </table:table-cell>
          <table:table-cell office:value-type="string" calcext:value-type="string">
            <text:p>Confirmados-HUANUCO</text:p>
          </table:table-cell>
          <table:table-cell office:value-type="string" calcext:value-type="string">
            <text:p>ConfirmadosR-HUANUCO</text:p>
          </table:table-cell>
          <table:table-cell office:value-type="string" calcext:value-type="string">
            <text:p>ConfirmadosMR-HUANUCO</text:p>
          </table:table-cell>
          <table:table-cell office:value-type="string" calcext:value-type="string">
            <text:p>ConfirmadosT-HUANUCO</text:p>
          </table:table-cell>
          <table:table-cell office:value-type="string" calcext:value-type="string">
            <text:p>Fallecidos-HUANUCO</text:p>
          </table:table-cell>
          <table:table-cell office:value-type="string" calcext:value-type="string">
            <text:p>Confirmados-ICA</text:p>
          </table:table-cell>
          <table:table-cell office:value-type="string" calcext:value-type="string">
            <text:p>ConfirmadosR-ICA</text:p>
          </table:table-cell>
          <table:table-cell office:value-type="string" calcext:value-type="string">
            <text:p>ConfirmadosMR-ICA</text:p>
          </table:table-cell>
          <table:table-cell office:value-type="string" calcext:value-type="string">
            <text:p>ConfirmadosT-ICA</text:p>
          </table:table-cell>
          <table:table-cell office:value-type="string" calcext:value-type="string">
            <text:p>Fallecidos-ICA</text:p>
          </table:table-cell>
          <table:table-cell office:value-type="string" calcext:value-type="string">
            <text:p>Confirmados-JUNIN</text:p>
          </table:table-cell>
          <table:table-cell office:value-type="string" calcext:value-type="string">
            <text:p>ConfirmadosR-JUNIN</text:p>
          </table:table-cell>
          <table:table-cell office:value-type="string" calcext:value-type="string">
            <text:p>ConfirmadosMR-JUNIN</text:p>
          </table:table-cell>
          <table:table-cell office:value-type="string" calcext:value-type="string">
            <text:p>ConfirmadosT-JUNIN</text:p>
          </table:table-cell>
          <table:table-cell office:value-type="string" calcext:value-type="string">
            <text:p>Fallecidos-JUNIN</text:p>
          </table:table-cell>
          <table:table-cell office:value-type="string" calcext:value-type="string">
            <text:p>Confirmados-LA LIBERTAD</text:p>
          </table:table-cell>
          <table:table-cell office:value-type="string" calcext:value-type="string">
            <text:p>ConfirmadosR-LA LIBERTAD</text:p>
          </table:table-cell>
          <table:table-cell office:value-type="string" calcext:value-type="string">
            <text:p>ConfirmadosMR-LA LIBERTAD</text:p>
          </table:table-cell>
          <table:table-cell office:value-type="string" calcext:value-type="string">
            <text:p>ConfirmadosT-LA LIBERTAD</text:p>
          </table:table-cell>
          <table:table-cell office:value-type="string" calcext:value-type="string">
            <text:p>Fallecidos-LA LIBERTAD</text:p>
          </table:table-cell>
          <table:table-cell office:value-type="string" calcext:value-type="string">
            <text:p>Confirmados-LAMBAYEQUE</text:p>
          </table:table-cell>
          <table:table-cell office:value-type="string" calcext:value-type="string">
            <text:p>ConfirmadosR-LAMBAYEQUE</text:p>
          </table:table-cell>
          <table:table-cell office:value-type="string" calcext:value-type="string">
            <text:p>ConfirmadosMR-LAMBAYEQUE</text:p>
          </table:table-cell>
          <table:table-cell office:value-type="string" calcext:value-type="string">
            <text:p>ConfirmadosT-LAMBAYEQUE</text:p>
          </table:table-cell>
          <table:table-cell office:value-type="string" calcext:value-type="string">
            <text:p>Fallecidos-LAMBAYEQUE</text:p>
          </table:table-cell>
          <table:table-cell office:value-type="string" calcext:value-type="string">
            <text:p>Confirmados-LIMA</text:p>
          </table:table-cell>
          <table:table-cell office:value-type="string" calcext:value-type="string">
            <text:p>ConfirmadosR-LIMA</text:p>
          </table:table-cell>
          <table:table-cell office:value-type="string" calcext:value-type="string">
            <text:p>ConfirmadosMR-LIMA</text:p>
          </table:table-cell>
          <table:table-cell office:value-type="string" calcext:value-type="string">
            <text:p>ConfirmadosT-LIMA</text:p>
          </table:table-cell>
          <table:table-cell office:value-type="string" calcext:value-type="string">
            <text:p>Fallecidos-LIMA</text:p>
          </table:table-cell>
          <table:table-cell office:value-type="string" calcext:value-type="string">
            <text:p>Confirmados-LORETO</text:p>
          </table:table-cell>
          <table:table-cell office:value-type="string" calcext:value-type="string">
            <text:p>ConfirmadosR-LORETO</text:p>
          </table:table-cell>
          <table:table-cell office:value-type="string" calcext:value-type="string">
            <text:p>ConfirmadosMR-LORETO</text:p>
          </table:table-cell>
          <table:table-cell office:value-type="string" calcext:value-type="string">
            <text:p>ConfirmadosT-LORETO</text:p>
          </table:table-cell>
          <table:table-cell office:value-type="string" calcext:value-type="string">
            <text:p>Fallecidos-LORETO</text:p>
          </table:table-cell>
          <table:table-cell office:value-type="string" calcext:value-type="string">
            <text:p>Confirmados-MADRE DE DIOS</text:p>
          </table:table-cell>
          <table:table-cell office:value-type="string" calcext:value-type="string">
            <text:p>ConfirmadosR-MADRE DE DIOS</text:p>
          </table:table-cell>
          <table:table-cell office:value-type="string" calcext:value-type="string">
            <text:p>ConfirmadosMR-MADRE DE DIOS</text:p>
          </table:table-cell>
          <table:table-cell office:value-type="string" calcext:value-type="string">
            <text:p>ConfirmadosT-MADRE DE DIOS</text:p>
          </table:table-cell>
          <table:table-cell office:value-type="string" calcext:value-type="string">
            <text:p>Fallecidos-MADRE DE DIOS</text:p>
          </table:table-cell>
          <table:table-cell office:value-type="string" calcext:value-type="string">
            <text:p>Confirmados-MOQUEGUA</text:p>
          </table:table-cell>
          <table:table-cell office:value-type="string" calcext:value-type="string">
            <text:p>ConfirmadosR-MOQUEGUA</text:p>
          </table:table-cell>
          <table:table-cell office:value-type="string" calcext:value-type="string">
            <text:p>ConfirmadosMR-MOQUEGUA</text:p>
          </table:table-cell>
          <table:table-cell office:value-type="string" calcext:value-type="string">
            <text:p>ConfirmadosT-MOQUEGUA</text:p>
          </table:table-cell>
          <table:table-cell office:value-type="string" calcext:value-type="string">
            <text:p>Fallecidos-MOQUEGUA</text:p>
          </table:table-cell>
          <table:table-cell office:value-type="string" calcext:value-type="string">
            <text:p>Confirmados-PASCO</text:p>
          </table:table-cell>
          <table:table-cell office:value-type="string" calcext:value-type="string">
            <text:p>ConfirmadosR-PASCO</text:p>
          </table:table-cell>
          <table:table-cell office:value-type="string" calcext:value-type="string">
            <text:p>ConfirmadosMR-PASCO</text:p>
          </table:table-cell>
          <table:table-cell office:value-type="string" calcext:value-type="string">
            <text:p>ConfirmadosT-PASCO</text:p>
          </table:table-cell>
          <table:table-cell office:value-type="string" calcext:value-type="string">
            <text:p>Fallecidos-PASCO</text:p>
          </table:table-cell>
          <table:table-cell office:value-type="string" calcext:value-type="string">
            <text:p>Confirmados-PIURA</text:p>
          </table:table-cell>
          <table:table-cell office:value-type="string" calcext:value-type="string">
            <text:p>ConfirmadosR-PIURA</text:p>
          </table:table-cell>
          <table:table-cell office:value-type="string" calcext:value-type="string">
            <text:p>ConfirmadosMR-PIURA</text:p>
          </table:table-cell>
          <table:table-cell office:value-type="string" calcext:value-type="string">
            <text:p>ConfirmadosT-PIURA</text:p>
          </table:table-cell>
          <table:table-cell office:value-type="string" calcext:value-type="string">
            <text:p>Fallecidos-PIURA</text:p>
          </table:table-cell>
          <table:table-cell office:value-type="string" calcext:value-type="string">
            <text:p>Confirmados-PUNO</text:p>
          </table:table-cell>
          <table:table-cell office:value-type="string" calcext:value-type="string">
            <text:p>ConfirmadosR-PUNO</text:p>
          </table:table-cell>
          <table:table-cell office:value-type="string" calcext:value-type="string">
            <text:p>ConfirmadosMR-PUNO</text:p>
          </table:table-cell>
          <table:table-cell office:value-type="string" calcext:value-type="string">
            <text:p>ConfirmadosT-PUNO</text:p>
          </table:table-cell>
          <table:table-cell office:value-type="string" calcext:value-type="string">
            <text:p>Fallecidos-PUNO</text:p>
          </table:table-cell>
          <table:table-cell office:value-type="string" calcext:value-type="string">
            <text:p>Confirmados-SAN MARTIN</text:p>
          </table:table-cell>
          <table:table-cell office:value-type="string" calcext:value-type="string">
            <text:p>ConfirmadosR-SAN MARTIN</text:p>
          </table:table-cell>
          <table:table-cell office:value-type="string" calcext:value-type="string">
            <text:p>ConfirmadosMR-SAN MARTIN</text:p>
          </table:table-cell>
          <table:table-cell office:value-type="string" calcext:value-type="string">
            <text:p>ConfirmadosT-SAN MARTIN</text:p>
          </table:table-cell>
          <table:table-cell office:value-type="string" calcext:value-type="string">
            <text:p>Fallecidos-SAN MARTIN</text:p>
          </table:table-cell>
          <table:table-cell office:value-type="string" calcext:value-type="string">
            <text:p>Confirmados-TACNA</text:p>
          </table:table-cell>
          <table:table-cell office:value-type="string" calcext:value-type="string">
            <text:p>ConfirmadosR-TACNA</text:p>
          </table:table-cell>
          <table:table-cell office:value-type="string" calcext:value-type="string">
            <text:p>ConfirmadosMR-TACNA</text:p>
          </table:table-cell>
          <table:table-cell office:value-type="string" calcext:value-type="string">
            <text:p>ConfirmadosT-TACNA</text:p>
          </table:table-cell>
          <table:table-cell office:value-type="string" calcext:value-type="string">
            <text:p>Fallecidos-TACNA</text:p>
          </table:table-cell>
          <table:table-cell office:value-type="string" calcext:value-type="string">
            <text:p>Confirmados-TUMBES</text:p>
          </table:table-cell>
          <table:table-cell office:value-type="string" calcext:value-type="string">
            <text:p>ConfirmadosR-TUMBES</text:p>
          </table:table-cell>
          <table:table-cell office:value-type="string" calcext:value-type="string">
            <text:p>ConfirmadosMR-TUMBES</text:p>
          </table:table-cell>
          <table:table-cell office:value-type="string" calcext:value-type="string">
            <text:p>ConfirmadosT-TUMBES</text:p>
          </table:table-cell>
          <table:table-cell office:value-type="string" calcext:value-type="string">
            <text:p>Fallecidos-TUMBES</text:p>
          </table:table-cell>
          <table:table-cell office:value-type="string" calcext:value-type="string">
            <text:p>Confirmados-UCAYALI</text:p>
          </table:table-cell>
          <table:table-cell office:value-type="string" calcext:value-type="string">
            <text:p>ConfirmadosR-UCAYALI</text:p>
          </table:table-cell>
          <table:table-cell office:value-type="string" calcext:value-type="string">
            <text:p>ConfirmadosMR-UCAYALI</text:p>
          </table:table-cell>
          <table:table-cell office:value-type="string" calcext:value-type="string">
            <text:p>ConfirmadosT-UCAYALI</text:p>
          </table:table-cell>
          <table:table-cell office:value-type="string" calcext:value-type="string">
            <text:p>Fallecidos-UCAYALI</text:p>
          </table:table-cell>
          <table:table-cell table:number-columns-repeated="16"/>
        </table:table-row>
        <table:table-row table:style-name="ro1">
          <table:table-cell table:style-name="ce2" office:value-type="date" office:date-value="2020-03-06" calcext:value-type="date">
            <text:p>06/03/20</text:p>
          </table:table-cell>
          <table:table-cell table:style-name="ce2" table:number-columns-repeated="4"/>
          <table:table-cell table:style-name="ce8"/>
          <table:table-cell table:number-columns-repeated="65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7"/>
        </table:table-row>
        <table:table-row table:style-name="ro1">
          <table:table-cell table:style-name="ce2" office:value-type="date" office:date-value="2020-03-07" calcext:value-type="date">
            <text:p>07/03/20</text:p>
          </table:table-cell>
          <table:table-cell table:style-name="ce2" table:number-columns-repeated="4"/>
          <table:table-cell table:style-name="ce8"/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1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67"/>
        </table:table-row>
        <table:table-row table:style-name="ro1">
          <table:table-cell table:style-name="ce2" office:value-type="date" office:date-value="2020-03-08" calcext:value-type="date">
            <text:p>08/03/20</text:p>
          </table:table-cell>
          <table:table-cell table:style-name="ce2" table:number-columns-repeated="4"/>
          <table:table-cell table:style-name="ce8"/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1"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67"/>
        </table:table-row>
        <table:table-row table:style-name="ro1">
          <table:table-cell table:style-name="ce2" office:value-type="date" office:date-value="2020-03-09" calcext:value-type="date">
            <text:p>09/03/20</text:p>
          </table:table-cell>
          <table:table-cell table:style-name="ce2" table:number-columns-repeated="4"/>
          <table:table-cell table:style-name="ce8"/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1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67"/>
        </table:table-row>
        <table:table-row table:style-name="ro1">
          <table:table-cell table:style-name="ce2" office:value-type="date" office:date-value="2020-03-10" calcext:value-type="date">
            <text:p>10/03/20</text:p>
          </table:table-cell>
          <table:table-cell table:style-name="ce2" table:number-columns-repeated="4"/>
          <table:table-cell table:style-name="ce8"/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1"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67"/>
        </table:table-row>
        <table:table-row table:style-name="ro1">
          <table:table-cell table:style-name="ce2" office:value-type="date" office:date-value="2020-03-11" calcext:value-type="date">
            <text:p>11/03/20</text:p>
          </table:table-cell>
          <table:table-cell table:style-name="ce2" table:number-columns-repeated="4"/>
          <table:table-cell table:style-name="ce8"/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67"/>
        </table:table-row>
        <table:table-row table:style-name="ro1">
          <table:table-cell table:style-name="ce2" office:value-type="date" office:date-value="2020-03-12" calcext:value-type="date">
            <text:p>12/03/20</text:p>
          </table:table-cell>
          <table:table-cell table:style-name="ce2" table:number-columns-repeated="4"/>
          <table:table-cell table:style-name="ce8"/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table:number-columns-repeated="67"/>
        </table:table-row>
        <table:table-row table:style-name="ro1">
          <table:table-cell table:style-name="ce2" office:value-type="date" office:date-value="2020-03-13" calcext:value-type="date">
            <text:p>13/03/20</text:p>
          </table:table-cell>
          <table:table-cell table:style-name="ce2" table:number-columns-repeated="4"/>
          <table:table-cell table:style-name="ce8"/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33" calcext:value-type="float">
            <text:p>33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table:number-columns-repeated="67"/>
        </table:table-row>
        <table:table-row table:style-name="ro1">
          <table:table-cell table:style-name="ce2" office:value-type="date" office:date-value="2020-03-14" calcext:value-type="date">
            <text:p>14/03/20</text:p>
          </table:table-cell>
          <table:table-cell table:style-name="ce2" table:number-columns-repeated="4"/>
          <table:table-cell table:style-name="ce8"/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49" calcext:value-type="float">
            <text:p>49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table:number-columns-repeated="21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42"/>
        </table:table-row>
        <table:table-row table:style-name="ro1">
          <table:table-cell table:style-name="ce2" office:value-type="date" office:date-value="2020-03-15" calcext:value-type="date">
            <text:p>15/03/20</text:p>
          </table:table-cell>
          <table:table-cell table:style-name="ce2" table:number-columns-repeated="4"/>
          <table:table-cell table:style-name="ce8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71" calcext:value-type="float">
            <text:p>71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table:number-columns-repeated="21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42"/>
        </table:table-row>
        <table:table-row table:style-name="ro1">
          <table:table-cell table:style-name="ce2" office:value-type="date" office:date-value="2020-03-16" calcext:value-type="date">
            <text:p>16/03/20</text:p>
          </table:table-cell>
          <table:table-cell table:style-name="ce2" table:number-columns-repeated="4"/>
          <table:table-cell table:style-name="ce8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87" calcext:value-type="float">
            <text:p>87</text:p>
          </table:table-cell>
          <table:table-cell table:number-columns-repeated="2"/>
          <table:table-cell office:value-type="float" office:value="87" calcext:value-type="float">
            <text:p>8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42"/>
        </table:table-row>
        <table:table-row table:style-name="ro1">
          <table:table-cell table:style-name="ce2" office:value-type="date" office:date-value="2020-03-17" calcext:value-type="date">
            <text:p>17/03/20</text:p>
          </table:table-cell>
          <table:table-cell table:style-name="ce2" table:number-columns-repeated="4"/>
          <table:table-cell table:style-name="ce8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104" calcext:value-type="float">
            <text:p>104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1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2"/>
        </table:table-row>
        <table:table-row table:style-name="ro1">
          <table:table-cell table:style-name="ce2" office:value-type="date" office:date-value="2020-03-18" calcext:value-type="date">
            <text:p>18/03/20</text:p>
          </table:table-cell>
          <table:table-cell table:style-name="ce2" table:number-columns-repeated="4"/>
          <table:table-cell table:style-name="ce8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156" calcext:value-type="float">
            <text:p>156</text:p>
          </table:table-cell>
          <table:table-cell table:number-columns-repeated="2"/>
          <table:table-cell office:value-type="float" office:value="156" calcext:value-type="float">
            <text:p>156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2"/>
        </table:table-row>
        <table:table-row table:style-name="ro1">
          <table:table-cell table:style-name="ce2" office:value-type="date" office:date-value="2020-03-19" calcext:value-type="date">
            <text:p>19/03/20</text:p>
          </table:table-cell>
          <table:table-cell table:style-name="ce2" table:number-columns-repeated="4"/>
          <table:table-cell table:style-name="ce8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212" calcext:value-type="float">
            <text:p>212</text:p>
          </table:table-cell>
          <table:table-cell table:number-columns-repeated="2"/>
          <table:table-cell office:value-type="float" office:value="212" calcext:value-type="float">
            <text:p>212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2"/>
        </table:table-row>
        <table:table-row table:style-name="ro1">
          <table:table-cell table:style-name="ce2" office:value-type="date" office:date-value="2020-03-20" calcext:value-type="date">
            <text:p>20/03/20</text:p>
          </table:table-cell>
          <table:table-cell table:style-name="ce2" table:number-columns-repeated="4"/>
          <table:table-cell table:style-name="ce8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float" office:value="239" calcext:value-type="float">
            <text:p>239</text:p>
          </table:table-cell>
          <table:table-cell table:number-columns-repeated="2"/>
          <table:table-cell office:value-type="float" office:value="239" calcext:value-type="float">
            <text:p>239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2"/>
        </table:table-row>
        <table:table-row table:style-name="ro1">
          <table:table-cell table:style-name="ce2" office:value-type="date" office:date-value="2020-03-21" calcext:value-type="date">
            <text:p>21/03/20</text:p>
          </table:table-cell>
          <table:table-cell table:style-name="ce2" table:number-columns-repeated="4"/>
          <table:table-cell table:style-name="ce8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float" office:value="267" calcext:value-type="float">
            <text:p>267</text:p>
          </table:table-cell>
          <table:table-cell table:number-columns-repeated="2"/>
          <table:table-cell office:value-type="float" office:value="267" calcext:value-type="float">
            <text:p>267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2"/>
        </table:table-row>
        <table:table-row table:style-name="ro1">
          <table:table-cell table:style-name="ce2" office:value-type="date" office:date-value="2020-03-22" calcext:value-type="date">
            <text:p>22/03/20</text:p>
          </table:table-cell>
          <table:table-cell table:style-name="ce2" table:number-columns-repeated="4"/>
          <table:table-cell table:style-name="ce8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1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float" office:value="299" calcext:value-type="float">
            <text:p>299</text:p>
          </table:table-cell>
          <table:table-cell table:number-columns-repeated="2"/>
          <table:table-cell office:value-type="float" office:value="299" calcext:value-type="float">
            <text:p>299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2"/>
        </table:table-row>
        <table:table-row table:style-name="ro1">
          <table:table-cell table:style-name="ce2" office:value-type="date" office:date-value="2020-03-23" calcext:value-type="date">
            <text:p>23/03/20</text:p>
          </table:table-cell>
          <table:table-cell table:style-name="ce2" table:number-columns-repeated="4"/>
          <table:table-cell table:style-name="ce8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float" office:value="325" calcext:value-type="float">
            <text:p>325</text:p>
          </table:table-cell>
          <table:table-cell table:number-columns-repeated="2"/>
          <table:table-cell office:value-type="float" office:value="325" calcext:value-type="float">
            <text:p>325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table:style-name="ce2" office:value-type="date" office:date-value="2020-03-24" calcext:value-type="date">
            <text:p>24/03/20</text:p>
          </table:table-cell>
          <table:table-cell table:style-name="ce2" table:number-columns-repeated="4"/>
          <table:table-cell table:style-name="ce8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/>
          <table:table-cell office:value-type="float" office:value="372" calcext:value-type="float">
            <text:p>372</text:p>
          </table:table-cell>
          <table:table-cell table:number-columns-repeated="2"/>
          <table:table-cell office:value-type="float" office:value="372" calcext:value-type="float">
            <text:p>372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table:style-name="ce2" office:value-type="date" office:date-value="2020-03-25" calcext:value-type="date">
            <text:p>25/03/20</text:p>
          </table:table-cell>
          <table:table-cell table:style-name="ce2" table:number-columns-repeated="4"/>
          <table:table-cell table:style-name="ce8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/>
          <table:table-cell office:value-type="float" office:value="459" calcext:value-type="float">
            <text:p>459</text:p>
          </table:table-cell>
          <table:table-cell table:number-columns-repeated="2"/>
          <table:table-cell office:value-type="float" office:value="459" calcext:value-type="float">
            <text:p>459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table:style-name="ce2" office:value-type="date" office:date-value="2020-03-26" calcext:value-type="date">
            <text:p>26/03/20</text:p>
          </table:table-cell>
          <table:table-cell table:style-name="ce2" table:number-columns-repeated="4"/>
          <table:table-cell table:style-name="ce8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501" calcext:value-type="float">
            <text:p>501</text:p>
          </table:table-cell>
          <table:table-cell table:number-columns-repeated="2"/>
          <table:table-cell office:value-type="float" office:value="501" calcext:value-type="float">
            <text:p>501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2"/>
        </table:table-row>
        <table:table-row table:style-name="ro1">
          <table:table-cell table:style-name="ce2" office:value-type="date" office:date-value="2020-03-27" calcext:value-type="date">
            <text:p>27/03/20</text:p>
          </table:table-cell>
          <table:table-cell table:style-name="ce2" table:number-columns-repeated="4"/>
          <table:table-cell table:style-name="ce8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525" calcext:value-type="float">
            <text:p>525</text:p>
          </table:table-cell>
          <table:table-cell table:number-columns-repeated="2"/>
          <table:table-cell office:value-type="float" office:value="525" calcext:value-type="float">
            <text:p>525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2"/>
        </table:table-row>
        <table:table-row table:style-name="ro1">
          <table:table-cell table:style-name="ce2" office:value-type="date" office:date-value="2020-03-28" calcext:value-type="date">
            <text:p>28/03/20</text:p>
          </table:table-cell>
          <table:table-cell table:style-name="ce2" table:number-columns-repeated="4"/>
          <table:table-cell table:style-name="ce8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610" calcext:value-type="float">
            <text:p>610</text:p>
          </table:table-cell>
          <table:table-cell table:number-columns-repeated="2"/>
          <table:table-cell office:value-type="float" office:value="610" calcext:value-type="float">
            <text:p>610</text:p>
          </table:table-cell>
          <table:table-cell office:value-type="float" office:value="13" calcext:value-type="float">
            <text:p>13</text:p>
          </table:table-cell>
          <table:table-cell office:value-type="float" office:value="52" calcext:value-type="float">
            <text:p>52</text:p>
          </table:table-cell>
          <table:table-cell table:number-columns-repeated="2"/>
          <table:table-cell office:value-type="float" office:value="52" calcext:value-type="float">
            <text:p>5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22"/>
        </table:table-row>
        <table:table-row table:style-name="ro1">
          <table:table-cell table:style-name="ce2" office:value-type="date" office:date-value="2020-03-29" calcext:value-type="date">
            <text:p>29/03/20</text:p>
          </table:table-cell>
          <table:table-cell table:style-name="ce2" table:number-columns-repeated="4"/>
          <table:table-cell table:style-name="ce8"/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1" calcext:value-type="float">
            <text:p>21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718" calcext:value-type="float">
            <text:p>718</text:p>
          </table:table-cell>
          <table:table-cell table:number-columns-repeated="2"/>
          <table:table-cell office:value-type="float" office:value="718" calcext:value-type="float">
            <text:p>718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table:number-columns-repeated="2"/>
          <table:table-cell office:value-type="float" office:value="53" calcext:value-type="float">
            <text:p>5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22"/>
        </table:table-row>
        <table:table-row table:style-name="ro1">
          <table:table-cell table:style-name="ce2" office:value-type="date" office:date-value="2020-03-30" calcext:value-type="date">
            <text:p>30/03/20</text:p>
          </table:table-cell>
          <table:table-cell table:style-name="ce2" table:number-columns-repeated="4"/>
          <table:table-cell table:style-name="ce8"/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6" calcext:value-type="float">
            <text:p>26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799" calcext:value-type="float">
            <text:p>799</text:p>
          </table:table-cell>
          <table:table-cell table:number-columns-repeated="2"/>
          <table:table-cell office:value-type="float" office:value="799" calcext:value-type="float">
            <text:p>799</text:p>
          </table:table-cell>
          <table:table-cell office:value-type="float" office:value="25" calcext:value-type="float">
            <text:p>25</text:p>
          </table:table-cell>
          <table:table-cell office:value-type="float" office:value="58" calcext:value-type="float">
            <text:p>58</text:p>
          </table:table-cell>
          <table:table-cell table:number-columns-repeated="2"/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table:style-name="ce2" office:value-type="date" office:date-value="2020-03-31" calcext:value-type="date">
            <text:p>31/03/20</text:p>
          </table:table-cell>
          <table:table-cell table:style-name="ce2" table:number-columns-repeated="4"/>
          <table:table-cell table:style-name="ce8"/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37" calcext:value-type="float">
            <text:p>37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990" calcext:value-type="float">
            <text:p>990</text:p>
          </table:table-cell>
          <table:table-cell table:number-columns-repeated="2"/>
          <table:table-cell office:value-type="float" office:value="990" calcext:value-type="float">
            <text:p>990</text:p>
          </table:table-cell>
          <table:table-cell office:value-type="float" office:value="36" calcext:value-type="float">
            <text:p>36</text:p>
          </table:table-cell>
          <table:table-cell office:value-type="float" office:value="62" calcext:value-type="float">
            <text:p>62</text:p>
          </table:table-cell>
          <table:table-cell table:number-columns-repeated="2"/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table:style-name="ce2" office:value-type="date" office:date-value="2020-04-01" calcext:value-type="date">
            <text:p>01/04/20</text:p>
          </table:table-cell>
          <table:table-cell table:style-name="ce2" table:number-columns-repeated="4"/>
          <table:table-cell table:style-name="ce8"/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54" calcext:value-type="float">
            <text:p>54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1039" calcext:value-type="float">
            <text:p>1039</text:p>
          </table:table-cell>
          <table:table-cell table:number-columns-repeated="2"/>
          <table:table-cell office:value-type="float" office:value="1039" calcext:value-type="float">
            <text:p>1039</text:p>
          </table:table-cell>
          <table:table-cell office:value-type="float" office:value="41" calcext:value-type="float">
            <text:p>41</text:p>
          </table:table-cell>
          <table:table-cell office:value-type="float" office:value="72" calcext:value-type="float">
            <text:p>72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21"/>
        </table:table-row>
        <table:table-row table:style-name="ro1">
          <table:table-cell table:style-name="ce2" office:value-type="date" office:date-value="2020-04-02" calcext:value-type="date">
            <text:p>02/04/20</text:p>
          </table:table-cell>
          <table:table-cell table:style-name="ce2" table:number-columns-repeated="4"/>
          <table:table-cell table:style-name="ce8"/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37" calcext:value-type="float">
            <text:p>37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59" calcext:value-type="float">
            <text:p>59</text:p>
          </table:table-cell>
          <table:table-cell table:number-columns-repeated="2"/>
          <table:table-cell office:value-type="float" office:value="59" calcext:value-type="float">
            <text:p>59</text:p>
          </table:table-cell>
          <table:table-cell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office:value-type="float" office:value="1178" calcext:value-type="float">
            <text:p>1178</text:p>
          </table:table-cell>
          <table:table-cell table:number-columns-repeated="2"/>
          <table:table-cell office:value-type="float" office:value="1178" calcext:value-type="float">
            <text:p>1178</text:p>
          </table:table-cell>
          <table:table-cell office:value-type="float" office:value="47" calcext:value-type="float">
            <text:p>47</text:p>
          </table:table-cell>
          <table:table-cell office:value-type="float" office:value="82" calcext:value-type="float">
            <text:p>82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number-columns-repeated="21"/>
        </table:table-row>
        <table:table-row table:style-name="ro1">
          <table:table-cell table:style-name="ce2" office:value-type="date" office:date-value="2020-04-03" calcext:value-type="date">
            <text:p>03/04/20</text:p>
          </table:table-cell>
          <table:table-cell table:style-name="ce2" table:number-columns-repeated="4"/>
          <table:table-cell table:style-name="ce8"/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37" calcext:value-type="float">
            <text:p>37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59" calcext:value-type="float">
            <text:p>59</text:p>
          </table:table-cell>
          <table:table-cell table:number-columns-repeated="2"/>
          <table:table-cell office:value-type="float" office:value="59" calcext:value-type="float">
            <text:p>59</text:p>
          </table:table-cell>
          <table:table-cell office:value-type="float" office:value="3" calcext:value-type="float">
            <text:p>3</text:p>
          </table:table-cell>
          <table:table-cell office:value-type="float" office:value="1271" calcext:value-type="float">
            <text:p>1271</text:p>
          </table:table-cell>
          <table:table-cell table:number-columns-repeated="2"/>
          <table:table-cell office:value-type="float" office:value="1271" calcext:value-type="float">
            <text:p>1271</text:p>
          </table:table-cell>
          <table:table-cell office:value-type="float" office:value="54" calcext:value-type="float">
            <text:p>54</text:p>
          </table:table-cell>
          <table:table-cell office:value-type="float" office:value="106" calcext:value-type="float">
            <text:p>106</text:p>
          </table:table-cell>
          <table:table-cell table:number-columns-repeated="2"/>
          <table:table-cell office:value-type="float" office:value="106" calcext:value-type="float">
            <text:p>10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21"/>
        </table:table-row>
        <table:table-row table:style-name="ro1">
          <table:table-cell table:style-name="ce2" office:value-type="date" office:date-value="2020-04-04" calcext:value-type="date">
            <text:p>04/04/20</text:p>
          </table:table-cell>
          <table:table-cell table:style-name="ce2" table:number-columns-repeated="4"/>
          <table:table-cell table:style-name="ce8"/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51" calcext:value-type="float">
            <text:p>51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89" calcext:value-type="float">
            <text:p>89</text:p>
          </table:table-cell>
          <table:table-cell table:number-columns-repeated="2"/>
          <table:table-cell office:value-type="float" office:value="89" calcext:value-type="float">
            <text:p>89</text:p>
          </table:table-cell>
          <table:table-cell office:value-type="float" office:value="9" calcext:value-type="float">
            <text:p>9</text:p>
          </table:table-cell>
          <table:table-cell office:value-type="float" office:value="52" calcext:value-type="float">
            <text:p>52</text:p>
          </table:table-cell>
          <table:table-cell table:number-columns-repeated="2"/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01" calcext:value-type="float">
            <text:p>101</text:p>
          </table:table-cell>
          <table:table-cell table:number-columns-repeated="2"/>
          <table:table-cell office:value-type="float" office:value="101" calcext:value-type="float">
            <text:p>101</text:p>
          </table:table-cell>
          <table:table-cell office:value-type="float" office:value="5" calcext:value-type="float">
            <text:p>5</text:p>
          </table:table-cell>
          <table:table-cell office:value-type="float" office:value="1646" calcext:value-type="float">
            <text:p>1646</text:p>
          </table:table-cell>
          <table:table-cell table:number-columns-repeated="2"/>
          <table:table-cell office:value-type="float" office:value="1646" calcext:value-type="float">
            <text:p>1646</text:p>
          </table:table-cell>
          <table:table-cell office:value-type="float" office:value="61" calcext:value-type="float">
            <text:p>61</text:p>
          </table:table-cell>
          <table:table-cell office:value-type="float" office:value="143" calcext:value-type="float">
            <text:p>143</text:p>
          </table:table-cell>
          <table:table-cell table:number-columns-repeated="2"/>
          <table:table-cell office:value-type="float" office:value="143" calcext:value-type="float">
            <text:p>14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number-columns-repeated="21"/>
        </table:table-row>
        <table:table-row table:style-name="ro1">
          <table:table-cell table:style-name="ce2" office:value-type="date" office:date-value="2020-04-05" calcext:value-type="date">
            <text:p>05/04/20</text:p>
          </table:table-cell>
          <table:table-cell table:number-columns-repeated="5"/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office:value-type="float" office:value="5" calcext:value-type="float">
            <text:p>5</text:p>
          </table:table-cell>
          <table:table-cell office:value-type="float" office:value="101" calcext:value-type="float">
            <text:p>101</text:p>
          </table:table-cell>
          <table:table-cell table:number-columns-repeated="2"/>
          <table:table-cell office:value-type="float" office:value="101" calcext:value-type="float">
            <text:p>101</text:p>
          </table:table-cell>
          <table:table-cell office:value-type="float" office:value="5" calcext:value-type="float">
            <text:p>5</text:p>
          </table:table-cell>
          <table:table-cell office:value-type="float" office:value="1909" calcext:value-type="float">
            <text:p>1909</text:p>
          </table:table-cell>
          <table:table-cell table:number-columns-repeated="2"/>
          <table:table-cell office:value-type="float" office:value="1909" calcext:value-type="float">
            <text:p>1909</text:p>
          </table:table-cell>
          <table:table-cell office:value-type="float" office:value="63" calcext:value-type="float">
            <text:p>63</text:p>
          </table:table-cell>
          <table:table-cell office:value-type="float" office:value="171" calcext:value-type="float">
            <text:p>171</text:p>
          </table:table-cell>
          <table:table-cell table:number-columns-repeated="2"/>
          <table:table-cell office:value-type="float" office:value="171" calcext:value-type="float">
            <text:p>17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number-columns-repeated="21"/>
        </table:table-row>
        <table:table-row table:style-name="ro1">
          <table:table-cell table:style-name="ce2" office:value-type="date" office:date-value="2020-04-06" calcext:value-type="date">
            <text:p>06/04/2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float" office:value="165" calcext:value-type="float">
            <text:p>165</text:p>
          </table:table-cell>
          <table:table-cell table:number-columns-repeated="2"/>
          <table:table-cell office:value-type="float" office:value="165" calcext:value-type="float">
            <text:p>165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float" office:value="5" calcext:value-type="float">
            <text:p>5</text:p>
          </table:table-cell>
          <table:table-cell office:value-type="float" office:value="228" calcext:value-type="float">
            <text:p>228</text:p>
          </table:table-cell>
          <table:table-cell table:number-columns-repeated="2"/>
          <table:table-cell office:value-type="float" office:value="228" calcext:value-type="float">
            <text:p>228</text:p>
          </table:table-cell>
          <table:table-cell office:value-type="float" office:value="5" calcext:value-type="float">
            <text:p>5</text:p>
          </table:table-cell>
          <table:table-cell office:value-type="float" office:value="2411" calcext:value-type="float">
            <text:p>2411</text:p>
          </table:table-cell>
          <table:table-cell table:number-columns-repeated="2"/>
          <table:table-cell office:value-type="float" office:value="2411" calcext:value-type="float">
            <text:p>2411</text:p>
          </table:table-cell>
          <table:table-cell office:value-type="float" office:value="67" calcext:value-type="float">
            <text:p>67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office:value-type="float" office:value="205" calcext:value-type="float">
            <text:p>20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35" calcext:value-type="float">
            <text:p>35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21"/>
        </table:table-row>
        <table:table-row table:style-name="ro1">
          <table:table-cell table:style-name="ce2" office:value-type="date" office:date-value="2020-04-07" calcext:value-type="date">
            <text:p>07/04/2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65" calcext:value-type="float">
            <text:p>165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320" calcext:value-type="float">
            <text:p>320</text:p>
          </table:table-cell>
          <table:table-cell office:value-type="float" office:value="13" calcext:value-type="float">
            <text:p>13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office:value-type="float" office:value="243" calcext:value-type="float">
            <text:p>24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46" calcext:value-type="float">
            <text:p>246</text:p>
          </table:table-cell>
          <table:table-cell office:value-type="float" office:value="5" calcext:value-type="float">
            <text:p>5</text:p>
          </table:table-cell>
          <table:table-cell office:value-type="float" office:value="2481" calcext:value-type="float">
            <text:p>2481</text:p>
          </table:table-cell>
          <table:table-cell office:value-type="float" office:value="535" calcext:value-type="float">
            <text:p>535</text:p>
          </table:table-cell>
          <table:table-cell/>
          <table:table-cell office:value-type="float" office:value="3016" calcext:value-type="float">
            <text:p>3016</text:p>
          </table:table-cell>
          <table:table-cell office:value-type="float" office:value="72" calcext:value-type="float">
            <text:p>72</text:p>
          </table:table-cell>
          <table:table-cell office:value-type="float" office:value="289" calcext:value-type="float">
            <text:p>28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90" calcext:value-type="float">
            <text:p>29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21"/>
        </table:table-row>
        <table:table-row table:style-name="ro1">
          <table:table-cell table:style-name="ce2" office:value-type="date" office:date-value="2020-04-08" calcext:value-type="date">
            <text:p>08/04/2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float" office:value="212" calcext:value-type="float">
            <text:p>212</text:p>
          </table:table-cell>
          <table:table-cell office:value-type="float" office:value="201" calcext:value-type="float">
            <text:p>201</text:p>
          </table:table-cell>
          <table:table-cell/>
          <table:table-cell office:value-type="float" office:value="413" calcext:value-type="float">
            <text:p>413</text:p>
          </table:table-cell>
          <table:table-cell office:value-type="float" office:value="16" calcext:value-type="float">
            <text:p>16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6" calcext:value-type="float">
            <text:p>6</text:p>
          </table:table-cell>
          <table:table-cell office:value-type="float" office:value="294" calcext:value-type="float">
            <text:p>294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302" calcext:value-type="float">
            <text:p>302</text:p>
          </table:table-cell>
          <table:table-cell office:value-type="float" office:value="6" calcext:value-type="float">
            <text:p>6</text:p>
          </table:table-cell>
          <table:table-cell office:value-type="float" office:value="2822" calcext:value-type="float">
            <text:p>2822</text:p>
          </table:table-cell>
          <table:table-cell office:value-type="float" office:value="882" calcext:value-type="float">
            <text:p>882</text:p>
          </table:table-cell>
          <table:table-cell/>
          <table:table-cell office:value-type="float" office:value="3704" calcext:value-type="float">
            <text:p>3704</text:p>
          </table:table-cell>
          <table:table-cell office:value-type="float" office:value="82" calcext:value-type="float">
            <text:p>82</text:p>
          </table:table-cell>
          <table:table-cell office:value-type="float" office:value="314" calcext:value-type="float">
            <text:p>31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15" calcext:value-type="float">
            <text:p>315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21"/>
        </table:table-row>
        <table:table-row table:style-name="ro1">
          <table:table-cell table:style-name="ce2" office:value-type="date" office:date-value="2020-04-09" calcext:value-type="date">
            <text:p>09/04/2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215" calcext:value-type="float">
            <text:p>215</text:p>
          </table:table-cell>
          <table:table-cell/>
          <table:table-cell office:value-type="float" office:value="465" calcext:value-type="float">
            <text:p>465</text:p>
          </table:table-cell>
          <table:table-cell office:value-type="float" office:value="16" calcext:value-type="float">
            <text:p>16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6" calcext:value-type="float">
            <text:p>6</text:p>
          </table:table-cell>
          <table:table-cell office:value-type="float" office:value="294" calcext:value-type="float">
            <text:p>294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302" calcext:value-type="float">
            <text:p>302</text:p>
          </table:table-cell>
          <table:table-cell office:value-type="float" office:value="32" calcext:value-type="float">
            <text:p>32</text:p>
          </table:table-cell>
          <table:table-cell office:value-type="float" office:value="3148" calcext:value-type="float">
            <text:p>3148</text:p>
          </table:table-cell>
          <table:table-cell office:value-type="float" office:value="1062" calcext:value-type="float">
            <text:p>1062</text:p>
          </table:table-cell>
          <table:table-cell/>
          <table:table-cell office:value-type="float" office:value="4210" calcext:value-type="float">
            <text:p>4210</text:p>
          </table:table-cell>
          <table:table-cell office:value-type="float" office:value="87" calcext:value-type="float">
            <text:p>87</text:p>
          </table:table-cell>
          <table:table-cell office:value-type="float" office:value="314" calcext:value-type="float">
            <text:p>31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15" calcext:value-type="float">
            <text:p>315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17"/>
        </table:table-row>
        <table:table-row table:style-name="ro1">
          <table:table-cell table:style-name="ce2" office:value-type="date" office:date-value="2020-04-10" calcext:value-type="date">
            <text:p>10/04/20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22" calcext:value-type="float">
            <text:p>22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float" office:value="319" calcext:value-type="float">
            <text:p>319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541" calcext:value-type="float">
            <text:p>541</text:p>
          </table:table-cell>
          <table:table-cell office:value-type="float" office:value="16" calcext:value-type="float">
            <text:p>16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08" calcext:value-type="float">
            <text:p>108</text:p>
          </table:table-cell>
          <table:table-cell office:value-type="float" office:value="6" calcext:value-type="float">
            <text:p>6</text:p>
          </table:table-cell>
          <table:table-cell office:value-type="float" office:value="316" calcext:value-type="float">
            <text:p>31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326" calcext:value-type="float">
            <text:p>326</text:p>
          </table:table-cell>
          <table:table-cell office:value-type="float" office:value="33" calcext:value-type="float">
            <text:p>33</text:p>
          </table:table-cell>
          <table:table-cell office:value-type="float" office:value="3688" calcext:value-type="float">
            <text:p>3688</text:p>
          </table:table-cell>
          <table:table-cell office:value-type="float" office:value="1245" calcext:value-type="float">
            <text:p>1245</text:p>
          </table:table-cell>
          <table:table-cell/>
          <table:table-cell office:value-type="float" office:value="4933" calcext:value-type="float">
            <text:p>4933</text:p>
          </table:table-cell>
          <table:table-cell office:value-type="float" office:value="94" calcext:value-type="float">
            <text:p>94</text:p>
          </table:table-cell>
          <table:table-cell office:value-type="float" office:value="314" calcext:value-type="float">
            <text:p>31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15" calcext:value-type="float">
            <text:p>31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17"/>
        </table:table-row>
        <table:table-row table:style-name="ro1">
          <table:table-cell table:style-name="ce2" office:value-type="date" office:date-value="2020-04-11" calcext:value-type="date">
            <text:p>11/04/2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102" calcext:value-type="float">
            <text:p>10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346" calcext:value-type="float">
            <text:p>346</text:p>
          </table:table-cell>
          <table:table-cell office:value-type="float" office:value="245" calcext:value-type="float">
            <text:p>245</text:p>
          </table:table-cell>
          <table:table-cell office:value-type="float" office:value="5" calcext:value-type="float">
            <text:p>5</text:p>
          </table:table-cell>
          <table:table-cell office:value-type="float" office:value="596" calcext:value-type="float">
            <text:p>596</text:p>
          </table:table-cell>
          <table:table-cell office:value-type="float" office:value="20" calcext:value-type="float">
            <text:p>20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float" office:value="6" calcext:value-type="float">
            <text:p>6</text:p>
          </table:table-cell>
          <table:table-cell office:value-type="float" office:value="344" calcext:value-type="float">
            <text:p>34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355" calcext:value-type="float">
            <text:p>355</text:p>
          </table:table-cell>
          <table:table-cell office:value-type="float" office:value="32" calcext:value-type="float">
            <text:p>32</text:p>
          </table:table-cell>
          <table:table-cell office:value-type="float" office:value="3921" calcext:value-type="float">
            <text:p>3921</text:p>
          </table:table-cell>
          <table:table-cell office:value-type="float" office:value="1379" calcext:value-type="float">
            <text:p>1379</text:p>
          </table:table-cell>
          <table:table-cell office:value-type="float" office:value="156" calcext:value-type="float">
            <text:p>156</text:p>
          </table:table-cell>
          <table:table-cell office:value-type="float" office:value="5456" calcext:value-type="float">
            <text:p>5456</text:p>
          </table:table-cell>
          <table:table-cell office:value-type="float" office:value="100" calcext:value-type="float">
            <text:p>100</text:p>
          </table:table-cell>
          <table:table-cell office:value-type="float" office:value="319" calcext:value-type="float">
            <text:p>31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22" calcext:value-type="float">
            <text:p>32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04" calcext:value-type="float">
            <text:p>10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69" calcext:value-type="float">
            <text:p>6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17"/>
        </table:table-row>
        <table:table-row table:style-name="ro1">
          <table:table-cell table:style-name="ce2" office:value-type="date" office:date-value="2020-04-12" calcext:value-type="date">
            <text:p>12/04/20</text:p>
          </table:table-cell>
          <table:table-cell table:number-columns-repeated="141"/>
        </table:table-row>
        <table:table-row table:style-name="ro1">
          <table:table-cell table:style-name="ce2" office:value-type="date" office:date-value="2020-04-13" calcext:value-type="date">
            <text:p>13/04/20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office:value-type="float" office:value="124" calcext:value-type="float">
            <text:p>12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393" calcext:value-type="float">
            <text:p>393</text:p>
          </table:table-cell>
          <table:table-cell office:value-type="float" office:value="509" calcext:value-type="float">
            <text:p>509</text:p>
          </table:table-cell>
          <table:table-cell office:value-type="float" office:value="6" calcext:value-type="float">
            <text:p>6</text:p>
          </table:table-cell>
          <table:table-cell office:value-type="float" office:value="908" calcext:value-type="float">
            <text:p>908</text:p>
          </table:table-cell>
          <table:table-cell office:value-type="float" office:value="20" calcext:value-type="float">
            <text:p>20</text:p>
          </table:table-cell>
          <table:table-cell office:value-type="float" office:value="59" calcext:value-type="float">
            <text:p>59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2" calcext:value-type="float">
            <text:p>2</text:p>
          </table:table-cell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66" calcext:value-type="float">
            <text:p>166</text:p>
          </table:table-cell>
          <table:table-cell office:value-type="float" office:value="7" calcext:value-type="float">
            <text:p>7</text:p>
          </table:table-cell>
          <table:table-cell office:value-type="float" office:value="377" calcext:value-type="float">
            <text:p>377</text:p>
          </table:table-cell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office:value-type="float" office:value="427" calcext:value-type="float">
            <text:p>427</text:p>
          </table:table-cell>
          <table:table-cell office:value-type="float" office:value="44" calcext:value-type="float">
            <text:p>44</text:p>
          </table:table-cell>
          <table:table-cell office:value-type="float" office:value="4465" calcext:value-type="float">
            <text:p>4465</text:p>
          </table:table-cell>
          <table:table-cell office:value-type="float" office:value="2813" calcext:value-type="float">
            <text:p>2813</text:p>
          </table:table-cell>
          <table:table-cell office:value-type="float" office:value="198" calcext:value-type="float">
            <text:p>198</text:p>
          </table:table-cell>
          <table:table-cell office:value-type="float" office:value="7476" calcext:value-type="float">
            <text:p>7476</text:p>
          </table:table-cell>
          <table:table-cell office:value-type="float" office:value="114" calcext:value-type="float">
            <text:p>114</text:p>
          </table:table-cell>
          <table:table-cell office:value-type="float" office:value="354" calcext:value-type="float">
            <text:p>35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57" calcext:value-type="float">
            <text:p>357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131" calcext:value-type="float">
            <text:p>131</text:p>
          </table:table-cell>
          <table:table-cell office:value-type="float" office:value="1" calcext:value-type="float">
            <text:p>1</text:p>
          </table:table-cell>
          <table:table-cell office:value-type="float" office:value="224" calcext:value-type="float">
            <text:p>224</text:p>
          </table:table-cell>
          <table:table-cell office:value-type="float" office:value="14" calcext:value-type="float">
            <text:p>14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4" office:value-type="float" office:value="2" calcext:value-type="float">
            <text:p>2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9" calcext:value-type="float">
            <text:p>9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4" office:value-type="float" office:value="9" calcext:value-type="float">
            <text:p>9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69" calcext:value-type="float">
            <text:p>6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17"/>
        </table:table-row>
        <table:table-row table:style-name="ro1">
          <table:table-cell table:style-name="ce2" office:value-type="date" office:date-value="2020-04-14" calcext:value-type="date">
            <text:p>14/04/20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144" calcext:value-type="float">
            <text:p>14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22" calcext:value-type="float">
            <text:p>22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430" calcext:value-type="float">
            <text:p>430</text:p>
          </table:table-cell>
          <table:table-cell office:value-type="float" office:value="509" calcext:value-type="float">
            <text:p>509</text:p>
          </table:table-cell>
          <table:table-cell/>
          <table:table-cell office:value-type="float" office:value="939" calcext:value-type="float">
            <text:p>939</text:p>
          </table:table-cell>
          <table:table-cell office:value-type="float" office:value="24" calcext:value-type="float">
            <text:p>24</text:p>
          </table:table-cell>
          <table:table-cell office:value-type="float" office:value="60" calcext:value-type="float">
            <text:p>60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108" calcext:value-type="float">
            <text:p>108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9" calcext:value-type="float">
            <text:p>39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2" calcext:value-type="float">
            <text:p>2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float" office:value="114" calcext:value-type="float">
            <text:p>114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184" calcext:value-type="float">
            <text:p>184</text:p>
          </table:table-cell>
          <table:table-cell office:value-type="float" office:value="7" calcext:value-type="float">
            <text:p>7</text:p>
          </table:table-cell>
          <table:table-cell office:value-type="float" office:value="381" calcext:value-type="float">
            <text:p>381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428" calcext:value-type="float">
            <text:p>428</text:p>
          </table:table-cell>
          <table:table-cell office:value-type="float" office:value="53" calcext:value-type="float">
            <text:p>53</text:p>
          </table:table-cell>
          <table:table-cell office:value-type="float" office:value="4826" calcext:value-type="float">
            <text:p>4826</text:p>
          </table:table-cell>
          <table:table-cell office:value-type="float" office:value="3586" calcext:value-type="float">
            <text:p>3586</text:p>
          </table:table-cell>
          <table:table-cell/>
          <table:table-cell office:value-type="float" office:value="8412" calcext:value-type="float">
            <text:p>8412</text:p>
          </table:table-cell>
          <table:table-cell office:value-type="float" office:value="117" calcext:value-type="float">
            <text:p>117</text:p>
          </table:table-cell>
          <table:table-cell office:value-type="float" office:value="376" calcext:value-type="float">
            <text:p>376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396" calcext:value-type="float">
            <text:p>396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9" calcext:value-type="float">
            <text:p>1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131" calcext:value-type="float">
            <text:p>131</text:p>
          </table:table-cell>
          <table:table-cell/>
          <table:table-cell office:value-type="float" office:value="229" calcext:value-type="float">
            <text:p>229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17"/>
        </table:table-row>
        <table:table-row table:style-name="ro1" table:number-rows-repeated="1048534">
          <table:table-cell table:number-columns-repeated="142"/>
        </table:table-row>
        <table:table-row table:style-name="ro1">
          <table:table-cell table:number-columns-repeated="142"/>
        </table:table-row>
      </table:table>
      <table:table table:name="Fuente-Dashboard-Check-v2" table:style-name="ta1">
        <office:forms form:automatic-focus="false" form:apply-design-mode="false"/>
        <table:table-column table:style-name="co5" table:default-cell-style-name="ce2"/>
        <table:table-column table:style-name="co46" table:default-cell-style-name="ce3"/>
        <table:table-column table:style-name="co47" table:number-columns-repeated="4" table:default-cell-style-name="ce3"/>
        <table:table-column table:style-name="co8" table:default-cell-style-name="ce4"/>
        <table:table-column table:style-name="co48" table:number-columns-repeated="4" table:default-cell-style-name="ce4"/>
        <table:table-column table:style-name="co5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table:style-name="Default" office:value-type="string" calcext:value-type="string">
            <text:p>Confirmados acumulados suma departamentos</text:p>
          </table:table-cell>
          <table:table-cell table:style-name="Default" office:value-type="string" calcext:value-type="string">
            <text:p>Confirmados R acumulados suma departamentos</text:p>
          </table:table-cell>
          <table:table-cell table:style-name="Default" office:value-type="string" calcext:value-type="string">
            <text:p>Confirmados M+R acumulados suma departamentos</text:p>
          </table:table-cell>
          <table:table-cell table:style-name="Default" office:value-type="string" calcext:value-type="string">
            <text:p>Confirmados T acumulados suma departamentos</text:p>
          </table:table-cell>
          <table:table-cell table:style-name="Default" office:value-type="string" calcext:value-type="string">
            <text:p>Fallecidos suma departamentos</text:p>
          </table:table-cell>
          <table:table-cell table:style-name="Default" office:value-type="string" calcext:value-type="string">
            <text:p>Verifica confirmados</text:p>
          </table:table-cell>
          <table:table-cell table:style-name="Default" office:value-type="string" calcext:value-type="string">
            <text:p>Verifica confirmados R</text:p>
          </table:table-cell>
          <table:table-cell table:style-name="Default" office:value-type="string" calcext:value-type="string">
            <text:p>Verifica confirmados MR</text:p>
          </table:table-cell>
          <table:table-cell table:style-name="Default" office:value-type="string" calcext:value-type="string">
            <text:p>Verifica confirmados Total</text:p>
          </table:table-cell>
          <table:table-cell table:style-name="Default" office:value-type="string" calcext:value-type="string">
            <text:p>Verifica fallecidos</text:p>
          </table:table-cell>
          <table:table-cell office:value-type="string" calcext:value-type="string">
            <text:p>Nota</text:p>
          </table:table-cell>
        </table:table-row>
        <table:table-row table:style-name="ro1">
          <table:table-cell office:value-type="date" office:date-value="2020-03-06" calcext:value-type="date">
            <text:p>06/03/20</text:p>
          </table:table-cell>
          <table:table-cell table:formula="of:=[$'Fuente-Dashboard-Departamentos-v2'.B2]+[$'Fuente-Dashboard-Departamentos-v2'.G2]+[$'Fuente-Dashboard-Departamentos-v2'.L2]+[$'Fuente-Dashboard-Departamentos-v2'.Q2]+[$'Fuente-Dashboard-Departamentos-v2'.V2]+[$'Fuente-Dashboard-Departamentos-v2'.AA2]+[$'Fuente-Dashboard-Departamentos-v2'.AF2]+[$'Fuente-Dashboard-Departamentos-v2'.AK2]+[$'Fuente-Dashboard-Departamentos-v2'.AP2]+[$'Fuente-Dashboard-Departamentos-v2'.AU2]+[$'Fuente-Dashboard-Departamentos-v2'.AZ2]+[$'Fuente-Dashboard-Departamentos-v2'.BE2]+[$'Fuente-Dashboard-Departamentos-v2'.BJ2]+[$'Fuente-Dashboard-Departamentos-v2'.BO2]+[$'Fuente-Dashboard-Departamentos-v2'.BT2]+[$'Fuente-Dashboard-Departamentos-v2'.BY2]+[$'Fuente-Dashboard-Departamentos-v2'.CD2]+[$'Fuente-Dashboard-Departamentos-v2'.CI2]+[$'Fuente-Dashboard-Departamentos-v2'.CN2]+[$'Fuente-Dashboard-Departamentos-v2'.CS2]+[$'Fuente-Dashboard-Departamentos-v2'.CX2]+[$'Fuente-Dashboard-Departamentos-v2'.DC2]+[$'Fuente-Dashboard-Departamentos-v2'.DH2]+[$'Fuente-Dashboard-Departamentos-v2'.DM2]+[$'Fuente-Dashboard-Departamentos-v2'.DR2]" office:value-type="float" office:value="1" calcext:value-type="float">
            <text:p>1</text:p>
          </table:table-cell>
          <table:table-cell table:formula="of:=[$'Fuente-Dashboard-Departamentos-v2'.C2]+[$'Fuente-Dashboard-Departamentos-v2'.H2]+[$'Fuente-Dashboard-Departamentos-v2'.M2]+[$'Fuente-Dashboard-Departamentos-v2'.R2]+[$'Fuente-Dashboard-Departamentos-v2'.W2]+[$'Fuente-Dashboard-Departamentos-v2'.AB2]+[$'Fuente-Dashboard-Departamentos-v2'.AG2]+[$'Fuente-Dashboard-Departamentos-v2'.AL2]+[$'Fuente-Dashboard-Departamentos-v2'.AQ2]+[$'Fuente-Dashboard-Departamentos-v2'.AV2]+[$'Fuente-Dashboard-Departamentos-v2'.BA2]+[$'Fuente-Dashboard-Departamentos-v2'.BF2]+[$'Fuente-Dashboard-Departamentos-v2'.BK2]+[$'Fuente-Dashboard-Departamentos-v2'.BP2]+[$'Fuente-Dashboard-Departamentos-v2'.BU2]+[$'Fuente-Dashboard-Departamentos-v2'.BZ2]+[$'Fuente-Dashboard-Departamentos-v2'.CE2]+[$'Fuente-Dashboard-Departamentos-v2'.CJ2]+[$'Fuente-Dashboard-Departamentos-v2'.CO2]+[$'Fuente-Dashboard-Departamentos-v2'.CT2]+[$'Fuente-Dashboard-Departamentos-v2'.CY2]+[$'Fuente-Dashboard-Departamentos-v2'.DD2]+[$'Fuente-Dashboard-Departamentos-v2'.DI2]+[$'Fuente-Dashboard-Departamentos-v2'.DN2]+[$'Fuente-Dashboard-Departamentos-v2'.DS2]" office:value-type="float" office:value="0" calcext:value-type="float">
            <text:p>0</text:p>
          </table:table-cell>
          <table:table-cell table:formula="of:=[$'Fuente-Dashboard-Departamentos-v2'.D2]+[$'Fuente-Dashboard-Departamentos-v2'.I2]+[$'Fuente-Dashboard-Departamentos-v2'.N2]+[$'Fuente-Dashboard-Departamentos-v2'.S2]+[$'Fuente-Dashboard-Departamentos-v2'.X2]+[$'Fuente-Dashboard-Departamentos-v2'.AC2]+[$'Fuente-Dashboard-Departamentos-v2'.AH2]+[$'Fuente-Dashboard-Departamentos-v2'.AM2]+[$'Fuente-Dashboard-Departamentos-v2'.AR2]+[$'Fuente-Dashboard-Departamentos-v2'.AW2]+[$'Fuente-Dashboard-Departamentos-v2'.BB2]+[$'Fuente-Dashboard-Departamentos-v2'.BG2]+[$'Fuente-Dashboard-Departamentos-v2'.BL2]+[$'Fuente-Dashboard-Departamentos-v2'.BQ2]+[$'Fuente-Dashboard-Departamentos-v2'.BV2]+[$'Fuente-Dashboard-Departamentos-v2'.CA2]+[$'Fuente-Dashboard-Departamentos-v2'.CF2]+[$'Fuente-Dashboard-Departamentos-v2'.CK2]+[$'Fuente-Dashboard-Departamentos-v2'.CP2]+[$'Fuente-Dashboard-Departamentos-v2'.CU2]+[$'Fuente-Dashboard-Departamentos-v2'.CZ2]+[$'Fuente-Dashboard-Departamentos-v2'.DE2]+[$'Fuente-Dashboard-Departamentos-v2'.DJ2]+[$'Fuente-Dashboard-Departamentos-v2'.DO2]+[$'Fuente-Dashboard-Departamentos-v2'.DT2]" office:value-type="float" office:value="0" calcext:value-type="float">
            <text:p>0</text:p>
          </table:table-cell>
          <table:table-cell table:formula="of:=[$'Fuente-Dashboard-Departamentos-v2'.E2]+[$'Fuente-Dashboard-Departamentos-v2'.J2]+[$'Fuente-Dashboard-Departamentos-v2'.O2]+[$'Fuente-Dashboard-Departamentos-v2'.T2]+[$'Fuente-Dashboard-Departamentos-v2'.Y2]+[$'Fuente-Dashboard-Departamentos-v2'.AD2]+[$'Fuente-Dashboard-Departamentos-v2'.AI2]+[$'Fuente-Dashboard-Departamentos-v2'.AN2]+[$'Fuente-Dashboard-Departamentos-v2'.AS2]+[$'Fuente-Dashboard-Departamentos-v2'.AX2]+[$'Fuente-Dashboard-Departamentos-v2'.BC2]+[$'Fuente-Dashboard-Departamentos-v2'.BH2]+[$'Fuente-Dashboard-Departamentos-v2'.BM2]+[$'Fuente-Dashboard-Departamentos-v2'.BR2]+[$'Fuente-Dashboard-Departamentos-v2'.BW2]+[$'Fuente-Dashboard-Departamentos-v2'.CB2]+[$'Fuente-Dashboard-Departamentos-v2'.CG2]+[$'Fuente-Dashboard-Departamentos-v2'.CL2]+[$'Fuente-Dashboard-Departamentos-v2'.CQ2]+[$'Fuente-Dashboard-Departamentos-v2'.CV2]+[$'Fuente-Dashboard-Departamentos-v2'.DA2]+[$'Fuente-Dashboard-Departamentos-v2'.DF2]+[$'Fuente-Dashboard-Departamentos-v2'.DK2]+[$'Fuente-Dashboard-Departamentos-v2'.DP2]+[$'Fuente-Dashboard-Departamentos-v2'.DU2]" office:value-type="float" office:value="1" calcext:value-type="float">
            <text:p>1</text:p>
          </table:table-cell>
          <table:table-cell table:formula="of:=[$'Fuente-Dashboard-Departamentos-v2'.F2]+[$'Fuente-Dashboard-Departamentos-v2'.K2]+[$'Fuente-Dashboard-Departamentos-v2'.P2]+[$'Fuente-Dashboard-Departamentos-v2'.U2]+[$'Fuente-Dashboard-Departamentos-v2'.Z2]+[$'Fuente-Dashboard-Departamentos-v2'.AE2]+[$'Fuente-Dashboard-Departamentos-v2'.AJ2]+[$'Fuente-Dashboard-Departamentos-v2'.AO2]+[$'Fuente-Dashboard-Departamentos-v2'.AT2]+[$'Fuente-Dashboard-Departamentos-v2'.AY2]+[$'Fuente-Dashboard-Departamentos-v2'.BD2]+[$'Fuente-Dashboard-Departamentos-v2'.BI2]+[$'Fuente-Dashboard-Departamentos-v2'.BN2]+[$'Fuente-Dashboard-Departamentos-v2'.BS2]+[$'Fuente-Dashboard-Departamentos-v2'.BX2]+[$'Fuente-Dashboard-Departamentos-v2'.CC2]+[$'Fuente-Dashboard-Departamentos-v2'.CH2]+[$'Fuente-Dashboard-Departamentos-v2'.CM2]+[$'Fuente-Dashboard-Departamentos-v2'.CR2]+[$'Fuente-Dashboard-Departamentos-v2'.CW2]+[$'Fuente-Dashboard-Departamentos-v2'.DB2]+[$'Fuente-Dashboard-Departamentos-v2'.DG2]+[$'Fuente-Dashboard-Departamentos-v2'.DL2]+[$'Fuente-Dashboard-Departamentos-v2'.DQ2]+[$'Fuente-Dashboard-Departamentos-v2'.DV2]" office:value-type="float" office:value="0" calcext:value-type="float">
            <text:p>0</text:p>
          </table:table-cell>
          <table:table-cell table:formula="of:=[.B2]=[$'Fuente-Dashboard-v2'.B2]" office:value-type="boolean" office:boolean-value="true" calcext:value-type="boolean">
            <text:p>VERDADERO</text:p>
          </table:table-cell>
          <table:table-cell table:formula="of:=[.C2]=[$'Fuente-Dashboard-v2'.C2]" office:value-type="boolean" office:boolean-value="true" calcext:value-type="boolean">
            <text:p>VERDADERO</text:p>
          </table:table-cell>
          <table:table-cell table:formula="of:=[.D2]=[$'Fuente-Dashboard-v2'.D2]" office:value-type="boolean" office:boolean-value="true" calcext:value-type="boolean">
            <text:p>VERDADERO</text:p>
          </table:table-cell>
          <table:table-cell table:formula="of:=[.E2]=[$'Fuente-Dashboard-v2'.E2]" office:value-type="boolean" office:boolean-value="true" calcext:value-type="boolean">
            <text:p>VERDADERO</text:p>
          </table:table-cell>
          <table:table-cell table:formula="of:=[.F2]=[$'Fuente-Dashboard-v2'.F2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07" calcext:value-type="date">
            <text:p>07/03/20</text:p>
          </table:table-cell>
          <table:table-cell table:formula="of:=[$'Fuente-Dashboard-Departamentos-v2'.B3]+[$'Fuente-Dashboard-Departamentos-v2'.G3]+[$'Fuente-Dashboard-Departamentos-v2'.L3]+[$'Fuente-Dashboard-Departamentos-v2'.Q3]+[$'Fuente-Dashboard-Departamentos-v2'.V3]+[$'Fuente-Dashboard-Departamentos-v2'.AA3]+[$'Fuente-Dashboard-Departamentos-v2'.AF3]+[$'Fuente-Dashboard-Departamentos-v2'.AK3]+[$'Fuente-Dashboard-Departamentos-v2'.AP3]+[$'Fuente-Dashboard-Departamentos-v2'.AU3]+[$'Fuente-Dashboard-Departamentos-v2'.AZ3]+[$'Fuente-Dashboard-Departamentos-v2'.BE3]+[$'Fuente-Dashboard-Departamentos-v2'.BJ3]+[$'Fuente-Dashboard-Departamentos-v2'.BO3]+[$'Fuente-Dashboard-Departamentos-v2'.BT3]+[$'Fuente-Dashboard-Departamentos-v2'.BY3]+[$'Fuente-Dashboard-Departamentos-v2'.CD3]+[$'Fuente-Dashboard-Departamentos-v2'.CI3]+[$'Fuente-Dashboard-Departamentos-v2'.CN3]+[$'Fuente-Dashboard-Departamentos-v2'.CS3]+[$'Fuente-Dashboard-Departamentos-v2'.CX3]+[$'Fuente-Dashboard-Departamentos-v2'.DC3]+[$'Fuente-Dashboard-Departamentos-v2'.DH3]+[$'Fuente-Dashboard-Departamentos-v2'.DM3]+[$'Fuente-Dashboard-Departamentos-v2'.DR3]" office:value-type="float" office:value="6" calcext:value-type="float">
            <text:p>6</text:p>
          </table:table-cell>
          <table:table-cell table:formula="of:=[$'Fuente-Dashboard-Departamentos-v2'.C3]+[$'Fuente-Dashboard-Departamentos-v2'.H3]+[$'Fuente-Dashboard-Departamentos-v2'.M3]+[$'Fuente-Dashboard-Departamentos-v2'.R3]+[$'Fuente-Dashboard-Departamentos-v2'.W3]+[$'Fuente-Dashboard-Departamentos-v2'.AB3]+[$'Fuente-Dashboard-Departamentos-v2'.AG3]+[$'Fuente-Dashboard-Departamentos-v2'.AL3]+[$'Fuente-Dashboard-Departamentos-v2'.AQ3]+[$'Fuente-Dashboard-Departamentos-v2'.AV3]+[$'Fuente-Dashboard-Departamentos-v2'.BA3]+[$'Fuente-Dashboard-Departamentos-v2'.BF3]+[$'Fuente-Dashboard-Departamentos-v2'.BK3]+[$'Fuente-Dashboard-Departamentos-v2'.BP3]+[$'Fuente-Dashboard-Departamentos-v2'.BU3]+[$'Fuente-Dashboard-Departamentos-v2'.BZ3]+[$'Fuente-Dashboard-Departamentos-v2'.CE3]+[$'Fuente-Dashboard-Departamentos-v2'.CJ3]+[$'Fuente-Dashboard-Departamentos-v2'.CO3]+[$'Fuente-Dashboard-Departamentos-v2'.CT3]+[$'Fuente-Dashboard-Departamentos-v2'.CY3]+[$'Fuente-Dashboard-Departamentos-v2'.DD3]+[$'Fuente-Dashboard-Departamentos-v2'.DI3]+[$'Fuente-Dashboard-Departamentos-v2'.DN3]+[$'Fuente-Dashboard-Departamentos-v2'.DS3]" office:value-type="float" office:value="0" calcext:value-type="float">
            <text:p>0</text:p>
          </table:table-cell>
          <table:table-cell table:formula="of:=[$'Fuente-Dashboard-Departamentos-v2'.D3]+[$'Fuente-Dashboard-Departamentos-v2'.I3]+[$'Fuente-Dashboard-Departamentos-v2'.N3]+[$'Fuente-Dashboard-Departamentos-v2'.S3]+[$'Fuente-Dashboard-Departamentos-v2'.X3]+[$'Fuente-Dashboard-Departamentos-v2'.AC3]+[$'Fuente-Dashboard-Departamentos-v2'.AH3]+[$'Fuente-Dashboard-Departamentos-v2'.AM3]+[$'Fuente-Dashboard-Departamentos-v2'.AR3]+[$'Fuente-Dashboard-Departamentos-v2'.AW3]+[$'Fuente-Dashboard-Departamentos-v2'.BB3]+[$'Fuente-Dashboard-Departamentos-v2'.BG3]+[$'Fuente-Dashboard-Departamentos-v2'.BL3]+[$'Fuente-Dashboard-Departamentos-v2'.BQ3]+[$'Fuente-Dashboard-Departamentos-v2'.BV3]+[$'Fuente-Dashboard-Departamentos-v2'.CA3]+[$'Fuente-Dashboard-Departamentos-v2'.CF3]+[$'Fuente-Dashboard-Departamentos-v2'.CK3]+[$'Fuente-Dashboard-Departamentos-v2'.CP3]+[$'Fuente-Dashboard-Departamentos-v2'.CU3]+[$'Fuente-Dashboard-Departamentos-v2'.CZ3]+[$'Fuente-Dashboard-Departamentos-v2'.DE3]+[$'Fuente-Dashboard-Departamentos-v2'.DJ3]+[$'Fuente-Dashboard-Departamentos-v2'.DO3]+[$'Fuente-Dashboard-Departamentos-v2'.DT3]" office:value-type="float" office:value="0" calcext:value-type="float">
            <text:p>0</text:p>
          </table:table-cell>
          <table:table-cell table:formula="of:=[$'Fuente-Dashboard-Departamentos-v2'.E3]+[$'Fuente-Dashboard-Departamentos-v2'.J3]+[$'Fuente-Dashboard-Departamentos-v2'.O3]+[$'Fuente-Dashboard-Departamentos-v2'.T3]+[$'Fuente-Dashboard-Departamentos-v2'.Y3]+[$'Fuente-Dashboard-Departamentos-v2'.AD3]+[$'Fuente-Dashboard-Departamentos-v2'.AI3]+[$'Fuente-Dashboard-Departamentos-v2'.AN3]+[$'Fuente-Dashboard-Departamentos-v2'.AS3]+[$'Fuente-Dashboard-Departamentos-v2'.AX3]+[$'Fuente-Dashboard-Departamentos-v2'.BC3]+[$'Fuente-Dashboard-Departamentos-v2'.BH3]+[$'Fuente-Dashboard-Departamentos-v2'.BM3]+[$'Fuente-Dashboard-Departamentos-v2'.BR3]+[$'Fuente-Dashboard-Departamentos-v2'.BW3]+[$'Fuente-Dashboard-Departamentos-v2'.CB3]+[$'Fuente-Dashboard-Departamentos-v2'.CG3]+[$'Fuente-Dashboard-Departamentos-v2'.CL3]+[$'Fuente-Dashboard-Departamentos-v2'.CQ3]+[$'Fuente-Dashboard-Departamentos-v2'.CV3]+[$'Fuente-Dashboard-Departamentos-v2'.DA3]+[$'Fuente-Dashboard-Departamentos-v2'.DF3]+[$'Fuente-Dashboard-Departamentos-v2'.DK3]+[$'Fuente-Dashboard-Departamentos-v2'.DP3]+[$'Fuente-Dashboard-Departamentos-v2'.DU3]" office:value-type="float" office:value="6" calcext:value-type="float">
            <text:p>6</text:p>
          </table:table-cell>
          <table:table-cell table:formula="of:=[$'Fuente-Dashboard-Departamentos-v2'.F3]+[$'Fuente-Dashboard-Departamentos-v2'.K3]+[$'Fuente-Dashboard-Departamentos-v2'.P3]+[$'Fuente-Dashboard-Departamentos-v2'.U3]+[$'Fuente-Dashboard-Departamentos-v2'.Z3]+[$'Fuente-Dashboard-Departamentos-v2'.AE3]+[$'Fuente-Dashboard-Departamentos-v2'.AJ3]+[$'Fuente-Dashboard-Departamentos-v2'.AO3]+[$'Fuente-Dashboard-Departamentos-v2'.AT3]+[$'Fuente-Dashboard-Departamentos-v2'.AY3]+[$'Fuente-Dashboard-Departamentos-v2'.BD3]+[$'Fuente-Dashboard-Departamentos-v2'.BI3]+[$'Fuente-Dashboard-Departamentos-v2'.BN3]+[$'Fuente-Dashboard-Departamentos-v2'.BS3]+[$'Fuente-Dashboard-Departamentos-v2'.BX3]+[$'Fuente-Dashboard-Departamentos-v2'.CC3]+[$'Fuente-Dashboard-Departamentos-v2'.CH3]+[$'Fuente-Dashboard-Departamentos-v2'.CM3]+[$'Fuente-Dashboard-Departamentos-v2'.CR3]+[$'Fuente-Dashboard-Departamentos-v2'.CW3]+[$'Fuente-Dashboard-Departamentos-v2'.DB3]+[$'Fuente-Dashboard-Departamentos-v2'.DG3]+[$'Fuente-Dashboard-Departamentos-v2'.DL3]+[$'Fuente-Dashboard-Departamentos-v2'.DQ3]+[$'Fuente-Dashboard-Departamentos-v2'.DV3]" office:value-type="float" office:value="0" calcext:value-type="float">
            <text:p>0</text:p>
          </table:table-cell>
          <table:table-cell table:formula="of:=[.B3]=[$'Fuente-Dashboard-v2'.B3]" office:value-type="boolean" office:boolean-value="true" calcext:value-type="boolean">
            <text:p>VERDADERO</text:p>
          </table:table-cell>
          <table:table-cell table:formula="of:=[.C3]=[$'Fuente-Dashboard-v2'.C3]" office:value-type="boolean" office:boolean-value="true" calcext:value-type="boolean">
            <text:p>VERDADERO</text:p>
          </table:table-cell>
          <table:table-cell table:formula="of:=[.D3]=[$'Fuente-Dashboard-v2'.D3]" office:value-type="boolean" office:boolean-value="true" calcext:value-type="boolean">
            <text:p>VERDADERO</text:p>
          </table:table-cell>
          <table:table-cell table:formula="of:=[.E3]=[$'Fuente-Dashboard-v2'.E3]" office:value-type="boolean" office:boolean-value="true" calcext:value-type="boolean">
            <text:p>VERDADERO</text:p>
          </table:table-cell>
          <table:table-cell table:formula="of:=[.F3]=[$'Fuente-Dashboard-v2'.F3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08" calcext:value-type="date">
            <text:p>08/03/20</text:p>
          </table:table-cell>
          <table:table-cell table:formula="of:=[$'Fuente-Dashboard-Departamentos-v2'.B4]+[$'Fuente-Dashboard-Departamentos-v2'.G4]+[$'Fuente-Dashboard-Departamentos-v2'.L4]+[$'Fuente-Dashboard-Departamentos-v2'.Q4]+[$'Fuente-Dashboard-Departamentos-v2'.V4]+[$'Fuente-Dashboard-Departamentos-v2'.AA4]+[$'Fuente-Dashboard-Departamentos-v2'.AF4]+[$'Fuente-Dashboard-Departamentos-v2'.AK4]+[$'Fuente-Dashboard-Departamentos-v2'.AP4]+[$'Fuente-Dashboard-Departamentos-v2'.AU4]+[$'Fuente-Dashboard-Departamentos-v2'.AZ4]+[$'Fuente-Dashboard-Departamentos-v2'.BE4]+[$'Fuente-Dashboard-Departamentos-v2'.BJ4]+[$'Fuente-Dashboard-Departamentos-v2'.BO4]+[$'Fuente-Dashboard-Departamentos-v2'.BT4]+[$'Fuente-Dashboard-Departamentos-v2'.BY4]+[$'Fuente-Dashboard-Departamentos-v2'.CD4]+[$'Fuente-Dashboard-Departamentos-v2'.CI4]+[$'Fuente-Dashboard-Departamentos-v2'.CN4]+[$'Fuente-Dashboard-Departamentos-v2'.CS4]+[$'Fuente-Dashboard-Departamentos-v2'.CX4]+[$'Fuente-Dashboard-Departamentos-v2'.DC4]+[$'Fuente-Dashboard-Departamentos-v2'.DH4]+[$'Fuente-Dashboard-Departamentos-v2'.DM4]+[$'Fuente-Dashboard-Departamentos-v2'.DR4]" office:value-type="float" office:value="8" calcext:value-type="float">
            <text:p>8</text:p>
          </table:table-cell>
          <table:table-cell table:formula="of:=[$'Fuente-Dashboard-Departamentos-v2'.C4]+[$'Fuente-Dashboard-Departamentos-v2'.H4]+[$'Fuente-Dashboard-Departamentos-v2'.M4]+[$'Fuente-Dashboard-Departamentos-v2'.R4]+[$'Fuente-Dashboard-Departamentos-v2'.W4]+[$'Fuente-Dashboard-Departamentos-v2'.AB4]+[$'Fuente-Dashboard-Departamentos-v2'.AG4]+[$'Fuente-Dashboard-Departamentos-v2'.AL4]+[$'Fuente-Dashboard-Departamentos-v2'.AQ4]+[$'Fuente-Dashboard-Departamentos-v2'.AV4]+[$'Fuente-Dashboard-Departamentos-v2'.BA4]+[$'Fuente-Dashboard-Departamentos-v2'.BF4]+[$'Fuente-Dashboard-Departamentos-v2'.BK4]+[$'Fuente-Dashboard-Departamentos-v2'.BP4]+[$'Fuente-Dashboard-Departamentos-v2'.BU4]+[$'Fuente-Dashboard-Departamentos-v2'.BZ4]+[$'Fuente-Dashboard-Departamentos-v2'.CE4]+[$'Fuente-Dashboard-Departamentos-v2'.CJ4]+[$'Fuente-Dashboard-Departamentos-v2'.CO4]+[$'Fuente-Dashboard-Departamentos-v2'.CT4]+[$'Fuente-Dashboard-Departamentos-v2'.CY4]+[$'Fuente-Dashboard-Departamentos-v2'.DD4]+[$'Fuente-Dashboard-Departamentos-v2'.DI4]+[$'Fuente-Dashboard-Departamentos-v2'.DN4]+[$'Fuente-Dashboard-Departamentos-v2'.DS4]" office:value-type="float" office:value="0" calcext:value-type="float">
            <text:p>0</text:p>
          </table:table-cell>
          <table:table-cell table:formula="of:=[$'Fuente-Dashboard-Departamentos-v2'.D4]+[$'Fuente-Dashboard-Departamentos-v2'.I4]+[$'Fuente-Dashboard-Departamentos-v2'.N4]+[$'Fuente-Dashboard-Departamentos-v2'.S4]+[$'Fuente-Dashboard-Departamentos-v2'.X4]+[$'Fuente-Dashboard-Departamentos-v2'.AC4]+[$'Fuente-Dashboard-Departamentos-v2'.AH4]+[$'Fuente-Dashboard-Departamentos-v2'.AM4]+[$'Fuente-Dashboard-Departamentos-v2'.AR4]+[$'Fuente-Dashboard-Departamentos-v2'.AW4]+[$'Fuente-Dashboard-Departamentos-v2'.BB4]+[$'Fuente-Dashboard-Departamentos-v2'.BG4]+[$'Fuente-Dashboard-Departamentos-v2'.BL4]+[$'Fuente-Dashboard-Departamentos-v2'.BQ4]+[$'Fuente-Dashboard-Departamentos-v2'.BV4]+[$'Fuente-Dashboard-Departamentos-v2'.CA4]+[$'Fuente-Dashboard-Departamentos-v2'.CF4]+[$'Fuente-Dashboard-Departamentos-v2'.CK4]+[$'Fuente-Dashboard-Departamentos-v2'.CP4]+[$'Fuente-Dashboard-Departamentos-v2'.CU4]+[$'Fuente-Dashboard-Departamentos-v2'.CZ4]+[$'Fuente-Dashboard-Departamentos-v2'.DE4]+[$'Fuente-Dashboard-Departamentos-v2'.DJ4]+[$'Fuente-Dashboard-Departamentos-v2'.DO4]+[$'Fuente-Dashboard-Departamentos-v2'.DT4]" office:value-type="float" office:value="0" calcext:value-type="float">
            <text:p>0</text:p>
          </table:table-cell>
          <table:table-cell table:formula="of:=[$'Fuente-Dashboard-Departamentos-v2'.E4]+[$'Fuente-Dashboard-Departamentos-v2'.J4]+[$'Fuente-Dashboard-Departamentos-v2'.O4]+[$'Fuente-Dashboard-Departamentos-v2'.T4]+[$'Fuente-Dashboard-Departamentos-v2'.Y4]+[$'Fuente-Dashboard-Departamentos-v2'.AD4]+[$'Fuente-Dashboard-Departamentos-v2'.AI4]+[$'Fuente-Dashboard-Departamentos-v2'.AN4]+[$'Fuente-Dashboard-Departamentos-v2'.AS4]+[$'Fuente-Dashboard-Departamentos-v2'.AX4]+[$'Fuente-Dashboard-Departamentos-v2'.BC4]+[$'Fuente-Dashboard-Departamentos-v2'.BH4]+[$'Fuente-Dashboard-Departamentos-v2'.BM4]+[$'Fuente-Dashboard-Departamentos-v2'.BR4]+[$'Fuente-Dashboard-Departamentos-v2'.BW4]+[$'Fuente-Dashboard-Departamentos-v2'.CB4]+[$'Fuente-Dashboard-Departamentos-v2'.CG4]+[$'Fuente-Dashboard-Departamentos-v2'.CL4]+[$'Fuente-Dashboard-Departamentos-v2'.CQ4]+[$'Fuente-Dashboard-Departamentos-v2'.CV4]+[$'Fuente-Dashboard-Departamentos-v2'.DA4]+[$'Fuente-Dashboard-Departamentos-v2'.DF4]+[$'Fuente-Dashboard-Departamentos-v2'.DK4]+[$'Fuente-Dashboard-Departamentos-v2'.DP4]+[$'Fuente-Dashboard-Departamentos-v2'.DU4]" office:value-type="float" office:value="8" calcext:value-type="float">
            <text:p>8</text:p>
          </table:table-cell>
          <table:table-cell table:formula="of:=[$'Fuente-Dashboard-Departamentos-v2'.F4]+[$'Fuente-Dashboard-Departamentos-v2'.K4]+[$'Fuente-Dashboard-Departamentos-v2'.P4]+[$'Fuente-Dashboard-Departamentos-v2'.U4]+[$'Fuente-Dashboard-Departamentos-v2'.Z4]+[$'Fuente-Dashboard-Departamentos-v2'.AE4]+[$'Fuente-Dashboard-Departamentos-v2'.AJ4]+[$'Fuente-Dashboard-Departamentos-v2'.AO4]+[$'Fuente-Dashboard-Departamentos-v2'.AT4]+[$'Fuente-Dashboard-Departamentos-v2'.AY4]+[$'Fuente-Dashboard-Departamentos-v2'.BD4]+[$'Fuente-Dashboard-Departamentos-v2'.BI4]+[$'Fuente-Dashboard-Departamentos-v2'.BN4]+[$'Fuente-Dashboard-Departamentos-v2'.BS4]+[$'Fuente-Dashboard-Departamentos-v2'.BX4]+[$'Fuente-Dashboard-Departamentos-v2'.CC4]+[$'Fuente-Dashboard-Departamentos-v2'.CH4]+[$'Fuente-Dashboard-Departamentos-v2'.CM4]+[$'Fuente-Dashboard-Departamentos-v2'.CR4]+[$'Fuente-Dashboard-Departamentos-v2'.CW4]+[$'Fuente-Dashboard-Departamentos-v2'.DB4]+[$'Fuente-Dashboard-Departamentos-v2'.DG4]+[$'Fuente-Dashboard-Departamentos-v2'.DL4]+[$'Fuente-Dashboard-Departamentos-v2'.DQ4]+[$'Fuente-Dashboard-Departamentos-v2'.DV4]" office:value-type="float" office:value="0" calcext:value-type="float">
            <text:p>0</text:p>
          </table:table-cell>
          <table:table-cell table:formula="of:=[.B4]=[$'Fuente-Dashboard-v2'.B4]" office:value-type="boolean" office:boolean-value="true" calcext:value-type="boolean">
            <text:p>VERDADERO</text:p>
          </table:table-cell>
          <table:table-cell table:formula="of:=[.C4]=[$'Fuente-Dashboard-v2'.C4]" office:value-type="boolean" office:boolean-value="true" calcext:value-type="boolean">
            <text:p>VERDADERO</text:p>
          </table:table-cell>
          <table:table-cell table:formula="of:=[.D4]=[$'Fuente-Dashboard-v2'.D4]" office:value-type="boolean" office:boolean-value="true" calcext:value-type="boolean">
            <text:p>VERDADERO</text:p>
          </table:table-cell>
          <table:table-cell table:formula="of:=[.E4]=[$'Fuente-Dashboard-v2'.E4]" office:value-type="boolean" office:boolean-value="true" calcext:value-type="boolean">
            <text:p>VERDADERO</text:p>
          </table:table-cell>
          <table:table-cell table:formula="of:=[.F4]=[$'Fuente-Dashboard-v2'.F4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09" calcext:value-type="date">
            <text:p>09/03/20</text:p>
          </table:table-cell>
          <table:table-cell table:formula="of:=[$'Fuente-Dashboard-Departamentos-v2'.B5]+[$'Fuente-Dashboard-Departamentos-v2'.G5]+[$'Fuente-Dashboard-Departamentos-v2'.L5]+[$'Fuente-Dashboard-Departamentos-v2'.Q5]+[$'Fuente-Dashboard-Departamentos-v2'.V5]+[$'Fuente-Dashboard-Departamentos-v2'.AA5]+[$'Fuente-Dashboard-Departamentos-v2'.AF5]+[$'Fuente-Dashboard-Departamentos-v2'.AK5]+[$'Fuente-Dashboard-Departamentos-v2'.AP5]+[$'Fuente-Dashboard-Departamentos-v2'.AU5]+[$'Fuente-Dashboard-Departamentos-v2'.AZ5]+[$'Fuente-Dashboard-Departamentos-v2'.BE5]+[$'Fuente-Dashboard-Departamentos-v2'.BJ5]+[$'Fuente-Dashboard-Departamentos-v2'.BO5]+[$'Fuente-Dashboard-Departamentos-v2'.BT5]+[$'Fuente-Dashboard-Departamentos-v2'.BY5]+[$'Fuente-Dashboard-Departamentos-v2'.CD5]+[$'Fuente-Dashboard-Departamentos-v2'.CI5]+[$'Fuente-Dashboard-Departamentos-v2'.CN5]+[$'Fuente-Dashboard-Departamentos-v2'.CS5]+[$'Fuente-Dashboard-Departamentos-v2'.CX5]+[$'Fuente-Dashboard-Departamentos-v2'.DC5]+[$'Fuente-Dashboard-Departamentos-v2'.DH5]+[$'Fuente-Dashboard-Departamentos-v2'.DM5]+[$'Fuente-Dashboard-Departamentos-v2'.DR5]" office:value-type="float" office:value="11" calcext:value-type="float">
            <text:p>11</text:p>
          </table:table-cell>
          <table:table-cell table:formula="of:=[$'Fuente-Dashboard-Departamentos-v2'.C5]+[$'Fuente-Dashboard-Departamentos-v2'.H5]+[$'Fuente-Dashboard-Departamentos-v2'.M5]+[$'Fuente-Dashboard-Departamentos-v2'.R5]+[$'Fuente-Dashboard-Departamentos-v2'.W5]+[$'Fuente-Dashboard-Departamentos-v2'.AB5]+[$'Fuente-Dashboard-Departamentos-v2'.AG5]+[$'Fuente-Dashboard-Departamentos-v2'.AL5]+[$'Fuente-Dashboard-Departamentos-v2'.AQ5]+[$'Fuente-Dashboard-Departamentos-v2'.AV5]+[$'Fuente-Dashboard-Departamentos-v2'.BA5]+[$'Fuente-Dashboard-Departamentos-v2'.BF5]+[$'Fuente-Dashboard-Departamentos-v2'.BK5]+[$'Fuente-Dashboard-Departamentos-v2'.BP5]+[$'Fuente-Dashboard-Departamentos-v2'.BU5]+[$'Fuente-Dashboard-Departamentos-v2'.BZ5]+[$'Fuente-Dashboard-Departamentos-v2'.CE5]+[$'Fuente-Dashboard-Departamentos-v2'.CJ5]+[$'Fuente-Dashboard-Departamentos-v2'.CO5]+[$'Fuente-Dashboard-Departamentos-v2'.CT5]+[$'Fuente-Dashboard-Departamentos-v2'.CY5]+[$'Fuente-Dashboard-Departamentos-v2'.DD5]+[$'Fuente-Dashboard-Departamentos-v2'.DI5]+[$'Fuente-Dashboard-Departamentos-v2'.DN5]+[$'Fuente-Dashboard-Departamentos-v2'.DS5]" office:value-type="float" office:value="0" calcext:value-type="float">
            <text:p>0</text:p>
          </table:table-cell>
          <table:table-cell table:formula="of:=[$'Fuente-Dashboard-Departamentos-v2'.D5]+[$'Fuente-Dashboard-Departamentos-v2'.I5]+[$'Fuente-Dashboard-Departamentos-v2'.N5]+[$'Fuente-Dashboard-Departamentos-v2'.S5]+[$'Fuente-Dashboard-Departamentos-v2'.X5]+[$'Fuente-Dashboard-Departamentos-v2'.AC5]+[$'Fuente-Dashboard-Departamentos-v2'.AH5]+[$'Fuente-Dashboard-Departamentos-v2'.AM5]+[$'Fuente-Dashboard-Departamentos-v2'.AR5]+[$'Fuente-Dashboard-Departamentos-v2'.AW5]+[$'Fuente-Dashboard-Departamentos-v2'.BB5]+[$'Fuente-Dashboard-Departamentos-v2'.BG5]+[$'Fuente-Dashboard-Departamentos-v2'.BL5]+[$'Fuente-Dashboard-Departamentos-v2'.BQ5]+[$'Fuente-Dashboard-Departamentos-v2'.BV5]+[$'Fuente-Dashboard-Departamentos-v2'.CA5]+[$'Fuente-Dashboard-Departamentos-v2'.CF5]+[$'Fuente-Dashboard-Departamentos-v2'.CK5]+[$'Fuente-Dashboard-Departamentos-v2'.CP5]+[$'Fuente-Dashboard-Departamentos-v2'.CU5]+[$'Fuente-Dashboard-Departamentos-v2'.CZ5]+[$'Fuente-Dashboard-Departamentos-v2'.DE5]+[$'Fuente-Dashboard-Departamentos-v2'.DJ5]+[$'Fuente-Dashboard-Departamentos-v2'.DO5]+[$'Fuente-Dashboard-Departamentos-v2'.DT5]" office:value-type="float" office:value="0" calcext:value-type="float">
            <text:p>0</text:p>
          </table:table-cell>
          <table:table-cell table:formula="of:=[$'Fuente-Dashboard-Departamentos-v2'.E5]+[$'Fuente-Dashboard-Departamentos-v2'.J5]+[$'Fuente-Dashboard-Departamentos-v2'.O5]+[$'Fuente-Dashboard-Departamentos-v2'.T5]+[$'Fuente-Dashboard-Departamentos-v2'.Y5]+[$'Fuente-Dashboard-Departamentos-v2'.AD5]+[$'Fuente-Dashboard-Departamentos-v2'.AI5]+[$'Fuente-Dashboard-Departamentos-v2'.AN5]+[$'Fuente-Dashboard-Departamentos-v2'.AS5]+[$'Fuente-Dashboard-Departamentos-v2'.AX5]+[$'Fuente-Dashboard-Departamentos-v2'.BC5]+[$'Fuente-Dashboard-Departamentos-v2'.BH5]+[$'Fuente-Dashboard-Departamentos-v2'.BM5]+[$'Fuente-Dashboard-Departamentos-v2'.BR5]+[$'Fuente-Dashboard-Departamentos-v2'.BW5]+[$'Fuente-Dashboard-Departamentos-v2'.CB5]+[$'Fuente-Dashboard-Departamentos-v2'.CG5]+[$'Fuente-Dashboard-Departamentos-v2'.CL5]+[$'Fuente-Dashboard-Departamentos-v2'.CQ5]+[$'Fuente-Dashboard-Departamentos-v2'.CV5]+[$'Fuente-Dashboard-Departamentos-v2'.DA5]+[$'Fuente-Dashboard-Departamentos-v2'.DF5]+[$'Fuente-Dashboard-Departamentos-v2'.DK5]+[$'Fuente-Dashboard-Departamentos-v2'.DP5]+[$'Fuente-Dashboard-Departamentos-v2'.DU5]" office:value-type="float" office:value="11" calcext:value-type="float">
            <text:p>11</text:p>
          </table:table-cell>
          <table:table-cell table:formula="of:=[$'Fuente-Dashboard-Departamentos-v2'.F5]+[$'Fuente-Dashboard-Departamentos-v2'.K5]+[$'Fuente-Dashboard-Departamentos-v2'.P5]+[$'Fuente-Dashboard-Departamentos-v2'.U5]+[$'Fuente-Dashboard-Departamentos-v2'.Z5]+[$'Fuente-Dashboard-Departamentos-v2'.AE5]+[$'Fuente-Dashboard-Departamentos-v2'.AJ5]+[$'Fuente-Dashboard-Departamentos-v2'.AO5]+[$'Fuente-Dashboard-Departamentos-v2'.AT5]+[$'Fuente-Dashboard-Departamentos-v2'.AY5]+[$'Fuente-Dashboard-Departamentos-v2'.BD5]+[$'Fuente-Dashboard-Departamentos-v2'.BI5]+[$'Fuente-Dashboard-Departamentos-v2'.BN5]+[$'Fuente-Dashboard-Departamentos-v2'.BS5]+[$'Fuente-Dashboard-Departamentos-v2'.BX5]+[$'Fuente-Dashboard-Departamentos-v2'.CC5]+[$'Fuente-Dashboard-Departamentos-v2'.CH5]+[$'Fuente-Dashboard-Departamentos-v2'.CM5]+[$'Fuente-Dashboard-Departamentos-v2'.CR5]+[$'Fuente-Dashboard-Departamentos-v2'.CW5]+[$'Fuente-Dashboard-Departamentos-v2'.DB5]+[$'Fuente-Dashboard-Departamentos-v2'.DG5]+[$'Fuente-Dashboard-Departamentos-v2'.DL5]+[$'Fuente-Dashboard-Departamentos-v2'.DQ5]+[$'Fuente-Dashboard-Departamentos-v2'.DV5]" office:value-type="float" office:value="0" calcext:value-type="float">
            <text:p>0</text:p>
          </table:table-cell>
          <table:table-cell table:formula="of:=[.B5]=[$'Fuente-Dashboard-v2'.B5]" office:value-type="boolean" office:boolean-value="true" calcext:value-type="boolean">
            <text:p>VERDADERO</text:p>
          </table:table-cell>
          <table:table-cell table:formula="of:=[.C5]=[$'Fuente-Dashboard-v2'.C5]" office:value-type="boolean" office:boolean-value="true" calcext:value-type="boolean">
            <text:p>VERDADERO</text:p>
          </table:table-cell>
          <table:table-cell table:formula="of:=[.D5]=[$'Fuente-Dashboard-v2'.D5]" office:value-type="boolean" office:boolean-value="true" calcext:value-type="boolean">
            <text:p>VERDADERO</text:p>
          </table:table-cell>
          <table:table-cell table:formula="of:=[.E5]=[$'Fuente-Dashboard-v2'.E5]" office:value-type="boolean" office:boolean-value="true" calcext:value-type="boolean">
            <text:p>VERDADERO</text:p>
          </table:table-cell>
          <table:table-cell table:formula="of:=[.F5]=[$'Fuente-Dashboard-v2'.F5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10" calcext:value-type="date">
            <text:p>10/03/20</text:p>
          </table:table-cell>
          <table:table-cell table:formula="of:=[$'Fuente-Dashboard-Departamentos-v2'.B6]+[$'Fuente-Dashboard-Departamentos-v2'.G6]+[$'Fuente-Dashboard-Departamentos-v2'.L6]+[$'Fuente-Dashboard-Departamentos-v2'.Q6]+[$'Fuente-Dashboard-Departamentos-v2'.V6]+[$'Fuente-Dashboard-Departamentos-v2'.AA6]+[$'Fuente-Dashboard-Departamentos-v2'.AF6]+[$'Fuente-Dashboard-Departamentos-v2'.AK6]+[$'Fuente-Dashboard-Departamentos-v2'.AP6]+[$'Fuente-Dashboard-Departamentos-v2'.AU6]+[$'Fuente-Dashboard-Departamentos-v2'.AZ6]+[$'Fuente-Dashboard-Departamentos-v2'.BE6]+[$'Fuente-Dashboard-Departamentos-v2'.BJ6]+[$'Fuente-Dashboard-Departamentos-v2'.BO6]+[$'Fuente-Dashboard-Departamentos-v2'.BT6]+[$'Fuente-Dashboard-Departamentos-v2'.BY6]+[$'Fuente-Dashboard-Departamentos-v2'.CD6]+[$'Fuente-Dashboard-Departamentos-v2'.CI6]+[$'Fuente-Dashboard-Departamentos-v2'.CN6]+[$'Fuente-Dashboard-Departamentos-v2'.CS6]+[$'Fuente-Dashboard-Departamentos-v2'.CX6]+[$'Fuente-Dashboard-Departamentos-v2'.DC6]+[$'Fuente-Dashboard-Departamentos-v2'.DH6]+[$'Fuente-Dashboard-Departamentos-v2'.DM6]+[$'Fuente-Dashboard-Departamentos-v2'.DR6]" office:value-type="float" office:value="12" calcext:value-type="float">
            <text:p>12</text:p>
          </table:table-cell>
          <table:table-cell table:formula="of:=[$'Fuente-Dashboard-Departamentos-v2'.C6]+[$'Fuente-Dashboard-Departamentos-v2'.H6]+[$'Fuente-Dashboard-Departamentos-v2'.M6]+[$'Fuente-Dashboard-Departamentos-v2'.R6]+[$'Fuente-Dashboard-Departamentos-v2'.W6]+[$'Fuente-Dashboard-Departamentos-v2'.AB6]+[$'Fuente-Dashboard-Departamentos-v2'.AG6]+[$'Fuente-Dashboard-Departamentos-v2'.AL6]+[$'Fuente-Dashboard-Departamentos-v2'.AQ6]+[$'Fuente-Dashboard-Departamentos-v2'.AV6]+[$'Fuente-Dashboard-Departamentos-v2'.BA6]+[$'Fuente-Dashboard-Departamentos-v2'.BF6]+[$'Fuente-Dashboard-Departamentos-v2'.BK6]+[$'Fuente-Dashboard-Departamentos-v2'.BP6]+[$'Fuente-Dashboard-Departamentos-v2'.BU6]+[$'Fuente-Dashboard-Departamentos-v2'.BZ6]+[$'Fuente-Dashboard-Departamentos-v2'.CE6]+[$'Fuente-Dashboard-Departamentos-v2'.CJ6]+[$'Fuente-Dashboard-Departamentos-v2'.CO6]+[$'Fuente-Dashboard-Departamentos-v2'.CT6]+[$'Fuente-Dashboard-Departamentos-v2'.CY6]+[$'Fuente-Dashboard-Departamentos-v2'.DD6]+[$'Fuente-Dashboard-Departamentos-v2'.DI6]+[$'Fuente-Dashboard-Departamentos-v2'.DN6]+[$'Fuente-Dashboard-Departamentos-v2'.DS6]" office:value-type="float" office:value="0" calcext:value-type="float">
            <text:p>0</text:p>
          </table:table-cell>
          <table:table-cell table:formula="of:=[$'Fuente-Dashboard-Departamentos-v2'.D6]+[$'Fuente-Dashboard-Departamentos-v2'.I6]+[$'Fuente-Dashboard-Departamentos-v2'.N6]+[$'Fuente-Dashboard-Departamentos-v2'.S6]+[$'Fuente-Dashboard-Departamentos-v2'.X6]+[$'Fuente-Dashboard-Departamentos-v2'.AC6]+[$'Fuente-Dashboard-Departamentos-v2'.AH6]+[$'Fuente-Dashboard-Departamentos-v2'.AM6]+[$'Fuente-Dashboard-Departamentos-v2'.AR6]+[$'Fuente-Dashboard-Departamentos-v2'.AW6]+[$'Fuente-Dashboard-Departamentos-v2'.BB6]+[$'Fuente-Dashboard-Departamentos-v2'.BG6]+[$'Fuente-Dashboard-Departamentos-v2'.BL6]+[$'Fuente-Dashboard-Departamentos-v2'.BQ6]+[$'Fuente-Dashboard-Departamentos-v2'.BV6]+[$'Fuente-Dashboard-Departamentos-v2'.CA6]+[$'Fuente-Dashboard-Departamentos-v2'.CF6]+[$'Fuente-Dashboard-Departamentos-v2'.CK6]+[$'Fuente-Dashboard-Departamentos-v2'.CP6]+[$'Fuente-Dashboard-Departamentos-v2'.CU6]+[$'Fuente-Dashboard-Departamentos-v2'.CZ6]+[$'Fuente-Dashboard-Departamentos-v2'.DE6]+[$'Fuente-Dashboard-Departamentos-v2'.DJ6]+[$'Fuente-Dashboard-Departamentos-v2'.DO6]+[$'Fuente-Dashboard-Departamentos-v2'.DT6]" office:value-type="float" office:value="0" calcext:value-type="float">
            <text:p>0</text:p>
          </table:table-cell>
          <table:table-cell table:formula="of:=[$'Fuente-Dashboard-Departamentos-v2'.E6]+[$'Fuente-Dashboard-Departamentos-v2'.J6]+[$'Fuente-Dashboard-Departamentos-v2'.O6]+[$'Fuente-Dashboard-Departamentos-v2'.T6]+[$'Fuente-Dashboard-Departamentos-v2'.Y6]+[$'Fuente-Dashboard-Departamentos-v2'.AD6]+[$'Fuente-Dashboard-Departamentos-v2'.AI6]+[$'Fuente-Dashboard-Departamentos-v2'.AN6]+[$'Fuente-Dashboard-Departamentos-v2'.AS6]+[$'Fuente-Dashboard-Departamentos-v2'.AX6]+[$'Fuente-Dashboard-Departamentos-v2'.BC6]+[$'Fuente-Dashboard-Departamentos-v2'.BH6]+[$'Fuente-Dashboard-Departamentos-v2'.BM6]+[$'Fuente-Dashboard-Departamentos-v2'.BR6]+[$'Fuente-Dashboard-Departamentos-v2'.BW6]+[$'Fuente-Dashboard-Departamentos-v2'.CB6]+[$'Fuente-Dashboard-Departamentos-v2'.CG6]+[$'Fuente-Dashboard-Departamentos-v2'.CL6]+[$'Fuente-Dashboard-Departamentos-v2'.CQ6]+[$'Fuente-Dashboard-Departamentos-v2'.CV6]+[$'Fuente-Dashboard-Departamentos-v2'.DA6]+[$'Fuente-Dashboard-Departamentos-v2'.DF6]+[$'Fuente-Dashboard-Departamentos-v2'.DK6]+[$'Fuente-Dashboard-Departamentos-v2'.DP6]+[$'Fuente-Dashboard-Departamentos-v2'.DU6]" office:value-type="float" office:value="12" calcext:value-type="float">
            <text:p>12</text:p>
          </table:table-cell>
          <table:table-cell table:formula="of:=[$'Fuente-Dashboard-Departamentos-v2'.F6]+[$'Fuente-Dashboard-Departamentos-v2'.K6]+[$'Fuente-Dashboard-Departamentos-v2'.P6]+[$'Fuente-Dashboard-Departamentos-v2'.U6]+[$'Fuente-Dashboard-Departamentos-v2'.Z6]+[$'Fuente-Dashboard-Departamentos-v2'.AE6]+[$'Fuente-Dashboard-Departamentos-v2'.AJ6]+[$'Fuente-Dashboard-Departamentos-v2'.AO6]+[$'Fuente-Dashboard-Departamentos-v2'.AT6]+[$'Fuente-Dashboard-Departamentos-v2'.AY6]+[$'Fuente-Dashboard-Departamentos-v2'.BD6]+[$'Fuente-Dashboard-Departamentos-v2'.BI6]+[$'Fuente-Dashboard-Departamentos-v2'.BN6]+[$'Fuente-Dashboard-Departamentos-v2'.BS6]+[$'Fuente-Dashboard-Departamentos-v2'.BX6]+[$'Fuente-Dashboard-Departamentos-v2'.CC6]+[$'Fuente-Dashboard-Departamentos-v2'.CH6]+[$'Fuente-Dashboard-Departamentos-v2'.CM6]+[$'Fuente-Dashboard-Departamentos-v2'.CR6]+[$'Fuente-Dashboard-Departamentos-v2'.CW6]+[$'Fuente-Dashboard-Departamentos-v2'.DB6]+[$'Fuente-Dashboard-Departamentos-v2'.DG6]+[$'Fuente-Dashboard-Departamentos-v2'.DL6]+[$'Fuente-Dashboard-Departamentos-v2'.DQ6]+[$'Fuente-Dashboard-Departamentos-v2'.DV6]" office:value-type="float" office:value="0" calcext:value-type="float">
            <text:p>0</text:p>
          </table:table-cell>
          <table:table-cell table:formula="of:=[.B6]=[$'Fuente-Dashboard-v2'.B6]" office:value-type="boolean" office:boolean-value="true" calcext:value-type="boolean">
            <text:p>VERDADERO</text:p>
          </table:table-cell>
          <table:table-cell table:formula="of:=[.C6]=[$'Fuente-Dashboard-v2'.C6]" office:value-type="boolean" office:boolean-value="true" calcext:value-type="boolean">
            <text:p>VERDADERO</text:p>
          </table:table-cell>
          <table:table-cell table:formula="of:=[.D6]=[$'Fuente-Dashboard-v2'.D6]" office:value-type="boolean" office:boolean-value="true" calcext:value-type="boolean">
            <text:p>VERDADERO</text:p>
          </table:table-cell>
          <table:table-cell table:formula="of:=[.E6]=[$'Fuente-Dashboard-v2'.E6]" office:value-type="boolean" office:boolean-value="true" calcext:value-type="boolean">
            <text:p>VERDADERO</text:p>
          </table:table-cell>
          <table:table-cell table:formula="of:=[.F6]=[$'Fuente-Dashboard-v2'.F6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11" calcext:value-type="date">
            <text:p>11/03/20</text:p>
          </table:table-cell>
          <table:table-cell table:formula="of:=[$'Fuente-Dashboard-Departamentos-v2'.B7]+[$'Fuente-Dashboard-Departamentos-v2'.G7]+[$'Fuente-Dashboard-Departamentos-v2'.L7]+[$'Fuente-Dashboard-Departamentos-v2'.Q7]+[$'Fuente-Dashboard-Departamentos-v2'.V7]+[$'Fuente-Dashboard-Departamentos-v2'.AA7]+[$'Fuente-Dashboard-Departamentos-v2'.AF7]+[$'Fuente-Dashboard-Departamentos-v2'.AK7]+[$'Fuente-Dashboard-Departamentos-v2'.AP7]+[$'Fuente-Dashboard-Departamentos-v2'.AU7]+[$'Fuente-Dashboard-Departamentos-v2'.AZ7]+[$'Fuente-Dashboard-Departamentos-v2'.BE7]+[$'Fuente-Dashboard-Departamentos-v2'.BJ7]+[$'Fuente-Dashboard-Departamentos-v2'.BO7]+[$'Fuente-Dashboard-Departamentos-v2'.BT7]+[$'Fuente-Dashboard-Departamentos-v2'.BY7]+[$'Fuente-Dashboard-Departamentos-v2'.CD7]+[$'Fuente-Dashboard-Departamentos-v2'.CI7]+[$'Fuente-Dashboard-Departamentos-v2'.CN7]+[$'Fuente-Dashboard-Departamentos-v2'.CS7]+[$'Fuente-Dashboard-Departamentos-v2'.CX7]+[$'Fuente-Dashboard-Departamentos-v2'.DC7]+[$'Fuente-Dashboard-Departamentos-v2'.DH7]+[$'Fuente-Dashboard-Departamentos-v2'.DM7]+[$'Fuente-Dashboard-Departamentos-v2'.DR7]" office:value-type="float" office:value="20" calcext:value-type="float">
            <text:p>20</text:p>
          </table:table-cell>
          <table:table-cell table:formula="of:=[$'Fuente-Dashboard-Departamentos-v2'.C7]+[$'Fuente-Dashboard-Departamentos-v2'.H7]+[$'Fuente-Dashboard-Departamentos-v2'.M7]+[$'Fuente-Dashboard-Departamentos-v2'.R7]+[$'Fuente-Dashboard-Departamentos-v2'.W7]+[$'Fuente-Dashboard-Departamentos-v2'.AB7]+[$'Fuente-Dashboard-Departamentos-v2'.AG7]+[$'Fuente-Dashboard-Departamentos-v2'.AL7]+[$'Fuente-Dashboard-Departamentos-v2'.AQ7]+[$'Fuente-Dashboard-Departamentos-v2'.AV7]+[$'Fuente-Dashboard-Departamentos-v2'.BA7]+[$'Fuente-Dashboard-Departamentos-v2'.BF7]+[$'Fuente-Dashboard-Departamentos-v2'.BK7]+[$'Fuente-Dashboard-Departamentos-v2'.BP7]+[$'Fuente-Dashboard-Departamentos-v2'.BU7]+[$'Fuente-Dashboard-Departamentos-v2'.BZ7]+[$'Fuente-Dashboard-Departamentos-v2'.CE7]+[$'Fuente-Dashboard-Departamentos-v2'.CJ7]+[$'Fuente-Dashboard-Departamentos-v2'.CO7]+[$'Fuente-Dashboard-Departamentos-v2'.CT7]+[$'Fuente-Dashboard-Departamentos-v2'.CY7]+[$'Fuente-Dashboard-Departamentos-v2'.DD7]+[$'Fuente-Dashboard-Departamentos-v2'.DI7]+[$'Fuente-Dashboard-Departamentos-v2'.DN7]+[$'Fuente-Dashboard-Departamentos-v2'.DS7]" office:value-type="float" office:value="0" calcext:value-type="float">
            <text:p>0</text:p>
          </table:table-cell>
          <table:table-cell table:formula="of:=[$'Fuente-Dashboard-Departamentos-v2'.D7]+[$'Fuente-Dashboard-Departamentos-v2'.I7]+[$'Fuente-Dashboard-Departamentos-v2'.N7]+[$'Fuente-Dashboard-Departamentos-v2'.S7]+[$'Fuente-Dashboard-Departamentos-v2'.X7]+[$'Fuente-Dashboard-Departamentos-v2'.AC7]+[$'Fuente-Dashboard-Departamentos-v2'.AH7]+[$'Fuente-Dashboard-Departamentos-v2'.AM7]+[$'Fuente-Dashboard-Departamentos-v2'.AR7]+[$'Fuente-Dashboard-Departamentos-v2'.AW7]+[$'Fuente-Dashboard-Departamentos-v2'.BB7]+[$'Fuente-Dashboard-Departamentos-v2'.BG7]+[$'Fuente-Dashboard-Departamentos-v2'.BL7]+[$'Fuente-Dashboard-Departamentos-v2'.BQ7]+[$'Fuente-Dashboard-Departamentos-v2'.BV7]+[$'Fuente-Dashboard-Departamentos-v2'.CA7]+[$'Fuente-Dashboard-Departamentos-v2'.CF7]+[$'Fuente-Dashboard-Departamentos-v2'.CK7]+[$'Fuente-Dashboard-Departamentos-v2'.CP7]+[$'Fuente-Dashboard-Departamentos-v2'.CU7]+[$'Fuente-Dashboard-Departamentos-v2'.CZ7]+[$'Fuente-Dashboard-Departamentos-v2'.DE7]+[$'Fuente-Dashboard-Departamentos-v2'.DJ7]+[$'Fuente-Dashboard-Departamentos-v2'.DO7]+[$'Fuente-Dashboard-Departamentos-v2'.DT7]" office:value-type="float" office:value="0" calcext:value-type="float">
            <text:p>0</text:p>
          </table:table-cell>
          <table:table-cell table:formula="of:=[$'Fuente-Dashboard-Departamentos-v2'.E7]+[$'Fuente-Dashboard-Departamentos-v2'.J7]+[$'Fuente-Dashboard-Departamentos-v2'.O7]+[$'Fuente-Dashboard-Departamentos-v2'.T7]+[$'Fuente-Dashboard-Departamentos-v2'.Y7]+[$'Fuente-Dashboard-Departamentos-v2'.AD7]+[$'Fuente-Dashboard-Departamentos-v2'.AI7]+[$'Fuente-Dashboard-Departamentos-v2'.AN7]+[$'Fuente-Dashboard-Departamentos-v2'.AS7]+[$'Fuente-Dashboard-Departamentos-v2'.AX7]+[$'Fuente-Dashboard-Departamentos-v2'.BC7]+[$'Fuente-Dashboard-Departamentos-v2'.BH7]+[$'Fuente-Dashboard-Departamentos-v2'.BM7]+[$'Fuente-Dashboard-Departamentos-v2'.BR7]+[$'Fuente-Dashboard-Departamentos-v2'.BW7]+[$'Fuente-Dashboard-Departamentos-v2'.CB7]+[$'Fuente-Dashboard-Departamentos-v2'.CG7]+[$'Fuente-Dashboard-Departamentos-v2'.CL7]+[$'Fuente-Dashboard-Departamentos-v2'.CQ7]+[$'Fuente-Dashboard-Departamentos-v2'.CV7]+[$'Fuente-Dashboard-Departamentos-v2'.DA7]+[$'Fuente-Dashboard-Departamentos-v2'.DF7]+[$'Fuente-Dashboard-Departamentos-v2'.DK7]+[$'Fuente-Dashboard-Departamentos-v2'.DP7]+[$'Fuente-Dashboard-Departamentos-v2'.DU7]" office:value-type="float" office:value="20" calcext:value-type="float">
            <text:p>20</text:p>
          </table:table-cell>
          <table:table-cell table:formula="of:=[$'Fuente-Dashboard-Departamentos-v2'.F7]+[$'Fuente-Dashboard-Departamentos-v2'.K7]+[$'Fuente-Dashboard-Departamentos-v2'.P7]+[$'Fuente-Dashboard-Departamentos-v2'.U7]+[$'Fuente-Dashboard-Departamentos-v2'.Z7]+[$'Fuente-Dashboard-Departamentos-v2'.AE7]+[$'Fuente-Dashboard-Departamentos-v2'.AJ7]+[$'Fuente-Dashboard-Departamentos-v2'.AO7]+[$'Fuente-Dashboard-Departamentos-v2'.AT7]+[$'Fuente-Dashboard-Departamentos-v2'.AY7]+[$'Fuente-Dashboard-Departamentos-v2'.BD7]+[$'Fuente-Dashboard-Departamentos-v2'.BI7]+[$'Fuente-Dashboard-Departamentos-v2'.BN7]+[$'Fuente-Dashboard-Departamentos-v2'.BS7]+[$'Fuente-Dashboard-Departamentos-v2'.BX7]+[$'Fuente-Dashboard-Departamentos-v2'.CC7]+[$'Fuente-Dashboard-Departamentos-v2'.CH7]+[$'Fuente-Dashboard-Departamentos-v2'.CM7]+[$'Fuente-Dashboard-Departamentos-v2'.CR7]+[$'Fuente-Dashboard-Departamentos-v2'.CW7]+[$'Fuente-Dashboard-Departamentos-v2'.DB7]+[$'Fuente-Dashboard-Departamentos-v2'.DG7]+[$'Fuente-Dashboard-Departamentos-v2'.DL7]+[$'Fuente-Dashboard-Departamentos-v2'.DQ7]+[$'Fuente-Dashboard-Departamentos-v2'.DV7]" office:value-type="float" office:value="0" calcext:value-type="float">
            <text:p>0</text:p>
          </table:table-cell>
          <table:table-cell table:formula="of:=[.B7]=[$'Fuente-Dashboard-v2'.B7]" office:value-type="boolean" office:boolean-value="true" calcext:value-type="boolean">
            <text:p>VERDADERO</text:p>
          </table:table-cell>
          <table:table-cell table:formula="of:=[.C7]=[$'Fuente-Dashboard-v2'.C7]" office:value-type="boolean" office:boolean-value="true" calcext:value-type="boolean">
            <text:p>VERDADERO</text:p>
          </table:table-cell>
          <table:table-cell table:formula="of:=[.D7]=[$'Fuente-Dashboard-v2'.D7]" office:value-type="boolean" office:boolean-value="true" calcext:value-type="boolean">
            <text:p>VERDADERO</text:p>
          </table:table-cell>
          <table:table-cell table:formula="of:=[.E7]=[$'Fuente-Dashboard-v2'.E7]" office:value-type="boolean" office:boolean-value="true" calcext:value-type="boolean">
            <text:p>VERDADERO</text:p>
          </table:table-cell>
          <table:table-cell table:formula="of:=[.F7]=[$'Fuente-Dashboard-v2'.F7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12" calcext:value-type="date">
            <text:p>12/03/20</text:p>
          </table:table-cell>
          <table:table-cell table:formula="of:=[$'Fuente-Dashboard-Departamentos-v2'.B8]+[$'Fuente-Dashboard-Departamentos-v2'.G8]+[$'Fuente-Dashboard-Departamentos-v2'.L8]+[$'Fuente-Dashboard-Departamentos-v2'.Q8]+[$'Fuente-Dashboard-Departamentos-v2'.V8]+[$'Fuente-Dashboard-Departamentos-v2'.AA8]+[$'Fuente-Dashboard-Departamentos-v2'.AF8]+[$'Fuente-Dashboard-Departamentos-v2'.AK8]+[$'Fuente-Dashboard-Departamentos-v2'.AP8]+[$'Fuente-Dashboard-Departamentos-v2'.AU8]+[$'Fuente-Dashboard-Departamentos-v2'.AZ8]+[$'Fuente-Dashboard-Departamentos-v2'.BE8]+[$'Fuente-Dashboard-Departamentos-v2'.BJ8]+[$'Fuente-Dashboard-Departamentos-v2'.BO8]+[$'Fuente-Dashboard-Departamentos-v2'.BT8]+[$'Fuente-Dashboard-Departamentos-v2'.BY8]+[$'Fuente-Dashboard-Departamentos-v2'.CD8]+[$'Fuente-Dashboard-Departamentos-v2'.CI8]+[$'Fuente-Dashboard-Departamentos-v2'.CN8]+[$'Fuente-Dashboard-Departamentos-v2'.CS8]+[$'Fuente-Dashboard-Departamentos-v2'.CX8]+[$'Fuente-Dashboard-Departamentos-v2'.DC8]+[$'Fuente-Dashboard-Departamentos-v2'.DH8]+[$'Fuente-Dashboard-Departamentos-v2'.DM8]+[$'Fuente-Dashboard-Departamentos-v2'.DR8]" office:value-type="float" office:value="28" calcext:value-type="float">
            <text:p>28</text:p>
          </table:table-cell>
          <table:table-cell table:formula="of:=[$'Fuente-Dashboard-Departamentos-v2'.C8]+[$'Fuente-Dashboard-Departamentos-v2'.H8]+[$'Fuente-Dashboard-Departamentos-v2'.M8]+[$'Fuente-Dashboard-Departamentos-v2'.R8]+[$'Fuente-Dashboard-Departamentos-v2'.W8]+[$'Fuente-Dashboard-Departamentos-v2'.AB8]+[$'Fuente-Dashboard-Departamentos-v2'.AG8]+[$'Fuente-Dashboard-Departamentos-v2'.AL8]+[$'Fuente-Dashboard-Departamentos-v2'.AQ8]+[$'Fuente-Dashboard-Departamentos-v2'.AV8]+[$'Fuente-Dashboard-Departamentos-v2'.BA8]+[$'Fuente-Dashboard-Departamentos-v2'.BF8]+[$'Fuente-Dashboard-Departamentos-v2'.BK8]+[$'Fuente-Dashboard-Departamentos-v2'.BP8]+[$'Fuente-Dashboard-Departamentos-v2'.BU8]+[$'Fuente-Dashboard-Departamentos-v2'.BZ8]+[$'Fuente-Dashboard-Departamentos-v2'.CE8]+[$'Fuente-Dashboard-Departamentos-v2'.CJ8]+[$'Fuente-Dashboard-Departamentos-v2'.CO8]+[$'Fuente-Dashboard-Departamentos-v2'.CT8]+[$'Fuente-Dashboard-Departamentos-v2'.CY8]+[$'Fuente-Dashboard-Departamentos-v2'.DD8]+[$'Fuente-Dashboard-Departamentos-v2'.DI8]+[$'Fuente-Dashboard-Departamentos-v2'.DN8]+[$'Fuente-Dashboard-Departamentos-v2'.DS8]" office:value-type="float" office:value="0" calcext:value-type="float">
            <text:p>0</text:p>
          </table:table-cell>
          <table:table-cell table:formula="of:=[$'Fuente-Dashboard-Departamentos-v2'.D8]+[$'Fuente-Dashboard-Departamentos-v2'.I8]+[$'Fuente-Dashboard-Departamentos-v2'.N8]+[$'Fuente-Dashboard-Departamentos-v2'.S8]+[$'Fuente-Dashboard-Departamentos-v2'.X8]+[$'Fuente-Dashboard-Departamentos-v2'.AC8]+[$'Fuente-Dashboard-Departamentos-v2'.AH8]+[$'Fuente-Dashboard-Departamentos-v2'.AM8]+[$'Fuente-Dashboard-Departamentos-v2'.AR8]+[$'Fuente-Dashboard-Departamentos-v2'.AW8]+[$'Fuente-Dashboard-Departamentos-v2'.BB8]+[$'Fuente-Dashboard-Departamentos-v2'.BG8]+[$'Fuente-Dashboard-Departamentos-v2'.BL8]+[$'Fuente-Dashboard-Departamentos-v2'.BQ8]+[$'Fuente-Dashboard-Departamentos-v2'.BV8]+[$'Fuente-Dashboard-Departamentos-v2'.CA8]+[$'Fuente-Dashboard-Departamentos-v2'.CF8]+[$'Fuente-Dashboard-Departamentos-v2'.CK8]+[$'Fuente-Dashboard-Departamentos-v2'.CP8]+[$'Fuente-Dashboard-Departamentos-v2'.CU8]+[$'Fuente-Dashboard-Departamentos-v2'.CZ8]+[$'Fuente-Dashboard-Departamentos-v2'.DE8]+[$'Fuente-Dashboard-Departamentos-v2'.DJ8]+[$'Fuente-Dashboard-Departamentos-v2'.DO8]+[$'Fuente-Dashboard-Departamentos-v2'.DT8]" office:value-type="float" office:value="0" calcext:value-type="float">
            <text:p>0</text:p>
          </table:table-cell>
          <table:table-cell table:formula="of:=[$'Fuente-Dashboard-Departamentos-v2'.E8]+[$'Fuente-Dashboard-Departamentos-v2'.J8]+[$'Fuente-Dashboard-Departamentos-v2'.O8]+[$'Fuente-Dashboard-Departamentos-v2'.T8]+[$'Fuente-Dashboard-Departamentos-v2'.Y8]+[$'Fuente-Dashboard-Departamentos-v2'.AD8]+[$'Fuente-Dashboard-Departamentos-v2'.AI8]+[$'Fuente-Dashboard-Departamentos-v2'.AN8]+[$'Fuente-Dashboard-Departamentos-v2'.AS8]+[$'Fuente-Dashboard-Departamentos-v2'.AX8]+[$'Fuente-Dashboard-Departamentos-v2'.BC8]+[$'Fuente-Dashboard-Departamentos-v2'.BH8]+[$'Fuente-Dashboard-Departamentos-v2'.BM8]+[$'Fuente-Dashboard-Departamentos-v2'.BR8]+[$'Fuente-Dashboard-Departamentos-v2'.BW8]+[$'Fuente-Dashboard-Departamentos-v2'.CB8]+[$'Fuente-Dashboard-Departamentos-v2'.CG8]+[$'Fuente-Dashboard-Departamentos-v2'.CL8]+[$'Fuente-Dashboard-Departamentos-v2'.CQ8]+[$'Fuente-Dashboard-Departamentos-v2'.CV8]+[$'Fuente-Dashboard-Departamentos-v2'.DA8]+[$'Fuente-Dashboard-Departamentos-v2'.DF8]+[$'Fuente-Dashboard-Departamentos-v2'.DK8]+[$'Fuente-Dashboard-Departamentos-v2'.DP8]+[$'Fuente-Dashboard-Departamentos-v2'.DU8]" office:value-type="float" office:value="28" calcext:value-type="float">
            <text:p>28</text:p>
          </table:table-cell>
          <table:table-cell table:formula="of:=[$'Fuente-Dashboard-Departamentos-v2'.F8]+[$'Fuente-Dashboard-Departamentos-v2'.K8]+[$'Fuente-Dashboard-Departamentos-v2'.P8]+[$'Fuente-Dashboard-Departamentos-v2'.U8]+[$'Fuente-Dashboard-Departamentos-v2'.Z8]+[$'Fuente-Dashboard-Departamentos-v2'.AE8]+[$'Fuente-Dashboard-Departamentos-v2'.AJ8]+[$'Fuente-Dashboard-Departamentos-v2'.AO8]+[$'Fuente-Dashboard-Departamentos-v2'.AT8]+[$'Fuente-Dashboard-Departamentos-v2'.AY8]+[$'Fuente-Dashboard-Departamentos-v2'.BD8]+[$'Fuente-Dashboard-Departamentos-v2'.BI8]+[$'Fuente-Dashboard-Departamentos-v2'.BN8]+[$'Fuente-Dashboard-Departamentos-v2'.BS8]+[$'Fuente-Dashboard-Departamentos-v2'.BX8]+[$'Fuente-Dashboard-Departamentos-v2'.CC8]+[$'Fuente-Dashboard-Departamentos-v2'.CH8]+[$'Fuente-Dashboard-Departamentos-v2'.CM8]+[$'Fuente-Dashboard-Departamentos-v2'.CR8]+[$'Fuente-Dashboard-Departamentos-v2'.CW8]+[$'Fuente-Dashboard-Departamentos-v2'.DB8]+[$'Fuente-Dashboard-Departamentos-v2'.DG8]+[$'Fuente-Dashboard-Departamentos-v2'.DL8]+[$'Fuente-Dashboard-Departamentos-v2'.DQ8]+[$'Fuente-Dashboard-Departamentos-v2'.DV8]" office:value-type="float" office:value="0" calcext:value-type="float">
            <text:p>0</text:p>
          </table:table-cell>
          <table:table-cell table:formula="of:=[.B8]=[$'Fuente-Dashboard-v2'.B8]" office:value-type="boolean" office:boolean-value="true" calcext:value-type="boolean">
            <text:p>VERDADERO</text:p>
          </table:table-cell>
          <table:table-cell table:formula="of:=[.C8]=[$'Fuente-Dashboard-v2'.C8]" office:value-type="boolean" office:boolean-value="true" calcext:value-type="boolean">
            <text:p>VERDADERO</text:p>
          </table:table-cell>
          <table:table-cell table:formula="of:=[.D8]=[$'Fuente-Dashboard-v2'.D8]" office:value-type="boolean" office:boolean-value="true" calcext:value-type="boolean">
            <text:p>VERDADERO</text:p>
          </table:table-cell>
          <table:table-cell table:formula="of:=[.E8]=[$'Fuente-Dashboard-v2'.E8]" office:value-type="boolean" office:boolean-value="true" calcext:value-type="boolean">
            <text:p>VERDADERO</text:p>
          </table:table-cell>
          <table:table-cell table:formula="of:=[.F8]=[$'Fuente-Dashboard-v2'.F8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13" calcext:value-type="date">
            <text:p>13/03/20</text:p>
          </table:table-cell>
          <table:table-cell table:formula="of:=[$'Fuente-Dashboard-Departamentos-v2'.B9]+[$'Fuente-Dashboard-Departamentos-v2'.G9]+[$'Fuente-Dashboard-Departamentos-v2'.L9]+[$'Fuente-Dashboard-Departamentos-v2'.Q9]+[$'Fuente-Dashboard-Departamentos-v2'.V9]+[$'Fuente-Dashboard-Departamentos-v2'.AA9]+[$'Fuente-Dashboard-Departamentos-v2'.AF9]+[$'Fuente-Dashboard-Departamentos-v2'.AK9]+[$'Fuente-Dashboard-Departamentos-v2'.AP9]+[$'Fuente-Dashboard-Departamentos-v2'.AU9]+[$'Fuente-Dashboard-Departamentos-v2'.AZ9]+[$'Fuente-Dashboard-Departamentos-v2'.BE9]+[$'Fuente-Dashboard-Departamentos-v2'.BJ9]+[$'Fuente-Dashboard-Departamentos-v2'.BO9]+[$'Fuente-Dashboard-Departamentos-v2'.BT9]+[$'Fuente-Dashboard-Departamentos-v2'.BY9]+[$'Fuente-Dashboard-Departamentos-v2'.CD9]+[$'Fuente-Dashboard-Departamentos-v2'.CI9]+[$'Fuente-Dashboard-Departamentos-v2'.CN9]+[$'Fuente-Dashboard-Departamentos-v2'.CS9]+[$'Fuente-Dashboard-Departamentos-v2'.CX9]+[$'Fuente-Dashboard-Departamentos-v2'.DC9]+[$'Fuente-Dashboard-Departamentos-v2'.DH9]+[$'Fuente-Dashboard-Departamentos-v2'.DM9]+[$'Fuente-Dashboard-Departamentos-v2'.DR9]" office:value-type="float" office:value="39" calcext:value-type="float">
            <text:p>39</text:p>
          </table:table-cell>
          <table:table-cell table:formula="of:=[$'Fuente-Dashboard-Departamentos-v2'.C9]+[$'Fuente-Dashboard-Departamentos-v2'.H9]+[$'Fuente-Dashboard-Departamentos-v2'.M9]+[$'Fuente-Dashboard-Departamentos-v2'.R9]+[$'Fuente-Dashboard-Departamentos-v2'.W9]+[$'Fuente-Dashboard-Departamentos-v2'.AB9]+[$'Fuente-Dashboard-Departamentos-v2'.AG9]+[$'Fuente-Dashboard-Departamentos-v2'.AL9]+[$'Fuente-Dashboard-Departamentos-v2'.AQ9]+[$'Fuente-Dashboard-Departamentos-v2'.AV9]+[$'Fuente-Dashboard-Departamentos-v2'.BA9]+[$'Fuente-Dashboard-Departamentos-v2'.BF9]+[$'Fuente-Dashboard-Departamentos-v2'.BK9]+[$'Fuente-Dashboard-Departamentos-v2'.BP9]+[$'Fuente-Dashboard-Departamentos-v2'.BU9]+[$'Fuente-Dashboard-Departamentos-v2'.BZ9]+[$'Fuente-Dashboard-Departamentos-v2'.CE9]+[$'Fuente-Dashboard-Departamentos-v2'.CJ9]+[$'Fuente-Dashboard-Departamentos-v2'.CO9]+[$'Fuente-Dashboard-Departamentos-v2'.CT9]+[$'Fuente-Dashboard-Departamentos-v2'.CY9]+[$'Fuente-Dashboard-Departamentos-v2'.DD9]+[$'Fuente-Dashboard-Departamentos-v2'.DI9]+[$'Fuente-Dashboard-Departamentos-v2'.DN9]+[$'Fuente-Dashboard-Departamentos-v2'.DS9]" office:value-type="float" office:value="0" calcext:value-type="float">
            <text:p>0</text:p>
          </table:table-cell>
          <table:table-cell table:formula="of:=[$'Fuente-Dashboard-Departamentos-v2'.D9]+[$'Fuente-Dashboard-Departamentos-v2'.I9]+[$'Fuente-Dashboard-Departamentos-v2'.N9]+[$'Fuente-Dashboard-Departamentos-v2'.S9]+[$'Fuente-Dashboard-Departamentos-v2'.X9]+[$'Fuente-Dashboard-Departamentos-v2'.AC9]+[$'Fuente-Dashboard-Departamentos-v2'.AH9]+[$'Fuente-Dashboard-Departamentos-v2'.AM9]+[$'Fuente-Dashboard-Departamentos-v2'.AR9]+[$'Fuente-Dashboard-Departamentos-v2'.AW9]+[$'Fuente-Dashboard-Departamentos-v2'.BB9]+[$'Fuente-Dashboard-Departamentos-v2'.BG9]+[$'Fuente-Dashboard-Departamentos-v2'.BL9]+[$'Fuente-Dashboard-Departamentos-v2'.BQ9]+[$'Fuente-Dashboard-Departamentos-v2'.BV9]+[$'Fuente-Dashboard-Departamentos-v2'.CA9]+[$'Fuente-Dashboard-Departamentos-v2'.CF9]+[$'Fuente-Dashboard-Departamentos-v2'.CK9]+[$'Fuente-Dashboard-Departamentos-v2'.CP9]+[$'Fuente-Dashboard-Departamentos-v2'.CU9]+[$'Fuente-Dashboard-Departamentos-v2'.CZ9]+[$'Fuente-Dashboard-Departamentos-v2'.DE9]+[$'Fuente-Dashboard-Departamentos-v2'.DJ9]+[$'Fuente-Dashboard-Departamentos-v2'.DO9]+[$'Fuente-Dashboard-Departamentos-v2'.DT9]" office:value-type="float" office:value="0" calcext:value-type="float">
            <text:p>0</text:p>
          </table:table-cell>
          <table:table-cell table:formula="of:=[$'Fuente-Dashboard-Departamentos-v2'.E9]+[$'Fuente-Dashboard-Departamentos-v2'.J9]+[$'Fuente-Dashboard-Departamentos-v2'.O9]+[$'Fuente-Dashboard-Departamentos-v2'.T9]+[$'Fuente-Dashboard-Departamentos-v2'.Y9]+[$'Fuente-Dashboard-Departamentos-v2'.AD9]+[$'Fuente-Dashboard-Departamentos-v2'.AI9]+[$'Fuente-Dashboard-Departamentos-v2'.AN9]+[$'Fuente-Dashboard-Departamentos-v2'.AS9]+[$'Fuente-Dashboard-Departamentos-v2'.AX9]+[$'Fuente-Dashboard-Departamentos-v2'.BC9]+[$'Fuente-Dashboard-Departamentos-v2'.BH9]+[$'Fuente-Dashboard-Departamentos-v2'.BM9]+[$'Fuente-Dashboard-Departamentos-v2'.BR9]+[$'Fuente-Dashboard-Departamentos-v2'.BW9]+[$'Fuente-Dashboard-Departamentos-v2'.CB9]+[$'Fuente-Dashboard-Departamentos-v2'.CG9]+[$'Fuente-Dashboard-Departamentos-v2'.CL9]+[$'Fuente-Dashboard-Departamentos-v2'.CQ9]+[$'Fuente-Dashboard-Departamentos-v2'.CV9]+[$'Fuente-Dashboard-Departamentos-v2'.DA9]+[$'Fuente-Dashboard-Departamentos-v2'.DF9]+[$'Fuente-Dashboard-Departamentos-v2'.DK9]+[$'Fuente-Dashboard-Departamentos-v2'.DP9]+[$'Fuente-Dashboard-Departamentos-v2'.DU9]" office:value-type="float" office:value="39" calcext:value-type="float">
            <text:p>39</text:p>
          </table:table-cell>
          <table:table-cell table:formula="of:=[$'Fuente-Dashboard-Departamentos-v2'.F9]+[$'Fuente-Dashboard-Departamentos-v2'.K9]+[$'Fuente-Dashboard-Departamentos-v2'.P9]+[$'Fuente-Dashboard-Departamentos-v2'.U9]+[$'Fuente-Dashboard-Departamentos-v2'.Z9]+[$'Fuente-Dashboard-Departamentos-v2'.AE9]+[$'Fuente-Dashboard-Departamentos-v2'.AJ9]+[$'Fuente-Dashboard-Departamentos-v2'.AO9]+[$'Fuente-Dashboard-Departamentos-v2'.AT9]+[$'Fuente-Dashboard-Departamentos-v2'.AY9]+[$'Fuente-Dashboard-Departamentos-v2'.BD9]+[$'Fuente-Dashboard-Departamentos-v2'.BI9]+[$'Fuente-Dashboard-Departamentos-v2'.BN9]+[$'Fuente-Dashboard-Departamentos-v2'.BS9]+[$'Fuente-Dashboard-Departamentos-v2'.BX9]+[$'Fuente-Dashboard-Departamentos-v2'.CC9]+[$'Fuente-Dashboard-Departamentos-v2'.CH9]+[$'Fuente-Dashboard-Departamentos-v2'.CM9]+[$'Fuente-Dashboard-Departamentos-v2'.CR9]+[$'Fuente-Dashboard-Departamentos-v2'.CW9]+[$'Fuente-Dashboard-Departamentos-v2'.DB9]+[$'Fuente-Dashboard-Departamentos-v2'.DG9]+[$'Fuente-Dashboard-Departamentos-v2'.DL9]+[$'Fuente-Dashboard-Departamentos-v2'.DQ9]+[$'Fuente-Dashboard-Departamentos-v2'.DV9]" office:value-type="float" office:value="0" calcext:value-type="float">
            <text:p>0</text:p>
          </table:table-cell>
          <table:table-cell table:formula="of:=[.B9]=[$'Fuente-Dashboard-v2'.B9]" office:value-type="boolean" office:boolean-value="true" calcext:value-type="boolean">
            <text:p>VERDADERO</text:p>
          </table:table-cell>
          <table:table-cell table:formula="of:=[.C9]=[$'Fuente-Dashboard-v2'.C9]" office:value-type="boolean" office:boolean-value="true" calcext:value-type="boolean">
            <text:p>VERDADERO</text:p>
          </table:table-cell>
          <table:table-cell table:formula="of:=[.D9]=[$'Fuente-Dashboard-v2'.D9]" office:value-type="boolean" office:boolean-value="true" calcext:value-type="boolean">
            <text:p>VERDADERO</text:p>
          </table:table-cell>
          <table:table-cell table:formula="of:=[.E9]=[$'Fuente-Dashboard-v2'.E9]" office:value-type="boolean" office:boolean-value="true" calcext:value-type="boolean">
            <text:p>VERDADERO</text:p>
          </table:table-cell>
          <table:table-cell table:formula="of:=[.F9]=[$'Fuente-Dashboard-v2'.F9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14" calcext:value-type="date">
            <text:p>14/03/20</text:p>
          </table:table-cell>
          <table:table-cell table:formula="of:=[$'Fuente-Dashboard-Departamentos-v2'.B10]+[$'Fuente-Dashboard-Departamentos-v2'.G10]+[$'Fuente-Dashboard-Departamentos-v2'.L10]+[$'Fuente-Dashboard-Departamentos-v2'.Q10]+[$'Fuente-Dashboard-Departamentos-v2'.V10]+[$'Fuente-Dashboard-Departamentos-v2'.AA10]+[$'Fuente-Dashboard-Departamentos-v2'.AF10]+[$'Fuente-Dashboard-Departamentos-v2'.AK10]+[$'Fuente-Dashboard-Departamentos-v2'.AP10]+[$'Fuente-Dashboard-Departamentos-v2'.AU10]+[$'Fuente-Dashboard-Departamentos-v2'.AZ10]+[$'Fuente-Dashboard-Departamentos-v2'.BE10]+[$'Fuente-Dashboard-Departamentos-v2'.BJ10]+[$'Fuente-Dashboard-Departamentos-v2'.BO10]+[$'Fuente-Dashboard-Departamentos-v2'.BT10]+[$'Fuente-Dashboard-Departamentos-v2'.BY10]+[$'Fuente-Dashboard-Departamentos-v2'.CD10]+[$'Fuente-Dashboard-Departamentos-v2'.CI10]+[$'Fuente-Dashboard-Departamentos-v2'.CN10]+[$'Fuente-Dashboard-Departamentos-v2'.CS10]+[$'Fuente-Dashboard-Departamentos-v2'.CX10]+[$'Fuente-Dashboard-Departamentos-v2'.DC10]+[$'Fuente-Dashboard-Departamentos-v2'.DH10]+[$'Fuente-Dashboard-Departamentos-v2'.DM10]+[$'Fuente-Dashboard-Departamentos-v2'.DR10]" office:value-type="float" office:value="58" calcext:value-type="float">
            <text:p>58</text:p>
          </table:table-cell>
          <table:table-cell table:formula="of:=[$'Fuente-Dashboard-Departamentos-v2'.C10]+[$'Fuente-Dashboard-Departamentos-v2'.H10]+[$'Fuente-Dashboard-Departamentos-v2'.M10]+[$'Fuente-Dashboard-Departamentos-v2'.R10]+[$'Fuente-Dashboard-Departamentos-v2'.W10]+[$'Fuente-Dashboard-Departamentos-v2'.AB10]+[$'Fuente-Dashboard-Departamentos-v2'.AG10]+[$'Fuente-Dashboard-Departamentos-v2'.AL10]+[$'Fuente-Dashboard-Departamentos-v2'.AQ10]+[$'Fuente-Dashboard-Departamentos-v2'.AV10]+[$'Fuente-Dashboard-Departamentos-v2'.BA10]+[$'Fuente-Dashboard-Departamentos-v2'.BF10]+[$'Fuente-Dashboard-Departamentos-v2'.BK10]+[$'Fuente-Dashboard-Departamentos-v2'.BP10]+[$'Fuente-Dashboard-Departamentos-v2'.BU10]+[$'Fuente-Dashboard-Departamentos-v2'.BZ10]+[$'Fuente-Dashboard-Departamentos-v2'.CE10]+[$'Fuente-Dashboard-Departamentos-v2'.CJ10]+[$'Fuente-Dashboard-Departamentos-v2'.CO10]+[$'Fuente-Dashboard-Departamentos-v2'.CT10]+[$'Fuente-Dashboard-Departamentos-v2'.CY10]+[$'Fuente-Dashboard-Departamentos-v2'.DD10]+[$'Fuente-Dashboard-Departamentos-v2'.DI10]+[$'Fuente-Dashboard-Departamentos-v2'.DN10]+[$'Fuente-Dashboard-Departamentos-v2'.DS10]" office:value-type="float" office:value="0" calcext:value-type="float">
            <text:p>0</text:p>
          </table:table-cell>
          <table:table-cell table:formula="of:=[$'Fuente-Dashboard-Departamentos-v2'.D10]+[$'Fuente-Dashboard-Departamentos-v2'.I10]+[$'Fuente-Dashboard-Departamentos-v2'.N10]+[$'Fuente-Dashboard-Departamentos-v2'.S10]+[$'Fuente-Dashboard-Departamentos-v2'.X10]+[$'Fuente-Dashboard-Departamentos-v2'.AC10]+[$'Fuente-Dashboard-Departamentos-v2'.AH10]+[$'Fuente-Dashboard-Departamentos-v2'.AM10]+[$'Fuente-Dashboard-Departamentos-v2'.AR10]+[$'Fuente-Dashboard-Departamentos-v2'.AW10]+[$'Fuente-Dashboard-Departamentos-v2'.BB10]+[$'Fuente-Dashboard-Departamentos-v2'.BG10]+[$'Fuente-Dashboard-Departamentos-v2'.BL10]+[$'Fuente-Dashboard-Departamentos-v2'.BQ10]+[$'Fuente-Dashboard-Departamentos-v2'.BV10]+[$'Fuente-Dashboard-Departamentos-v2'.CA10]+[$'Fuente-Dashboard-Departamentos-v2'.CF10]+[$'Fuente-Dashboard-Departamentos-v2'.CK10]+[$'Fuente-Dashboard-Departamentos-v2'.CP10]+[$'Fuente-Dashboard-Departamentos-v2'.CU10]+[$'Fuente-Dashboard-Departamentos-v2'.CZ10]+[$'Fuente-Dashboard-Departamentos-v2'.DE10]+[$'Fuente-Dashboard-Departamentos-v2'.DJ10]+[$'Fuente-Dashboard-Departamentos-v2'.DO10]+[$'Fuente-Dashboard-Departamentos-v2'.DT10]" office:value-type="float" office:value="0" calcext:value-type="float">
            <text:p>0</text:p>
          </table:table-cell>
          <table:table-cell table:formula="of:=[$'Fuente-Dashboard-Departamentos-v2'.E10]+[$'Fuente-Dashboard-Departamentos-v2'.J10]+[$'Fuente-Dashboard-Departamentos-v2'.O10]+[$'Fuente-Dashboard-Departamentos-v2'.T10]+[$'Fuente-Dashboard-Departamentos-v2'.Y10]+[$'Fuente-Dashboard-Departamentos-v2'.AD10]+[$'Fuente-Dashboard-Departamentos-v2'.AI10]+[$'Fuente-Dashboard-Departamentos-v2'.AN10]+[$'Fuente-Dashboard-Departamentos-v2'.AS10]+[$'Fuente-Dashboard-Departamentos-v2'.AX10]+[$'Fuente-Dashboard-Departamentos-v2'.BC10]+[$'Fuente-Dashboard-Departamentos-v2'.BH10]+[$'Fuente-Dashboard-Departamentos-v2'.BM10]+[$'Fuente-Dashboard-Departamentos-v2'.BR10]+[$'Fuente-Dashboard-Departamentos-v2'.BW10]+[$'Fuente-Dashboard-Departamentos-v2'.CB10]+[$'Fuente-Dashboard-Departamentos-v2'.CG10]+[$'Fuente-Dashboard-Departamentos-v2'.CL10]+[$'Fuente-Dashboard-Departamentos-v2'.CQ10]+[$'Fuente-Dashboard-Departamentos-v2'.CV10]+[$'Fuente-Dashboard-Departamentos-v2'.DA10]+[$'Fuente-Dashboard-Departamentos-v2'.DF10]+[$'Fuente-Dashboard-Departamentos-v2'.DK10]+[$'Fuente-Dashboard-Departamentos-v2'.DP10]+[$'Fuente-Dashboard-Departamentos-v2'.DU10]" office:value-type="float" office:value="58" calcext:value-type="float">
            <text:p>58</text:p>
          </table:table-cell>
          <table:table-cell table:formula="of:=[$'Fuente-Dashboard-Departamentos-v2'.F10]+[$'Fuente-Dashboard-Departamentos-v2'.K10]+[$'Fuente-Dashboard-Departamentos-v2'.P10]+[$'Fuente-Dashboard-Departamentos-v2'.U10]+[$'Fuente-Dashboard-Departamentos-v2'.Z10]+[$'Fuente-Dashboard-Departamentos-v2'.AE10]+[$'Fuente-Dashboard-Departamentos-v2'.AJ10]+[$'Fuente-Dashboard-Departamentos-v2'.AO10]+[$'Fuente-Dashboard-Departamentos-v2'.AT10]+[$'Fuente-Dashboard-Departamentos-v2'.AY10]+[$'Fuente-Dashboard-Departamentos-v2'.BD10]+[$'Fuente-Dashboard-Departamentos-v2'.BI10]+[$'Fuente-Dashboard-Departamentos-v2'.BN10]+[$'Fuente-Dashboard-Departamentos-v2'.BS10]+[$'Fuente-Dashboard-Departamentos-v2'.BX10]+[$'Fuente-Dashboard-Departamentos-v2'.CC10]+[$'Fuente-Dashboard-Departamentos-v2'.CH10]+[$'Fuente-Dashboard-Departamentos-v2'.CM10]+[$'Fuente-Dashboard-Departamentos-v2'.CR10]+[$'Fuente-Dashboard-Departamentos-v2'.CW10]+[$'Fuente-Dashboard-Departamentos-v2'.DB10]+[$'Fuente-Dashboard-Departamentos-v2'.DG10]+[$'Fuente-Dashboard-Departamentos-v2'.DL10]+[$'Fuente-Dashboard-Departamentos-v2'.DQ10]+[$'Fuente-Dashboard-Departamentos-v2'.DV10]" office:value-type="float" office:value="0" calcext:value-type="float">
            <text:p>0</text:p>
          </table:table-cell>
          <table:table-cell table:formula="of:=[.B10]=[$'Fuente-Dashboard-v2'.B10]" office:value-type="boolean" office:boolean-value="true" calcext:value-type="boolean">
            <text:p>VERDADERO</text:p>
          </table:table-cell>
          <table:table-cell table:formula="of:=[.C10]=[$'Fuente-Dashboard-v2'.C10]" office:value-type="boolean" office:boolean-value="true" calcext:value-type="boolean">
            <text:p>VERDADERO</text:p>
          </table:table-cell>
          <table:table-cell table:formula="of:=[.D10]=[$'Fuente-Dashboard-v2'.D10]" office:value-type="boolean" office:boolean-value="true" calcext:value-type="boolean">
            <text:p>VERDADERO</text:p>
          </table:table-cell>
          <table:table-cell table:formula="of:=[.E10]=[$'Fuente-Dashboard-v2'.E10]" office:value-type="boolean" office:boolean-value="true" calcext:value-type="boolean">
            <text:p>VERDADERO</text:p>
          </table:table-cell>
          <table:table-cell table:formula="of:=[.F10]=[$'Fuente-Dashboard-v2'.F10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15" calcext:value-type="date">
            <text:p>15/03/20</text:p>
          </table:table-cell>
          <table:table-cell table:formula="of:=[$'Fuente-Dashboard-Departamentos-v2'.B11]+[$'Fuente-Dashboard-Departamentos-v2'.G11]+[$'Fuente-Dashboard-Departamentos-v2'.L11]+[$'Fuente-Dashboard-Departamentos-v2'.Q11]+[$'Fuente-Dashboard-Departamentos-v2'.V11]+[$'Fuente-Dashboard-Departamentos-v2'.AA11]+[$'Fuente-Dashboard-Departamentos-v2'.AF11]+[$'Fuente-Dashboard-Departamentos-v2'.AK11]+[$'Fuente-Dashboard-Departamentos-v2'.AP11]+[$'Fuente-Dashboard-Departamentos-v2'.AU11]+[$'Fuente-Dashboard-Departamentos-v2'.AZ11]+[$'Fuente-Dashboard-Departamentos-v2'.BE11]+[$'Fuente-Dashboard-Departamentos-v2'.BJ11]+[$'Fuente-Dashboard-Departamentos-v2'.BO11]+[$'Fuente-Dashboard-Departamentos-v2'.BT11]+[$'Fuente-Dashboard-Departamentos-v2'.BY11]+[$'Fuente-Dashboard-Departamentos-v2'.CD11]+[$'Fuente-Dashboard-Departamentos-v2'.CI11]+[$'Fuente-Dashboard-Departamentos-v2'.CN11]+[$'Fuente-Dashboard-Departamentos-v2'.CS11]+[$'Fuente-Dashboard-Departamentos-v2'.CX11]+[$'Fuente-Dashboard-Departamentos-v2'.DC11]+[$'Fuente-Dashboard-Departamentos-v2'.DH11]+[$'Fuente-Dashboard-Departamentos-v2'.DM11]+[$'Fuente-Dashboard-Departamentos-v2'.DR11]" office:value-type="float" office:value="86" calcext:value-type="float">
            <text:p>86</text:p>
          </table:table-cell>
          <table:table-cell table:formula="of:=[$'Fuente-Dashboard-Departamentos-v2'.C11]+[$'Fuente-Dashboard-Departamentos-v2'.H11]+[$'Fuente-Dashboard-Departamentos-v2'.M11]+[$'Fuente-Dashboard-Departamentos-v2'.R11]+[$'Fuente-Dashboard-Departamentos-v2'.W11]+[$'Fuente-Dashboard-Departamentos-v2'.AB11]+[$'Fuente-Dashboard-Departamentos-v2'.AG11]+[$'Fuente-Dashboard-Departamentos-v2'.AL11]+[$'Fuente-Dashboard-Departamentos-v2'.AQ11]+[$'Fuente-Dashboard-Departamentos-v2'.AV11]+[$'Fuente-Dashboard-Departamentos-v2'.BA11]+[$'Fuente-Dashboard-Departamentos-v2'.BF11]+[$'Fuente-Dashboard-Departamentos-v2'.BK11]+[$'Fuente-Dashboard-Departamentos-v2'.BP11]+[$'Fuente-Dashboard-Departamentos-v2'.BU11]+[$'Fuente-Dashboard-Departamentos-v2'.BZ11]+[$'Fuente-Dashboard-Departamentos-v2'.CE11]+[$'Fuente-Dashboard-Departamentos-v2'.CJ11]+[$'Fuente-Dashboard-Departamentos-v2'.CO11]+[$'Fuente-Dashboard-Departamentos-v2'.CT11]+[$'Fuente-Dashboard-Departamentos-v2'.CY11]+[$'Fuente-Dashboard-Departamentos-v2'.DD11]+[$'Fuente-Dashboard-Departamentos-v2'.DI11]+[$'Fuente-Dashboard-Departamentos-v2'.DN11]+[$'Fuente-Dashboard-Departamentos-v2'.DS11]" office:value-type="float" office:value="0" calcext:value-type="float">
            <text:p>0</text:p>
          </table:table-cell>
          <table:table-cell table:formula="of:=[$'Fuente-Dashboard-Departamentos-v2'.D11]+[$'Fuente-Dashboard-Departamentos-v2'.I11]+[$'Fuente-Dashboard-Departamentos-v2'.N11]+[$'Fuente-Dashboard-Departamentos-v2'.S11]+[$'Fuente-Dashboard-Departamentos-v2'.X11]+[$'Fuente-Dashboard-Departamentos-v2'.AC11]+[$'Fuente-Dashboard-Departamentos-v2'.AH11]+[$'Fuente-Dashboard-Departamentos-v2'.AM11]+[$'Fuente-Dashboard-Departamentos-v2'.AR11]+[$'Fuente-Dashboard-Departamentos-v2'.AW11]+[$'Fuente-Dashboard-Departamentos-v2'.BB11]+[$'Fuente-Dashboard-Departamentos-v2'.BG11]+[$'Fuente-Dashboard-Departamentos-v2'.BL11]+[$'Fuente-Dashboard-Departamentos-v2'.BQ11]+[$'Fuente-Dashboard-Departamentos-v2'.BV11]+[$'Fuente-Dashboard-Departamentos-v2'.CA11]+[$'Fuente-Dashboard-Departamentos-v2'.CF11]+[$'Fuente-Dashboard-Departamentos-v2'.CK11]+[$'Fuente-Dashboard-Departamentos-v2'.CP11]+[$'Fuente-Dashboard-Departamentos-v2'.CU11]+[$'Fuente-Dashboard-Departamentos-v2'.CZ11]+[$'Fuente-Dashboard-Departamentos-v2'.DE11]+[$'Fuente-Dashboard-Departamentos-v2'.DJ11]+[$'Fuente-Dashboard-Departamentos-v2'.DO11]+[$'Fuente-Dashboard-Departamentos-v2'.DT11]" office:value-type="float" office:value="0" calcext:value-type="float">
            <text:p>0</text:p>
          </table:table-cell>
          <table:table-cell table:formula="of:=[$'Fuente-Dashboard-Departamentos-v2'.E11]+[$'Fuente-Dashboard-Departamentos-v2'.J11]+[$'Fuente-Dashboard-Departamentos-v2'.O11]+[$'Fuente-Dashboard-Departamentos-v2'.T11]+[$'Fuente-Dashboard-Departamentos-v2'.Y11]+[$'Fuente-Dashboard-Departamentos-v2'.AD11]+[$'Fuente-Dashboard-Departamentos-v2'.AI11]+[$'Fuente-Dashboard-Departamentos-v2'.AN11]+[$'Fuente-Dashboard-Departamentos-v2'.AS11]+[$'Fuente-Dashboard-Departamentos-v2'.AX11]+[$'Fuente-Dashboard-Departamentos-v2'.BC11]+[$'Fuente-Dashboard-Departamentos-v2'.BH11]+[$'Fuente-Dashboard-Departamentos-v2'.BM11]+[$'Fuente-Dashboard-Departamentos-v2'.BR11]+[$'Fuente-Dashboard-Departamentos-v2'.BW11]+[$'Fuente-Dashboard-Departamentos-v2'.CB11]+[$'Fuente-Dashboard-Departamentos-v2'.CG11]+[$'Fuente-Dashboard-Departamentos-v2'.CL11]+[$'Fuente-Dashboard-Departamentos-v2'.CQ11]+[$'Fuente-Dashboard-Departamentos-v2'.CV11]+[$'Fuente-Dashboard-Departamentos-v2'.DA11]+[$'Fuente-Dashboard-Departamentos-v2'.DF11]+[$'Fuente-Dashboard-Departamentos-v2'.DK11]+[$'Fuente-Dashboard-Departamentos-v2'.DP11]+[$'Fuente-Dashboard-Departamentos-v2'.DU11]" office:value-type="float" office:value="86" calcext:value-type="float">
            <text:p>86</text:p>
          </table:table-cell>
          <table:table-cell table:formula="of:=[$'Fuente-Dashboard-Departamentos-v2'.F11]+[$'Fuente-Dashboard-Departamentos-v2'.K11]+[$'Fuente-Dashboard-Departamentos-v2'.P11]+[$'Fuente-Dashboard-Departamentos-v2'.U11]+[$'Fuente-Dashboard-Departamentos-v2'.Z11]+[$'Fuente-Dashboard-Departamentos-v2'.AE11]+[$'Fuente-Dashboard-Departamentos-v2'.AJ11]+[$'Fuente-Dashboard-Departamentos-v2'.AO11]+[$'Fuente-Dashboard-Departamentos-v2'.AT11]+[$'Fuente-Dashboard-Departamentos-v2'.AY11]+[$'Fuente-Dashboard-Departamentos-v2'.BD11]+[$'Fuente-Dashboard-Departamentos-v2'.BI11]+[$'Fuente-Dashboard-Departamentos-v2'.BN11]+[$'Fuente-Dashboard-Departamentos-v2'.BS11]+[$'Fuente-Dashboard-Departamentos-v2'.BX11]+[$'Fuente-Dashboard-Departamentos-v2'.CC11]+[$'Fuente-Dashboard-Departamentos-v2'.CH11]+[$'Fuente-Dashboard-Departamentos-v2'.CM11]+[$'Fuente-Dashboard-Departamentos-v2'.CR11]+[$'Fuente-Dashboard-Departamentos-v2'.CW11]+[$'Fuente-Dashboard-Departamentos-v2'.DB11]+[$'Fuente-Dashboard-Departamentos-v2'.DG11]+[$'Fuente-Dashboard-Departamentos-v2'.DL11]+[$'Fuente-Dashboard-Departamentos-v2'.DQ11]+[$'Fuente-Dashboard-Departamentos-v2'.DV11]" office:value-type="float" office:value="0" calcext:value-type="float">
            <text:p>0</text:p>
          </table:table-cell>
          <table:table-cell table:formula="of:=[.B11]=[$'Fuente-Dashboard-v2'.B11]" office:value-type="boolean" office:boolean-value="true" calcext:value-type="boolean">
            <text:p>VERDADERO</text:p>
          </table:table-cell>
          <table:table-cell table:formula="of:=[.C11]=[$'Fuente-Dashboard-v2'.C11]" office:value-type="boolean" office:boolean-value="true" calcext:value-type="boolean">
            <text:p>VERDADERO</text:p>
          </table:table-cell>
          <table:table-cell table:formula="of:=[.D11]=[$'Fuente-Dashboard-v2'.D11]" office:value-type="boolean" office:boolean-value="true" calcext:value-type="boolean">
            <text:p>VERDADERO</text:p>
          </table:table-cell>
          <table:table-cell table:formula="of:=[.E11]=[$'Fuente-Dashboard-v2'.E11]" office:value-type="boolean" office:boolean-value="true" calcext:value-type="boolean">
            <text:p>VERDADERO</text:p>
          </table:table-cell>
          <table:table-cell table:formula="of:=[.F11]=[$'Fuente-Dashboard-v2'.F11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16" calcext:value-type="date">
            <text:p>16/03/20</text:p>
          </table:table-cell>
          <table:table-cell table:formula="of:=[$'Fuente-Dashboard-Departamentos-v2'.B12]+[$'Fuente-Dashboard-Departamentos-v2'.G12]+[$'Fuente-Dashboard-Departamentos-v2'.L12]+[$'Fuente-Dashboard-Departamentos-v2'.Q12]+[$'Fuente-Dashboard-Departamentos-v2'.V12]+[$'Fuente-Dashboard-Departamentos-v2'.AA12]+[$'Fuente-Dashboard-Departamentos-v2'.AF12]+[$'Fuente-Dashboard-Departamentos-v2'.AK12]+[$'Fuente-Dashboard-Departamentos-v2'.AP12]+[$'Fuente-Dashboard-Departamentos-v2'.AU12]+[$'Fuente-Dashboard-Departamentos-v2'.AZ12]+[$'Fuente-Dashboard-Departamentos-v2'.BE12]+[$'Fuente-Dashboard-Departamentos-v2'.BJ12]+[$'Fuente-Dashboard-Departamentos-v2'.BO12]+[$'Fuente-Dashboard-Departamentos-v2'.BT12]+[$'Fuente-Dashboard-Departamentos-v2'.BY12]+[$'Fuente-Dashboard-Departamentos-v2'.CD12]+[$'Fuente-Dashboard-Departamentos-v2'.CI12]+[$'Fuente-Dashboard-Departamentos-v2'.CN12]+[$'Fuente-Dashboard-Departamentos-v2'.CS12]+[$'Fuente-Dashboard-Departamentos-v2'.CX12]+[$'Fuente-Dashboard-Departamentos-v2'.DC12]+[$'Fuente-Dashboard-Departamentos-v2'.DH12]+[$'Fuente-Dashboard-Departamentos-v2'.DM12]+[$'Fuente-Dashboard-Departamentos-v2'.DR12]" office:value-type="float" office:value="106" calcext:value-type="float">
            <text:p>106</text:p>
          </table:table-cell>
          <table:table-cell table:formula="of:=[$'Fuente-Dashboard-Departamentos-v2'.C12]+[$'Fuente-Dashboard-Departamentos-v2'.H12]+[$'Fuente-Dashboard-Departamentos-v2'.M12]+[$'Fuente-Dashboard-Departamentos-v2'.R12]+[$'Fuente-Dashboard-Departamentos-v2'.W12]+[$'Fuente-Dashboard-Departamentos-v2'.AB12]+[$'Fuente-Dashboard-Departamentos-v2'.AG12]+[$'Fuente-Dashboard-Departamentos-v2'.AL12]+[$'Fuente-Dashboard-Departamentos-v2'.AQ12]+[$'Fuente-Dashboard-Departamentos-v2'.AV12]+[$'Fuente-Dashboard-Departamentos-v2'.BA12]+[$'Fuente-Dashboard-Departamentos-v2'.BF12]+[$'Fuente-Dashboard-Departamentos-v2'.BK12]+[$'Fuente-Dashboard-Departamentos-v2'.BP12]+[$'Fuente-Dashboard-Departamentos-v2'.BU12]+[$'Fuente-Dashboard-Departamentos-v2'.BZ12]+[$'Fuente-Dashboard-Departamentos-v2'.CE12]+[$'Fuente-Dashboard-Departamentos-v2'.CJ12]+[$'Fuente-Dashboard-Departamentos-v2'.CO12]+[$'Fuente-Dashboard-Departamentos-v2'.CT12]+[$'Fuente-Dashboard-Departamentos-v2'.CY12]+[$'Fuente-Dashboard-Departamentos-v2'.DD12]+[$'Fuente-Dashboard-Departamentos-v2'.DI12]+[$'Fuente-Dashboard-Departamentos-v2'.DN12]+[$'Fuente-Dashboard-Departamentos-v2'.DS12]" office:value-type="float" office:value="0" calcext:value-type="float">
            <text:p>0</text:p>
          </table:table-cell>
          <table:table-cell table:formula="of:=[$'Fuente-Dashboard-Departamentos-v2'.D12]+[$'Fuente-Dashboard-Departamentos-v2'.I12]+[$'Fuente-Dashboard-Departamentos-v2'.N12]+[$'Fuente-Dashboard-Departamentos-v2'.S12]+[$'Fuente-Dashboard-Departamentos-v2'.X12]+[$'Fuente-Dashboard-Departamentos-v2'.AC12]+[$'Fuente-Dashboard-Departamentos-v2'.AH12]+[$'Fuente-Dashboard-Departamentos-v2'.AM12]+[$'Fuente-Dashboard-Departamentos-v2'.AR12]+[$'Fuente-Dashboard-Departamentos-v2'.AW12]+[$'Fuente-Dashboard-Departamentos-v2'.BB12]+[$'Fuente-Dashboard-Departamentos-v2'.BG12]+[$'Fuente-Dashboard-Departamentos-v2'.BL12]+[$'Fuente-Dashboard-Departamentos-v2'.BQ12]+[$'Fuente-Dashboard-Departamentos-v2'.BV12]+[$'Fuente-Dashboard-Departamentos-v2'.CA12]+[$'Fuente-Dashboard-Departamentos-v2'.CF12]+[$'Fuente-Dashboard-Departamentos-v2'.CK12]+[$'Fuente-Dashboard-Departamentos-v2'.CP12]+[$'Fuente-Dashboard-Departamentos-v2'.CU12]+[$'Fuente-Dashboard-Departamentos-v2'.CZ12]+[$'Fuente-Dashboard-Departamentos-v2'.DE12]+[$'Fuente-Dashboard-Departamentos-v2'.DJ12]+[$'Fuente-Dashboard-Departamentos-v2'.DO12]+[$'Fuente-Dashboard-Departamentos-v2'.DT12]" office:value-type="float" office:value="0" calcext:value-type="float">
            <text:p>0</text:p>
          </table:table-cell>
          <table:table-cell table:formula="of:=[$'Fuente-Dashboard-Departamentos-v2'.E12]+[$'Fuente-Dashboard-Departamentos-v2'.J12]+[$'Fuente-Dashboard-Departamentos-v2'.O12]+[$'Fuente-Dashboard-Departamentos-v2'.T12]+[$'Fuente-Dashboard-Departamentos-v2'.Y12]+[$'Fuente-Dashboard-Departamentos-v2'.AD12]+[$'Fuente-Dashboard-Departamentos-v2'.AI12]+[$'Fuente-Dashboard-Departamentos-v2'.AN12]+[$'Fuente-Dashboard-Departamentos-v2'.AS12]+[$'Fuente-Dashboard-Departamentos-v2'.AX12]+[$'Fuente-Dashboard-Departamentos-v2'.BC12]+[$'Fuente-Dashboard-Departamentos-v2'.BH12]+[$'Fuente-Dashboard-Departamentos-v2'.BM12]+[$'Fuente-Dashboard-Departamentos-v2'.BR12]+[$'Fuente-Dashboard-Departamentos-v2'.BW12]+[$'Fuente-Dashboard-Departamentos-v2'.CB12]+[$'Fuente-Dashboard-Departamentos-v2'.CG12]+[$'Fuente-Dashboard-Departamentos-v2'.CL12]+[$'Fuente-Dashboard-Departamentos-v2'.CQ12]+[$'Fuente-Dashboard-Departamentos-v2'.CV12]+[$'Fuente-Dashboard-Departamentos-v2'.DA12]+[$'Fuente-Dashboard-Departamentos-v2'.DF12]+[$'Fuente-Dashboard-Departamentos-v2'.DK12]+[$'Fuente-Dashboard-Departamentos-v2'.DP12]+[$'Fuente-Dashboard-Departamentos-v2'.DU12]" office:value-type="float" office:value="106" calcext:value-type="float">
            <text:p>106</text:p>
          </table:table-cell>
          <table:table-cell table:formula="of:=[$'Fuente-Dashboard-Departamentos-v2'.F12]+[$'Fuente-Dashboard-Departamentos-v2'.K12]+[$'Fuente-Dashboard-Departamentos-v2'.P12]+[$'Fuente-Dashboard-Departamentos-v2'.U12]+[$'Fuente-Dashboard-Departamentos-v2'.Z12]+[$'Fuente-Dashboard-Departamentos-v2'.AE12]+[$'Fuente-Dashboard-Departamentos-v2'.AJ12]+[$'Fuente-Dashboard-Departamentos-v2'.AO12]+[$'Fuente-Dashboard-Departamentos-v2'.AT12]+[$'Fuente-Dashboard-Departamentos-v2'.AY12]+[$'Fuente-Dashboard-Departamentos-v2'.BD12]+[$'Fuente-Dashboard-Departamentos-v2'.BI12]+[$'Fuente-Dashboard-Departamentos-v2'.BN12]+[$'Fuente-Dashboard-Departamentos-v2'.BS12]+[$'Fuente-Dashboard-Departamentos-v2'.BX12]+[$'Fuente-Dashboard-Departamentos-v2'.CC12]+[$'Fuente-Dashboard-Departamentos-v2'.CH12]+[$'Fuente-Dashboard-Departamentos-v2'.CM12]+[$'Fuente-Dashboard-Departamentos-v2'.CR12]+[$'Fuente-Dashboard-Departamentos-v2'.CW12]+[$'Fuente-Dashboard-Departamentos-v2'.DB12]+[$'Fuente-Dashboard-Departamentos-v2'.DG12]+[$'Fuente-Dashboard-Departamentos-v2'.DL12]+[$'Fuente-Dashboard-Departamentos-v2'.DQ12]+[$'Fuente-Dashboard-Departamentos-v2'.DV12]" office:value-type="float" office:value="0" calcext:value-type="float">
            <text:p>0</text:p>
          </table:table-cell>
          <table:table-cell table:formula="of:=[.B12]=[$'Fuente-Dashboard-v2'.B12]" office:value-type="boolean" office:boolean-value="true" calcext:value-type="boolean">
            <text:p>VERDADERO</text:p>
          </table:table-cell>
          <table:table-cell table:formula="of:=[.C12]=[$'Fuente-Dashboard-v2'.C12]" office:value-type="boolean" office:boolean-value="true" calcext:value-type="boolean">
            <text:p>VERDADERO</text:p>
          </table:table-cell>
          <table:table-cell table:formula="of:=[.D12]=[$'Fuente-Dashboard-v2'.D12]" office:value-type="boolean" office:boolean-value="true" calcext:value-type="boolean">
            <text:p>VERDADERO</text:p>
          </table:table-cell>
          <table:table-cell table:formula="of:=[.E12]=[$'Fuente-Dashboard-v2'.E12]" office:value-type="boolean" office:boolean-value="true" calcext:value-type="boolean">
            <text:p>VERDADERO</text:p>
          </table:table-cell>
          <table:table-cell table:formula="of:=[.F12]=[$'Fuente-Dashboard-v2'.F12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17" calcext:value-type="date">
            <text:p>17/03/20</text:p>
          </table:table-cell>
          <table:table-cell table:formula="of:=[$'Fuente-Dashboard-Departamentos-v2'.B13]+[$'Fuente-Dashboard-Departamentos-v2'.G13]+[$'Fuente-Dashboard-Departamentos-v2'.L13]+[$'Fuente-Dashboard-Departamentos-v2'.Q13]+[$'Fuente-Dashboard-Departamentos-v2'.V13]+[$'Fuente-Dashboard-Departamentos-v2'.AA13]+[$'Fuente-Dashboard-Departamentos-v2'.AF13]+[$'Fuente-Dashboard-Departamentos-v2'.AK13]+[$'Fuente-Dashboard-Departamentos-v2'.AP13]+[$'Fuente-Dashboard-Departamentos-v2'.AU13]+[$'Fuente-Dashboard-Departamentos-v2'.AZ13]+[$'Fuente-Dashboard-Departamentos-v2'.BE13]+[$'Fuente-Dashboard-Departamentos-v2'.BJ13]+[$'Fuente-Dashboard-Departamentos-v2'.BO13]+[$'Fuente-Dashboard-Departamentos-v2'.BT13]+[$'Fuente-Dashboard-Departamentos-v2'.BY13]+[$'Fuente-Dashboard-Departamentos-v2'.CD13]+[$'Fuente-Dashboard-Departamentos-v2'.CI13]+[$'Fuente-Dashboard-Departamentos-v2'.CN13]+[$'Fuente-Dashboard-Departamentos-v2'.CS13]+[$'Fuente-Dashboard-Departamentos-v2'.CX13]+[$'Fuente-Dashboard-Departamentos-v2'.DC13]+[$'Fuente-Dashboard-Departamentos-v2'.DH13]+[$'Fuente-Dashboard-Departamentos-v2'.DM13]+[$'Fuente-Dashboard-Departamentos-v2'.DR13]" office:value-type="float" office:value="135" calcext:value-type="float">
            <text:p>135</text:p>
          </table:table-cell>
          <table:table-cell table:formula="of:=[$'Fuente-Dashboard-Departamentos-v2'.C13]+[$'Fuente-Dashboard-Departamentos-v2'.H13]+[$'Fuente-Dashboard-Departamentos-v2'.M13]+[$'Fuente-Dashboard-Departamentos-v2'.R13]+[$'Fuente-Dashboard-Departamentos-v2'.W13]+[$'Fuente-Dashboard-Departamentos-v2'.AB13]+[$'Fuente-Dashboard-Departamentos-v2'.AG13]+[$'Fuente-Dashboard-Departamentos-v2'.AL13]+[$'Fuente-Dashboard-Departamentos-v2'.AQ13]+[$'Fuente-Dashboard-Departamentos-v2'.AV13]+[$'Fuente-Dashboard-Departamentos-v2'.BA13]+[$'Fuente-Dashboard-Departamentos-v2'.BF13]+[$'Fuente-Dashboard-Departamentos-v2'.BK13]+[$'Fuente-Dashboard-Departamentos-v2'.BP13]+[$'Fuente-Dashboard-Departamentos-v2'.BU13]+[$'Fuente-Dashboard-Departamentos-v2'.BZ13]+[$'Fuente-Dashboard-Departamentos-v2'.CE13]+[$'Fuente-Dashboard-Departamentos-v2'.CJ13]+[$'Fuente-Dashboard-Departamentos-v2'.CO13]+[$'Fuente-Dashboard-Departamentos-v2'.CT13]+[$'Fuente-Dashboard-Departamentos-v2'.CY13]+[$'Fuente-Dashboard-Departamentos-v2'.DD13]+[$'Fuente-Dashboard-Departamentos-v2'.DI13]+[$'Fuente-Dashboard-Departamentos-v2'.DN13]+[$'Fuente-Dashboard-Departamentos-v2'.DS13]" office:value-type="float" office:value="0" calcext:value-type="float">
            <text:p>0</text:p>
          </table:table-cell>
          <table:table-cell table:formula="of:=[$'Fuente-Dashboard-Departamentos-v2'.D13]+[$'Fuente-Dashboard-Departamentos-v2'.I13]+[$'Fuente-Dashboard-Departamentos-v2'.N13]+[$'Fuente-Dashboard-Departamentos-v2'.S13]+[$'Fuente-Dashboard-Departamentos-v2'.X13]+[$'Fuente-Dashboard-Departamentos-v2'.AC13]+[$'Fuente-Dashboard-Departamentos-v2'.AH13]+[$'Fuente-Dashboard-Departamentos-v2'.AM13]+[$'Fuente-Dashboard-Departamentos-v2'.AR13]+[$'Fuente-Dashboard-Departamentos-v2'.AW13]+[$'Fuente-Dashboard-Departamentos-v2'.BB13]+[$'Fuente-Dashboard-Departamentos-v2'.BG13]+[$'Fuente-Dashboard-Departamentos-v2'.BL13]+[$'Fuente-Dashboard-Departamentos-v2'.BQ13]+[$'Fuente-Dashboard-Departamentos-v2'.BV13]+[$'Fuente-Dashboard-Departamentos-v2'.CA13]+[$'Fuente-Dashboard-Departamentos-v2'.CF13]+[$'Fuente-Dashboard-Departamentos-v2'.CK13]+[$'Fuente-Dashboard-Departamentos-v2'.CP13]+[$'Fuente-Dashboard-Departamentos-v2'.CU13]+[$'Fuente-Dashboard-Departamentos-v2'.CZ13]+[$'Fuente-Dashboard-Departamentos-v2'.DE13]+[$'Fuente-Dashboard-Departamentos-v2'.DJ13]+[$'Fuente-Dashboard-Departamentos-v2'.DO13]+[$'Fuente-Dashboard-Departamentos-v2'.DT13]" office:value-type="float" office:value="0" calcext:value-type="float">
            <text:p>0</text:p>
          </table:table-cell>
          <table:table-cell table:formula="of:=[$'Fuente-Dashboard-Departamentos-v2'.E13]+[$'Fuente-Dashboard-Departamentos-v2'.J13]+[$'Fuente-Dashboard-Departamentos-v2'.O13]+[$'Fuente-Dashboard-Departamentos-v2'.T13]+[$'Fuente-Dashboard-Departamentos-v2'.Y13]+[$'Fuente-Dashboard-Departamentos-v2'.AD13]+[$'Fuente-Dashboard-Departamentos-v2'.AI13]+[$'Fuente-Dashboard-Departamentos-v2'.AN13]+[$'Fuente-Dashboard-Departamentos-v2'.AS13]+[$'Fuente-Dashboard-Departamentos-v2'.AX13]+[$'Fuente-Dashboard-Departamentos-v2'.BC13]+[$'Fuente-Dashboard-Departamentos-v2'.BH13]+[$'Fuente-Dashboard-Departamentos-v2'.BM13]+[$'Fuente-Dashboard-Departamentos-v2'.BR13]+[$'Fuente-Dashboard-Departamentos-v2'.BW13]+[$'Fuente-Dashboard-Departamentos-v2'.CB13]+[$'Fuente-Dashboard-Departamentos-v2'.CG13]+[$'Fuente-Dashboard-Departamentos-v2'.CL13]+[$'Fuente-Dashboard-Departamentos-v2'.CQ13]+[$'Fuente-Dashboard-Departamentos-v2'.CV13]+[$'Fuente-Dashboard-Departamentos-v2'.DA13]+[$'Fuente-Dashboard-Departamentos-v2'.DF13]+[$'Fuente-Dashboard-Departamentos-v2'.DK13]+[$'Fuente-Dashboard-Departamentos-v2'.DP13]+[$'Fuente-Dashboard-Departamentos-v2'.DU13]" office:value-type="float" office:value="135" calcext:value-type="float">
            <text:p>135</text:p>
          </table:table-cell>
          <table:table-cell table:formula="of:=[$'Fuente-Dashboard-Departamentos-v2'.F13]+[$'Fuente-Dashboard-Departamentos-v2'.K13]+[$'Fuente-Dashboard-Departamentos-v2'.P13]+[$'Fuente-Dashboard-Departamentos-v2'.U13]+[$'Fuente-Dashboard-Departamentos-v2'.Z13]+[$'Fuente-Dashboard-Departamentos-v2'.AE13]+[$'Fuente-Dashboard-Departamentos-v2'.AJ13]+[$'Fuente-Dashboard-Departamentos-v2'.AO13]+[$'Fuente-Dashboard-Departamentos-v2'.AT13]+[$'Fuente-Dashboard-Departamentos-v2'.AY13]+[$'Fuente-Dashboard-Departamentos-v2'.BD13]+[$'Fuente-Dashboard-Departamentos-v2'.BI13]+[$'Fuente-Dashboard-Departamentos-v2'.BN13]+[$'Fuente-Dashboard-Departamentos-v2'.BS13]+[$'Fuente-Dashboard-Departamentos-v2'.BX13]+[$'Fuente-Dashboard-Departamentos-v2'.CC13]+[$'Fuente-Dashboard-Departamentos-v2'.CH13]+[$'Fuente-Dashboard-Departamentos-v2'.CM13]+[$'Fuente-Dashboard-Departamentos-v2'.CR13]+[$'Fuente-Dashboard-Departamentos-v2'.CW13]+[$'Fuente-Dashboard-Departamentos-v2'.DB13]+[$'Fuente-Dashboard-Departamentos-v2'.DG13]+[$'Fuente-Dashboard-Departamentos-v2'.DL13]+[$'Fuente-Dashboard-Departamentos-v2'.DQ13]+[$'Fuente-Dashboard-Departamentos-v2'.DV13]" office:value-type="float" office:value="0" calcext:value-type="float">
            <text:p>0</text:p>
          </table:table-cell>
          <table:table-cell table:formula="of:=[.B13]=[$'Fuente-Dashboard-v2'.B13]" office:value-type="boolean" office:boolean-value="true" calcext:value-type="boolean">
            <text:p>VERDADERO</text:p>
          </table:table-cell>
          <table:table-cell table:formula="of:=[.C13]=[$'Fuente-Dashboard-v2'.C13]" office:value-type="boolean" office:boolean-value="true" calcext:value-type="boolean">
            <text:p>VERDADERO</text:p>
          </table:table-cell>
          <table:table-cell table:formula="of:=[.D13]=[$'Fuente-Dashboard-v2'.D13]" office:value-type="boolean" office:boolean-value="true" calcext:value-type="boolean">
            <text:p>VERDADERO</text:p>
          </table:table-cell>
          <table:table-cell table:formula="of:=[.E13]=[$'Fuente-Dashboard-v2'.E13]" office:value-type="boolean" office:boolean-value="true" calcext:value-type="boolean">
            <text:p>VERDADERO</text:p>
          </table:table-cell>
          <table:table-cell table:formula="of:=[.F13]=[$'Fuente-Dashboard-v2'.F13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18" calcext:value-type="date">
            <text:p>18/03/20</text:p>
          </table:table-cell>
          <table:table-cell table:formula="of:=[$'Fuente-Dashboard-Departamentos-v2'.B14]+[$'Fuente-Dashboard-Departamentos-v2'.G14]+[$'Fuente-Dashboard-Departamentos-v2'.L14]+[$'Fuente-Dashboard-Departamentos-v2'.Q14]+[$'Fuente-Dashboard-Departamentos-v2'.V14]+[$'Fuente-Dashboard-Departamentos-v2'.AA14]+[$'Fuente-Dashboard-Departamentos-v2'.AF14]+[$'Fuente-Dashboard-Departamentos-v2'.AK14]+[$'Fuente-Dashboard-Departamentos-v2'.AP14]+[$'Fuente-Dashboard-Departamentos-v2'.AU14]+[$'Fuente-Dashboard-Departamentos-v2'.AZ14]+[$'Fuente-Dashboard-Departamentos-v2'.BE14]+[$'Fuente-Dashboard-Departamentos-v2'.BJ14]+[$'Fuente-Dashboard-Departamentos-v2'.BO14]+[$'Fuente-Dashboard-Departamentos-v2'.BT14]+[$'Fuente-Dashboard-Departamentos-v2'.BY14]+[$'Fuente-Dashboard-Departamentos-v2'.CD14]+[$'Fuente-Dashboard-Departamentos-v2'.CI14]+[$'Fuente-Dashboard-Departamentos-v2'.CN14]+[$'Fuente-Dashboard-Departamentos-v2'.CS14]+[$'Fuente-Dashboard-Departamentos-v2'.CX14]+[$'Fuente-Dashboard-Departamentos-v2'.DC14]+[$'Fuente-Dashboard-Departamentos-v2'.DH14]+[$'Fuente-Dashboard-Departamentos-v2'.DM14]+[$'Fuente-Dashboard-Departamentos-v2'.DR14]" office:value-type="float" office:value="193" calcext:value-type="float">
            <text:p>193</text:p>
          </table:table-cell>
          <table:table-cell table:formula="of:=[$'Fuente-Dashboard-Departamentos-v2'.C14]+[$'Fuente-Dashboard-Departamentos-v2'.H14]+[$'Fuente-Dashboard-Departamentos-v2'.M14]+[$'Fuente-Dashboard-Departamentos-v2'.R14]+[$'Fuente-Dashboard-Departamentos-v2'.W14]+[$'Fuente-Dashboard-Departamentos-v2'.AB14]+[$'Fuente-Dashboard-Departamentos-v2'.AG14]+[$'Fuente-Dashboard-Departamentos-v2'.AL14]+[$'Fuente-Dashboard-Departamentos-v2'.AQ14]+[$'Fuente-Dashboard-Departamentos-v2'.AV14]+[$'Fuente-Dashboard-Departamentos-v2'.BA14]+[$'Fuente-Dashboard-Departamentos-v2'.BF14]+[$'Fuente-Dashboard-Departamentos-v2'.BK14]+[$'Fuente-Dashboard-Departamentos-v2'.BP14]+[$'Fuente-Dashboard-Departamentos-v2'.BU14]+[$'Fuente-Dashboard-Departamentos-v2'.BZ14]+[$'Fuente-Dashboard-Departamentos-v2'.CE14]+[$'Fuente-Dashboard-Departamentos-v2'.CJ14]+[$'Fuente-Dashboard-Departamentos-v2'.CO14]+[$'Fuente-Dashboard-Departamentos-v2'.CT14]+[$'Fuente-Dashboard-Departamentos-v2'.CY14]+[$'Fuente-Dashboard-Departamentos-v2'.DD14]+[$'Fuente-Dashboard-Departamentos-v2'.DI14]+[$'Fuente-Dashboard-Departamentos-v2'.DN14]+[$'Fuente-Dashboard-Departamentos-v2'.DS14]" office:value-type="float" office:value="0" calcext:value-type="float">
            <text:p>0</text:p>
          </table:table-cell>
          <table:table-cell table:formula="of:=[$'Fuente-Dashboard-Departamentos-v2'.D14]+[$'Fuente-Dashboard-Departamentos-v2'.I14]+[$'Fuente-Dashboard-Departamentos-v2'.N14]+[$'Fuente-Dashboard-Departamentos-v2'.S14]+[$'Fuente-Dashboard-Departamentos-v2'.X14]+[$'Fuente-Dashboard-Departamentos-v2'.AC14]+[$'Fuente-Dashboard-Departamentos-v2'.AH14]+[$'Fuente-Dashboard-Departamentos-v2'.AM14]+[$'Fuente-Dashboard-Departamentos-v2'.AR14]+[$'Fuente-Dashboard-Departamentos-v2'.AW14]+[$'Fuente-Dashboard-Departamentos-v2'.BB14]+[$'Fuente-Dashboard-Departamentos-v2'.BG14]+[$'Fuente-Dashboard-Departamentos-v2'.BL14]+[$'Fuente-Dashboard-Departamentos-v2'.BQ14]+[$'Fuente-Dashboard-Departamentos-v2'.BV14]+[$'Fuente-Dashboard-Departamentos-v2'.CA14]+[$'Fuente-Dashboard-Departamentos-v2'.CF14]+[$'Fuente-Dashboard-Departamentos-v2'.CK14]+[$'Fuente-Dashboard-Departamentos-v2'.CP14]+[$'Fuente-Dashboard-Departamentos-v2'.CU14]+[$'Fuente-Dashboard-Departamentos-v2'.CZ14]+[$'Fuente-Dashboard-Departamentos-v2'.DE14]+[$'Fuente-Dashboard-Departamentos-v2'.DJ14]+[$'Fuente-Dashboard-Departamentos-v2'.DO14]+[$'Fuente-Dashboard-Departamentos-v2'.DT14]" office:value-type="float" office:value="0" calcext:value-type="float">
            <text:p>0</text:p>
          </table:table-cell>
          <table:table-cell table:formula="of:=[$'Fuente-Dashboard-Departamentos-v2'.E14]+[$'Fuente-Dashboard-Departamentos-v2'.J14]+[$'Fuente-Dashboard-Departamentos-v2'.O14]+[$'Fuente-Dashboard-Departamentos-v2'.T14]+[$'Fuente-Dashboard-Departamentos-v2'.Y14]+[$'Fuente-Dashboard-Departamentos-v2'.AD14]+[$'Fuente-Dashboard-Departamentos-v2'.AI14]+[$'Fuente-Dashboard-Departamentos-v2'.AN14]+[$'Fuente-Dashboard-Departamentos-v2'.AS14]+[$'Fuente-Dashboard-Departamentos-v2'.AX14]+[$'Fuente-Dashboard-Departamentos-v2'.BC14]+[$'Fuente-Dashboard-Departamentos-v2'.BH14]+[$'Fuente-Dashboard-Departamentos-v2'.BM14]+[$'Fuente-Dashboard-Departamentos-v2'.BR14]+[$'Fuente-Dashboard-Departamentos-v2'.BW14]+[$'Fuente-Dashboard-Departamentos-v2'.CB14]+[$'Fuente-Dashboard-Departamentos-v2'.CG14]+[$'Fuente-Dashboard-Departamentos-v2'.CL14]+[$'Fuente-Dashboard-Departamentos-v2'.CQ14]+[$'Fuente-Dashboard-Departamentos-v2'.CV14]+[$'Fuente-Dashboard-Departamentos-v2'.DA14]+[$'Fuente-Dashboard-Departamentos-v2'.DF14]+[$'Fuente-Dashboard-Departamentos-v2'.DK14]+[$'Fuente-Dashboard-Departamentos-v2'.DP14]+[$'Fuente-Dashboard-Departamentos-v2'.DU14]" office:value-type="float" office:value="193" calcext:value-type="float">
            <text:p>193</text:p>
          </table:table-cell>
          <table:table-cell table:formula="of:=[$'Fuente-Dashboard-Departamentos-v2'.F14]+[$'Fuente-Dashboard-Departamentos-v2'.K14]+[$'Fuente-Dashboard-Departamentos-v2'.P14]+[$'Fuente-Dashboard-Departamentos-v2'.U14]+[$'Fuente-Dashboard-Departamentos-v2'.Z14]+[$'Fuente-Dashboard-Departamentos-v2'.AE14]+[$'Fuente-Dashboard-Departamentos-v2'.AJ14]+[$'Fuente-Dashboard-Departamentos-v2'.AO14]+[$'Fuente-Dashboard-Departamentos-v2'.AT14]+[$'Fuente-Dashboard-Departamentos-v2'.AY14]+[$'Fuente-Dashboard-Departamentos-v2'.BD14]+[$'Fuente-Dashboard-Departamentos-v2'.BI14]+[$'Fuente-Dashboard-Departamentos-v2'.BN14]+[$'Fuente-Dashboard-Departamentos-v2'.BS14]+[$'Fuente-Dashboard-Departamentos-v2'.BX14]+[$'Fuente-Dashboard-Departamentos-v2'.CC14]+[$'Fuente-Dashboard-Departamentos-v2'.CH14]+[$'Fuente-Dashboard-Departamentos-v2'.CM14]+[$'Fuente-Dashboard-Departamentos-v2'.CR14]+[$'Fuente-Dashboard-Departamentos-v2'.CW14]+[$'Fuente-Dashboard-Departamentos-v2'.DB14]+[$'Fuente-Dashboard-Departamentos-v2'.DG14]+[$'Fuente-Dashboard-Departamentos-v2'.DL14]+[$'Fuente-Dashboard-Departamentos-v2'.DQ14]+[$'Fuente-Dashboard-Departamentos-v2'.DV14]" office:value-type="float" office:value="0" calcext:value-type="float">
            <text:p>0</text:p>
          </table:table-cell>
          <table:table-cell table:formula="of:=[.B14]=[$'Fuente-Dashboard-v2'.B14]" office:value-type="boolean" office:boolean-value="true" calcext:value-type="boolean">
            <text:p>VERDADERO</text:p>
          </table:table-cell>
          <table:table-cell table:formula="of:=[.C14]=[$'Fuente-Dashboard-v2'.C14]" office:value-type="boolean" office:boolean-value="true" calcext:value-type="boolean">
            <text:p>VERDADERO</text:p>
          </table:table-cell>
          <table:table-cell table:formula="of:=[.D14]=[$'Fuente-Dashboard-v2'.D14]" office:value-type="boolean" office:boolean-value="true" calcext:value-type="boolean">
            <text:p>VERDADERO</text:p>
          </table:table-cell>
          <table:table-cell table:formula="of:=[.E14]=[$'Fuente-Dashboard-v2'.E14]" office:value-type="boolean" office:boolean-value="true" calcext:value-type="boolean">
            <text:p>VERDADERO</text:p>
          </table:table-cell>
          <table:table-cell table:formula="of:=[.F14]=[$'Fuente-Dashboard-v2'.F14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19" calcext:value-type="date">
            <text:p>19/03/20</text:p>
          </table:table-cell>
          <table:table-cell table:formula="of:=[$'Fuente-Dashboard-Departamentos-v2'.B15]+[$'Fuente-Dashboard-Departamentos-v2'.G15]+[$'Fuente-Dashboard-Departamentos-v2'.L15]+[$'Fuente-Dashboard-Departamentos-v2'.Q15]+[$'Fuente-Dashboard-Departamentos-v2'.V15]+[$'Fuente-Dashboard-Departamentos-v2'.AA15]+[$'Fuente-Dashboard-Departamentos-v2'.AF15]+[$'Fuente-Dashboard-Departamentos-v2'.AK15]+[$'Fuente-Dashboard-Departamentos-v2'.AP15]+[$'Fuente-Dashboard-Departamentos-v2'.AU15]+[$'Fuente-Dashboard-Departamentos-v2'.AZ15]+[$'Fuente-Dashboard-Departamentos-v2'.BE15]+[$'Fuente-Dashboard-Departamentos-v2'.BJ15]+[$'Fuente-Dashboard-Departamentos-v2'.BO15]+[$'Fuente-Dashboard-Departamentos-v2'.BT15]+[$'Fuente-Dashboard-Departamentos-v2'.BY15]+[$'Fuente-Dashboard-Departamentos-v2'.CD15]+[$'Fuente-Dashboard-Departamentos-v2'.CI15]+[$'Fuente-Dashboard-Departamentos-v2'.CN15]+[$'Fuente-Dashboard-Departamentos-v2'.CS15]+[$'Fuente-Dashboard-Departamentos-v2'.CX15]+[$'Fuente-Dashboard-Departamentos-v2'.DC15]+[$'Fuente-Dashboard-Departamentos-v2'.DH15]+[$'Fuente-Dashboard-Departamentos-v2'.DM15]+[$'Fuente-Dashboard-Departamentos-v2'.DR15]" office:value-type="float" office:value="256" calcext:value-type="float">
            <text:p>256</text:p>
          </table:table-cell>
          <table:table-cell table:formula="of:=[$'Fuente-Dashboard-Departamentos-v2'.C15]+[$'Fuente-Dashboard-Departamentos-v2'.H15]+[$'Fuente-Dashboard-Departamentos-v2'.M15]+[$'Fuente-Dashboard-Departamentos-v2'.R15]+[$'Fuente-Dashboard-Departamentos-v2'.W15]+[$'Fuente-Dashboard-Departamentos-v2'.AB15]+[$'Fuente-Dashboard-Departamentos-v2'.AG15]+[$'Fuente-Dashboard-Departamentos-v2'.AL15]+[$'Fuente-Dashboard-Departamentos-v2'.AQ15]+[$'Fuente-Dashboard-Departamentos-v2'.AV15]+[$'Fuente-Dashboard-Departamentos-v2'.BA15]+[$'Fuente-Dashboard-Departamentos-v2'.BF15]+[$'Fuente-Dashboard-Departamentos-v2'.BK15]+[$'Fuente-Dashboard-Departamentos-v2'.BP15]+[$'Fuente-Dashboard-Departamentos-v2'.BU15]+[$'Fuente-Dashboard-Departamentos-v2'.BZ15]+[$'Fuente-Dashboard-Departamentos-v2'.CE15]+[$'Fuente-Dashboard-Departamentos-v2'.CJ15]+[$'Fuente-Dashboard-Departamentos-v2'.CO15]+[$'Fuente-Dashboard-Departamentos-v2'.CT15]+[$'Fuente-Dashboard-Departamentos-v2'.CY15]+[$'Fuente-Dashboard-Departamentos-v2'.DD15]+[$'Fuente-Dashboard-Departamentos-v2'.DI15]+[$'Fuente-Dashboard-Departamentos-v2'.DN15]+[$'Fuente-Dashboard-Departamentos-v2'.DS15]" office:value-type="float" office:value="0" calcext:value-type="float">
            <text:p>0</text:p>
          </table:table-cell>
          <table:table-cell table:formula="of:=[$'Fuente-Dashboard-Departamentos-v2'.D15]+[$'Fuente-Dashboard-Departamentos-v2'.I15]+[$'Fuente-Dashboard-Departamentos-v2'.N15]+[$'Fuente-Dashboard-Departamentos-v2'.S15]+[$'Fuente-Dashboard-Departamentos-v2'.X15]+[$'Fuente-Dashboard-Departamentos-v2'.AC15]+[$'Fuente-Dashboard-Departamentos-v2'.AH15]+[$'Fuente-Dashboard-Departamentos-v2'.AM15]+[$'Fuente-Dashboard-Departamentos-v2'.AR15]+[$'Fuente-Dashboard-Departamentos-v2'.AW15]+[$'Fuente-Dashboard-Departamentos-v2'.BB15]+[$'Fuente-Dashboard-Departamentos-v2'.BG15]+[$'Fuente-Dashboard-Departamentos-v2'.BL15]+[$'Fuente-Dashboard-Departamentos-v2'.BQ15]+[$'Fuente-Dashboard-Departamentos-v2'.BV15]+[$'Fuente-Dashboard-Departamentos-v2'.CA15]+[$'Fuente-Dashboard-Departamentos-v2'.CF15]+[$'Fuente-Dashboard-Departamentos-v2'.CK15]+[$'Fuente-Dashboard-Departamentos-v2'.CP15]+[$'Fuente-Dashboard-Departamentos-v2'.CU15]+[$'Fuente-Dashboard-Departamentos-v2'.CZ15]+[$'Fuente-Dashboard-Departamentos-v2'.DE15]+[$'Fuente-Dashboard-Departamentos-v2'.DJ15]+[$'Fuente-Dashboard-Departamentos-v2'.DO15]+[$'Fuente-Dashboard-Departamentos-v2'.DT15]" office:value-type="float" office:value="0" calcext:value-type="float">
            <text:p>0</text:p>
          </table:table-cell>
          <table:table-cell table:formula="of:=[$'Fuente-Dashboard-Departamentos-v2'.E15]+[$'Fuente-Dashboard-Departamentos-v2'.J15]+[$'Fuente-Dashboard-Departamentos-v2'.O15]+[$'Fuente-Dashboard-Departamentos-v2'.T15]+[$'Fuente-Dashboard-Departamentos-v2'.Y15]+[$'Fuente-Dashboard-Departamentos-v2'.AD15]+[$'Fuente-Dashboard-Departamentos-v2'.AI15]+[$'Fuente-Dashboard-Departamentos-v2'.AN15]+[$'Fuente-Dashboard-Departamentos-v2'.AS15]+[$'Fuente-Dashboard-Departamentos-v2'.AX15]+[$'Fuente-Dashboard-Departamentos-v2'.BC15]+[$'Fuente-Dashboard-Departamentos-v2'.BH15]+[$'Fuente-Dashboard-Departamentos-v2'.BM15]+[$'Fuente-Dashboard-Departamentos-v2'.BR15]+[$'Fuente-Dashboard-Departamentos-v2'.BW15]+[$'Fuente-Dashboard-Departamentos-v2'.CB15]+[$'Fuente-Dashboard-Departamentos-v2'.CG15]+[$'Fuente-Dashboard-Departamentos-v2'.CL15]+[$'Fuente-Dashboard-Departamentos-v2'.CQ15]+[$'Fuente-Dashboard-Departamentos-v2'.CV15]+[$'Fuente-Dashboard-Departamentos-v2'.DA15]+[$'Fuente-Dashboard-Departamentos-v2'.DF15]+[$'Fuente-Dashboard-Departamentos-v2'.DK15]+[$'Fuente-Dashboard-Departamentos-v2'.DP15]+[$'Fuente-Dashboard-Departamentos-v2'.DU15]" office:value-type="float" office:value="256" calcext:value-type="float">
            <text:p>256</text:p>
          </table:table-cell>
          <table:table-cell table:formula="of:=[$'Fuente-Dashboard-Departamentos-v2'.F15]+[$'Fuente-Dashboard-Departamentos-v2'.K15]+[$'Fuente-Dashboard-Departamentos-v2'.P15]+[$'Fuente-Dashboard-Departamentos-v2'.U15]+[$'Fuente-Dashboard-Departamentos-v2'.Z15]+[$'Fuente-Dashboard-Departamentos-v2'.AE15]+[$'Fuente-Dashboard-Departamentos-v2'.AJ15]+[$'Fuente-Dashboard-Departamentos-v2'.AO15]+[$'Fuente-Dashboard-Departamentos-v2'.AT15]+[$'Fuente-Dashboard-Departamentos-v2'.AY15]+[$'Fuente-Dashboard-Departamentos-v2'.BD15]+[$'Fuente-Dashboard-Departamentos-v2'.BI15]+[$'Fuente-Dashboard-Departamentos-v2'.BN15]+[$'Fuente-Dashboard-Departamentos-v2'.BS15]+[$'Fuente-Dashboard-Departamentos-v2'.BX15]+[$'Fuente-Dashboard-Departamentos-v2'.CC15]+[$'Fuente-Dashboard-Departamentos-v2'.CH15]+[$'Fuente-Dashboard-Departamentos-v2'.CM15]+[$'Fuente-Dashboard-Departamentos-v2'.CR15]+[$'Fuente-Dashboard-Departamentos-v2'.CW15]+[$'Fuente-Dashboard-Departamentos-v2'.DB15]+[$'Fuente-Dashboard-Departamentos-v2'.DG15]+[$'Fuente-Dashboard-Departamentos-v2'.DL15]+[$'Fuente-Dashboard-Departamentos-v2'.DQ15]+[$'Fuente-Dashboard-Departamentos-v2'.DV15]" office:value-type="float" office:value="3" calcext:value-type="float">
            <text:p>3</text:p>
          </table:table-cell>
          <table:table-cell table:formula="of:=[.B15]=[$'Fuente-Dashboard-v2'.B15]" office:value-type="boolean" office:boolean-value="true" calcext:value-type="boolean">
            <text:p>VERDADERO</text:p>
          </table:table-cell>
          <table:table-cell table:formula="of:=[.C15]=[$'Fuente-Dashboard-v2'.C15]" office:value-type="boolean" office:boolean-value="true" calcext:value-type="boolean">
            <text:p>VERDADERO</text:p>
          </table:table-cell>
          <table:table-cell table:formula="of:=[.D15]=[$'Fuente-Dashboard-v2'.D15]" office:value-type="boolean" office:boolean-value="true" calcext:value-type="boolean">
            <text:p>VERDADERO</text:p>
          </table:table-cell>
          <table:table-cell table:formula="of:=[.E15]=[$'Fuente-Dashboard-v2'.E15]" office:value-type="boolean" office:boolean-value="true" calcext:value-type="boolean">
            <text:p>VERDADERO</text:p>
          </table:table-cell>
          <table:table-cell table:formula="of:=[.F15]=[$'Fuente-Dashboard-v2'.F15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20" calcext:value-type="date">
            <text:p>20/03/20</text:p>
          </table:table-cell>
          <table:table-cell table:formula="of:=[$'Fuente-Dashboard-Departamentos-v2'.B16]+[$'Fuente-Dashboard-Departamentos-v2'.G16]+[$'Fuente-Dashboard-Departamentos-v2'.L16]+[$'Fuente-Dashboard-Departamentos-v2'.Q16]+[$'Fuente-Dashboard-Departamentos-v2'.V16]+[$'Fuente-Dashboard-Departamentos-v2'.AA16]+[$'Fuente-Dashboard-Departamentos-v2'.AF16]+[$'Fuente-Dashboard-Departamentos-v2'.AK16]+[$'Fuente-Dashboard-Departamentos-v2'.AP16]+[$'Fuente-Dashboard-Departamentos-v2'.AU16]+[$'Fuente-Dashboard-Departamentos-v2'.AZ16]+[$'Fuente-Dashboard-Departamentos-v2'.BE16]+[$'Fuente-Dashboard-Departamentos-v2'.BJ16]+[$'Fuente-Dashboard-Departamentos-v2'.BO16]+[$'Fuente-Dashboard-Departamentos-v2'.BT16]+[$'Fuente-Dashboard-Departamentos-v2'.BY16]+[$'Fuente-Dashboard-Departamentos-v2'.CD16]+[$'Fuente-Dashboard-Departamentos-v2'.CI16]+[$'Fuente-Dashboard-Departamentos-v2'.CN16]+[$'Fuente-Dashboard-Departamentos-v2'.CS16]+[$'Fuente-Dashboard-Departamentos-v2'.CX16]+[$'Fuente-Dashboard-Departamentos-v2'.DC16]+[$'Fuente-Dashboard-Departamentos-v2'.DH16]+[$'Fuente-Dashboard-Departamentos-v2'.DM16]+[$'Fuente-Dashboard-Departamentos-v2'.DR16]" office:value-type="float" office:value="313" calcext:value-type="float">
            <text:p>313</text:p>
          </table:table-cell>
          <table:table-cell table:formula="of:=[$'Fuente-Dashboard-Departamentos-v2'.C16]+[$'Fuente-Dashboard-Departamentos-v2'.H16]+[$'Fuente-Dashboard-Departamentos-v2'.M16]+[$'Fuente-Dashboard-Departamentos-v2'.R16]+[$'Fuente-Dashboard-Departamentos-v2'.W16]+[$'Fuente-Dashboard-Departamentos-v2'.AB16]+[$'Fuente-Dashboard-Departamentos-v2'.AG16]+[$'Fuente-Dashboard-Departamentos-v2'.AL16]+[$'Fuente-Dashboard-Departamentos-v2'.AQ16]+[$'Fuente-Dashboard-Departamentos-v2'.AV16]+[$'Fuente-Dashboard-Departamentos-v2'.BA16]+[$'Fuente-Dashboard-Departamentos-v2'.BF16]+[$'Fuente-Dashboard-Departamentos-v2'.BK16]+[$'Fuente-Dashboard-Departamentos-v2'.BP16]+[$'Fuente-Dashboard-Departamentos-v2'.BU16]+[$'Fuente-Dashboard-Departamentos-v2'.BZ16]+[$'Fuente-Dashboard-Departamentos-v2'.CE16]+[$'Fuente-Dashboard-Departamentos-v2'.CJ16]+[$'Fuente-Dashboard-Departamentos-v2'.CO16]+[$'Fuente-Dashboard-Departamentos-v2'.CT16]+[$'Fuente-Dashboard-Departamentos-v2'.CY16]+[$'Fuente-Dashboard-Departamentos-v2'.DD16]+[$'Fuente-Dashboard-Departamentos-v2'.DI16]+[$'Fuente-Dashboard-Departamentos-v2'.DN16]+[$'Fuente-Dashboard-Departamentos-v2'.DS16]" office:value-type="float" office:value="0" calcext:value-type="float">
            <text:p>0</text:p>
          </table:table-cell>
          <table:table-cell table:formula="of:=[$'Fuente-Dashboard-Departamentos-v2'.D16]+[$'Fuente-Dashboard-Departamentos-v2'.I16]+[$'Fuente-Dashboard-Departamentos-v2'.N16]+[$'Fuente-Dashboard-Departamentos-v2'.S16]+[$'Fuente-Dashboard-Departamentos-v2'.X16]+[$'Fuente-Dashboard-Departamentos-v2'.AC16]+[$'Fuente-Dashboard-Departamentos-v2'.AH16]+[$'Fuente-Dashboard-Departamentos-v2'.AM16]+[$'Fuente-Dashboard-Departamentos-v2'.AR16]+[$'Fuente-Dashboard-Departamentos-v2'.AW16]+[$'Fuente-Dashboard-Departamentos-v2'.BB16]+[$'Fuente-Dashboard-Departamentos-v2'.BG16]+[$'Fuente-Dashboard-Departamentos-v2'.BL16]+[$'Fuente-Dashboard-Departamentos-v2'.BQ16]+[$'Fuente-Dashboard-Departamentos-v2'.BV16]+[$'Fuente-Dashboard-Departamentos-v2'.CA16]+[$'Fuente-Dashboard-Departamentos-v2'.CF16]+[$'Fuente-Dashboard-Departamentos-v2'.CK16]+[$'Fuente-Dashboard-Departamentos-v2'.CP16]+[$'Fuente-Dashboard-Departamentos-v2'.CU16]+[$'Fuente-Dashboard-Departamentos-v2'.CZ16]+[$'Fuente-Dashboard-Departamentos-v2'.DE16]+[$'Fuente-Dashboard-Departamentos-v2'.DJ16]+[$'Fuente-Dashboard-Departamentos-v2'.DO16]+[$'Fuente-Dashboard-Departamentos-v2'.DT16]" office:value-type="float" office:value="0" calcext:value-type="float">
            <text:p>0</text:p>
          </table:table-cell>
          <table:table-cell table:formula="of:=[$'Fuente-Dashboard-Departamentos-v2'.E16]+[$'Fuente-Dashboard-Departamentos-v2'.J16]+[$'Fuente-Dashboard-Departamentos-v2'.O16]+[$'Fuente-Dashboard-Departamentos-v2'.T16]+[$'Fuente-Dashboard-Departamentos-v2'.Y16]+[$'Fuente-Dashboard-Departamentos-v2'.AD16]+[$'Fuente-Dashboard-Departamentos-v2'.AI16]+[$'Fuente-Dashboard-Departamentos-v2'.AN16]+[$'Fuente-Dashboard-Departamentos-v2'.AS16]+[$'Fuente-Dashboard-Departamentos-v2'.AX16]+[$'Fuente-Dashboard-Departamentos-v2'.BC16]+[$'Fuente-Dashboard-Departamentos-v2'.BH16]+[$'Fuente-Dashboard-Departamentos-v2'.BM16]+[$'Fuente-Dashboard-Departamentos-v2'.BR16]+[$'Fuente-Dashboard-Departamentos-v2'.BW16]+[$'Fuente-Dashboard-Departamentos-v2'.CB16]+[$'Fuente-Dashboard-Departamentos-v2'.CG16]+[$'Fuente-Dashboard-Departamentos-v2'.CL16]+[$'Fuente-Dashboard-Departamentos-v2'.CQ16]+[$'Fuente-Dashboard-Departamentos-v2'.CV16]+[$'Fuente-Dashboard-Departamentos-v2'.DA16]+[$'Fuente-Dashboard-Departamentos-v2'.DF16]+[$'Fuente-Dashboard-Departamentos-v2'.DK16]+[$'Fuente-Dashboard-Departamentos-v2'.DP16]+[$'Fuente-Dashboard-Departamentos-v2'.DU16]" office:value-type="float" office:value="313" calcext:value-type="float">
            <text:p>313</text:p>
          </table:table-cell>
          <table:table-cell table:formula="of:=[$'Fuente-Dashboard-Departamentos-v2'.F16]+[$'Fuente-Dashboard-Departamentos-v2'.K16]+[$'Fuente-Dashboard-Departamentos-v2'.P16]+[$'Fuente-Dashboard-Departamentos-v2'.U16]+[$'Fuente-Dashboard-Departamentos-v2'.Z16]+[$'Fuente-Dashboard-Departamentos-v2'.AE16]+[$'Fuente-Dashboard-Departamentos-v2'.AJ16]+[$'Fuente-Dashboard-Departamentos-v2'.AO16]+[$'Fuente-Dashboard-Departamentos-v2'.AT16]+[$'Fuente-Dashboard-Departamentos-v2'.AY16]+[$'Fuente-Dashboard-Departamentos-v2'.BD16]+[$'Fuente-Dashboard-Departamentos-v2'.BI16]+[$'Fuente-Dashboard-Departamentos-v2'.BN16]+[$'Fuente-Dashboard-Departamentos-v2'.BS16]+[$'Fuente-Dashboard-Departamentos-v2'.BX16]+[$'Fuente-Dashboard-Departamentos-v2'.CC16]+[$'Fuente-Dashboard-Departamentos-v2'.CH16]+[$'Fuente-Dashboard-Departamentos-v2'.CM16]+[$'Fuente-Dashboard-Departamentos-v2'.CR16]+[$'Fuente-Dashboard-Departamentos-v2'.CW16]+[$'Fuente-Dashboard-Departamentos-v2'.DB16]+[$'Fuente-Dashboard-Departamentos-v2'.DG16]+[$'Fuente-Dashboard-Departamentos-v2'.DL16]+[$'Fuente-Dashboard-Departamentos-v2'.DQ16]+[$'Fuente-Dashboard-Departamentos-v2'.DV16]" office:value-type="float" office:value="4" calcext:value-type="float">
            <text:p>4</text:p>
          </table:table-cell>
          <table:table-cell table:formula="of:=[.B16]=[$'Fuente-Dashboard-v2'.B16]" office:value-type="boolean" office:boolean-value="true" calcext:value-type="boolean">
            <text:p>VERDADERO</text:p>
          </table:table-cell>
          <table:table-cell table:formula="of:=[.C16]=[$'Fuente-Dashboard-v2'.C16]" office:value-type="boolean" office:boolean-value="true" calcext:value-type="boolean">
            <text:p>VERDADERO</text:p>
          </table:table-cell>
          <table:table-cell table:formula="of:=[.D16]=[$'Fuente-Dashboard-v2'.D16]" office:value-type="boolean" office:boolean-value="true" calcext:value-type="boolean">
            <text:p>VERDADERO</text:p>
          </table:table-cell>
          <table:table-cell table:formula="of:=[.E16]=[$'Fuente-Dashboard-v2'.E16]" office:value-type="boolean" office:boolean-value="true" calcext:value-type="boolean">
            <text:p>VERDADERO</text:p>
          </table:table-cell>
          <table:table-cell table:formula="of:=[.F16]=[$'Fuente-Dashboard-v2'.F16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21" calcext:value-type="date">
            <text:p>21/03/20</text:p>
          </table:table-cell>
          <table:table-cell table:formula="of:=[$'Fuente-Dashboard-Departamentos-v2'.B17]+[$'Fuente-Dashboard-Departamentos-v2'.G17]+[$'Fuente-Dashboard-Departamentos-v2'.L17]+[$'Fuente-Dashboard-Departamentos-v2'.Q17]+[$'Fuente-Dashboard-Departamentos-v2'.V17]+[$'Fuente-Dashboard-Departamentos-v2'.AA17]+[$'Fuente-Dashboard-Departamentos-v2'.AF17]+[$'Fuente-Dashboard-Departamentos-v2'.AK17]+[$'Fuente-Dashboard-Departamentos-v2'.AP17]+[$'Fuente-Dashboard-Departamentos-v2'.AU17]+[$'Fuente-Dashboard-Departamentos-v2'.AZ17]+[$'Fuente-Dashboard-Departamentos-v2'.BE17]+[$'Fuente-Dashboard-Departamentos-v2'.BJ17]+[$'Fuente-Dashboard-Departamentos-v2'.BO17]+[$'Fuente-Dashboard-Departamentos-v2'.BT17]+[$'Fuente-Dashboard-Departamentos-v2'.BY17]+[$'Fuente-Dashboard-Departamentos-v2'.CD17]+[$'Fuente-Dashboard-Departamentos-v2'.CI17]+[$'Fuente-Dashboard-Departamentos-v2'.CN17]+[$'Fuente-Dashboard-Departamentos-v2'.CS17]+[$'Fuente-Dashboard-Departamentos-v2'.CX17]+[$'Fuente-Dashboard-Departamentos-v2'.DC17]+[$'Fuente-Dashboard-Departamentos-v2'.DH17]+[$'Fuente-Dashboard-Departamentos-v2'.DM17]+[$'Fuente-Dashboard-Departamentos-v2'.DR17]" office:value-type="float" office:value="344" calcext:value-type="float">
            <text:p>344</text:p>
          </table:table-cell>
          <table:table-cell table:formula="of:=[$'Fuente-Dashboard-Departamentos-v2'.C17]+[$'Fuente-Dashboard-Departamentos-v2'.H17]+[$'Fuente-Dashboard-Departamentos-v2'.M17]+[$'Fuente-Dashboard-Departamentos-v2'.R17]+[$'Fuente-Dashboard-Departamentos-v2'.W17]+[$'Fuente-Dashboard-Departamentos-v2'.AB17]+[$'Fuente-Dashboard-Departamentos-v2'.AG17]+[$'Fuente-Dashboard-Departamentos-v2'.AL17]+[$'Fuente-Dashboard-Departamentos-v2'.AQ17]+[$'Fuente-Dashboard-Departamentos-v2'.AV17]+[$'Fuente-Dashboard-Departamentos-v2'.BA17]+[$'Fuente-Dashboard-Departamentos-v2'.BF17]+[$'Fuente-Dashboard-Departamentos-v2'.BK17]+[$'Fuente-Dashboard-Departamentos-v2'.BP17]+[$'Fuente-Dashboard-Departamentos-v2'.BU17]+[$'Fuente-Dashboard-Departamentos-v2'.BZ17]+[$'Fuente-Dashboard-Departamentos-v2'.CE17]+[$'Fuente-Dashboard-Departamentos-v2'.CJ17]+[$'Fuente-Dashboard-Departamentos-v2'.CO17]+[$'Fuente-Dashboard-Departamentos-v2'.CT17]+[$'Fuente-Dashboard-Departamentos-v2'.CY17]+[$'Fuente-Dashboard-Departamentos-v2'.DD17]+[$'Fuente-Dashboard-Departamentos-v2'.DI17]+[$'Fuente-Dashboard-Departamentos-v2'.DN17]+[$'Fuente-Dashboard-Departamentos-v2'.DS17]" office:value-type="float" office:value="0" calcext:value-type="float">
            <text:p>0</text:p>
          </table:table-cell>
          <table:table-cell table:formula="of:=[$'Fuente-Dashboard-Departamentos-v2'.D17]+[$'Fuente-Dashboard-Departamentos-v2'.I17]+[$'Fuente-Dashboard-Departamentos-v2'.N17]+[$'Fuente-Dashboard-Departamentos-v2'.S17]+[$'Fuente-Dashboard-Departamentos-v2'.X17]+[$'Fuente-Dashboard-Departamentos-v2'.AC17]+[$'Fuente-Dashboard-Departamentos-v2'.AH17]+[$'Fuente-Dashboard-Departamentos-v2'.AM17]+[$'Fuente-Dashboard-Departamentos-v2'.AR17]+[$'Fuente-Dashboard-Departamentos-v2'.AW17]+[$'Fuente-Dashboard-Departamentos-v2'.BB17]+[$'Fuente-Dashboard-Departamentos-v2'.BG17]+[$'Fuente-Dashboard-Departamentos-v2'.BL17]+[$'Fuente-Dashboard-Departamentos-v2'.BQ17]+[$'Fuente-Dashboard-Departamentos-v2'.BV17]+[$'Fuente-Dashboard-Departamentos-v2'.CA17]+[$'Fuente-Dashboard-Departamentos-v2'.CF17]+[$'Fuente-Dashboard-Departamentos-v2'.CK17]+[$'Fuente-Dashboard-Departamentos-v2'.CP17]+[$'Fuente-Dashboard-Departamentos-v2'.CU17]+[$'Fuente-Dashboard-Departamentos-v2'.CZ17]+[$'Fuente-Dashboard-Departamentos-v2'.DE17]+[$'Fuente-Dashboard-Departamentos-v2'.DJ17]+[$'Fuente-Dashboard-Departamentos-v2'.DO17]+[$'Fuente-Dashboard-Departamentos-v2'.DT17]" office:value-type="float" office:value="0" calcext:value-type="float">
            <text:p>0</text:p>
          </table:table-cell>
          <table:table-cell table:formula="of:=[$'Fuente-Dashboard-Departamentos-v2'.E17]+[$'Fuente-Dashboard-Departamentos-v2'.J17]+[$'Fuente-Dashboard-Departamentos-v2'.O17]+[$'Fuente-Dashboard-Departamentos-v2'.T17]+[$'Fuente-Dashboard-Departamentos-v2'.Y17]+[$'Fuente-Dashboard-Departamentos-v2'.AD17]+[$'Fuente-Dashboard-Departamentos-v2'.AI17]+[$'Fuente-Dashboard-Departamentos-v2'.AN17]+[$'Fuente-Dashboard-Departamentos-v2'.AS17]+[$'Fuente-Dashboard-Departamentos-v2'.AX17]+[$'Fuente-Dashboard-Departamentos-v2'.BC17]+[$'Fuente-Dashboard-Departamentos-v2'.BH17]+[$'Fuente-Dashboard-Departamentos-v2'.BM17]+[$'Fuente-Dashboard-Departamentos-v2'.BR17]+[$'Fuente-Dashboard-Departamentos-v2'.BW17]+[$'Fuente-Dashboard-Departamentos-v2'.CB17]+[$'Fuente-Dashboard-Departamentos-v2'.CG17]+[$'Fuente-Dashboard-Departamentos-v2'.CL17]+[$'Fuente-Dashboard-Departamentos-v2'.CQ17]+[$'Fuente-Dashboard-Departamentos-v2'.CV17]+[$'Fuente-Dashboard-Departamentos-v2'.DA17]+[$'Fuente-Dashboard-Departamentos-v2'.DF17]+[$'Fuente-Dashboard-Departamentos-v2'.DK17]+[$'Fuente-Dashboard-Departamentos-v2'.DP17]+[$'Fuente-Dashboard-Departamentos-v2'.DU17]" office:value-type="float" office:value="344" calcext:value-type="float">
            <text:p>344</text:p>
          </table:table-cell>
          <table:table-cell table:formula="of:=[$'Fuente-Dashboard-Departamentos-v2'.F17]+[$'Fuente-Dashboard-Departamentos-v2'.K17]+[$'Fuente-Dashboard-Departamentos-v2'.P17]+[$'Fuente-Dashboard-Departamentos-v2'.U17]+[$'Fuente-Dashboard-Departamentos-v2'.Z17]+[$'Fuente-Dashboard-Departamentos-v2'.AE17]+[$'Fuente-Dashboard-Departamentos-v2'.AJ17]+[$'Fuente-Dashboard-Departamentos-v2'.AO17]+[$'Fuente-Dashboard-Departamentos-v2'.AT17]+[$'Fuente-Dashboard-Departamentos-v2'.AY17]+[$'Fuente-Dashboard-Departamentos-v2'.BD17]+[$'Fuente-Dashboard-Departamentos-v2'.BI17]+[$'Fuente-Dashboard-Departamentos-v2'.BN17]+[$'Fuente-Dashboard-Departamentos-v2'.BS17]+[$'Fuente-Dashboard-Departamentos-v2'.BX17]+[$'Fuente-Dashboard-Departamentos-v2'.CC17]+[$'Fuente-Dashboard-Departamentos-v2'.CH17]+[$'Fuente-Dashboard-Departamentos-v2'.CM17]+[$'Fuente-Dashboard-Departamentos-v2'.CR17]+[$'Fuente-Dashboard-Departamentos-v2'.CW17]+[$'Fuente-Dashboard-Departamentos-v2'.DB17]+[$'Fuente-Dashboard-Departamentos-v2'.DG17]+[$'Fuente-Dashboard-Departamentos-v2'.DL17]+[$'Fuente-Dashboard-Departamentos-v2'.DQ17]+[$'Fuente-Dashboard-Departamentos-v2'.DV17]" office:value-type="float" office:value="5" calcext:value-type="float">
            <text:p>5</text:p>
          </table:table-cell>
          <table:table-cell table:formula="of:=[.B17]=[$'Fuente-Dashboard-v2'.B17]" office:value-type="boolean" office:boolean-value="true" calcext:value-type="boolean">
            <text:p>VERDADERO</text:p>
          </table:table-cell>
          <table:table-cell table:formula="of:=[.C17]=[$'Fuente-Dashboard-v2'.C17]" office:value-type="boolean" office:boolean-value="true" calcext:value-type="boolean">
            <text:p>VERDADERO</text:p>
          </table:table-cell>
          <table:table-cell table:formula="of:=[.D17]=[$'Fuente-Dashboard-v2'.D17]" office:value-type="boolean" office:boolean-value="true" calcext:value-type="boolean">
            <text:p>VERDADERO</text:p>
          </table:table-cell>
          <table:table-cell table:formula="of:=[.E17]=[$'Fuente-Dashboard-v2'.E17]" office:value-type="boolean" office:boolean-value="true" calcext:value-type="boolean">
            <text:p>VERDADERO</text:p>
          </table:table-cell>
          <table:table-cell table:formula="of:=[.F17]=[$'Fuente-Dashboard-v2'.F17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22" calcext:value-type="date">
            <text:p>22/03/20</text:p>
          </table:table-cell>
          <table:table-cell table:formula="of:=[$'Fuente-Dashboard-Departamentos-v2'.B18]+[$'Fuente-Dashboard-Departamentos-v2'.G18]+[$'Fuente-Dashboard-Departamentos-v2'.L18]+[$'Fuente-Dashboard-Departamentos-v2'.Q18]+[$'Fuente-Dashboard-Departamentos-v2'.V18]+[$'Fuente-Dashboard-Departamentos-v2'.AA18]+[$'Fuente-Dashboard-Departamentos-v2'.AF18]+[$'Fuente-Dashboard-Departamentos-v2'.AK18]+[$'Fuente-Dashboard-Departamentos-v2'.AP18]+[$'Fuente-Dashboard-Departamentos-v2'.AU18]+[$'Fuente-Dashboard-Departamentos-v2'.AZ18]+[$'Fuente-Dashboard-Departamentos-v2'.BE18]+[$'Fuente-Dashboard-Departamentos-v2'.BJ18]+[$'Fuente-Dashboard-Departamentos-v2'.BO18]+[$'Fuente-Dashboard-Departamentos-v2'.BT18]+[$'Fuente-Dashboard-Departamentos-v2'.BY18]+[$'Fuente-Dashboard-Departamentos-v2'.CD18]+[$'Fuente-Dashboard-Departamentos-v2'.CI18]+[$'Fuente-Dashboard-Departamentos-v2'.CN18]+[$'Fuente-Dashboard-Departamentos-v2'.CS18]+[$'Fuente-Dashboard-Departamentos-v2'.CX18]+[$'Fuente-Dashboard-Departamentos-v2'.DC18]+[$'Fuente-Dashboard-Departamentos-v2'.DH18]+[$'Fuente-Dashboard-Departamentos-v2'.DM18]+[$'Fuente-Dashboard-Departamentos-v2'.DR18]" office:value-type="float" office:value="383" calcext:value-type="float">
            <text:p>383</text:p>
          </table:table-cell>
          <table:table-cell table:formula="of:=[$'Fuente-Dashboard-Departamentos-v2'.C18]+[$'Fuente-Dashboard-Departamentos-v2'.H18]+[$'Fuente-Dashboard-Departamentos-v2'.M18]+[$'Fuente-Dashboard-Departamentos-v2'.R18]+[$'Fuente-Dashboard-Departamentos-v2'.W18]+[$'Fuente-Dashboard-Departamentos-v2'.AB18]+[$'Fuente-Dashboard-Departamentos-v2'.AG18]+[$'Fuente-Dashboard-Departamentos-v2'.AL18]+[$'Fuente-Dashboard-Departamentos-v2'.AQ18]+[$'Fuente-Dashboard-Departamentos-v2'.AV18]+[$'Fuente-Dashboard-Departamentos-v2'.BA18]+[$'Fuente-Dashboard-Departamentos-v2'.BF18]+[$'Fuente-Dashboard-Departamentos-v2'.BK18]+[$'Fuente-Dashboard-Departamentos-v2'.BP18]+[$'Fuente-Dashboard-Departamentos-v2'.BU18]+[$'Fuente-Dashboard-Departamentos-v2'.BZ18]+[$'Fuente-Dashboard-Departamentos-v2'.CE18]+[$'Fuente-Dashboard-Departamentos-v2'.CJ18]+[$'Fuente-Dashboard-Departamentos-v2'.CO18]+[$'Fuente-Dashboard-Departamentos-v2'.CT18]+[$'Fuente-Dashboard-Departamentos-v2'.CY18]+[$'Fuente-Dashboard-Departamentos-v2'.DD18]+[$'Fuente-Dashboard-Departamentos-v2'.DI18]+[$'Fuente-Dashboard-Departamentos-v2'.DN18]+[$'Fuente-Dashboard-Departamentos-v2'.DS18]" office:value-type="float" office:value="0" calcext:value-type="float">
            <text:p>0</text:p>
          </table:table-cell>
          <table:table-cell table:formula="of:=[$'Fuente-Dashboard-Departamentos-v2'.D18]+[$'Fuente-Dashboard-Departamentos-v2'.I18]+[$'Fuente-Dashboard-Departamentos-v2'.N18]+[$'Fuente-Dashboard-Departamentos-v2'.S18]+[$'Fuente-Dashboard-Departamentos-v2'.X18]+[$'Fuente-Dashboard-Departamentos-v2'.AC18]+[$'Fuente-Dashboard-Departamentos-v2'.AH18]+[$'Fuente-Dashboard-Departamentos-v2'.AM18]+[$'Fuente-Dashboard-Departamentos-v2'.AR18]+[$'Fuente-Dashboard-Departamentos-v2'.AW18]+[$'Fuente-Dashboard-Departamentos-v2'.BB18]+[$'Fuente-Dashboard-Departamentos-v2'.BG18]+[$'Fuente-Dashboard-Departamentos-v2'.BL18]+[$'Fuente-Dashboard-Departamentos-v2'.BQ18]+[$'Fuente-Dashboard-Departamentos-v2'.BV18]+[$'Fuente-Dashboard-Departamentos-v2'.CA18]+[$'Fuente-Dashboard-Departamentos-v2'.CF18]+[$'Fuente-Dashboard-Departamentos-v2'.CK18]+[$'Fuente-Dashboard-Departamentos-v2'.CP18]+[$'Fuente-Dashboard-Departamentos-v2'.CU18]+[$'Fuente-Dashboard-Departamentos-v2'.CZ18]+[$'Fuente-Dashboard-Departamentos-v2'.DE18]+[$'Fuente-Dashboard-Departamentos-v2'.DJ18]+[$'Fuente-Dashboard-Departamentos-v2'.DO18]+[$'Fuente-Dashboard-Departamentos-v2'.DT18]" office:value-type="float" office:value="0" calcext:value-type="float">
            <text:p>0</text:p>
          </table:table-cell>
          <table:table-cell table:formula="of:=[$'Fuente-Dashboard-Departamentos-v2'.E18]+[$'Fuente-Dashboard-Departamentos-v2'.J18]+[$'Fuente-Dashboard-Departamentos-v2'.O18]+[$'Fuente-Dashboard-Departamentos-v2'.T18]+[$'Fuente-Dashboard-Departamentos-v2'.Y18]+[$'Fuente-Dashboard-Departamentos-v2'.AD18]+[$'Fuente-Dashboard-Departamentos-v2'.AI18]+[$'Fuente-Dashboard-Departamentos-v2'.AN18]+[$'Fuente-Dashboard-Departamentos-v2'.AS18]+[$'Fuente-Dashboard-Departamentos-v2'.AX18]+[$'Fuente-Dashboard-Departamentos-v2'.BC18]+[$'Fuente-Dashboard-Departamentos-v2'.BH18]+[$'Fuente-Dashboard-Departamentos-v2'.BM18]+[$'Fuente-Dashboard-Departamentos-v2'.BR18]+[$'Fuente-Dashboard-Departamentos-v2'.BW18]+[$'Fuente-Dashboard-Departamentos-v2'.CB18]+[$'Fuente-Dashboard-Departamentos-v2'.CG18]+[$'Fuente-Dashboard-Departamentos-v2'.CL18]+[$'Fuente-Dashboard-Departamentos-v2'.CQ18]+[$'Fuente-Dashboard-Departamentos-v2'.CV18]+[$'Fuente-Dashboard-Departamentos-v2'.DA18]+[$'Fuente-Dashboard-Departamentos-v2'.DF18]+[$'Fuente-Dashboard-Departamentos-v2'.DK18]+[$'Fuente-Dashboard-Departamentos-v2'.DP18]+[$'Fuente-Dashboard-Departamentos-v2'.DU18]" office:value-type="float" office:value="383" calcext:value-type="float">
            <text:p>383</text:p>
          </table:table-cell>
          <table:table-cell table:formula="of:=[$'Fuente-Dashboard-Departamentos-v2'.F18]+[$'Fuente-Dashboard-Departamentos-v2'.K18]+[$'Fuente-Dashboard-Departamentos-v2'.P18]+[$'Fuente-Dashboard-Departamentos-v2'.U18]+[$'Fuente-Dashboard-Departamentos-v2'.Z18]+[$'Fuente-Dashboard-Departamentos-v2'.AE18]+[$'Fuente-Dashboard-Departamentos-v2'.AJ18]+[$'Fuente-Dashboard-Departamentos-v2'.AO18]+[$'Fuente-Dashboard-Departamentos-v2'.AT18]+[$'Fuente-Dashboard-Departamentos-v2'.AY18]+[$'Fuente-Dashboard-Departamentos-v2'.BD18]+[$'Fuente-Dashboard-Departamentos-v2'.BI18]+[$'Fuente-Dashboard-Departamentos-v2'.BN18]+[$'Fuente-Dashboard-Departamentos-v2'.BS18]+[$'Fuente-Dashboard-Departamentos-v2'.BX18]+[$'Fuente-Dashboard-Departamentos-v2'.CC18]+[$'Fuente-Dashboard-Departamentos-v2'.CH18]+[$'Fuente-Dashboard-Departamentos-v2'.CM18]+[$'Fuente-Dashboard-Departamentos-v2'.CR18]+[$'Fuente-Dashboard-Departamentos-v2'.CW18]+[$'Fuente-Dashboard-Departamentos-v2'.DB18]+[$'Fuente-Dashboard-Departamentos-v2'.DG18]+[$'Fuente-Dashboard-Departamentos-v2'.DL18]+[$'Fuente-Dashboard-Departamentos-v2'.DQ18]+[$'Fuente-Dashboard-Departamentos-v2'.DV18]" office:value-type="float" office:value="5" calcext:value-type="float">
            <text:p>5</text:p>
          </table:table-cell>
          <table:table-cell table:formula="of:=[.B18]=[$'Fuente-Dashboard-v2'.B18]" office:value-type="boolean" office:boolean-value="true" calcext:value-type="boolean">
            <text:p>VERDADERO</text:p>
          </table:table-cell>
          <table:table-cell table:formula="of:=[.C18]=[$'Fuente-Dashboard-v2'.C18]" office:value-type="boolean" office:boolean-value="true" calcext:value-type="boolean">
            <text:p>VERDADERO</text:p>
          </table:table-cell>
          <table:table-cell table:formula="of:=[.D18]=[$'Fuente-Dashboard-v2'.D18]" office:value-type="boolean" office:boolean-value="true" calcext:value-type="boolean">
            <text:p>VERDADERO</text:p>
          </table:table-cell>
          <table:table-cell table:formula="of:=[.E18]=[$'Fuente-Dashboard-v2'.E18]" office:value-type="boolean" office:boolean-value="true" calcext:value-type="boolean">
            <text:p>VERDADERO</text:p>
          </table:table-cell>
          <table:table-cell table:formula="of:=[.F18]=[$'Fuente-Dashboard-v2'.F18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23" calcext:value-type="date">
            <text:p>23/03/20</text:p>
          </table:table-cell>
          <table:table-cell table:formula="of:=[$'Fuente-Dashboard-Departamentos-v2'.B19]+[$'Fuente-Dashboard-Departamentos-v2'.G19]+[$'Fuente-Dashboard-Departamentos-v2'.L19]+[$'Fuente-Dashboard-Departamentos-v2'.Q19]+[$'Fuente-Dashboard-Departamentos-v2'.V19]+[$'Fuente-Dashboard-Departamentos-v2'.AA19]+[$'Fuente-Dashboard-Departamentos-v2'.AF19]+[$'Fuente-Dashboard-Departamentos-v2'.AK19]+[$'Fuente-Dashboard-Departamentos-v2'.AP19]+[$'Fuente-Dashboard-Departamentos-v2'.AU19]+[$'Fuente-Dashboard-Departamentos-v2'.AZ19]+[$'Fuente-Dashboard-Departamentos-v2'.BE19]+[$'Fuente-Dashboard-Departamentos-v2'.BJ19]+[$'Fuente-Dashboard-Departamentos-v2'.BO19]+[$'Fuente-Dashboard-Departamentos-v2'.BT19]+[$'Fuente-Dashboard-Departamentos-v2'.BY19]+[$'Fuente-Dashboard-Departamentos-v2'.CD19]+[$'Fuente-Dashboard-Departamentos-v2'.CI19]+[$'Fuente-Dashboard-Departamentos-v2'.CN19]+[$'Fuente-Dashboard-Departamentos-v2'.CS19]+[$'Fuente-Dashboard-Departamentos-v2'.CX19]+[$'Fuente-Dashboard-Departamentos-v2'.DC19]+[$'Fuente-Dashboard-Departamentos-v2'.DH19]+[$'Fuente-Dashboard-Departamentos-v2'.DM19]+[$'Fuente-Dashboard-Departamentos-v2'.DR19]" office:value-type="float" office:value="416" calcext:value-type="float">
            <text:p>416</text:p>
          </table:table-cell>
          <table:table-cell table:formula="of:=[$'Fuente-Dashboard-Departamentos-v2'.C19]+[$'Fuente-Dashboard-Departamentos-v2'.H19]+[$'Fuente-Dashboard-Departamentos-v2'.M19]+[$'Fuente-Dashboard-Departamentos-v2'.R19]+[$'Fuente-Dashboard-Departamentos-v2'.W19]+[$'Fuente-Dashboard-Departamentos-v2'.AB19]+[$'Fuente-Dashboard-Departamentos-v2'.AG19]+[$'Fuente-Dashboard-Departamentos-v2'.AL19]+[$'Fuente-Dashboard-Departamentos-v2'.AQ19]+[$'Fuente-Dashboard-Departamentos-v2'.AV19]+[$'Fuente-Dashboard-Departamentos-v2'.BA19]+[$'Fuente-Dashboard-Departamentos-v2'.BF19]+[$'Fuente-Dashboard-Departamentos-v2'.BK19]+[$'Fuente-Dashboard-Departamentos-v2'.BP19]+[$'Fuente-Dashboard-Departamentos-v2'.BU19]+[$'Fuente-Dashboard-Departamentos-v2'.BZ19]+[$'Fuente-Dashboard-Departamentos-v2'.CE19]+[$'Fuente-Dashboard-Departamentos-v2'.CJ19]+[$'Fuente-Dashboard-Departamentos-v2'.CO19]+[$'Fuente-Dashboard-Departamentos-v2'.CT19]+[$'Fuente-Dashboard-Departamentos-v2'.CY19]+[$'Fuente-Dashboard-Departamentos-v2'.DD19]+[$'Fuente-Dashboard-Departamentos-v2'.DI19]+[$'Fuente-Dashboard-Departamentos-v2'.DN19]+[$'Fuente-Dashboard-Departamentos-v2'.DS19]" office:value-type="float" office:value="0" calcext:value-type="float">
            <text:p>0</text:p>
          </table:table-cell>
          <table:table-cell table:formula="of:=[$'Fuente-Dashboard-Departamentos-v2'.D19]+[$'Fuente-Dashboard-Departamentos-v2'.I19]+[$'Fuente-Dashboard-Departamentos-v2'.N19]+[$'Fuente-Dashboard-Departamentos-v2'.S19]+[$'Fuente-Dashboard-Departamentos-v2'.X19]+[$'Fuente-Dashboard-Departamentos-v2'.AC19]+[$'Fuente-Dashboard-Departamentos-v2'.AH19]+[$'Fuente-Dashboard-Departamentos-v2'.AM19]+[$'Fuente-Dashboard-Departamentos-v2'.AR19]+[$'Fuente-Dashboard-Departamentos-v2'.AW19]+[$'Fuente-Dashboard-Departamentos-v2'.BB19]+[$'Fuente-Dashboard-Departamentos-v2'.BG19]+[$'Fuente-Dashboard-Departamentos-v2'.BL19]+[$'Fuente-Dashboard-Departamentos-v2'.BQ19]+[$'Fuente-Dashboard-Departamentos-v2'.BV19]+[$'Fuente-Dashboard-Departamentos-v2'.CA19]+[$'Fuente-Dashboard-Departamentos-v2'.CF19]+[$'Fuente-Dashboard-Departamentos-v2'.CK19]+[$'Fuente-Dashboard-Departamentos-v2'.CP19]+[$'Fuente-Dashboard-Departamentos-v2'.CU19]+[$'Fuente-Dashboard-Departamentos-v2'.CZ19]+[$'Fuente-Dashboard-Departamentos-v2'.DE19]+[$'Fuente-Dashboard-Departamentos-v2'.DJ19]+[$'Fuente-Dashboard-Departamentos-v2'.DO19]+[$'Fuente-Dashboard-Departamentos-v2'.DT19]" office:value-type="float" office:value="0" calcext:value-type="float">
            <text:p>0</text:p>
          </table:table-cell>
          <table:table-cell table:formula="of:=[$'Fuente-Dashboard-Departamentos-v2'.E19]+[$'Fuente-Dashboard-Departamentos-v2'.J19]+[$'Fuente-Dashboard-Departamentos-v2'.O19]+[$'Fuente-Dashboard-Departamentos-v2'.T19]+[$'Fuente-Dashboard-Departamentos-v2'.Y19]+[$'Fuente-Dashboard-Departamentos-v2'.AD19]+[$'Fuente-Dashboard-Departamentos-v2'.AI19]+[$'Fuente-Dashboard-Departamentos-v2'.AN19]+[$'Fuente-Dashboard-Departamentos-v2'.AS19]+[$'Fuente-Dashboard-Departamentos-v2'.AX19]+[$'Fuente-Dashboard-Departamentos-v2'.BC19]+[$'Fuente-Dashboard-Departamentos-v2'.BH19]+[$'Fuente-Dashboard-Departamentos-v2'.BM19]+[$'Fuente-Dashboard-Departamentos-v2'.BR19]+[$'Fuente-Dashboard-Departamentos-v2'.BW19]+[$'Fuente-Dashboard-Departamentos-v2'.CB19]+[$'Fuente-Dashboard-Departamentos-v2'.CG19]+[$'Fuente-Dashboard-Departamentos-v2'.CL19]+[$'Fuente-Dashboard-Departamentos-v2'.CQ19]+[$'Fuente-Dashboard-Departamentos-v2'.CV19]+[$'Fuente-Dashboard-Departamentos-v2'.DA19]+[$'Fuente-Dashboard-Departamentos-v2'.DF19]+[$'Fuente-Dashboard-Departamentos-v2'.DK19]+[$'Fuente-Dashboard-Departamentos-v2'.DP19]+[$'Fuente-Dashboard-Departamentos-v2'.DU19]" office:value-type="float" office:value="416" calcext:value-type="float">
            <text:p>416</text:p>
          </table:table-cell>
          <table:table-cell table:formula="of:=[$'Fuente-Dashboard-Departamentos-v2'.F19]+[$'Fuente-Dashboard-Departamentos-v2'.K19]+[$'Fuente-Dashboard-Departamentos-v2'.P19]+[$'Fuente-Dashboard-Departamentos-v2'.U19]+[$'Fuente-Dashboard-Departamentos-v2'.Z19]+[$'Fuente-Dashboard-Departamentos-v2'.AE19]+[$'Fuente-Dashboard-Departamentos-v2'.AJ19]+[$'Fuente-Dashboard-Departamentos-v2'.AO19]+[$'Fuente-Dashboard-Departamentos-v2'.AT19]+[$'Fuente-Dashboard-Departamentos-v2'.AY19]+[$'Fuente-Dashboard-Departamentos-v2'.BD19]+[$'Fuente-Dashboard-Departamentos-v2'.BI19]+[$'Fuente-Dashboard-Departamentos-v2'.BN19]+[$'Fuente-Dashboard-Departamentos-v2'.BS19]+[$'Fuente-Dashboard-Departamentos-v2'.BX19]+[$'Fuente-Dashboard-Departamentos-v2'.CC19]+[$'Fuente-Dashboard-Departamentos-v2'.CH19]+[$'Fuente-Dashboard-Departamentos-v2'.CM19]+[$'Fuente-Dashboard-Departamentos-v2'.CR19]+[$'Fuente-Dashboard-Departamentos-v2'.CW19]+[$'Fuente-Dashboard-Departamentos-v2'.DB19]+[$'Fuente-Dashboard-Departamentos-v2'.DG19]+[$'Fuente-Dashboard-Departamentos-v2'.DL19]+[$'Fuente-Dashboard-Departamentos-v2'.DQ19]+[$'Fuente-Dashboard-Departamentos-v2'.DV19]" office:value-type="float" office:value="6" calcext:value-type="float">
            <text:p>6</text:p>
          </table:table-cell>
          <table:table-cell table:formula="of:=[.B19]=[$'Fuente-Dashboard-v2'.B19]" office:value-type="boolean" office:boolean-value="true" calcext:value-type="boolean">
            <text:p>VERDADERO</text:p>
          </table:table-cell>
          <table:table-cell table:formula="of:=[.C19]=[$'Fuente-Dashboard-v2'.C19]" office:value-type="boolean" office:boolean-value="true" calcext:value-type="boolean">
            <text:p>VERDADERO</text:p>
          </table:table-cell>
          <table:table-cell table:formula="of:=[.D19]=[$'Fuente-Dashboard-v2'.D19]" office:value-type="boolean" office:boolean-value="true" calcext:value-type="boolean">
            <text:p>VERDADERO</text:p>
          </table:table-cell>
          <table:table-cell table:formula="of:=[.E19]=[$'Fuente-Dashboard-v2'.E19]" office:value-type="boolean" office:boolean-value="true" calcext:value-type="boolean">
            <text:p>VERDADERO</text:p>
          </table:table-cell>
          <table:table-cell table:formula="of:=[.F19]=[$'Fuente-Dashboard-v2'.F19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24" calcext:value-type="date">
            <text:p>24/03/20</text:p>
          </table:table-cell>
          <table:table-cell table:formula="of:=[$'Fuente-Dashboard-Departamentos-v2'.B20]+[$'Fuente-Dashboard-Departamentos-v2'.G20]+[$'Fuente-Dashboard-Departamentos-v2'.L20]+[$'Fuente-Dashboard-Departamentos-v2'.Q20]+[$'Fuente-Dashboard-Departamentos-v2'.V20]+[$'Fuente-Dashboard-Departamentos-v2'.AA20]+[$'Fuente-Dashboard-Departamentos-v2'.AF20]+[$'Fuente-Dashboard-Departamentos-v2'.AK20]+[$'Fuente-Dashboard-Departamentos-v2'.AP20]+[$'Fuente-Dashboard-Departamentos-v2'.AU20]+[$'Fuente-Dashboard-Departamentos-v2'.AZ20]+[$'Fuente-Dashboard-Departamentos-v2'.BE20]+[$'Fuente-Dashboard-Departamentos-v2'.BJ20]+[$'Fuente-Dashboard-Departamentos-v2'.BO20]+[$'Fuente-Dashboard-Departamentos-v2'.BT20]+[$'Fuente-Dashboard-Departamentos-v2'.BY20]+[$'Fuente-Dashboard-Departamentos-v2'.CD20]+[$'Fuente-Dashboard-Departamentos-v2'.CI20]+[$'Fuente-Dashboard-Departamentos-v2'.CN20]+[$'Fuente-Dashboard-Departamentos-v2'.CS20]+[$'Fuente-Dashboard-Departamentos-v2'.CX20]+[$'Fuente-Dashboard-Departamentos-v2'.DC20]+[$'Fuente-Dashboard-Departamentos-v2'.DH20]+[$'Fuente-Dashboard-Departamentos-v2'.DM20]+[$'Fuente-Dashboard-Departamentos-v2'.DR20]" office:value-type="float" office:value="480" calcext:value-type="float">
            <text:p>480</text:p>
          </table:table-cell>
          <table:table-cell table:formula="of:=[$'Fuente-Dashboard-Departamentos-v2'.C20]+[$'Fuente-Dashboard-Departamentos-v2'.H20]+[$'Fuente-Dashboard-Departamentos-v2'.M20]+[$'Fuente-Dashboard-Departamentos-v2'.R20]+[$'Fuente-Dashboard-Departamentos-v2'.W20]+[$'Fuente-Dashboard-Departamentos-v2'.AB20]+[$'Fuente-Dashboard-Departamentos-v2'.AG20]+[$'Fuente-Dashboard-Departamentos-v2'.AL20]+[$'Fuente-Dashboard-Departamentos-v2'.AQ20]+[$'Fuente-Dashboard-Departamentos-v2'.AV20]+[$'Fuente-Dashboard-Departamentos-v2'.BA20]+[$'Fuente-Dashboard-Departamentos-v2'.BF20]+[$'Fuente-Dashboard-Departamentos-v2'.BK20]+[$'Fuente-Dashboard-Departamentos-v2'.BP20]+[$'Fuente-Dashboard-Departamentos-v2'.BU20]+[$'Fuente-Dashboard-Departamentos-v2'.BZ20]+[$'Fuente-Dashboard-Departamentos-v2'.CE20]+[$'Fuente-Dashboard-Departamentos-v2'.CJ20]+[$'Fuente-Dashboard-Departamentos-v2'.CO20]+[$'Fuente-Dashboard-Departamentos-v2'.CT20]+[$'Fuente-Dashboard-Departamentos-v2'.CY20]+[$'Fuente-Dashboard-Departamentos-v2'.DD20]+[$'Fuente-Dashboard-Departamentos-v2'.DI20]+[$'Fuente-Dashboard-Departamentos-v2'.DN20]+[$'Fuente-Dashboard-Departamentos-v2'.DS20]" office:value-type="float" office:value="0" calcext:value-type="float">
            <text:p>0</text:p>
          </table:table-cell>
          <table:table-cell table:formula="of:=[$'Fuente-Dashboard-Departamentos-v2'.D20]+[$'Fuente-Dashboard-Departamentos-v2'.I20]+[$'Fuente-Dashboard-Departamentos-v2'.N20]+[$'Fuente-Dashboard-Departamentos-v2'.S20]+[$'Fuente-Dashboard-Departamentos-v2'.X20]+[$'Fuente-Dashboard-Departamentos-v2'.AC20]+[$'Fuente-Dashboard-Departamentos-v2'.AH20]+[$'Fuente-Dashboard-Departamentos-v2'.AM20]+[$'Fuente-Dashboard-Departamentos-v2'.AR20]+[$'Fuente-Dashboard-Departamentos-v2'.AW20]+[$'Fuente-Dashboard-Departamentos-v2'.BB20]+[$'Fuente-Dashboard-Departamentos-v2'.BG20]+[$'Fuente-Dashboard-Departamentos-v2'.BL20]+[$'Fuente-Dashboard-Departamentos-v2'.BQ20]+[$'Fuente-Dashboard-Departamentos-v2'.BV20]+[$'Fuente-Dashboard-Departamentos-v2'.CA20]+[$'Fuente-Dashboard-Departamentos-v2'.CF20]+[$'Fuente-Dashboard-Departamentos-v2'.CK20]+[$'Fuente-Dashboard-Departamentos-v2'.CP20]+[$'Fuente-Dashboard-Departamentos-v2'.CU20]+[$'Fuente-Dashboard-Departamentos-v2'.CZ20]+[$'Fuente-Dashboard-Departamentos-v2'.DE20]+[$'Fuente-Dashboard-Departamentos-v2'.DJ20]+[$'Fuente-Dashboard-Departamentos-v2'.DO20]+[$'Fuente-Dashboard-Departamentos-v2'.DT20]" office:value-type="float" office:value="0" calcext:value-type="float">
            <text:p>0</text:p>
          </table:table-cell>
          <table:table-cell table:formula="of:=[$'Fuente-Dashboard-Departamentos-v2'.E20]+[$'Fuente-Dashboard-Departamentos-v2'.J20]+[$'Fuente-Dashboard-Departamentos-v2'.O20]+[$'Fuente-Dashboard-Departamentos-v2'.T20]+[$'Fuente-Dashboard-Departamentos-v2'.Y20]+[$'Fuente-Dashboard-Departamentos-v2'.AD20]+[$'Fuente-Dashboard-Departamentos-v2'.AI20]+[$'Fuente-Dashboard-Departamentos-v2'.AN20]+[$'Fuente-Dashboard-Departamentos-v2'.AS20]+[$'Fuente-Dashboard-Departamentos-v2'.AX20]+[$'Fuente-Dashboard-Departamentos-v2'.BC20]+[$'Fuente-Dashboard-Departamentos-v2'.BH20]+[$'Fuente-Dashboard-Departamentos-v2'.BM20]+[$'Fuente-Dashboard-Departamentos-v2'.BR20]+[$'Fuente-Dashboard-Departamentos-v2'.BW20]+[$'Fuente-Dashboard-Departamentos-v2'.CB20]+[$'Fuente-Dashboard-Departamentos-v2'.CG20]+[$'Fuente-Dashboard-Departamentos-v2'.CL20]+[$'Fuente-Dashboard-Departamentos-v2'.CQ20]+[$'Fuente-Dashboard-Departamentos-v2'.CV20]+[$'Fuente-Dashboard-Departamentos-v2'.DA20]+[$'Fuente-Dashboard-Departamentos-v2'.DF20]+[$'Fuente-Dashboard-Departamentos-v2'.DK20]+[$'Fuente-Dashboard-Departamentos-v2'.DP20]+[$'Fuente-Dashboard-Departamentos-v2'.DU20]" office:value-type="float" office:value="480" calcext:value-type="float">
            <text:p>480</text:p>
          </table:table-cell>
          <table:table-cell table:formula="of:=[$'Fuente-Dashboard-Departamentos-v2'.F20]+[$'Fuente-Dashboard-Departamentos-v2'.K20]+[$'Fuente-Dashboard-Departamentos-v2'.P20]+[$'Fuente-Dashboard-Departamentos-v2'.U20]+[$'Fuente-Dashboard-Departamentos-v2'.Z20]+[$'Fuente-Dashboard-Departamentos-v2'.AE20]+[$'Fuente-Dashboard-Departamentos-v2'.AJ20]+[$'Fuente-Dashboard-Departamentos-v2'.AO20]+[$'Fuente-Dashboard-Departamentos-v2'.AT20]+[$'Fuente-Dashboard-Departamentos-v2'.AY20]+[$'Fuente-Dashboard-Departamentos-v2'.BD20]+[$'Fuente-Dashboard-Departamentos-v2'.BI20]+[$'Fuente-Dashboard-Departamentos-v2'.BN20]+[$'Fuente-Dashboard-Departamentos-v2'.BS20]+[$'Fuente-Dashboard-Departamentos-v2'.BX20]+[$'Fuente-Dashboard-Departamentos-v2'.CC20]+[$'Fuente-Dashboard-Departamentos-v2'.CH20]+[$'Fuente-Dashboard-Departamentos-v2'.CM20]+[$'Fuente-Dashboard-Departamentos-v2'.CR20]+[$'Fuente-Dashboard-Departamentos-v2'.CW20]+[$'Fuente-Dashboard-Departamentos-v2'.DB20]+[$'Fuente-Dashboard-Departamentos-v2'.DG20]+[$'Fuente-Dashboard-Departamentos-v2'.DL20]+[$'Fuente-Dashboard-Departamentos-v2'.DQ20]+[$'Fuente-Dashboard-Departamentos-v2'.DV20]" office:value-type="float" office:value="9" calcext:value-type="float">
            <text:p>9</text:p>
          </table:table-cell>
          <table:table-cell table:formula="of:=[.B20]=[$'Fuente-Dashboard-v2'.B20]" office:value-type="boolean" office:boolean-value="true" calcext:value-type="boolean">
            <text:p>VERDADERO</text:p>
          </table:table-cell>
          <table:table-cell table:formula="of:=[.C20]=[$'Fuente-Dashboard-v2'.C20]" office:value-type="boolean" office:boolean-value="true" calcext:value-type="boolean">
            <text:p>VERDADERO</text:p>
          </table:table-cell>
          <table:table-cell table:formula="of:=[.D20]=[$'Fuente-Dashboard-v2'.D20]" office:value-type="boolean" office:boolean-value="true" calcext:value-type="boolean">
            <text:p>VERDADERO</text:p>
          </table:table-cell>
          <table:table-cell table:formula="of:=[.E20]=[$'Fuente-Dashboard-v2'.E20]" office:value-type="boolean" office:boolean-value="true" calcext:value-type="boolean">
            <text:p>VERDADERO</text:p>
          </table:table-cell>
          <table:table-cell table:formula="of:=[.F20]=[$'Fuente-Dashboard-v2'.F20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25" calcext:value-type="date">
            <text:p>25/03/20</text:p>
          </table:table-cell>
          <table:table-cell table:formula="of:=[$'Fuente-Dashboard-Departamentos-v2'.B21]+[$'Fuente-Dashboard-Departamentos-v2'.G21]+[$'Fuente-Dashboard-Departamentos-v2'.L21]+[$'Fuente-Dashboard-Departamentos-v2'.Q21]+[$'Fuente-Dashboard-Departamentos-v2'.V21]+[$'Fuente-Dashboard-Departamentos-v2'.AA21]+[$'Fuente-Dashboard-Departamentos-v2'.AF21]+[$'Fuente-Dashboard-Departamentos-v2'.AK21]+[$'Fuente-Dashboard-Departamentos-v2'.AP21]+[$'Fuente-Dashboard-Departamentos-v2'.AU21]+[$'Fuente-Dashboard-Departamentos-v2'.AZ21]+[$'Fuente-Dashboard-Departamentos-v2'.BE21]+[$'Fuente-Dashboard-Departamentos-v2'.BJ21]+[$'Fuente-Dashboard-Departamentos-v2'.BO21]+[$'Fuente-Dashboard-Departamentos-v2'.BT21]+[$'Fuente-Dashboard-Departamentos-v2'.BY21]+[$'Fuente-Dashboard-Departamentos-v2'.CD21]+[$'Fuente-Dashboard-Departamentos-v2'.CI21]+[$'Fuente-Dashboard-Departamentos-v2'.CN21]+[$'Fuente-Dashboard-Departamentos-v2'.CS21]+[$'Fuente-Dashboard-Departamentos-v2'.CX21]+[$'Fuente-Dashboard-Departamentos-v2'.DC21]+[$'Fuente-Dashboard-Departamentos-v2'.DH21]+[$'Fuente-Dashboard-Departamentos-v2'.DM21]+[$'Fuente-Dashboard-Departamentos-v2'.DR21]" office:value-type="float" office:value="580" calcext:value-type="float">
            <text:p>580</text:p>
          </table:table-cell>
          <table:table-cell table:formula="of:=[$'Fuente-Dashboard-Departamentos-v2'.C21]+[$'Fuente-Dashboard-Departamentos-v2'.H21]+[$'Fuente-Dashboard-Departamentos-v2'.M21]+[$'Fuente-Dashboard-Departamentos-v2'.R21]+[$'Fuente-Dashboard-Departamentos-v2'.W21]+[$'Fuente-Dashboard-Departamentos-v2'.AB21]+[$'Fuente-Dashboard-Departamentos-v2'.AG21]+[$'Fuente-Dashboard-Departamentos-v2'.AL21]+[$'Fuente-Dashboard-Departamentos-v2'.AQ21]+[$'Fuente-Dashboard-Departamentos-v2'.AV21]+[$'Fuente-Dashboard-Departamentos-v2'.BA21]+[$'Fuente-Dashboard-Departamentos-v2'.BF21]+[$'Fuente-Dashboard-Departamentos-v2'.BK21]+[$'Fuente-Dashboard-Departamentos-v2'.BP21]+[$'Fuente-Dashboard-Departamentos-v2'.BU21]+[$'Fuente-Dashboard-Departamentos-v2'.BZ21]+[$'Fuente-Dashboard-Departamentos-v2'.CE21]+[$'Fuente-Dashboard-Departamentos-v2'.CJ21]+[$'Fuente-Dashboard-Departamentos-v2'.CO21]+[$'Fuente-Dashboard-Departamentos-v2'.CT21]+[$'Fuente-Dashboard-Departamentos-v2'.CY21]+[$'Fuente-Dashboard-Departamentos-v2'.DD21]+[$'Fuente-Dashboard-Departamentos-v2'.DI21]+[$'Fuente-Dashboard-Departamentos-v2'.DN21]+[$'Fuente-Dashboard-Departamentos-v2'.DS21]" office:value-type="float" office:value="0" calcext:value-type="float">
            <text:p>0</text:p>
          </table:table-cell>
          <table:table-cell table:formula="of:=[$'Fuente-Dashboard-Departamentos-v2'.D21]+[$'Fuente-Dashboard-Departamentos-v2'.I21]+[$'Fuente-Dashboard-Departamentos-v2'.N21]+[$'Fuente-Dashboard-Departamentos-v2'.S21]+[$'Fuente-Dashboard-Departamentos-v2'.X21]+[$'Fuente-Dashboard-Departamentos-v2'.AC21]+[$'Fuente-Dashboard-Departamentos-v2'.AH21]+[$'Fuente-Dashboard-Departamentos-v2'.AM21]+[$'Fuente-Dashboard-Departamentos-v2'.AR21]+[$'Fuente-Dashboard-Departamentos-v2'.AW21]+[$'Fuente-Dashboard-Departamentos-v2'.BB21]+[$'Fuente-Dashboard-Departamentos-v2'.BG21]+[$'Fuente-Dashboard-Departamentos-v2'.BL21]+[$'Fuente-Dashboard-Departamentos-v2'.BQ21]+[$'Fuente-Dashboard-Departamentos-v2'.BV21]+[$'Fuente-Dashboard-Departamentos-v2'.CA21]+[$'Fuente-Dashboard-Departamentos-v2'.CF21]+[$'Fuente-Dashboard-Departamentos-v2'.CK21]+[$'Fuente-Dashboard-Departamentos-v2'.CP21]+[$'Fuente-Dashboard-Departamentos-v2'.CU21]+[$'Fuente-Dashboard-Departamentos-v2'.CZ21]+[$'Fuente-Dashboard-Departamentos-v2'.DE21]+[$'Fuente-Dashboard-Departamentos-v2'.DJ21]+[$'Fuente-Dashboard-Departamentos-v2'.DO21]+[$'Fuente-Dashboard-Departamentos-v2'.DT21]" office:value-type="float" office:value="0" calcext:value-type="float">
            <text:p>0</text:p>
          </table:table-cell>
          <table:table-cell table:formula="of:=[$'Fuente-Dashboard-Departamentos-v2'.E21]+[$'Fuente-Dashboard-Departamentos-v2'.J21]+[$'Fuente-Dashboard-Departamentos-v2'.O21]+[$'Fuente-Dashboard-Departamentos-v2'.T21]+[$'Fuente-Dashboard-Departamentos-v2'.Y21]+[$'Fuente-Dashboard-Departamentos-v2'.AD21]+[$'Fuente-Dashboard-Departamentos-v2'.AI21]+[$'Fuente-Dashboard-Departamentos-v2'.AN21]+[$'Fuente-Dashboard-Departamentos-v2'.AS21]+[$'Fuente-Dashboard-Departamentos-v2'.AX21]+[$'Fuente-Dashboard-Departamentos-v2'.BC21]+[$'Fuente-Dashboard-Departamentos-v2'.BH21]+[$'Fuente-Dashboard-Departamentos-v2'.BM21]+[$'Fuente-Dashboard-Departamentos-v2'.BR21]+[$'Fuente-Dashboard-Departamentos-v2'.BW21]+[$'Fuente-Dashboard-Departamentos-v2'.CB21]+[$'Fuente-Dashboard-Departamentos-v2'.CG21]+[$'Fuente-Dashboard-Departamentos-v2'.CL21]+[$'Fuente-Dashboard-Departamentos-v2'.CQ21]+[$'Fuente-Dashboard-Departamentos-v2'.CV21]+[$'Fuente-Dashboard-Departamentos-v2'.DA21]+[$'Fuente-Dashboard-Departamentos-v2'.DF21]+[$'Fuente-Dashboard-Departamentos-v2'.DK21]+[$'Fuente-Dashboard-Departamentos-v2'.DP21]+[$'Fuente-Dashboard-Departamentos-v2'.DU21]" office:value-type="float" office:value="580" calcext:value-type="float">
            <text:p>580</text:p>
          </table:table-cell>
          <table:table-cell table:formula="of:=[$'Fuente-Dashboard-Departamentos-v2'.F21]+[$'Fuente-Dashboard-Departamentos-v2'.K21]+[$'Fuente-Dashboard-Departamentos-v2'.P21]+[$'Fuente-Dashboard-Departamentos-v2'.U21]+[$'Fuente-Dashboard-Departamentos-v2'.Z21]+[$'Fuente-Dashboard-Departamentos-v2'.AE21]+[$'Fuente-Dashboard-Departamentos-v2'.AJ21]+[$'Fuente-Dashboard-Departamentos-v2'.AO21]+[$'Fuente-Dashboard-Departamentos-v2'.AT21]+[$'Fuente-Dashboard-Departamentos-v2'.AY21]+[$'Fuente-Dashboard-Departamentos-v2'.BD21]+[$'Fuente-Dashboard-Departamentos-v2'.BI21]+[$'Fuente-Dashboard-Departamentos-v2'.BN21]+[$'Fuente-Dashboard-Departamentos-v2'.BS21]+[$'Fuente-Dashboard-Departamentos-v2'.BX21]+[$'Fuente-Dashboard-Departamentos-v2'.CC21]+[$'Fuente-Dashboard-Departamentos-v2'.CH21]+[$'Fuente-Dashboard-Departamentos-v2'.CM21]+[$'Fuente-Dashboard-Departamentos-v2'.CR21]+[$'Fuente-Dashboard-Departamentos-v2'.CW21]+[$'Fuente-Dashboard-Departamentos-v2'.DB21]+[$'Fuente-Dashboard-Departamentos-v2'.DG21]+[$'Fuente-Dashboard-Departamentos-v2'.DL21]+[$'Fuente-Dashboard-Departamentos-v2'.DQ21]+[$'Fuente-Dashboard-Departamentos-v2'.DV21]" office:value-type="float" office:value="9" calcext:value-type="float">
            <text:p>9</text:p>
          </table:table-cell>
          <table:table-cell table:formula="of:=[.B21]=[$'Fuente-Dashboard-v2'.B21]" office:value-type="boolean" office:boolean-value="true" calcext:value-type="boolean">
            <text:p>VERDADERO</text:p>
          </table:table-cell>
          <table:table-cell table:formula="of:=[.C21]=[$'Fuente-Dashboard-v2'.C21]" office:value-type="boolean" office:boolean-value="true" calcext:value-type="boolean">
            <text:p>VERDADERO</text:p>
          </table:table-cell>
          <table:table-cell table:formula="of:=[.D21]=[$'Fuente-Dashboard-v2'.D21]" office:value-type="boolean" office:boolean-value="true" calcext:value-type="boolean">
            <text:p>VERDADERO</text:p>
          </table:table-cell>
          <table:table-cell table:formula="of:=[.E21]=[$'Fuente-Dashboard-v2'.E21]" office:value-type="boolean" office:boolean-value="true" calcext:value-type="boolean">
            <text:p>VERDADERO</text:p>
          </table:table-cell>
          <table:table-cell table:formula="of:=[.F21]=[$'Fuente-Dashboard-v2'.F21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26" calcext:value-type="date">
            <text:p>26/03/20</text:p>
          </table:table-cell>
          <table:table-cell table:formula="of:=[$'Fuente-Dashboard-Departamentos-v2'.B22]+[$'Fuente-Dashboard-Departamentos-v2'.G22]+[$'Fuente-Dashboard-Departamentos-v2'.L22]+[$'Fuente-Dashboard-Departamentos-v2'.Q22]+[$'Fuente-Dashboard-Departamentos-v2'.V22]+[$'Fuente-Dashboard-Departamentos-v2'.AA22]+[$'Fuente-Dashboard-Departamentos-v2'.AF22]+[$'Fuente-Dashboard-Departamentos-v2'.AK22]+[$'Fuente-Dashboard-Departamentos-v2'.AP22]+[$'Fuente-Dashboard-Departamentos-v2'.AU22]+[$'Fuente-Dashboard-Departamentos-v2'.AZ22]+[$'Fuente-Dashboard-Departamentos-v2'.BE22]+[$'Fuente-Dashboard-Departamentos-v2'.BJ22]+[$'Fuente-Dashboard-Departamentos-v2'.BO22]+[$'Fuente-Dashboard-Departamentos-v2'.BT22]+[$'Fuente-Dashboard-Departamentos-v2'.BY22]+[$'Fuente-Dashboard-Departamentos-v2'.CD22]+[$'Fuente-Dashboard-Departamentos-v2'.CI22]+[$'Fuente-Dashboard-Departamentos-v2'.CN22]+[$'Fuente-Dashboard-Departamentos-v2'.CS22]+[$'Fuente-Dashboard-Departamentos-v2'.CX22]+[$'Fuente-Dashboard-Departamentos-v2'.DC22]+[$'Fuente-Dashboard-Departamentos-v2'.DH22]+[$'Fuente-Dashboard-Departamentos-v2'.DM22]+[$'Fuente-Dashboard-Departamentos-v2'.DR22]" office:value-type="float" office:value="634" calcext:value-type="float">
            <text:p>634</text:p>
          </table:table-cell>
          <table:table-cell table:formula="of:=[$'Fuente-Dashboard-Departamentos-v2'.C22]+[$'Fuente-Dashboard-Departamentos-v2'.H22]+[$'Fuente-Dashboard-Departamentos-v2'.M22]+[$'Fuente-Dashboard-Departamentos-v2'.R22]+[$'Fuente-Dashboard-Departamentos-v2'.W22]+[$'Fuente-Dashboard-Departamentos-v2'.AB22]+[$'Fuente-Dashboard-Departamentos-v2'.AG22]+[$'Fuente-Dashboard-Departamentos-v2'.AL22]+[$'Fuente-Dashboard-Departamentos-v2'.AQ22]+[$'Fuente-Dashboard-Departamentos-v2'.AV22]+[$'Fuente-Dashboard-Departamentos-v2'.BA22]+[$'Fuente-Dashboard-Departamentos-v2'.BF22]+[$'Fuente-Dashboard-Departamentos-v2'.BK22]+[$'Fuente-Dashboard-Departamentos-v2'.BP22]+[$'Fuente-Dashboard-Departamentos-v2'.BU22]+[$'Fuente-Dashboard-Departamentos-v2'.BZ22]+[$'Fuente-Dashboard-Departamentos-v2'.CE22]+[$'Fuente-Dashboard-Departamentos-v2'.CJ22]+[$'Fuente-Dashboard-Departamentos-v2'.CO22]+[$'Fuente-Dashboard-Departamentos-v2'.CT22]+[$'Fuente-Dashboard-Departamentos-v2'.CY22]+[$'Fuente-Dashboard-Departamentos-v2'.DD22]+[$'Fuente-Dashboard-Departamentos-v2'.DI22]+[$'Fuente-Dashboard-Departamentos-v2'.DN22]+[$'Fuente-Dashboard-Departamentos-v2'.DS22]" office:value-type="float" office:value="0" calcext:value-type="float">
            <text:p>0</text:p>
          </table:table-cell>
          <table:table-cell table:formula="of:=[$'Fuente-Dashboard-Departamentos-v2'.D22]+[$'Fuente-Dashboard-Departamentos-v2'.I22]+[$'Fuente-Dashboard-Departamentos-v2'.N22]+[$'Fuente-Dashboard-Departamentos-v2'.S22]+[$'Fuente-Dashboard-Departamentos-v2'.X22]+[$'Fuente-Dashboard-Departamentos-v2'.AC22]+[$'Fuente-Dashboard-Departamentos-v2'.AH22]+[$'Fuente-Dashboard-Departamentos-v2'.AM22]+[$'Fuente-Dashboard-Departamentos-v2'.AR22]+[$'Fuente-Dashboard-Departamentos-v2'.AW22]+[$'Fuente-Dashboard-Departamentos-v2'.BB22]+[$'Fuente-Dashboard-Departamentos-v2'.BG22]+[$'Fuente-Dashboard-Departamentos-v2'.BL22]+[$'Fuente-Dashboard-Departamentos-v2'.BQ22]+[$'Fuente-Dashboard-Departamentos-v2'.BV22]+[$'Fuente-Dashboard-Departamentos-v2'.CA22]+[$'Fuente-Dashboard-Departamentos-v2'.CF22]+[$'Fuente-Dashboard-Departamentos-v2'.CK22]+[$'Fuente-Dashboard-Departamentos-v2'.CP22]+[$'Fuente-Dashboard-Departamentos-v2'.CU22]+[$'Fuente-Dashboard-Departamentos-v2'.CZ22]+[$'Fuente-Dashboard-Departamentos-v2'.DE22]+[$'Fuente-Dashboard-Departamentos-v2'.DJ22]+[$'Fuente-Dashboard-Departamentos-v2'.DO22]+[$'Fuente-Dashboard-Departamentos-v2'.DT22]" office:value-type="float" office:value="0" calcext:value-type="float">
            <text:p>0</text:p>
          </table:table-cell>
          <table:table-cell table:formula="of:=[$'Fuente-Dashboard-Departamentos-v2'.E22]+[$'Fuente-Dashboard-Departamentos-v2'.J22]+[$'Fuente-Dashboard-Departamentos-v2'.O22]+[$'Fuente-Dashboard-Departamentos-v2'.T22]+[$'Fuente-Dashboard-Departamentos-v2'.Y22]+[$'Fuente-Dashboard-Departamentos-v2'.AD22]+[$'Fuente-Dashboard-Departamentos-v2'.AI22]+[$'Fuente-Dashboard-Departamentos-v2'.AN22]+[$'Fuente-Dashboard-Departamentos-v2'.AS22]+[$'Fuente-Dashboard-Departamentos-v2'.AX22]+[$'Fuente-Dashboard-Departamentos-v2'.BC22]+[$'Fuente-Dashboard-Departamentos-v2'.BH22]+[$'Fuente-Dashboard-Departamentos-v2'.BM22]+[$'Fuente-Dashboard-Departamentos-v2'.BR22]+[$'Fuente-Dashboard-Departamentos-v2'.BW22]+[$'Fuente-Dashboard-Departamentos-v2'.CB22]+[$'Fuente-Dashboard-Departamentos-v2'.CG22]+[$'Fuente-Dashboard-Departamentos-v2'.CL22]+[$'Fuente-Dashboard-Departamentos-v2'.CQ22]+[$'Fuente-Dashboard-Departamentos-v2'.CV22]+[$'Fuente-Dashboard-Departamentos-v2'.DA22]+[$'Fuente-Dashboard-Departamentos-v2'.DF22]+[$'Fuente-Dashboard-Departamentos-v2'.DK22]+[$'Fuente-Dashboard-Departamentos-v2'.DP22]+[$'Fuente-Dashboard-Departamentos-v2'.DU22]" office:value-type="float" office:value="634" calcext:value-type="float">
            <text:p>634</text:p>
          </table:table-cell>
          <table:table-cell table:formula="of:=[$'Fuente-Dashboard-Departamentos-v2'.F22]+[$'Fuente-Dashboard-Departamentos-v2'.K22]+[$'Fuente-Dashboard-Departamentos-v2'.P22]+[$'Fuente-Dashboard-Departamentos-v2'.U22]+[$'Fuente-Dashboard-Departamentos-v2'.Z22]+[$'Fuente-Dashboard-Departamentos-v2'.AE22]+[$'Fuente-Dashboard-Departamentos-v2'.AJ22]+[$'Fuente-Dashboard-Departamentos-v2'.AO22]+[$'Fuente-Dashboard-Departamentos-v2'.AT22]+[$'Fuente-Dashboard-Departamentos-v2'.AY22]+[$'Fuente-Dashboard-Departamentos-v2'.BD22]+[$'Fuente-Dashboard-Departamentos-v2'.BI22]+[$'Fuente-Dashboard-Departamentos-v2'.BN22]+[$'Fuente-Dashboard-Departamentos-v2'.BS22]+[$'Fuente-Dashboard-Departamentos-v2'.BX22]+[$'Fuente-Dashboard-Departamentos-v2'.CC22]+[$'Fuente-Dashboard-Departamentos-v2'.CH22]+[$'Fuente-Dashboard-Departamentos-v2'.CM22]+[$'Fuente-Dashboard-Departamentos-v2'.CR22]+[$'Fuente-Dashboard-Departamentos-v2'.CW22]+[$'Fuente-Dashboard-Departamentos-v2'.DB22]+[$'Fuente-Dashboard-Departamentos-v2'.DG22]+[$'Fuente-Dashboard-Departamentos-v2'.DL22]+[$'Fuente-Dashboard-Departamentos-v2'.DQ22]+[$'Fuente-Dashboard-Departamentos-v2'.DV22]" office:value-type="float" office:value="14" calcext:value-type="float">
            <text:p>14</text:p>
          </table:table-cell>
          <table:table-cell table:formula="of:=[.B22]=[$'Fuente-Dashboard-v2'.B22]" office:value-type="boolean" office:boolean-value="true" calcext:value-type="boolean">
            <text:p>VERDADERO</text:p>
          </table:table-cell>
          <table:table-cell table:formula="of:=[.C22]=[$'Fuente-Dashboard-v2'.C22]" office:value-type="boolean" office:boolean-value="true" calcext:value-type="boolean">
            <text:p>VERDADERO</text:p>
          </table:table-cell>
          <table:table-cell table:formula="of:=[.D22]=[$'Fuente-Dashboard-v2'.D22]" office:value-type="boolean" office:boolean-value="true" calcext:value-type="boolean">
            <text:p>VERDADERO</text:p>
          </table:table-cell>
          <table:table-cell table:formula="of:=[.E22]=[$'Fuente-Dashboard-v2'.E22]" office:value-type="boolean" office:boolean-value="true" calcext:value-type="boolean">
            <text:p>VERDADERO</text:p>
          </table:table-cell>
          <table:table-cell table:formula="of:=[.F22]=[$'Fuente-Dashboard-v2'.F22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27" calcext:value-type="date">
            <text:p>27/03/20</text:p>
          </table:table-cell>
          <table:table-cell table:formula="of:=[$'Fuente-Dashboard-Departamentos-v2'.B23]+[$'Fuente-Dashboard-Departamentos-v2'.G23]+[$'Fuente-Dashboard-Departamentos-v2'.L23]+[$'Fuente-Dashboard-Departamentos-v2'.Q23]+[$'Fuente-Dashboard-Departamentos-v2'.V23]+[$'Fuente-Dashboard-Departamentos-v2'.AA23]+[$'Fuente-Dashboard-Departamentos-v2'.AF23]+[$'Fuente-Dashboard-Departamentos-v2'.AK23]+[$'Fuente-Dashboard-Departamentos-v2'.AP23]+[$'Fuente-Dashboard-Departamentos-v2'.AU23]+[$'Fuente-Dashboard-Departamentos-v2'.AZ23]+[$'Fuente-Dashboard-Departamentos-v2'.BE23]+[$'Fuente-Dashboard-Departamentos-v2'.BJ23]+[$'Fuente-Dashboard-Departamentos-v2'.BO23]+[$'Fuente-Dashboard-Departamentos-v2'.BT23]+[$'Fuente-Dashboard-Departamentos-v2'.BY23]+[$'Fuente-Dashboard-Departamentos-v2'.CD23]+[$'Fuente-Dashboard-Departamentos-v2'.CI23]+[$'Fuente-Dashboard-Departamentos-v2'.CN23]+[$'Fuente-Dashboard-Departamentos-v2'.CS23]+[$'Fuente-Dashboard-Departamentos-v2'.CX23]+[$'Fuente-Dashboard-Departamentos-v2'.DC23]+[$'Fuente-Dashboard-Departamentos-v2'.DH23]+[$'Fuente-Dashboard-Departamentos-v2'.DM23]+[$'Fuente-Dashboard-Departamentos-v2'.DR23]" office:value-type="float" office:value="669" calcext:value-type="float">
            <text:p>669</text:p>
          </table:table-cell>
          <table:table-cell table:formula="of:=[$'Fuente-Dashboard-Departamentos-v2'.C23]+[$'Fuente-Dashboard-Departamentos-v2'.H23]+[$'Fuente-Dashboard-Departamentos-v2'.M23]+[$'Fuente-Dashboard-Departamentos-v2'.R23]+[$'Fuente-Dashboard-Departamentos-v2'.W23]+[$'Fuente-Dashboard-Departamentos-v2'.AB23]+[$'Fuente-Dashboard-Departamentos-v2'.AG23]+[$'Fuente-Dashboard-Departamentos-v2'.AL23]+[$'Fuente-Dashboard-Departamentos-v2'.AQ23]+[$'Fuente-Dashboard-Departamentos-v2'.AV23]+[$'Fuente-Dashboard-Departamentos-v2'.BA23]+[$'Fuente-Dashboard-Departamentos-v2'.BF23]+[$'Fuente-Dashboard-Departamentos-v2'.BK23]+[$'Fuente-Dashboard-Departamentos-v2'.BP23]+[$'Fuente-Dashboard-Departamentos-v2'.BU23]+[$'Fuente-Dashboard-Departamentos-v2'.BZ23]+[$'Fuente-Dashboard-Departamentos-v2'.CE23]+[$'Fuente-Dashboard-Departamentos-v2'.CJ23]+[$'Fuente-Dashboard-Departamentos-v2'.CO23]+[$'Fuente-Dashboard-Departamentos-v2'.CT23]+[$'Fuente-Dashboard-Departamentos-v2'.CY23]+[$'Fuente-Dashboard-Departamentos-v2'.DD23]+[$'Fuente-Dashboard-Departamentos-v2'.DI23]+[$'Fuente-Dashboard-Departamentos-v2'.DN23]+[$'Fuente-Dashboard-Departamentos-v2'.DS23]" office:value-type="float" office:value="0" calcext:value-type="float">
            <text:p>0</text:p>
          </table:table-cell>
          <table:table-cell table:formula="of:=[$'Fuente-Dashboard-Departamentos-v2'.D23]+[$'Fuente-Dashboard-Departamentos-v2'.I23]+[$'Fuente-Dashboard-Departamentos-v2'.N23]+[$'Fuente-Dashboard-Departamentos-v2'.S23]+[$'Fuente-Dashboard-Departamentos-v2'.X23]+[$'Fuente-Dashboard-Departamentos-v2'.AC23]+[$'Fuente-Dashboard-Departamentos-v2'.AH23]+[$'Fuente-Dashboard-Departamentos-v2'.AM23]+[$'Fuente-Dashboard-Departamentos-v2'.AR23]+[$'Fuente-Dashboard-Departamentos-v2'.AW23]+[$'Fuente-Dashboard-Departamentos-v2'.BB23]+[$'Fuente-Dashboard-Departamentos-v2'.BG23]+[$'Fuente-Dashboard-Departamentos-v2'.BL23]+[$'Fuente-Dashboard-Departamentos-v2'.BQ23]+[$'Fuente-Dashboard-Departamentos-v2'.BV23]+[$'Fuente-Dashboard-Departamentos-v2'.CA23]+[$'Fuente-Dashboard-Departamentos-v2'.CF23]+[$'Fuente-Dashboard-Departamentos-v2'.CK23]+[$'Fuente-Dashboard-Departamentos-v2'.CP23]+[$'Fuente-Dashboard-Departamentos-v2'.CU23]+[$'Fuente-Dashboard-Departamentos-v2'.CZ23]+[$'Fuente-Dashboard-Departamentos-v2'.DE23]+[$'Fuente-Dashboard-Departamentos-v2'.DJ23]+[$'Fuente-Dashboard-Departamentos-v2'.DO23]+[$'Fuente-Dashboard-Departamentos-v2'.DT23]" office:value-type="float" office:value="0" calcext:value-type="float">
            <text:p>0</text:p>
          </table:table-cell>
          <table:table-cell table:formula="of:=[$'Fuente-Dashboard-Departamentos-v2'.E23]+[$'Fuente-Dashboard-Departamentos-v2'.J23]+[$'Fuente-Dashboard-Departamentos-v2'.O23]+[$'Fuente-Dashboard-Departamentos-v2'.T23]+[$'Fuente-Dashboard-Departamentos-v2'.Y23]+[$'Fuente-Dashboard-Departamentos-v2'.AD23]+[$'Fuente-Dashboard-Departamentos-v2'.AI23]+[$'Fuente-Dashboard-Departamentos-v2'.AN23]+[$'Fuente-Dashboard-Departamentos-v2'.AS23]+[$'Fuente-Dashboard-Departamentos-v2'.AX23]+[$'Fuente-Dashboard-Departamentos-v2'.BC23]+[$'Fuente-Dashboard-Departamentos-v2'.BH23]+[$'Fuente-Dashboard-Departamentos-v2'.BM23]+[$'Fuente-Dashboard-Departamentos-v2'.BR23]+[$'Fuente-Dashboard-Departamentos-v2'.BW23]+[$'Fuente-Dashboard-Departamentos-v2'.CB23]+[$'Fuente-Dashboard-Departamentos-v2'.CG23]+[$'Fuente-Dashboard-Departamentos-v2'.CL23]+[$'Fuente-Dashboard-Departamentos-v2'.CQ23]+[$'Fuente-Dashboard-Departamentos-v2'.CV23]+[$'Fuente-Dashboard-Departamentos-v2'.DA23]+[$'Fuente-Dashboard-Departamentos-v2'.DF23]+[$'Fuente-Dashboard-Departamentos-v2'.DK23]+[$'Fuente-Dashboard-Departamentos-v2'.DP23]+[$'Fuente-Dashboard-Departamentos-v2'.DU23]" office:value-type="float" office:value="669" calcext:value-type="float">
            <text:p>669</text:p>
          </table:table-cell>
          <table:table-cell table:formula="of:=[$'Fuente-Dashboard-Departamentos-v2'.F23]+[$'Fuente-Dashboard-Departamentos-v2'.K23]+[$'Fuente-Dashboard-Departamentos-v2'.P23]+[$'Fuente-Dashboard-Departamentos-v2'.U23]+[$'Fuente-Dashboard-Departamentos-v2'.Z23]+[$'Fuente-Dashboard-Departamentos-v2'.AE23]+[$'Fuente-Dashboard-Departamentos-v2'.AJ23]+[$'Fuente-Dashboard-Departamentos-v2'.AO23]+[$'Fuente-Dashboard-Departamentos-v2'.AT23]+[$'Fuente-Dashboard-Departamentos-v2'.AY23]+[$'Fuente-Dashboard-Departamentos-v2'.BD23]+[$'Fuente-Dashboard-Departamentos-v2'.BI23]+[$'Fuente-Dashboard-Departamentos-v2'.BN23]+[$'Fuente-Dashboard-Departamentos-v2'.BS23]+[$'Fuente-Dashboard-Departamentos-v2'.BX23]+[$'Fuente-Dashboard-Departamentos-v2'.CC23]+[$'Fuente-Dashboard-Departamentos-v2'.CH23]+[$'Fuente-Dashboard-Departamentos-v2'.CM23]+[$'Fuente-Dashboard-Departamentos-v2'.CR23]+[$'Fuente-Dashboard-Departamentos-v2'.CW23]+[$'Fuente-Dashboard-Departamentos-v2'.DB23]+[$'Fuente-Dashboard-Departamentos-v2'.DG23]+[$'Fuente-Dashboard-Departamentos-v2'.DL23]+[$'Fuente-Dashboard-Departamentos-v2'.DQ23]+[$'Fuente-Dashboard-Departamentos-v2'.DV23]" office:value-type="float" office:value="18" calcext:value-type="float">
            <text:p>18</text:p>
          </table:table-cell>
          <table:table-cell table:formula="of:=[.B23]=[$'Fuente-Dashboard-v2'.B23]" office:value-type="boolean" office:boolean-value="true" calcext:value-type="boolean">
            <text:p>VERDADERO</text:p>
          </table:table-cell>
          <table:table-cell table:formula="of:=[.C23]=[$'Fuente-Dashboard-v2'.C23]" office:value-type="boolean" office:boolean-value="true" calcext:value-type="boolean">
            <text:p>VERDADERO</text:p>
          </table:table-cell>
          <table:table-cell table:formula="of:=[.D23]=[$'Fuente-Dashboard-v2'.D23]" office:value-type="boolean" office:boolean-value="true" calcext:value-type="boolean">
            <text:p>VERDADERO</text:p>
          </table:table-cell>
          <table:table-cell table:formula="of:=[.E23]=[$'Fuente-Dashboard-v2'.E23]" office:value-type="boolean" office:boolean-value="true" calcext:value-type="boolean">
            <text:p>VERDADERO</text:p>
          </table:table-cell>
          <table:table-cell table:formula="of:=[.F23]=[$'Fuente-Dashboard-v2'.F23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28" calcext:value-type="date">
            <text:p>28/03/20</text:p>
          </table:table-cell>
          <table:table-cell table:formula="of:=[$'Fuente-Dashboard-Departamentos-v2'.B24]+[$'Fuente-Dashboard-Departamentos-v2'.G24]+[$'Fuente-Dashboard-Departamentos-v2'.L24]+[$'Fuente-Dashboard-Departamentos-v2'.Q24]+[$'Fuente-Dashboard-Departamentos-v2'.V24]+[$'Fuente-Dashboard-Departamentos-v2'.AA24]+[$'Fuente-Dashboard-Departamentos-v2'.AF24]+[$'Fuente-Dashboard-Departamentos-v2'.AK24]+[$'Fuente-Dashboard-Departamentos-v2'.AP24]+[$'Fuente-Dashboard-Departamentos-v2'.AU24]+[$'Fuente-Dashboard-Departamentos-v2'.AZ24]+[$'Fuente-Dashboard-Departamentos-v2'.BE24]+[$'Fuente-Dashboard-Departamentos-v2'.BJ24]+[$'Fuente-Dashboard-Departamentos-v2'.BO24]+[$'Fuente-Dashboard-Departamentos-v2'.BT24]+[$'Fuente-Dashboard-Departamentos-v2'.BY24]+[$'Fuente-Dashboard-Departamentos-v2'.CD24]+[$'Fuente-Dashboard-Departamentos-v2'.CI24]+[$'Fuente-Dashboard-Departamentos-v2'.CN24]+[$'Fuente-Dashboard-Departamentos-v2'.CS24]+[$'Fuente-Dashboard-Departamentos-v2'.CX24]+[$'Fuente-Dashboard-Departamentos-v2'.DC24]+[$'Fuente-Dashboard-Departamentos-v2'.DH24]+[$'Fuente-Dashboard-Departamentos-v2'.DM24]+[$'Fuente-Dashboard-Departamentos-v2'.DR24]" office:value-type="float" office:value="808" calcext:value-type="float">
            <text:p>808</text:p>
          </table:table-cell>
          <table:table-cell table:formula="of:=[$'Fuente-Dashboard-Departamentos-v2'.C24]+[$'Fuente-Dashboard-Departamentos-v2'.H24]+[$'Fuente-Dashboard-Departamentos-v2'.M24]+[$'Fuente-Dashboard-Departamentos-v2'.R24]+[$'Fuente-Dashboard-Departamentos-v2'.W24]+[$'Fuente-Dashboard-Departamentos-v2'.AB24]+[$'Fuente-Dashboard-Departamentos-v2'.AG24]+[$'Fuente-Dashboard-Departamentos-v2'.AL24]+[$'Fuente-Dashboard-Departamentos-v2'.AQ24]+[$'Fuente-Dashboard-Departamentos-v2'.AV24]+[$'Fuente-Dashboard-Departamentos-v2'.BA24]+[$'Fuente-Dashboard-Departamentos-v2'.BF24]+[$'Fuente-Dashboard-Departamentos-v2'.BK24]+[$'Fuente-Dashboard-Departamentos-v2'.BP24]+[$'Fuente-Dashboard-Departamentos-v2'.BU24]+[$'Fuente-Dashboard-Departamentos-v2'.BZ24]+[$'Fuente-Dashboard-Departamentos-v2'.CE24]+[$'Fuente-Dashboard-Departamentos-v2'.CJ24]+[$'Fuente-Dashboard-Departamentos-v2'.CO24]+[$'Fuente-Dashboard-Departamentos-v2'.CT24]+[$'Fuente-Dashboard-Departamentos-v2'.CY24]+[$'Fuente-Dashboard-Departamentos-v2'.DD24]+[$'Fuente-Dashboard-Departamentos-v2'.DI24]+[$'Fuente-Dashboard-Departamentos-v2'.DN24]+[$'Fuente-Dashboard-Departamentos-v2'.DS24]" office:value-type="float" office:value="0" calcext:value-type="float">
            <text:p>0</text:p>
          </table:table-cell>
          <table:table-cell table:formula="of:=[$'Fuente-Dashboard-Departamentos-v2'.D24]+[$'Fuente-Dashboard-Departamentos-v2'.I24]+[$'Fuente-Dashboard-Departamentos-v2'.N24]+[$'Fuente-Dashboard-Departamentos-v2'.S24]+[$'Fuente-Dashboard-Departamentos-v2'.X24]+[$'Fuente-Dashboard-Departamentos-v2'.AC24]+[$'Fuente-Dashboard-Departamentos-v2'.AH24]+[$'Fuente-Dashboard-Departamentos-v2'.AM24]+[$'Fuente-Dashboard-Departamentos-v2'.AR24]+[$'Fuente-Dashboard-Departamentos-v2'.AW24]+[$'Fuente-Dashboard-Departamentos-v2'.BB24]+[$'Fuente-Dashboard-Departamentos-v2'.BG24]+[$'Fuente-Dashboard-Departamentos-v2'.BL24]+[$'Fuente-Dashboard-Departamentos-v2'.BQ24]+[$'Fuente-Dashboard-Departamentos-v2'.BV24]+[$'Fuente-Dashboard-Departamentos-v2'.CA24]+[$'Fuente-Dashboard-Departamentos-v2'.CF24]+[$'Fuente-Dashboard-Departamentos-v2'.CK24]+[$'Fuente-Dashboard-Departamentos-v2'.CP24]+[$'Fuente-Dashboard-Departamentos-v2'.CU24]+[$'Fuente-Dashboard-Departamentos-v2'.CZ24]+[$'Fuente-Dashboard-Departamentos-v2'.DE24]+[$'Fuente-Dashboard-Departamentos-v2'.DJ24]+[$'Fuente-Dashboard-Departamentos-v2'.DO24]+[$'Fuente-Dashboard-Departamentos-v2'.DT24]" office:value-type="float" office:value="0" calcext:value-type="float">
            <text:p>0</text:p>
          </table:table-cell>
          <table:table-cell table:formula="of:=[$'Fuente-Dashboard-Departamentos-v2'.E24]+[$'Fuente-Dashboard-Departamentos-v2'.J24]+[$'Fuente-Dashboard-Departamentos-v2'.O24]+[$'Fuente-Dashboard-Departamentos-v2'.T24]+[$'Fuente-Dashboard-Departamentos-v2'.Y24]+[$'Fuente-Dashboard-Departamentos-v2'.AD24]+[$'Fuente-Dashboard-Departamentos-v2'.AI24]+[$'Fuente-Dashboard-Departamentos-v2'.AN24]+[$'Fuente-Dashboard-Departamentos-v2'.AS24]+[$'Fuente-Dashboard-Departamentos-v2'.AX24]+[$'Fuente-Dashboard-Departamentos-v2'.BC24]+[$'Fuente-Dashboard-Departamentos-v2'.BH24]+[$'Fuente-Dashboard-Departamentos-v2'.BM24]+[$'Fuente-Dashboard-Departamentos-v2'.BR24]+[$'Fuente-Dashboard-Departamentos-v2'.BW24]+[$'Fuente-Dashboard-Departamentos-v2'.CB24]+[$'Fuente-Dashboard-Departamentos-v2'.CG24]+[$'Fuente-Dashboard-Departamentos-v2'.CL24]+[$'Fuente-Dashboard-Departamentos-v2'.CQ24]+[$'Fuente-Dashboard-Departamentos-v2'.CV24]+[$'Fuente-Dashboard-Departamentos-v2'.DA24]+[$'Fuente-Dashboard-Departamentos-v2'.DF24]+[$'Fuente-Dashboard-Departamentos-v2'.DK24]+[$'Fuente-Dashboard-Departamentos-v2'.DP24]+[$'Fuente-Dashboard-Departamentos-v2'.DU24]" office:value-type="float" office:value="808" calcext:value-type="float">
            <text:p>808</text:p>
          </table:table-cell>
          <table:table-cell table:formula="of:=[$'Fuente-Dashboard-Departamentos-v2'.F24]+[$'Fuente-Dashboard-Departamentos-v2'.K24]+[$'Fuente-Dashboard-Departamentos-v2'.P24]+[$'Fuente-Dashboard-Departamentos-v2'.U24]+[$'Fuente-Dashboard-Departamentos-v2'.Z24]+[$'Fuente-Dashboard-Departamentos-v2'.AE24]+[$'Fuente-Dashboard-Departamentos-v2'.AJ24]+[$'Fuente-Dashboard-Departamentos-v2'.AO24]+[$'Fuente-Dashboard-Departamentos-v2'.AT24]+[$'Fuente-Dashboard-Departamentos-v2'.AY24]+[$'Fuente-Dashboard-Departamentos-v2'.BD24]+[$'Fuente-Dashboard-Departamentos-v2'.BI24]+[$'Fuente-Dashboard-Departamentos-v2'.BN24]+[$'Fuente-Dashboard-Departamentos-v2'.BS24]+[$'Fuente-Dashboard-Departamentos-v2'.BX24]+[$'Fuente-Dashboard-Departamentos-v2'.CC24]+[$'Fuente-Dashboard-Departamentos-v2'.CH24]+[$'Fuente-Dashboard-Departamentos-v2'.CM24]+[$'Fuente-Dashboard-Departamentos-v2'.CR24]+[$'Fuente-Dashboard-Departamentos-v2'.CW24]+[$'Fuente-Dashboard-Departamentos-v2'.DB24]+[$'Fuente-Dashboard-Departamentos-v2'.DG24]+[$'Fuente-Dashboard-Departamentos-v2'.DL24]+[$'Fuente-Dashboard-Departamentos-v2'.DQ24]+[$'Fuente-Dashboard-Departamentos-v2'.DV24]" office:value-type="float" office:value="21" calcext:value-type="float">
            <text:p>21</text:p>
          </table:table-cell>
          <table:table-cell table:formula="of:=[.B24]=[$'Fuente-Dashboard-v2'.B24]" office:value-type="boolean" office:boolean-value="true" calcext:value-type="boolean">
            <text:p>VERDADERO</text:p>
          </table:table-cell>
          <table:table-cell table:formula="of:=[.C24]=[$'Fuente-Dashboard-v2'.C24]" office:value-type="boolean" office:boolean-value="true" calcext:value-type="boolean">
            <text:p>VERDADERO</text:p>
          </table:table-cell>
          <table:table-cell table:formula="of:=[.D24]=[$'Fuente-Dashboard-v2'.D24]" office:value-type="boolean" office:boolean-value="true" calcext:value-type="boolean">
            <text:p>VERDADERO</text:p>
          </table:table-cell>
          <table:table-cell table:formula="of:=[.E24]=[$'Fuente-Dashboard-v2'.E24]" office:value-type="boolean" office:boolean-value="true" calcext:value-type="boolean">
            <text:p>VERDADERO</text:p>
          </table:table-cell>
          <table:table-cell table:formula="of:=[.F24]=[$'Fuente-Dashboard-v2'.F24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29" calcext:value-type="date">
            <text:p>29/03/20</text:p>
          </table:table-cell>
          <table:table-cell table:formula="of:=[$'Fuente-Dashboard-Departamentos-v2'.B25]+[$'Fuente-Dashboard-Departamentos-v2'.G25]+[$'Fuente-Dashboard-Departamentos-v2'.L25]+[$'Fuente-Dashboard-Departamentos-v2'.Q25]+[$'Fuente-Dashboard-Departamentos-v2'.V25]+[$'Fuente-Dashboard-Departamentos-v2'.AA25]+[$'Fuente-Dashboard-Departamentos-v2'.AF25]+[$'Fuente-Dashboard-Departamentos-v2'.AK25]+[$'Fuente-Dashboard-Departamentos-v2'.AP25]+[$'Fuente-Dashboard-Departamentos-v2'.AU25]+[$'Fuente-Dashboard-Departamentos-v2'.AZ25]+[$'Fuente-Dashboard-Departamentos-v2'.BE25]+[$'Fuente-Dashboard-Departamentos-v2'.BJ25]+[$'Fuente-Dashboard-Departamentos-v2'.BO25]+[$'Fuente-Dashboard-Departamentos-v2'.BT25]+[$'Fuente-Dashboard-Departamentos-v2'.BY25]+[$'Fuente-Dashboard-Departamentos-v2'.CD25]+[$'Fuente-Dashboard-Departamentos-v2'.CI25]+[$'Fuente-Dashboard-Departamentos-v2'.CN25]+[$'Fuente-Dashboard-Departamentos-v2'.CS25]+[$'Fuente-Dashboard-Departamentos-v2'.CX25]+[$'Fuente-Dashboard-Departamentos-v2'.DC25]+[$'Fuente-Dashboard-Departamentos-v2'.DH25]+[$'Fuente-Dashboard-Departamentos-v2'.DM25]+[$'Fuente-Dashboard-Departamentos-v2'.DR25]" office:value-type="float" office:value="951" calcext:value-type="float">
            <text:p>951</text:p>
          </table:table-cell>
          <table:table-cell table:formula="of:=[$'Fuente-Dashboard-Departamentos-v2'.C25]+[$'Fuente-Dashboard-Departamentos-v2'.H25]+[$'Fuente-Dashboard-Departamentos-v2'.M25]+[$'Fuente-Dashboard-Departamentos-v2'.R25]+[$'Fuente-Dashboard-Departamentos-v2'.W25]+[$'Fuente-Dashboard-Departamentos-v2'.AB25]+[$'Fuente-Dashboard-Departamentos-v2'.AG25]+[$'Fuente-Dashboard-Departamentos-v2'.AL25]+[$'Fuente-Dashboard-Departamentos-v2'.AQ25]+[$'Fuente-Dashboard-Departamentos-v2'.AV25]+[$'Fuente-Dashboard-Departamentos-v2'.BA25]+[$'Fuente-Dashboard-Departamentos-v2'.BF25]+[$'Fuente-Dashboard-Departamentos-v2'.BK25]+[$'Fuente-Dashboard-Departamentos-v2'.BP25]+[$'Fuente-Dashboard-Departamentos-v2'.BU25]+[$'Fuente-Dashboard-Departamentos-v2'.BZ25]+[$'Fuente-Dashboard-Departamentos-v2'.CE25]+[$'Fuente-Dashboard-Departamentos-v2'.CJ25]+[$'Fuente-Dashboard-Departamentos-v2'.CO25]+[$'Fuente-Dashboard-Departamentos-v2'.CT25]+[$'Fuente-Dashboard-Departamentos-v2'.CY25]+[$'Fuente-Dashboard-Departamentos-v2'.DD25]+[$'Fuente-Dashboard-Departamentos-v2'.DI25]+[$'Fuente-Dashboard-Departamentos-v2'.DN25]+[$'Fuente-Dashboard-Departamentos-v2'.DS25]" office:value-type="float" office:value="0" calcext:value-type="float">
            <text:p>0</text:p>
          </table:table-cell>
          <table:table-cell table:formula="of:=[$'Fuente-Dashboard-Departamentos-v2'.D25]+[$'Fuente-Dashboard-Departamentos-v2'.I25]+[$'Fuente-Dashboard-Departamentos-v2'.N25]+[$'Fuente-Dashboard-Departamentos-v2'.S25]+[$'Fuente-Dashboard-Departamentos-v2'.X25]+[$'Fuente-Dashboard-Departamentos-v2'.AC25]+[$'Fuente-Dashboard-Departamentos-v2'.AH25]+[$'Fuente-Dashboard-Departamentos-v2'.AM25]+[$'Fuente-Dashboard-Departamentos-v2'.AR25]+[$'Fuente-Dashboard-Departamentos-v2'.AW25]+[$'Fuente-Dashboard-Departamentos-v2'.BB25]+[$'Fuente-Dashboard-Departamentos-v2'.BG25]+[$'Fuente-Dashboard-Departamentos-v2'.BL25]+[$'Fuente-Dashboard-Departamentos-v2'.BQ25]+[$'Fuente-Dashboard-Departamentos-v2'.BV25]+[$'Fuente-Dashboard-Departamentos-v2'.CA25]+[$'Fuente-Dashboard-Departamentos-v2'.CF25]+[$'Fuente-Dashboard-Departamentos-v2'.CK25]+[$'Fuente-Dashboard-Departamentos-v2'.CP25]+[$'Fuente-Dashboard-Departamentos-v2'.CU25]+[$'Fuente-Dashboard-Departamentos-v2'.CZ25]+[$'Fuente-Dashboard-Departamentos-v2'.DE25]+[$'Fuente-Dashboard-Departamentos-v2'.DJ25]+[$'Fuente-Dashboard-Departamentos-v2'.DO25]+[$'Fuente-Dashboard-Departamentos-v2'.DT25]" office:value-type="float" office:value="0" calcext:value-type="float">
            <text:p>0</text:p>
          </table:table-cell>
          <table:table-cell table:formula="of:=[$'Fuente-Dashboard-Departamentos-v2'.E25]+[$'Fuente-Dashboard-Departamentos-v2'.J25]+[$'Fuente-Dashboard-Departamentos-v2'.O25]+[$'Fuente-Dashboard-Departamentos-v2'.T25]+[$'Fuente-Dashboard-Departamentos-v2'.Y25]+[$'Fuente-Dashboard-Departamentos-v2'.AD25]+[$'Fuente-Dashboard-Departamentos-v2'.AI25]+[$'Fuente-Dashboard-Departamentos-v2'.AN25]+[$'Fuente-Dashboard-Departamentos-v2'.AS25]+[$'Fuente-Dashboard-Departamentos-v2'.AX25]+[$'Fuente-Dashboard-Departamentos-v2'.BC25]+[$'Fuente-Dashboard-Departamentos-v2'.BH25]+[$'Fuente-Dashboard-Departamentos-v2'.BM25]+[$'Fuente-Dashboard-Departamentos-v2'.BR25]+[$'Fuente-Dashboard-Departamentos-v2'.BW25]+[$'Fuente-Dashboard-Departamentos-v2'.CB25]+[$'Fuente-Dashboard-Departamentos-v2'.CG25]+[$'Fuente-Dashboard-Departamentos-v2'.CL25]+[$'Fuente-Dashboard-Departamentos-v2'.CQ25]+[$'Fuente-Dashboard-Departamentos-v2'.CV25]+[$'Fuente-Dashboard-Departamentos-v2'.DA25]+[$'Fuente-Dashboard-Departamentos-v2'.DF25]+[$'Fuente-Dashboard-Departamentos-v2'.DK25]+[$'Fuente-Dashboard-Departamentos-v2'.DP25]+[$'Fuente-Dashboard-Departamentos-v2'.DU25]" office:value-type="float" office:value="951" calcext:value-type="float">
            <text:p>951</text:p>
          </table:table-cell>
          <table:table-cell table:formula="of:=[$'Fuente-Dashboard-Departamentos-v2'.F25]+[$'Fuente-Dashboard-Departamentos-v2'.K25]+[$'Fuente-Dashboard-Departamentos-v2'.P25]+[$'Fuente-Dashboard-Departamentos-v2'.U25]+[$'Fuente-Dashboard-Departamentos-v2'.Z25]+[$'Fuente-Dashboard-Departamentos-v2'.AE25]+[$'Fuente-Dashboard-Departamentos-v2'.AJ25]+[$'Fuente-Dashboard-Departamentos-v2'.AO25]+[$'Fuente-Dashboard-Departamentos-v2'.AT25]+[$'Fuente-Dashboard-Departamentos-v2'.AY25]+[$'Fuente-Dashboard-Departamentos-v2'.BD25]+[$'Fuente-Dashboard-Departamentos-v2'.BI25]+[$'Fuente-Dashboard-Departamentos-v2'.BN25]+[$'Fuente-Dashboard-Departamentos-v2'.BS25]+[$'Fuente-Dashboard-Departamentos-v2'.BX25]+[$'Fuente-Dashboard-Departamentos-v2'.CC25]+[$'Fuente-Dashboard-Departamentos-v2'.CH25]+[$'Fuente-Dashboard-Departamentos-v2'.CM25]+[$'Fuente-Dashboard-Departamentos-v2'.CR25]+[$'Fuente-Dashboard-Departamentos-v2'.CW25]+[$'Fuente-Dashboard-Departamentos-v2'.DB25]+[$'Fuente-Dashboard-Departamentos-v2'.DG25]+[$'Fuente-Dashboard-Departamentos-v2'.DL25]+[$'Fuente-Dashboard-Departamentos-v2'.DQ25]+[$'Fuente-Dashboard-Departamentos-v2'.DV25]" office:value-type="float" office:value="30" calcext:value-type="float">
            <text:p>30</text:p>
          </table:table-cell>
          <table:table-cell table:formula="of:=[.B25]=[$'Fuente-Dashboard-v2'.B25]" office:value-type="boolean" office:boolean-value="true" calcext:value-type="boolean">
            <text:p>VERDADERO</text:p>
          </table:table-cell>
          <table:table-cell table:formula="of:=[.C25]=[$'Fuente-Dashboard-v2'.C25]" office:value-type="boolean" office:boolean-value="true" calcext:value-type="boolean">
            <text:p>VERDADERO</text:p>
          </table:table-cell>
          <table:table-cell table:formula="of:=[.D25]=[$'Fuente-Dashboard-v2'.D25]" office:value-type="boolean" office:boolean-value="true" calcext:value-type="boolean">
            <text:p>VERDADERO</text:p>
          </table:table-cell>
          <table:table-cell table:formula="of:=[.E25]=[$'Fuente-Dashboard-v2'.E25]" office:value-type="boolean" office:boolean-value="true" calcext:value-type="boolean">
            <text:p>VERDADERO</text:p>
          </table:table-cell>
          <table:table-cell table:formula="of:=[.F25]=[$'Fuente-Dashboard-v2'.F25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30" calcext:value-type="date">
            <text:p>30/03/20</text:p>
          </table:table-cell>
          <table:table-cell table:formula="of:=[$'Fuente-Dashboard-Departamentos-v2'.B26]+[$'Fuente-Dashboard-Departamentos-v2'.G26]+[$'Fuente-Dashboard-Departamentos-v2'.L26]+[$'Fuente-Dashboard-Departamentos-v2'.Q26]+[$'Fuente-Dashboard-Departamentos-v2'.V26]+[$'Fuente-Dashboard-Departamentos-v2'.AA26]+[$'Fuente-Dashboard-Departamentos-v2'.AF26]+[$'Fuente-Dashboard-Departamentos-v2'.AK26]+[$'Fuente-Dashboard-Departamentos-v2'.AP26]+[$'Fuente-Dashboard-Departamentos-v2'.AU26]+[$'Fuente-Dashboard-Departamentos-v2'.AZ26]+[$'Fuente-Dashboard-Departamentos-v2'.BE26]+[$'Fuente-Dashboard-Departamentos-v2'.BJ26]+[$'Fuente-Dashboard-Departamentos-v2'.BO26]+[$'Fuente-Dashboard-Departamentos-v2'.BT26]+[$'Fuente-Dashboard-Departamentos-v2'.BY26]+[$'Fuente-Dashboard-Departamentos-v2'.CD26]+[$'Fuente-Dashboard-Departamentos-v2'.CI26]+[$'Fuente-Dashboard-Departamentos-v2'.CN26]+[$'Fuente-Dashboard-Departamentos-v2'.CS26]+[$'Fuente-Dashboard-Departamentos-v2'.CX26]+[$'Fuente-Dashboard-Departamentos-v2'.DC26]+[$'Fuente-Dashboard-Departamentos-v2'.DH26]+[$'Fuente-Dashboard-Departamentos-v2'.DM26]+[$'Fuente-Dashboard-Departamentos-v2'.DR26]" office:value-type="float" office:value="1066" calcext:value-type="float">
            <text:p>1066</text:p>
          </table:table-cell>
          <table:table-cell table:formula="of:=[$'Fuente-Dashboard-Departamentos-v2'.C26]+[$'Fuente-Dashboard-Departamentos-v2'.H26]+[$'Fuente-Dashboard-Departamentos-v2'.M26]+[$'Fuente-Dashboard-Departamentos-v2'.R26]+[$'Fuente-Dashboard-Departamentos-v2'.W26]+[$'Fuente-Dashboard-Departamentos-v2'.AB26]+[$'Fuente-Dashboard-Departamentos-v2'.AG26]+[$'Fuente-Dashboard-Departamentos-v2'.AL26]+[$'Fuente-Dashboard-Departamentos-v2'.AQ26]+[$'Fuente-Dashboard-Departamentos-v2'.AV26]+[$'Fuente-Dashboard-Departamentos-v2'.BA26]+[$'Fuente-Dashboard-Departamentos-v2'.BF26]+[$'Fuente-Dashboard-Departamentos-v2'.BK26]+[$'Fuente-Dashboard-Departamentos-v2'.BP26]+[$'Fuente-Dashboard-Departamentos-v2'.BU26]+[$'Fuente-Dashboard-Departamentos-v2'.BZ26]+[$'Fuente-Dashboard-Departamentos-v2'.CE26]+[$'Fuente-Dashboard-Departamentos-v2'.CJ26]+[$'Fuente-Dashboard-Departamentos-v2'.CO26]+[$'Fuente-Dashboard-Departamentos-v2'.CT26]+[$'Fuente-Dashboard-Departamentos-v2'.CY26]+[$'Fuente-Dashboard-Departamentos-v2'.DD26]+[$'Fuente-Dashboard-Departamentos-v2'.DI26]+[$'Fuente-Dashboard-Departamentos-v2'.DN26]+[$'Fuente-Dashboard-Departamentos-v2'.DS26]" office:value-type="float" office:value="0" calcext:value-type="float">
            <text:p>0</text:p>
          </table:table-cell>
          <table:table-cell table:formula="of:=[$'Fuente-Dashboard-Departamentos-v2'.D26]+[$'Fuente-Dashboard-Departamentos-v2'.I26]+[$'Fuente-Dashboard-Departamentos-v2'.N26]+[$'Fuente-Dashboard-Departamentos-v2'.S26]+[$'Fuente-Dashboard-Departamentos-v2'.X26]+[$'Fuente-Dashboard-Departamentos-v2'.AC26]+[$'Fuente-Dashboard-Departamentos-v2'.AH26]+[$'Fuente-Dashboard-Departamentos-v2'.AM26]+[$'Fuente-Dashboard-Departamentos-v2'.AR26]+[$'Fuente-Dashboard-Departamentos-v2'.AW26]+[$'Fuente-Dashboard-Departamentos-v2'.BB26]+[$'Fuente-Dashboard-Departamentos-v2'.BG26]+[$'Fuente-Dashboard-Departamentos-v2'.BL26]+[$'Fuente-Dashboard-Departamentos-v2'.BQ26]+[$'Fuente-Dashboard-Departamentos-v2'.BV26]+[$'Fuente-Dashboard-Departamentos-v2'.CA26]+[$'Fuente-Dashboard-Departamentos-v2'.CF26]+[$'Fuente-Dashboard-Departamentos-v2'.CK26]+[$'Fuente-Dashboard-Departamentos-v2'.CP26]+[$'Fuente-Dashboard-Departamentos-v2'.CU26]+[$'Fuente-Dashboard-Departamentos-v2'.CZ26]+[$'Fuente-Dashboard-Departamentos-v2'.DE26]+[$'Fuente-Dashboard-Departamentos-v2'.DJ26]+[$'Fuente-Dashboard-Departamentos-v2'.DO26]+[$'Fuente-Dashboard-Departamentos-v2'.DT26]" office:value-type="float" office:value="0" calcext:value-type="float">
            <text:p>0</text:p>
          </table:table-cell>
          <table:table-cell table:formula="of:=[$'Fuente-Dashboard-Departamentos-v2'.E26]+[$'Fuente-Dashboard-Departamentos-v2'.J26]+[$'Fuente-Dashboard-Departamentos-v2'.O26]+[$'Fuente-Dashboard-Departamentos-v2'.T26]+[$'Fuente-Dashboard-Departamentos-v2'.Y26]+[$'Fuente-Dashboard-Departamentos-v2'.AD26]+[$'Fuente-Dashboard-Departamentos-v2'.AI26]+[$'Fuente-Dashboard-Departamentos-v2'.AN26]+[$'Fuente-Dashboard-Departamentos-v2'.AS26]+[$'Fuente-Dashboard-Departamentos-v2'.AX26]+[$'Fuente-Dashboard-Departamentos-v2'.BC26]+[$'Fuente-Dashboard-Departamentos-v2'.BH26]+[$'Fuente-Dashboard-Departamentos-v2'.BM26]+[$'Fuente-Dashboard-Departamentos-v2'.BR26]+[$'Fuente-Dashboard-Departamentos-v2'.BW26]+[$'Fuente-Dashboard-Departamentos-v2'.CB26]+[$'Fuente-Dashboard-Departamentos-v2'.CG26]+[$'Fuente-Dashboard-Departamentos-v2'.CL26]+[$'Fuente-Dashboard-Departamentos-v2'.CQ26]+[$'Fuente-Dashboard-Departamentos-v2'.CV26]+[$'Fuente-Dashboard-Departamentos-v2'.DA26]+[$'Fuente-Dashboard-Departamentos-v2'.DF26]+[$'Fuente-Dashboard-Departamentos-v2'.DK26]+[$'Fuente-Dashboard-Departamentos-v2'.DP26]+[$'Fuente-Dashboard-Departamentos-v2'.DU26]" office:value-type="float" office:value="1066" calcext:value-type="float">
            <text:p>1066</text:p>
          </table:table-cell>
          <table:table-cell table:formula="of:=[$'Fuente-Dashboard-Departamentos-v2'.F26]+[$'Fuente-Dashboard-Departamentos-v2'.K26]+[$'Fuente-Dashboard-Departamentos-v2'.P26]+[$'Fuente-Dashboard-Departamentos-v2'.U26]+[$'Fuente-Dashboard-Departamentos-v2'.Z26]+[$'Fuente-Dashboard-Departamentos-v2'.AE26]+[$'Fuente-Dashboard-Departamentos-v2'.AJ26]+[$'Fuente-Dashboard-Departamentos-v2'.AO26]+[$'Fuente-Dashboard-Departamentos-v2'.AT26]+[$'Fuente-Dashboard-Departamentos-v2'.AY26]+[$'Fuente-Dashboard-Departamentos-v2'.BD26]+[$'Fuente-Dashboard-Departamentos-v2'.BI26]+[$'Fuente-Dashboard-Departamentos-v2'.BN26]+[$'Fuente-Dashboard-Departamentos-v2'.BS26]+[$'Fuente-Dashboard-Departamentos-v2'.BX26]+[$'Fuente-Dashboard-Departamentos-v2'.CC26]+[$'Fuente-Dashboard-Departamentos-v2'.CH26]+[$'Fuente-Dashboard-Departamentos-v2'.CM26]+[$'Fuente-Dashboard-Departamentos-v2'.CR26]+[$'Fuente-Dashboard-Departamentos-v2'.CW26]+[$'Fuente-Dashboard-Departamentos-v2'.DB26]+[$'Fuente-Dashboard-Departamentos-v2'.DG26]+[$'Fuente-Dashboard-Departamentos-v2'.DL26]+[$'Fuente-Dashboard-Departamentos-v2'.DQ26]+[$'Fuente-Dashboard-Departamentos-v2'.DV26]" office:value-type="float" office:value="41" calcext:value-type="float">
            <text:p>41</text:p>
          </table:table-cell>
          <table:table-cell table:formula="of:=[.B26]=[$'Fuente-Dashboard-v2'.B26]" office:value-type="boolean" office:boolean-value="true" calcext:value-type="boolean">
            <text:p>VERDADERO</text:p>
          </table:table-cell>
          <table:table-cell table:formula="of:=[.C26]=[$'Fuente-Dashboard-v2'.C26]" office:value-type="boolean" office:boolean-value="true" calcext:value-type="boolean">
            <text:p>VERDADERO</text:p>
          </table:table-cell>
          <table:table-cell table:formula="of:=[.D26]=[$'Fuente-Dashboard-v2'.D26]" office:value-type="boolean" office:boolean-value="true" calcext:value-type="boolean">
            <text:p>VERDADERO</text:p>
          </table:table-cell>
          <table:table-cell table:formula="of:=[.E26]=[$'Fuente-Dashboard-v2'.E26]" office:value-type="boolean" office:boolean-value="true" calcext:value-type="boolean">
            <text:p>VERDADERO</text:p>
          </table:table-cell>
          <table:table-cell table:formula="of:=[.F26]=[$'Fuente-Dashboard-v2'.F26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31" calcext:value-type="date">
            <text:p>31/03/20</text:p>
          </table:table-cell>
          <table:table-cell table:formula="of:=[$'Fuente-Dashboard-Departamentos-v2'.B27]+[$'Fuente-Dashboard-Departamentos-v2'.G27]+[$'Fuente-Dashboard-Departamentos-v2'.L27]+[$'Fuente-Dashboard-Departamentos-v2'.Q27]+[$'Fuente-Dashboard-Departamentos-v2'.V27]+[$'Fuente-Dashboard-Departamentos-v2'.AA27]+[$'Fuente-Dashboard-Departamentos-v2'.AF27]+[$'Fuente-Dashboard-Departamentos-v2'.AK27]+[$'Fuente-Dashboard-Departamentos-v2'.AP27]+[$'Fuente-Dashboard-Departamentos-v2'.AU27]+[$'Fuente-Dashboard-Departamentos-v2'.AZ27]+[$'Fuente-Dashboard-Departamentos-v2'.BE27]+[$'Fuente-Dashboard-Departamentos-v2'.BJ27]+[$'Fuente-Dashboard-Departamentos-v2'.BO27]+[$'Fuente-Dashboard-Departamentos-v2'.BT27]+[$'Fuente-Dashboard-Departamentos-v2'.BY27]+[$'Fuente-Dashboard-Departamentos-v2'.CD27]+[$'Fuente-Dashboard-Departamentos-v2'.CI27]+[$'Fuente-Dashboard-Departamentos-v2'.CN27]+[$'Fuente-Dashboard-Departamentos-v2'.CS27]+[$'Fuente-Dashboard-Departamentos-v2'.CX27]+[$'Fuente-Dashboard-Departamentos-v2'.DC27]+[$'Fuente-Dashboard-Departamentos-v2'.DH27]+[$'Fuente-Dashboard-Departamentos-v2'.DM27]+[$'Fuente-Dashboard-Departamentos-v2'.DR27]" office:value-type="float" office:value="1320" calcext:value-type="float">
            <text:p>1320</text:p>
          </table:table-cell>
          <table:table-cell table:formula="of:=[$'Fuente-Dashboard-Departamentos-v2'.C27]+[$'Fuente-Dashboard-Departamentos-v2'.H27]+[$'Fuente-Dashboard-Departamentos-v2'.M27]+[$'Fuente-Dashboard-Departamentos-v2'.R27]+[$'Fuente-Dashboard-Departamentos-v2'.W27]+[$'Fuente-Dashboard-Departamentos-v2'.AB27]+[$'Fuente-Dashboard-Departamentos-v2'.AG27]+[$'Fuente-Dashboard-Departamentos-v2'.AL27]+[$'Fuente-Dashboard-Departamentos-v2'.AQ27]+[$'Fuente-Dashboard-Departamentos-v2'.AV27]+[$'Fuente-Dashboard-Departamentos-v2'.BA27]+[$'Fuente-Dashboard-Departamentos-v2'.BF27]+[$'Fuente-Dashboard-Departamentos-v2'.BK27]+[$'Fuente-Dashboard-Departamentos-v2'.BP27]+[$'Fuente-Dashboard-Departamentos-v2'.BU27]+[$'Fuente-Dashboard-Departamentos-v2'.BZ27]+[$'Fuente-Dashboard-Departamentos-v2'.CE27]+[$'Fuente-Dashboard-Departamentos-v2'.CJ27]+[$'Fuente-Dashboard-Departamentos-v2'.CO27]+[$'Fuente-Dashboard-Departamentos-v2'.CT27]+[$'Fuente-Dashboard-Departamentos-v2'.CY27]+[$'Fuente-Dashboard-Departamentos-v2'.DD27]+[$'Fuente-Dashboard-Departamentos-v2'.DI27]+[$'Fuente-Dashboard-Departamentos-v2'.DN27]+[$'Fuente-Dashboard-Departamentos-v2'.DS27]" office:value-type="float" office:value="0" calcext:value-type="float">
            <text:p>0</text:p>
          </table:table-cell>
          <table:table-cell table:formula="of:=[$'Fuente-Dashboard-Departamentos-v2'.D27]+[$'Fuente-Dashboard-Departamentos-v2'.I27]+[$'Fuente-Dashboard-Departamentos-v2'.N27]+[$'Fuente-Dashboard-Departamentos-v2'.S27]+[$'Fuente-Dashboard-Departamentos-v2'.X27]+[$'Fuente-Dashboard-Departamentos-v2'.AC27]+[$'Fuente-Dashboard-Departamentos-v2'.AH27]+[$'Fuente-Dashboard-Departamentos-v2'.AM27]+[$'Fuente-Dashboard-Departamentos-v2'.AR27]+[$'Fuente-Dashboard-Departamentos-v2'.AW27]+[$'Fuente-Dashboard-Departamentos-v2'.BB27]+[$'Fuente-Dashboard-Departamentos-v2'.BG27]+[$'Fuente-Dashboard-Departamentos-v2'.BL27]+[$'Fuente-Dashboard-Departamentos-v2'.BQ27]+[$'Fuente-Dashboard-Departamentos-v2'.BV27]+[$'Fuente-Dashboard-Departamentos-v2'.CA27]+[$'Fuente-Dashboard-Departamentos-v2'.CF27]+[$'Fuente-Dashboard-Departamentos-v2'.CK27]+[$'Fuente-Dashboard-Departamentos-v2'.CP27]+[$'Fuente-Dashboard-Departamentos-v2'.CU27]+[$'Fuente-Dashboard-Departamentos-v2'.CZ27]+[$'Fuente-Dashboard-Departamentos-v2'.DE27]+[$'Fuente-Dashboard-Departamentos-v2'.DJ27]+[$'Fuente-Dashboard-Departamentos-v2'.DO27]+[$'Fuente-Dashboard-Departamentos-v2'.DT27]" office:value-type="float" office:value="0" calcext:value-type="float">
            <text:p>0</text:p>
          </table:table-cell>
          <table:table-cell table:formula="of:=[$'Fuente-Dashboard-Departamentos-v2'.E27]+[$'Fuente-Dashboard-Departamentos-v2'.J27]+[$'Fuente-Dashboard-Departamentos-v2'.O27]+[$'Fuente-Dashboard-Departamentos-v2'.T27]+[$'Fuente-Dashboard-Departamentos-v2'.Y27]+[$'Fuente-Dashboard-Departamentos-v2'.AD27]+[$'Fuente-Dashboard-Departamentos-v2'.AI27]+[$'Fuente-Dashboard-Departamentos-v2'.AN27]+[$'Fuente-Dashboard-Departamentos-v2'.AS27]+[$'Fuente-Dashboard-Departamentos-v2'.AX27]+[$'Fuente-Dashboard-Departamentos-v2'.BC27]+[$'Fuente-Dashboard-Departamentos-v2'.BH27]+[$'Fuente-Dashboard-Departamentos-v2'.BM27]+[$'Fuente-Dashboard-Departamentos-v2'.BR27]+[$'Fuente-Dashboard-Departamentos-v2'.BW27]+[$'Fuente-Dashboard-Departamentos-v2'.CB27]+[$'Fuente-Dashboard-Departamentos-v2'.CG27]+[$'Fuente-Dashboard-Departamentos-v2'.CL27]+[$'Fuente-Dashboard-Departamentos-v2'.CQ27]+[$'Fuente-Dashboard-Departamentos-v2'.CV27]+[$'Fuente-Dashboard-Departamentos-v2'.DA27]+[$'Fuente-Dashboard-Departamentos-v2'.DF27]+[$'Fuente-Dashboard-Departamentos-v2'.DK27]+[$'Fuente-Dashboard-Departamentos-v2'.DP27]+[$'Fuente-Dashboard-Departamentos-v2'.DU27]" office:value-type="float" office:value="1320" calcext:value-type="float">
            <text:p>1320</text:p>
          </table:table-cell>
          <table:table-cell table:formula="of:=[$'Fuente-Dashboard-Departamentos-v2'.F27]+[$'Fuente-Dashboard-Departamentos-v2'.K27]+[$'Fuente-Dashboard-Departamentos-v2'.P27]+[$'Fuente-Dashboard-Departamentos-v2'.U27]+[$'Fuente-Dashboard-Departamentos-v2'.Z27]+[$'Fuente-Dashboard-Departamentos-v2'.AE27]+[$'Fuente-Dashboard-Departamentos-v2'.AJ27]+[$'Fuente-Dashboard-Departamentos-v2'.AO27]+[$'Fuente-Dashboard-Departamentos-v2'.AT27]+[$'Fuente-Dashboard-Departamentos-v2'.AY27]+[$'Fuente-Dashboard-Departamentos-v2'.BD27]+[$'Fuente-Dashboard-Departamentos-v2'.BI27]+[$'Fuente-Dashboard-Departamentos-v2'.BN27]+[$'Fuente-Dashboard-Departamentos-v2'.BS27]+[$'Fuente-Dashboard-Departamentos-v2'.BX27]+[$'Fuente-Dashboard-Departamentos-v2'.CC27]+[$'Fuente-Dashboard-Departamentos-v2'.CH27]+[$'Fuente-Dashboard-Departamentos-v2'.CM27]+[$'Fuente-Dashboard-Departamentos-v2'.CR27]+[$'Fuente-Dashboard-Departamentos-v2'.CW27]+[$'Fuente-Dashboard-Departamentos-v2'.DB27]+[$'Fuente-Dashboard-Departamentos-v2'.DG27]+[$'Fuente-Dashboard-Departamentos-v2'.DL27]+[$'Fuente-Dashboard-Departamentos-v2'.DQ27]+[$'Fuente-Dashboard-Departamentos-v2'.DV27]" office:value-type="float" office:value="58" calcext:value-type="float">
            <text:p>58</text:p>
          </table:table-cell>
          <table:table-cell table:formula="of:=[.B27]=[$'Fuente-Dashboard-v2'.B27]" office:value-type="boolean" office:boolean-value="true" calcext:value-type="boolean">
            <text:p>VERDADERO</text:p>
          </table:table-cell>
          <table:table-cell table:formula="of:=[.C27]=[$'Fuente-Dashboard-v2'.C27]" office:value-type="boolean" office:boolean-value="true" calcext:value-type="boolean">
            <text:p>VERDADERO</text:p>
          </table:table-cell>
          <table:table-cell table:formula="of:=[.D27]=[$'Fuente-Dashboard-v2'.D27]" office:value-type="boolean" office:boolean-value="true" calcext:value-type="boolean">
            <text:p>VERDADERO</text:p>
          </table:table-cell>
          <table:table-cell table:formula="of:=[.E27]=[$'Fuente-Dashboard-v2'.E27]" office:value-type="boolean" office:boolean-value="true" calcext:value-type="boolean">
            <text:p>VERDADERO</text:p>
          </table:table-cell>
          <table:table-cell table:formula="of:=[.F27]=[$'Fuente-Dashboard-v2'.F27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4-01" calcext:value-type="date">
            <text:p>01/04/20</text:p>
          </table:table-cell>
          <table:table-cell table:formula="of:=[$'Fuente-Dashboard-Departamentos-v2'.B28]+[$'Fuente-Dashboard-Departamentos-v2'.G28]+[$'Fuente-Dashboard-Departamentos-v2'.L28]+[$'Fuente-Dashboard-Departamentos-v2'.Q28]+[$'Fuente-Dashboard-Departamentos-v2'.V28]+[$'Fuente-Dashboard-Departamentos-v2'.AA28]+[$'Fuente-Dashboard-Departamentos-v2'.AF28]+[$'Fuente-Dashboard-Departamentos-v2'.AK28]+[$'Fuente-Dashboard-Departamentos-v2'.AP28]+[$'Fuente-Dashboard-Departamentos-v2'.AU28]+[$'Fuente-Dashboard-Departamentos-v2'.AZ28]+[$'Fuente-Dashboard-Departamentos-v2'.BE28]+[$'Fuente-Dashboard-Departamentos-v2'.BJ28]+[$'Fuente-Dashboard-Departamentos-v2'.BO28]+[$'Fuente-Dashboard-Departamentos-v2'.BT28]+[$'Fuente-Dashboard-Departamentos-v2'.BY28]+[$'Fuente-Dashboard-Departamentos-v2'.CD28]+[$'Fuente-Dashboard-Departamentos-v2'.CI28]+[$'Fuente-Dashboard-Departamentos-v2'.CN28]+[$'Fuente-Dashboard-Departamentos-v2'.CS28]+[$'Fuente-Dashboard-Departamentos-v2'.CX28]+[$'Fuente-Dashboard-Departamentos-v2'.DC28]+[$'Fuente-Dashboard-Departamentos-v2'.DH28]+[$'Fuente-Dashboard-Departamentos-v2'.DM28]+[$'Fuente-Dashboard-Departamentos-v2'.DR28]" office:value-type="float" office:value="1415" calcext:value-type="float">
            <text:p>1415</text:p>
          </table:table-cell>
          <table:table-cell table:formula="of:=[$'Fuente-Dashboard-Departamentos-v2'.C28]+[$'Fuente-Dashboard-Departamentos-v2'.H28]+[$'Fuente-Dashboard-Departamentos-v2'.M28]+[$'Fuente-Dashboard-Departamentos-v2'.R28]+[$'Fuente-Dashboard-Departamentos-v2'.W28]+[$'Fuente-Dashboard-Departamentos-v2'.AB28]+[$'Fuente-Dashboard-Departamentos-v2'.AG28]+[$'Fuente-Dashboard-Departamentos-v2'.AL28]+[$'Fuente-Dashboard-Departamentos-v2'.AQ28]+[$'Fuente-Dashboard-Departamentos-v2'.AV28]+[$'Fuente-Dashboard-Departamentos-v2'.BA28]+[$'Fuente-Dashboard-Departamentos-v2'.BF28]+[$'Fuente-Dashboard-Departamentos-v2'.BK28]+[$'Fuente-Dashboard-Departamentos-v2'.BP28]+[$'Fuente-Dashboard-Departamentos-v2'.BU28]+[$'Fuente-Dashboard-Departamentos-v2'.BZ28]+[$'Fuente-Dashboard-Departamentos-v2'.CE28]+[$'Fuente-Dashboard-Departamentos-v2'.CJ28]+[$'Fuente-Dashboard-Departamentos-v2'.CO28]+[$'Fuente-Dashboard-Departamentos-v2'.CT28]+[$'Fuente-Dashboard-Departamentos-v2'.CY28]+[$'Fuente-Dashboard-Departamentos-v2'.DD28]+[$'Fuente-Dashboard-Departamentos-v2'.DI28]+[$'Fuente-Dashboard-Departamentos-v2'.DN28]+[$'Fuente-Dashboard-Departamentos-v2'.DS28]" office:value-type="float" office:value="0" calcext:value-type="float">
            <text:p>0</text:p>
          </table:table-cell>
          <table:table-cell table:formula="of:=[$'Fuente-Dashboard-Departamentos-v2'.D28]+[$'Fuente-Dashboard-Departamentos-v2'.I28]+[$'Fuente-Dashboard-Departamentos-v2'.N28]+[$'Fuente-Dashboard-Departamentos-v2'.S28]+[$'Fuente-Dashboard-Departamentos-v2'.X28]+[$'Fuente-Dashboard-Departamentos-v2'.AC28]+[$'Fuente-Dashboard-Departamentos-v2'.AH28]+[$'Fuente-Dashboard-Departamentos-v2'.AM28]+[$'Fuente-Dashboard-Departamentos-v2'.AR28]+[$'Fuente-Dashboard-Departamentos-v2'.AW28]+[$'Fuente-Dashboard-Departamentos-v2'.BB28]+[$'Fuente-Dashboard-Departamentos-v2'.BG28]+[$'Fuente-Dashboard-Departamentos-v2'.BL28]+[$'Fuente-Dashboard-Departamentos-v2'.BQ28]+[$'Fuente-Dashboard-Departamentos-v2'.BV28]+[$'Fuente-Dashboard-Departamentos-v2'.CA28]+[$'Fuente-Dashboard-Departamentos-v2'.CF28]+[$'Fuente-Dashboard-Departamentos-v2'.CK28]+[$'Fuente-Dashboard-Departamentos-v2'.CP28]+[$'Fuente-Dashboard-Departamentos-v2'.CU28]+[$'Fuente-Dashboard-Departamentos-v2'.CZ28]+[$'Fuente-Dashboard-Departamentos-v2'.DE28]+[$'Fuente-Dashboard-Departamentos-v2'.DJ28]+[$'Fuente-Dashboard-Departamentos-v2'.DO28]+[$'Fuente-Dashboard-Departamentos-v2'.DT28]" office:value-type="float" office:value="0" calcext:value-type="float">
            <text:p>0</text:p>
          </table:table-cell>
          <table:table-cell table:formula="of:=[$'Fuente-Dashboard-Departamentos-v2'.E28]+[$'Fuente-Dashboard-Departamentos-v2'.J28]+[$'Fuente-Dashboard-Departamentos-v2'.O28]+[$'Fuente-Dashboard-Departamentos-v2'.T28]+[$'Fuente-Dashboard-Departamentos-v2'.Y28]+[$'Fuente-Dashboard-Departamentos-v2'.AD28]+[$'Fuente-Dashboard-Departamentos-v2'.AI28]+[$'Fuente-Dashboard-Departamentos-v2'.AN28]+[$'Fuente-Dashboard-Departamentos-v2'.AS28]+[$'Fuente-Dashboard-Departamentos-v2'.AX28]+[$'Fuente-Dashboard-Departamentos-v2'.BC28]+[$'Fuente-Dashboard-Departamentos-v2'.BH28]+[$'Fuente-Dashboard-Departamentos-v2'.BM28]+[$'Fuente-Dashboard-Departamentos-v2'.BR28]+[$'Fuente-Dashboard-Departamentos-v2'.BW28]+[$'Fuente-Dashboard-Departamentos-v2'.CB28]+[$'Fuente-Dashboard-Departamentos-v2'.CG28]+[$'Fuente-Dashboard-Departamentos-v2'.CL28]+[$'Fuente-Dashboard-Departamentos-v2'.CQ28]+[$'Fuente-Dashboard-Departamentos-v2'.CV28]+[$'Fuente-Dashboard-Departamentos-v2'.DA28]+[$'Fuente-Dashboard-Departamentos-v2'.DF28]+[$'Fuente-Dashboard-Departamentos-v2'.DK28]+[$'Fuente-Dashboard-Departamentos-v2'.DP28]+[$'Fuente-Dashboard-Departamentos-v2'.DU28]" office:value-type="float" office:value="1415" calcext:value-type="float">
            <text:p>1415</text:p>
          </table:table-cell>
          <table:table-cell table:formula="of:=[$'Fuente-Dashboard-Departamentos-v2'.F28]+[$'Fuente-Dashboard-Departamentos-v2'.K28]+[$'Fuente-Dashboard-Departamentos-v2'.P28]+[$'Fuente-Dashboard-Departamentos-v2'.U28]+[$'Fuente-Dashboard-Departamentos-v2'.Z28]+[$'Fuente-Dashboard-Departamentos-v2'.AE28]+[$'Fuente-Dashboard-Departamentos-v2'.AJ28]+[$'Fuente-Dashboard-Departamentos-v2'.AO28]+[$'Fuente-Dashboard-Departamentos-v2'.AT28]+[$'Fuente-Dashboard-Departamentos-v2'.AY28]+[$'Fuente-Dashboard-Departamentos-v2'.BD28]+[$'Fuente-Dashboard-Departamentos-v2'.BI28]+[$'Fuente-Dashboard-Departamentos-v2'.BN28]+[$'Fuente-Dashboard-Departamentos-v2'.BS28]+[$'Fuente-Dashboard-Departamentos-v2'.BX28]+[$'Fuente-Dashboard-Departamentos-v2'.CC28]+[$'Fuente-Dashboard-Departamentos-v2'.CH28]+[$'Fuente-Dashboard-Departamentos-v2'.CM28]+[$'Fuente-Dashboard-Departamentos-v2'.CR28]+[$'Fuente-Dashboard-Departamentos-v2'.CW28]+[$'Fuente-Dashboard-Departamentos-v2'.DB28]+[$'Fuente-Dashboard-Departamentos-v2'.DG28]+[$'Fuente-Dashboard-Departamentos-v2'.DL28]+[$'Fuente-Dashboard-Departamentos-v2'.DQ28]+[$'Fuente-Dashboard-Departamentos-v2'.DV28]" office:value-type="float" office:value="65" calcext:value-type="float">
            <text:p>65</text:p>
          </table:table-cell>
          <table:table-cell table:formula="of:=[.B28]=[$'Fuente-Dashboard-v2'.B28]" office:value-type="boolean" office:boolean-value="true" calcext:value-type="boolean">
            <text:p>VERDADERO</text:p>
          </table:table-cell>
          <table:table-cell table:formula="of:=[.C28]=[$'Fuente-Dashboard-v2'.C28]" office:value-type="boolean" office:boolean-value="true" calcext:value-type="boolean">
            <text:p>VERDADERO</text:p>
          </table:table-cell>
          <table:table-cell table:formula="of:=[.D28]=[$'Fuente-Dashboard-v2'.D28]" office:value-type="boolean" office:boolean-value="true" calcext:value-type="boolean">
            <text:p>VERDADERO</text:p>
          </table:table-cell>
          <table:table-cell table:formula="of:=[.E28]=[$'Fuente-Dashboard-v2'.E28]" office:value-type="boolean" office:boolean-value="true" calcext:value-type="boolean">
            <text:p>VERDADERO</text:p>
          </table:table-cell>
          <table:table-cell table:formula="of:=[.F28]=[$'Fuente-Dashboard-v2'.F28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4-02" calcext:value-type="date">
            <text:p>02/04/20</text:p>
          </table:table-cell>
          <table:table-cell table:formula="of:=[$'Fuente-Dashboard-Departamentos-v2'.B29]+[$'Fuente-Dashboard-Departamentos-v2'.G29]+[$'Fuente-Dashboard-Departamentos-v2'.L29]+[$'Fuente-Dashboard-Departamentos-v2'.Q29]+[$'Fuente-Dashboard-Departamentos-v2'.V29]+[$'Fuente-Dashboard-Departamentos-v2'.AA29]+[$'Fuente-Dashboard-Departamentos-v2'.AF29]+[$'Fuente-Dashboard-Departamentos-v2'.AK29]+[$'Fuente-Dashboard-Departamentos-v2'.AP29]+[$'Fuente-Dashboard-Departamentos-v2'.AU29]+[$'Fuente-Dashboard-Departamentos-v2'.AZ29]+[$'Fuente-Dashboard-Departamentos-v2'.BE29]+[$'Fuente-Dashboard-Departamentos-v2'.BJ29]+[$'Fuente-Dashboard-Departamentos-v2'.BO29]+[$'Fuente-Dashboard-Departamentos-v2'.BT29]+[$'Fuente-Dashboard-Departamentos-v2'.BY29]+[$'Fuente-Dashboard-Departamentos-v2'.CD29]+[$'Fuente-Dashboard-Departamentos-v2'.CI29]+[$'Fuente-Dashboard-Departamentos-v2'.CN29]+[$'Fuente-Dashboard-Departamentos-v2'.CS29]+[$'Fuente-Dashboard-Departamentos-v2'.CX29]+[$'Fuente-Dashboard-Departamentos-v2'.DC29]+[$'Fuente-Dashboard-Departamentos-v2'.DH29]+[$'Fuente-Dashboard-Departamentos-v2'.DM29]+[$'Fuente-Dashboard-Departamentos-v2'.DR29]" office:value-type="float" office:value="1595" calcext:value-type="float">
            <text:p>1595</text:p>
          </table:table-cell>
          <table:table-cell table:formula="of:=[$'Fuente-Dashboard-Departamentos-v2'.C29]+[$'Fuente-Dashboard-Departamentos-v2'.H29]+[$'Fuente-Dashboard-Departamentos-v2'.M29]+[$'Fuente-Dashboard-Departamentos-v2'.R29]+[$'Fuente-Dashboard-Departamentos-v2'.W29]+[$'Fuente-Dashboard-Departamentos-v2'.AB29]+[$'Fuente-Dashboard-Departamentos-v2'.AG29]+[$'Fuente-Dashboard-Departamentos-v2'.AL29]+[$'Fuente-Dashboard-Departamentos-v2'.AQ29]+[$'Fuente-Dashboard-Departamentos-v2'.AV29]+[$'Fuente-Dashboard-Departamentos-v2'.BA29]+[$'Fuente-Dashboard-Departamentos-v2'.BF29]+[$'Fuente-Dashboard-Departamentos-v2'.BK29]+[$'Fuente-Dashboard-Departamentos-v2'.BP29]+[$'Fuente-Dashboard-Departamentos-v2'.BU29]+[$'Fuente-Dashboard-Departamentos-v2'.BZ29]+[$'Fuente-Dashboard-Departamentos-v2'.CE29]+[$'Fuente-Dashboard-Departamentos-v2'.CJ29]+[$'Fuente-Dashboard-Departamentos-v2'.CO29]+[$'Fuente-Dashboard-Departamentos-v2'.CT29]+[$'Fuente-Dashboard-Departamentos-v2'.CY29]+[$'Fuente-Dashboard-Departamentos-v2'.DD29]+[$'Fuente-Dashboard-Departamentos-v2'.DI29]+[$'Fuente-Dashboard-Departamentos-v2'.DN29]+[$'Fuente-Dashboard-Departamentos-v2'.DS29]" office:value-type="float" office:value="0" calcext:value-type="float">
            <text:p>0</text:p>
          </table:table-cell>
          <table:table-cell table:formula="of:=[$'Fuente-Dashboard-Departamentos-v2'.D29]+[$'Fuente-Dashboard-Departamentos-v2'.I29]+[$'Fuente-Dashboard-Departamentos-v2'.N29]+[$'Fuente-Dashboard-Departamentos-v2'.S29]+[$'Fuente-Dashboard-Departamentos-v2'.X29]+[$'Fuente-Dashboard-Departamentos-v2'.AC29]+[$'Fuente-Dashboard-Departamentos-v2'.AH29]+[$'Fuente-Dashboard-Departamentos-v2'.AM29]+[$'Fuente-Dashboard-Departamentos-v2'.AR29]+[$'Fuente-Dashboard-Departamentos-v2'.AW29]+[$'Fuente-Dashboard-Departamentos-v2'.BB29]+[$'Fuente-Dashboard-Departamentos-v2'.BG29]+[$'Fuente-Dashboard-Departamentos-v2'.BL29]+[$'Fuente-Dashboard-Departamentos-v2'.BQ29]+[$'Fuente-Dashboard-Departamentos-v2'.BV29]+[$'Fuente-Dashboard-Departamentos-v2'.CA29]+[$'Fuente-Dashboard-Departamentos-v2'.CF29]+[$'Fuente-Dashboard-Departamentos-v2'.CK29]+[$'Fuente-Dashboard-Departamentos-v2'.CP29]+[$'Fuente-Dashboard-Departamentos-v2'.CU29]+[$'Fuente-Dashboard-Departamentos-v2'.CZ29]+[$'Fuente-Dashboard-Departamentos-v2'.DE29]+[$'Fuente-Dashboard-Departamentos-v2'.DJ29]+[$'Fuente-Dashboard-Departamentos-v2'.DO29]+[$'Fuente-Dashboard-Departamentos-v2'.DT29]" office:value-type="float" office:value="0" calcext:value-type="float">
            <text:p>0</text:p>
          </table:table-cell>
          <table:table-cell table:formula="of:=[$'Fuente-Dashboard-Departamentos-v2'.E29]+[$'Fuente-Dashboard-Departamentos-v2'.J29]+[$'Fuente-Dashboard-Departamentos-v2'.O29]+[$'Fuente-Dashboard-Departamentos-v2'.T29]+[$'Fuente-Dashboard-Departamentos-v2'.Y29]+[$'Fuente-Dashboard-Departamentos-v2'.AD29]+[$'Fuente-Dashboard-Departamentos-v2'.AI29]+[$'Fuente-Dashboard-Departamentos-v2'.AN29]+[$'Fuente-Dashboard-Departamentos-v2'.AS29]+[$'Fuente-Dashboard-Departamentos-v2'.AX29]+[$'Fuente-Dashboard-Departamentos-v2'.BC29]+[$'Fuente-Dashboard-Departamentos-v2'.BH29]+[$'Fuente-Dashboard-Departamentos-v2'.BM29]+[$'Fuente-Dashboard-Departamentos-v2'.BR29]+[$'Fuente-Dashboard-Departamentos-v2'.BW29]+[$'Fuente-Dashboard-Departamentos-v2'.CB29]+[$'Fuente-Dashboard-Departamentos-v2'.CG29]+[$'Fuente-Dashboard-Departamentos-v2'.CL29]+[$'Fuente-Dashboard-Departamentos-v2'.CQ29]+[$'Fuente-Dashboard-Departamentos-v2'.CV29]+[$'Fuente-Dashboard-Departamentos-v2'.DA29]+[$'Fuente-Dashboard-Departamentos-v2'.DF29]+[$'Fuente-Dashboard-Departamentos-v2'.DK29]+[$'Fuente-Dashboard-Departamentos-v2'.DP29]+[$'Fuente-Dashboard-Departamentos-v2'.DU29]" office:value-type="float" office:value="1595" calcext:value-type="float">
            <text:p>1595</text:p>
          </table:table-cell>
          <table:table-cell table:formula="of:=[$'Fuente-Dashboard-Departamentos-v2'.F29]+[$'Fuente-Dashboard-Departamentos-v2'.K29]+[$'Fuente-Dashboard-Departamentos-v2'.P29]+[$'Fuente-Dashboard-Departamentos-v2'.U29]+[$'Fuente-Dashboard-Departamentos-v2'.Z29]+[$'Fuente-Dashboard-Departamentos-v2'.AE29]+[$'Fuente-Dashboard-Departamentos-v2'.AJ29]+[$'Fuente-Dashboard-Departamentos-v2'.AO29]+[$'Fuente-Dashboard-Departamentos-v2'.AT29]+[$'Fuente-Dashboard-Departamentos-v2'.AY29]+[$'Fuente-Dashboard-Departamentos-v2'.BD29]+[$'Fuente-Dashboard-Departamentos-v2'.BI29]+[$'Fuente-Dashboard-Departamentos-v2'.BN29]+[$'Fuente-Dashboard-Departamentos-v2'.BS29]+[$'Fuente-Dashboard-Departamentos-v2'.BX29]+[$'Fuente-Dashboard-Departamentos-v2'.CC29]+[$'Fuente-Dashboard-Departamentos-v2'.CH29]+[$'Fuente-Dashboard-Departamentos-v2'.CM29]+[$'Fuente-Dashboard-Departamentos-v2'.CR29]+[$'Fuente-Dashboard-Departamentos-v2'.CW29]+[$'Fuente-Dashboard-Departamentos-v2'.DB29]+[$'Fuente-Dashboard-Departamentos-v2'.DG29]+[$'Fuente-Dashboard-Departamentos-v2'.DL29]+[$'Fuente-Dashboard-Departamentos-v2'.DQ29]+[$'Fuente-Dashboard-Departamentos-v2'.DV29]" office:value-type="float" office:value="74" calcext:value-type="float">
            <text:p>74</text:p>
          </table:table-cell>
          <table:table-cell table:formula="of:=[.B29]=[$'Fuente-Dashboard-v2'.B29]" office:value-type="boolean" office:boolean-value="true" calcext:value-type="boolean">
            <text:p>VERDADERO</text:p>
          </table:table-cell>
          <table:table-cell table:formula="of:=[.C29]=[$'Fuente-Dashboard-v2'.C29]" office:value-type="boolean" office:boolean-value="true" calcext:value-type="boolean">
            <text:p>VERDADERO</text:p>
          </table:table-cell>
          <table:table-cell table:formula="of:=[.D29]=[$'Fuente-Dashboard-v2'.D29]" office:value-type="boolean" office:boolean-value="true" calcext:value-type="boolean">
            <text:p>VERDADERO</text:p>
          </table:table-cell>
          <table:table-cell table:formula="of:=[.E29]=[$'Fuente-Dashboard-v2'.E29]" office:value-type="boolean" office:boolean-value="true" calcext:value-type="boolean">
            <text:p>VERDADERO</text:p>
          </table:table-cell>
          <table:table-cell table:formula="of:=[.F29]=[$'Fuente-Dashboard-v2'.F29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4-03" calcext:value-type="date">
            <text:p>03/04/20</text:p>
          </table:table-cell>
          <table:table-cell table:formula="of:=[$'Fuente-Dashboard-Departamentos-v2'.B30]+[$'Fuente-Dashboard-Departamentos-v2'.G30]+[$'Fuente-Dashboard-Departamentos-v2'.L30]+[$'Fuente-Dashboard-Departamentos-v2'.Q30]+[$'Fuente-Dashboard-Departamentos-v2'.V30]+[$'Fuente-Dashboard-Departamentos-v2'.AA30]+[$'Fuente-Dashboard-Departamentos-v2'.AF30]+[$'Fuente-Dashboard-Departamentos-v2'.AK30]+[$'Fuente-Dashboard-Departamentos-v2'.AP30]+[$'Fuente-Dashboard-Departamentos-v2'.AU30]+[$'Fuente-Dashboard-Departamentos-v2'.AZ30]+[$'Fuente-Dashboard-Departamentos-v2'.BE30]+[$'Fuente-Dashboard-Departamentos-v2'.BJ30]+[$'Fuente-Dashboard-Departamentos-v2'.BO30]+[$'Fuente-Dashboard-Departamentos-v2'.BT30]+[$'Fuente-Dashboard-Departamentos-v2'.BY30]+[$'Fuente-Dashboard-Departamentos-v2'.CD30]+[$'Fuente-Dashboard-Departamentos-v2'.CI30]+[$'Fuente-Dashboard-Departamentos-v2'.CN30]+[$'Fuente-Dashboard-Departamentos-v2'.CS30]+[$'Fuente-Dashboard-Departamentos-v2'.CX30]+[$'Fuente-Dashboard-Departamentos-v2'.DC30]+[$'Fuente-Dashboard-Departamentos-v2'.DH30]+[$'Fuente-Dashboard-Departamentos-v2'.DM30]+[$'Fuente-Dashboard-Departamentos-v2'.DR30]" office:value-type="float" office:value="1764" calcext:value-type="float">
            <text:p>1764</text:p>
          </table:table-cell>
          <table:table-cell table:formula="of:=[$'Fuente-Dashboard-Departamentos-v2'.C30]+[$'Fuente-Dashboard-Departamentos-v2'.H30]+[$'Fuente-Dashboard-Departamentos-v2'.M30]+[$'Fuente-Dashboard-Departamentos-v2'.R30]+[$'Fuente-Dashboard-Departamentos-v2'.W30]+[$'Fuente-Dashboard-Departamentos-v2'.AB30]+[$'Fuente-Dashboard-Departamentos-v2'.AG30]+[$'Fuente-Dashboard-Departamentos-v2'.AL30]+[$'Fuente-Dashboard-Departamentos-v2'.AQ30]+[$'Fuente-Dashboard-Departamentos-v2'.AV30]+[$'Fuente-Dashboard-Departamentos-v2'.BA30]+[$'Fuente-Dashboard-Departamentos-v2'.BF30]+[$'Fuente-Dashboard-Departamentos-v2'.BK30]+[$'Fuente-Dashboard-Departamentos-v2'.BP30]+[$'Fuente-Dashboard-Departamentos-v2'.BU30]+[$'Fuente-Dashboard-Departamentos-v2'.BZ30]+[$'Fuente-Dashboard-Departamentos-v2'.CE30]+[$'Fuente-Dashboard-Departamentos-v2'.CJ30]+[$'Fuente-Dashboard-Departamentos-v2'.CO30]+[$'Fuente-Dashboard-Departamentos-v2'.CT30]+[$'Fuente-Dashboard-Departamentos-v2'.CY30]+[$'Fuente-Dashboard-Departamentos-v2'.DD30]+[$'Fuente-Dashboard-Departamentos-v2'.DI30]+[$'Fuente-Dashboard-Departamentos-v2'.DN30]+[$'Fuente-Dashboard-Departamentos-v2'.DS30]" office:value-type="float" office:value="0" calcext:value-type="float">
            <text:p>0</text:p>
          </table:table-cell>
          <table:table-cell table:formula="of:=[$'Fuente-Dashboard-Departamentos-v2'.D30]+[$'Fuente-Dashboard-Departamentos-v2'.I30]+[$'Fuente-Dashboard-Departamentos-v2'.N30]+[$'Fuente-Dashboard-Departamentos-v2'.S30]+[$'Fuente-Dashboard-Departamentos-v2'.X30]+[$'Fuente-Dashboard-Departamentos-v2'.AC30]+[$'Fuente-Dashboard-Departamentos-v2'.AH30]+[$'Fuente-Dashboard-Departamentos-v2'.AM30]+[$'Fuente-Dashboard-Departamentos-v2'.AR30]+[$'Fuente-Dashboard-Departamentos-v2'.AW30]+[$'Fuente-Dashboard-Departamentos-v2'.BB30]+[$'Fuente-Dashboard-Departamentos-v2'.BG30]+[$'Fuente-Dashboard-Departamentos-v2'.BL30]+[$'Fuente-Dashboard-Departamentos-v2'.BQ30]+[$'Fuente-Dashboard-Departamentos-v2'.BV30]+[$'Fuente-Dashboard-Departamentos-v2'.CA30]+[$'Fuente-Dashboard-Departamentos-v2'.CF30]+[$'Fuente-Dashboard-Departamentos-v2'.CK30]+[$'Fuente-Dashboard-Departamentos-v2'.CP30]+[$'Fuente-Dashboard-Departamentos-v2'.CU30]+[$'Fuente-Dashboard-Departamentos-v2'.CZ30]+[$'Fuente-Dashboard-Departamentos-v2'.DE30]+[$'Fuente-Dashboard-Departamentos-v2'.DJ30]+[$'Fuente-Dashboard-Departamentos-v2'.DO30]+[$'Fuente-Dashboard-Departamentos-v2'.DT30]" office:value-type="float" office:value="0" calcext:value-type="float">
            <text:p>0</text:p>
          </table:table-cell>
          <table:table-cell table:formula="of:=[$'Fuente-Dashboard-Departamentos-v2'.E30]+[$'Fuente-Dashboard-Departamentos-v2'.J30]+[$'Fuente-Dashboard-Departamentos-v2'.O30]+[$'Fuente-Dashboard-Departamentos-v2'.T30]+[$'Fuente-Dashboard-Departamentos-v2'.Y30]+[$'Fuente-Dashboard-Departamentos-v2'.AD30]+[$'Fuente-Dashboard-Departamentos-v2'.AI30]+[$'Fuente-Dashboard-Departamentos-v2'.AN30]+[$'Fuente-Dashboard-Departamentos-v2'.AS30]+[$'Fuente-Dashboard-Departamentos-v2'.AX30]+[$'Fuente-Dashboard-Departamentos-v2'.BC30]+[$'Fuente-Dashboard-Departamentos-v2'.BH30]+[$'Fuente-Dashboard-Departamentos-v2'.BM30]+[$'Fuente-Dashboard-Departamentos-v2'.BR30]+[$'Fuente-Dashboard-Departamentos-v2'.BW30]+[$'Fuente-Dashboard-Departamentos-v2'.CB30]+[$'Fuente-Dashboard-Departamentos-v2'.CG30]+[$'Fuente-Dashboard-Departamentos-v2'.CL30]+[$'Fuente-Dashboard-Departamentos-v2'.CQ30]+[$'Fuente-Dashboard-Departamentos-v2'.CV30]+[$'Fuente-Dashboard-Departamentos-v2'.DA30]+[$'Fuente-Dashboard-Departamentos-v2'.DF30]+[$'Fuente-Dashboard-Departamentos-v2'.DK30]+[$'Fuente-Dashboard-Departamentos-v2'.DP30]+[$'Fuente-Dashboard-Departamentos-v2'.DU30]" office:value-type="float" office:value="1764" calcext:value-type="float">
            <text:p>1764</text:p>
          </table:table-cell>
          <table:table-cell table:formula="of:=[$'Fuente-Dashboard-Departamentos-v2'.F30]+[$'Fuente-Dashboard-Departamentos-v2'.K30]+[$'Fuente-Dashboard-Departamentos-v2'.P30]+[$'Fuente-Dashboard-Departamentos-v2'.U30]+[$'Fuente-Dashboard-Departamentos-v2'.Z30]+[$'Fuente-Dashboard-Departamentos-v2'.AE30]+[$'Fuente-Dashboard-Departamentos-v2'.AJ30]+[$'Fuente-Dashboard-Departamentos-v2'.AO30]+[$'Fuente-Dashboard-Departamentos-v2'.AT30]+[$'Fuente-Dashboard-Departamentos-v2'.AY30]+[$'Fuente-Dashboard-Departamentos-v2'.BD30]+[$'Fuente-Dashboard-Departamentos-v2'.BI30]+[$'Fuente-Dashboard-Departamentos-v2'.BN30]+[$'Fuente-Dashboard-Departamentos-v2'.BS30]+[$'Fuente-Dashboard-Departamentos-v2'.BX30]+[$'Fuente-Dashboard-Departamentos-v2'.CC30]+[$'Fuente-Dashboard-Departamentos-v2'.CH30]+[$'Fuente-Dashboard-Departamentos-v2'.CM30]+[$'Fuente-Dashboard-Departamentos-v2'.CR30]+[$'Fuente-Dashboard-Departamentos-v2'.CW30]+[$'Fuente-Dashboard-Departamentos-v2'.DB30]+[$'Fuente-Dashboard-Departamentos-v2'.DG30]+[$'Fuente-Dashboard-Departamentos-v2'.DL30]+[$'Fuente-Dashboard-Departamentos-v2'.DQ30]+[$'Fuente-Dashboard-Departamentos-v2'.DV30]" office:value-type="float" office:value="83" calcext:value-type="float">
            <text:p>83</text:p>
          </table:table-cell>
          <table:table-cell table:formula="of:=[.B30]=[$'Fuente-Dashboard-v2'.B30]" office:value-type="boolean" office:boolean-value="true" calcext:value-type="boolean">
            <text:p>VERDADERO</text:p>
          </table:table-cell>
          <table:table-cell table:formula="of:=[.C30]=[$'Fuente-Dashboard-v2'.C30]" office:value-type="boolean" office:boolean-value="true" calcext:value-type="boolean">
            <text:p>VERDADERO</text:p>
          </table:table-cell>
          <table:table-cell table:formula="of:=[.D30]=[$'Fuente-Dashboard-v2'.D30]" office:value-type="boolean" office:boolean-value="true" calcext:value-type="boolean">
            <text:p>VERDADERO</text:p>
          </table:table-cell>
          <table:table-cell table:formula="of:=[.E30]=[$'Fuente-Dashboard-v2'.E30]" office:value-type="boolean" office:boolean-value="true" calcext:value-type="boolean">
            <text:p>VERDADERO</text:p>
          </table:table-cell>
          <table:table-cell table:formula="of:=[.F30]=[$'Fuente-Dashboard-v2'.F30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4-04" calcext:value-type="date">
            <text:p>04/04/20</text:p>
          </table:table-cell>
          <table:table-cell table:formula="of:=[$'Fuente-Dashboard-Departamentos-v2'.B31]+[$'Fuente-Dashboard-Departamentos-v2'.G31]+[$'Fuente-Dashboard-Departamentos-v2'.L31]+[$'Fuente-Dashboard-Departamentos-v2'.Q31]+[$'Fuente-Dashboard-Departamentos-v2'.V31]+[$'Fuente-Dashboard-Departamentos-v2'.AA31]+[$'Fuente-Dashboard-Departamentos-v2'.AF31]+[$'Fuente-Dashboard-Departamentos-v2'.AK31]+[$'Fuente-Dashboard-Departamentos-v2'.AP31]+[$'Fuente-Dashboard-Departamentos-v2'.AU31]+[$'Fuente-Dashboard-Departamentos-v2'.AZ31]+[$'Fuente-Dashboard-Departamentos-v2'.BE31]+[$'Fuente-Dashboard-Departamentos-v2'.BJ31]+[$'Fuente-Dashboard-Departamentos-v2'.BO31]+[$'Fuente-Dashboard-Departamentos-v2'.BT31]+[$'Fuente-Dashboard-Departamentos-v2'.BY31]+[$'Fuente-Dashboard-Departamentos-v2'.CD31]+[$'Fuente-Dashboard-Departamentos-v2'.CI31]+[$'Fuente-Dashboard-Departamentos-v2'.CN31]+[$'Fuente-Dashboard-Departamentos-v2'.CS31]+[$'Fuente-Dashboard-Departamentos-v2'.CX31]+[$'Fuente-Dashboard-Departamentos-v2'.DC31]+[$'Fuente-Dashboard-Departamentos-v2'.DH31]+[$'Fuente-Dashboard-Departamentos-v2'.DM31]+[$'Fuente-Dashboard-Departamentos-v2'.DR31]" office:value-type="float" office:value="2289" calcext:value-type="float">
            <text:p>2289</text:p>
          </table:table-cell>
          <table:table-cell table:formula="of:=[$'Fuente-Dashboard-Departamentos-v2'.C31]+[$'Fuente-Dashboard-Departamentos-v2'.H31]+[$'Fuente-Dashboard-Departamentos-v2'.M31]+[$'Fuente-Dashboard-Departamentos-v2'.R31]+[$'Fuente-Dashboard-Departamentos-v2'.W31]+[$'Fuente-Dashboard-Departamentos-v2'.AB31]+[$'Fuente-Dashboard-Departamentos-v2'.AG31]+[$'Fuente-Dashboard-Departamentos-v2'.AL31]+[$'Fuente-Dashboard-Departamentos-v2'.AQ31]+[$'Fuente-Dashboard-Departamentos-v2'.AV31]+[$'Fuente-Dashboard-Departamentos-v2'.BA31]+[$'Fuente-Dashboard-Departamentos-v2'.BF31]+[$'Fuente-Dashboard-Departamentos-v2'.BK31]+[$'Fuente-Dashboard-Departamentos-v2'.BP31]+[$'Fuente-Dashboard-Departamentos-v2'.BU31]+[$'Fuente-Dashboard-Departamentos-v2'.BZ31]+[$'Fuente-Dashboard-Departamentos-v2'.CE31]+[$'Fuente-Dashboard-Departamentos-v2'.CJ31]+[$'Fuente-Dashboard-Departamentos-v2'.CO31]+[$'Fuente-Dashboard-Departamentos-v2'.CT31]+[$'Fuente-Dashboard-Departamentos-v2'.CY31]+[$'Fuente-Dashboard-Departamentos-v2'.DD31]+[$'Fuente-Dashboard-Departamentos-v2'.DI31]+[$'Fuente-Dashboard-Departamentos-v2'.DN31]+[$'Fuente-Dashboard-Departamentos-v2'.DS31]" office:value-type="float" office:value="0" calcext:value-type="float">
            <text:p>0</text:p>
          </table:table-cell>
          <table:table-cell table:formula="of:=[$'Fuente-Dashboard-Departamentos-v2'.D31]+[$'Fuente-Dashboard-Departamentos-v2'.I31]+[$'Fuente-Dashboard-Departamentos-v2'.N31]+[$'Fuente-Dashboard-Departamentos-v2'.S31]+[$'Fuente-Dashboard-Departamentos-v2'.X31]+[$'Fuente-Dashboard-Departamentos-v2'.AC31]+[$'Fuente-Dashboard-Departamentos-v2'.AH31]+[$'Fuente-Dashboard-Departamentos-v2'.AM31]+[$'Fuente-Dashboard-Departamentos-v2'.AR31]+[$'Fuente-Dashboard-Departamentos-v2'.AW31]+[$'Fuente-Dashboard-Departamentos-v2'.BB31]+[$'Fuente-Dashboard-Departamentos-v2'.BG31]+[$'Fuente-Dashboard-Departamentos-v2'.BL31]+[$'Fuente-Dashboard-Departamentos-v2'.BQ31]+[$'Fuente-Dashboard-Departamentos-v2'.BV31]+[$'Fuente-Dashboard-Departamentos-v2'.CA31]+[$'Fuente-Dashboard-Departamentos-v2'.CF31]+[$'Fuente-Dashboard-Departamentos-v2'.CK31]+[$'Fuente-Dashboard-Departamentos-v2'.CP31]+[$'Fuente-Dashboard-Departamentos-v2'.CU31]+[$'Fuente-Dashboard-Departamentos-v2'.CZ31]+[$'Fuente-Dashboard-Departamentos-v2'.DE31]+[$'Fuente-Dashboard-Departamentos-v2'.DJ31]+[$'Fuente-Dashboard-Departamentos-v2'.DO31]+[$'Fuente-Dashboard-Departamentos-v2'.DT31]" office:value-type="float" office:value="0" calcext:value-type="float">
            <text:p>0</text:p>
          </table:table-cell>
          <table:table-cell table:formula="of:=[$'Fuente-Dashboard-Departamentos-v2'.E31]+[$'Fuente-Dashboard-Departamentos-v2'.J31]+[$'Fuente-Dashboard-Departamentos-v2'.O31]+[$'Fuente-Dashboard-Departamentos-v2'.T31]+[$'Fuente-Dashboard-Departamentos-v2'.Y31]+[$'Fuente-Dashboard-Departamentos-v2'.AD31]+[$'Fuente-Dashboard-Departamentos-v2'.AI31]+[$'Fuente-Dashboard-Departamentos-v2'.AN31]+[$'Fuente-Dashboard-Departamentos-v2'.AS31]+[$'Fuente-Dashboard-Departamentos-v2'.AX31]+[$'Fuente-Dashboard-Departamentos-v2'.BC31]+[$'Fuente-Dashboard-Departamentos-v2'.BH31]+[$'Fuente-Dashboard-Departamentos-v2'.BM31]+[$'Fuente-Dashboard-Departamentos-v2'.BR31]+[$'Fuente-Dashboard-Departamentos-v2'.BW31]+[$'Fuente-Dashboard-Departamentos-v2'.CB31]+[$'Fuente-Dashboard-Departamentos-v2'.CG31]+[$'Fuente-Dashboard-Departamentos-v2'.CL31]+[$'Fuente-Dashboard-Departamentos-v2'.CQ31]+[$'Fuente-Dashboard-Departamentos-v2'.CV31]+[$'Fuente-Dashboard-Departamentos-v2'.DA31]+[$'Fuente-Dashboard-Departamentos-v2'.DF31]+[$'Fuente-Dashboard-Departamentos-v2'.DK31]+[$'Fuente-Dashboard-Departamentos-v2'.DP31]+[$'Fuente-Dashboard-Departamentos-v2'.DU31]" office:value-type="float" office:value="2289" calcext:value-type="float">
            <text:p>2289</text:p>
          </table:table-cell>
          <table:table-cell table:formula="of:=[$'Fuente-Dashboard-Departamentos-v2'.F31]+[$'Fuente-Dashboard-Departamentos-v2'.K31]+[$'Fuente-Dashboard-Departamentos-v2'.P31]+[$'Fuente-Dashboard-Departamentos-v2'.U31]+[$'Fuente-Dashboard-Departamentos-v2'.Z31]+[$'Fuente-Dashboard-Departamentos-v2'.AE31]+[$'Fuente-Dashboard-Departamentos-v2'.AJ31]+[$'Fuente-Dashboard-Departamentos-v2'.AO31]+[$'Fuente-Dashboard-Departamentos-v2'.AT31]+[$'Fuente-Dashboard-Departamentos-v2'.AY31]+[$'Fuente-Dashboard-Departamentos-v2'.BD31]+[$'Fuente-Dashboard-Departamentos-v2'.BI31]+[$'Fuente-Dashboard-Departamentos-v2'.BN31]+[$'Fuente-Dashboard-Departamentos-v2'.BS31]+[$'Fuente-Dashboard-Departamentos-v2'.BX31]+[$'Fuente-Dashboard-Departamentos-v2'.CC31]+[$'Fuente-Dashboard-Departamentos-v2'.CH31]+[$'Fuente-Dashboard-Departamentos-v2'.CM31]+[$'Fuente-Dashboard-Departamentos-v2'.CR31]+[$'Fuente-Dashboard-Departamentos-v2'.CW31]+[$'Fuente-Dashboard-Departamentos-v2'.DB31]+[$'Fuente-Dashboard-Departamentos-v2'.DG31]+[$'Fuente-Dashboard-Departamentos-v2'.DL31]+[$'Fuente-Dashboard-Departamentos-v2'.DQ31]+[$'Fuente-Dashboard-Departamentos-v2'.DV31]" office:value-type="float" office:value="101" calcext:value-type="float">
            <text:p>101</text:p>
          </table:table-cell>
          <table:table-cell table:formula="of:=[.B31]=[$'Fuente-Dashboard-v2'.B31]" office:value-type="boolean" office:boolean-value="true" calcext:value-type="boolean">
            <text:p>VERDADERO</text:p>
          </table:table-cell>
          <table:table-cell table:formula="of:=[.C31]=[$'Fuente-Dashboard-v2'.C31]" office:value-type="boolean" office:boolean-value="true" calcext:value-type="boolean">
            <text:p>VERDADERO</text:p>
          </table:table-cell>
          <table:table-cell table:formula="of:=[.D31]=[$'Fuente-Dashboard-v2'.D31]" office:value-type="boolean" office:boolean-value="true" calcext:value-type="boolean">
            <text:p>VERDADERO</text:p>
          </table:table-cell>
          <table:table-cell table:formula="of:=[.E31]=[$'Fuente-Dashboard-v2'.E31]" office:value-type="boolean" office:boolean-value="true" calcext:value-type="boolean">
            <text:p>VERDADERO</text:p>
          </table:table-cell>
          <table:table-cell table:formula="of:=[.F31]=[$'Fuente-Dashboard-v2'.F31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4-05" calcext:value-type="date">
            <text:p>05/04/20</text:p>
          </table:table-cell>
          <table:table-cell table:formula="of:=[$'Fuente-Dashboard-Departamentos-v2'.B32]+[$'Fuente-Dashboard-Departamentos-v2'.G32]+[$'Fuente-Dashboard-Departamentos-v2'.L32]+[$'Fuente-Dashboard-Departamentos-v2'.Q32]+[$'Fuente-Dashboard-Departamentos-v2'.V32]+[$'Fuente-Dashboard-Departamentos-v2'.AA32]+[$'Fuente-Dashboard-Departamentos-v2'.AF32]+[$'Fuente-Dashboard-Departamentos-v2'.AK32]+[$'Fuente-Dashboard-Departamentos-v2'.AP32]+[$'Fuente-Dashboard-Departamentos-v2'.AU32]+[$'Fuente-Dashboard-Departamentos-v2'.AZ32]+[$'Fuente-Dashboard-Departamentos-v2'.BE32]+[$'Fuente-Dashboard-Departamentos-v2'.BJ32]+[$'Fuente-Dashboard-Departamentos-v2'.BO32]+[$'Fuente-Dashboard-Departamentos-v2'.BT32]+[$'Fuente-Dashboard-Departamentos-v2'.BY32]+[$'Fuente-Dashboard-Departamentos-v2'.CD32]+[$'Fuente-Dashboard-Departamentos-v2'.CI32]+[$'Fuente-Dashboard-Departamentos-v2'.CN32]+[$'Fuente-Dashboard-Departamentos-v2'.CS32]+[$'Fuente-Dashboard-Departamentos-v2'.CX32]+[$'Fuente-Dashboard-Departamentos-v2'.DC32]+[$'Fuente-Dashboard-Departamentos-v2'.DH32]+[$'Fuente-Dashboard-Departamentos-v2'.DM32]+[$'Fuente-Dashboard-Departamentos-v2'.DR32]" office:value-type="float" office:value="2636" calcext:value-type="float">
            <text:p>2636</text:p>
          </table:table-cell>
          <table:table-cell table:formula="of:=[$'Fuente-Dashboard-Departamentos-v2'.C32]+[$'Fuente-Dashboard-Departamentos-v2'.H32]+[$'Fuente-Dashboard-Departamentos-v2'.M32]+[$'Fuente-Dashboard-Departamentos-v2'.R32]+[$'Fuente-Dashboard-Departamentos-v2'.W32]+[$'Fuente-Dashboard-Departamentos-v2'.AB32]+[$'Fuente-Dashboard-Departamentos-v2'.AG32]+[$'Fuente-Dashboard-Departamentos-v2'.AL32]+[$'Fuente-Dashboard-Departamentos-v2'.AQ32]+[$'Fuente-Dashboard-Departamentos-v2'.AV32]+[$'Fuente-Dashboard-Departamentos-v2'.BA32]+[$'Fuente-Dashboard-Departamentos-v2'.BF32]+[$'Fuente-Dashboard-Departamentos-v2'.BK32]+[$'Fuente-Dashboard-Departamentos-v2'.BP32]+[$'Fuente-Dashboard-Departamentos-v2'.BU32]+[$'Fuente-Dashboard-Departamentos-v2'.BZ32]+[$'Fuente-Dashboard-Departamentos-v2'.CE32]+[$'Fuente-Dashboard-Departamentos-v2'.CJ32]+[$'Fuente-Dashboard-Departamentos-v2'.CO32]+[$'Fuente-Dashboard-Departamentos-v2'.CT32]+[$'Fuente-Dashboard-Departamentos-v2'.CY32]+[$'Fuente-Dashboard-Departamentos-v2'.DD32]+[$'Fuente-Dashboard-Departamentos-v2'.DI32]+[$'Fuente-Dashboard-Departamentos-v2'.DN32]+[$'Fuente-Dashboard-Departamentos-v2'.DS32]" office:value-type="float" office:value="0" calcext:value-type="float">
            <text:p>0</text:p>
          </table:table-cell>
          <table:table-cell table:formula="of:=[$'Fuente-Dashboard-Departamentos-v2'.D32]+[$'Fuente-Dashboard-Departamentos-v2'.I32]+[$'Fuente-Dashboard-Departamentos-v2'.N32]+[$'Fuente-Dashboard-Departamentos-v2'.S32]+[$'Fuente-Dashboard-Departamentos-v2'.X32]+[$'Fuente-Dashboard-Departamentos-v2'.AC32]+[$'Fuente-Dashboard-Departamentos-v2'.AH32]+[$'Fuente-Dashboard-Departamentos-v2'.AM32]+[$'Fuente-Dashboard-Departamentos-v2'.AR32]+[$'Fuente-Dashboard-Departamentos-v2'.AW32]+[$'Fuente-Dashboard-Departamentos-v2'.BB32]+[$'Fuente-Dashboard-Departamentos-v2'.BG32]+[$'Fuente-Dashboard-Departamentos-v2'.BL32]+[$'Fuente-Dashboard-Departamentos-v2'.BQ32]+[$'Fuente-Dashboard-Departamentos-v2'.BV32]+[$'Fuente-Dashboard-Departamentos-v2'.CA32]+[$'Fuente-Dashboard-Departamentos-v2'.CF32]+[$'Fuente-Dashboard-Departamentos-v2'.CK32]+[$'Fuente-Dashboard-Departamentos-v2'.CP32]+[$'Fuente-Dashboard-Departamentos-v2'.CU32]+[$'Fuente-Dashboard-Departamentos-v2'.CZ32]+[$'Fuente-Dashboard-Departamentos-v2'.DE32]+[$'Fuente-Dashboard-Departamentos-v2'.DJ32]+[$'Fuente-Dashboard-Departamentos-v2'.DO32]+[$'Fuente-Dashboard-Departamentos-v2'.DT32]" office:value-type="float" office:value="0" calcext:value-type="float">
            <text:p>0</text:p>
          </table:table-cell>
          <table:table-cell table:formula="of:=[$'Fuente-Dashboard-Departamentos-v2'.E32]+[$'Fuente-Dashboard-Departamentos-v2'.J32]+[$'Fuente-Dashboard-Departamentos-v2'.O32]+[$'Fuente-Dashboard-Departamentos-v2'.T32]+[$'Fuente-Dashboard-Departamentos-v2'.Y32]+[$'Fuente-Dashboard-Departamentos-v2'.AD32]+[$'Fuente-Dashboard-Departamentos-v2'.AI32]+[$'Fuente-Dashboard-Departamentos-v2'.AN32]+[$'Fuente-Dashboard-Departamentos-v2'.AS32]+[$'Fuente-Dashboard-Departamentos-v2'.AX32]+[$'Fuente-Dashboard-Departamentos-v2'.BC32]+[$'Fuente-Dashboard-Departamentos-v2'.BH32]+[$'Fuente-Dashboard-Departamentos-v2'.BM32]+[$'Fuente-Dashboard-Departamentos-v2'.BR32]+[$'Fuente-Dashboard-Departamentos-v2'.BW32]+[$'Fuente-Dashboard-Departamentos-v2'.CB32]+[$'Fuente-Dashboard-Departamentos-v2'.CG32]+[$'Fuente-Dashboard-Departamentos-v2'.CL32]+[$'Fuente-Dashboard-Departamentos-v2'.CQ32]+[$'Fuente-Dashboard-Departamentos-v2'.CV32]+[$'Fuente-Dashboard-Departamentos-v2'.DA32]+[$'Fuente-Dashboard-Departamentos-v2'.DF32]+[$'Fuente-Dashboard-Departamentos-v2'.DK32]+[$'Fuente-Dashboard-Departamentos-v2'.DP32]+[$'Fuente-Dashboard-Departamentos-v2'.DU32]" office:value-type="float" office:value="2636" calcext:value-type="float">
            <text:p>2636</text:p>
          </table:table-cell>
          <table:table-cell table:formula="of:=[$'Fuente-Dashboard-Departamentos-v2'.F32]+[$'Fuente-Dashboard-Departamentos-v2'.K32]+[$'Fuente-Dashboard-Departamentos-v2'.P32]+[$'Fuente-Dashboard-Departamentos-v2'.U32]+[$'Fuente-Dashboard-Departamentos-v2'.Z32]+[$'Fuente-Dashboard-Departamentos-v2'.AE32]+[$'Fuente-Dashboard-Departamentos-v2'.AJ32]+[$'Fuente-Dashboard-Departamentos-v2'.AO32]+[$'Fuente-Dashboard-Departamentos-v2'.AT32]+[$'Fuente-Dashboard-Departamentos-v2'.AY32]+[$'Fuente-Dashboard-Departamentos-v2'.BD32]+[$'Fuente-Dashboard-Departamentos-v2'.BI32]+[$'Fuente-Dashboard-Departamentos-v2'.BN32]+[$'Fuente-Dashboard-Departamentos-v2'.BS32]+[$'Fuente-Dashboard-Departamentos-v2'.BX32]+[$'Fuente-Dashboard-Departamentos-v2'.CC32]+[$'Fuente-Dashboard-Departamentos-v2'.CH32]+[$'Fuente-Dashboard-Departamentos-v2'.CM32]+[$'Fuente-Dashboard-Departamentos-v2'.CR32]+[$'Fuente-Dashboard-Departamentos-v2'.CW32]+[$'Fuente-Dashboard-Departamentos-v2'.DB32]+[$'Fuente-Dashboard-Departamentos-v2'.DG32]+[$'Fuente-Dashboard-Departamentos-v2'.DL32]+[$'Fuente-Dashboard-Departamentos-v2'.DQ32]+[$'Fuente-Dashboard-Departamentos-v2'.DV32]" office:value-type="float" office:value="105" calcext:value-type="float">
            <text:p>105</text:p>
          </table:table-cell>
          <table:table-cell table:formula="of:=[.B32]=[$'Fuente-Dashboard-v2'.B32]" office:value-type="boolean" office:boolean-value="true" calcext:value-type="boolean">
            <text:p>VERDADERO</text:p>
          </table:table-cell>
          <table:table-cell table:formula="of:=[.C32]=[$'Fuente-Dashboard-v2'.C32]" office:value-type="boolean" office:boolean-value="true" calcext:value-type="boolean">
            <text:p>VERDADERO</text:p>
          </table:table-cell>
          <table:table-cell table:formula="of:=[.D32]=[$'Fuente-Dashboard-v2'.D32]" office:value-type="boolean" office:boolean-value="true" calcext:value-type="boolean">
            <text:p>VERDADERO</text:p>
          </table:table-cell>
          <table:table-cell table:formula="of:=[.E32]=[$'Fuente-Dashboard-v2'.E32]" office:value-type="boolean" office:boolean-value="true" calcext:value-type="boolean">
            <text:p>VERDADERO</text:p>
          </table:table-cell>
          <table:table-cell table:formula="of:=[.F32]=[$'Fuente-Dashboard-v2'.F32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4-06" calcext:value-type="date">
            <text:p>06/04/20</text:p>
          </table:table-cell>
          <table:table-cell table:formula="of:=[$'Fuente-Dashboard-Departamentos-v2'.B33]+[$'Fuente-Dashboard-Departamentos-v2'.G33]+[$'Fuente-Dashboard-Departamentos-v2'.L33]+[$'Fuente-Dashboard-Departamentos-v2'.Q33]+[$'Fuente-Dashboard-Departamentos-v2'.V33]+[$'Fuente-Dashboard-Departamentos-v2'.AA33]+[$'Fuente-Dashboard-Departamentos-v2'.AF33]+[$'Fuente-Dashboard-Departamentos-v2'.AK33]+[$'Fuente-Dashboard-Departamentos-v2'.AP33]+[$'Fuente-Dashboard-Departamentos-v2'.AU33]+[$'Fuente-Dashboard-Departamentos-v2'.AZ33]+[$'Fuente-Dashboard-Departamentos-v2'.BE33]+[$'Fuente-Dashboard-Departamentos-v2'.BJ33]+[$'Fuente-Dashboard-Departamentos-v2'.BO33]+[$'Fuente-Dashboard-Departamentos-v2'.BT33]+[$'Fuente-Dashboard-Departamentos-v2'.BY33]+[$'Fuente-Dashboard-Departamentos-v2'.CD33]+[$'Fuente-Dashboard-Departamentos-v2'.CI33]+[$'Fuente-Dashboard-Departamentos-v2'.CN33]+[$'Fuente-Dashboard-Departamentos-v2'.CS33]+[$'Fuente-Dashboard-Departamentos-v2'.CX33]+[$'Fuente-Dashboard-Departamentos-v2'.DC33]+[$'Fuente-Dashboard-Departamentos-v2'.DH33]+[$'Fuente-Dashboard-Departamentos-v2'.DM33]+[$'Fuente-Dashboard-Departamentos-v2'.DR33]" office:value-type="float" office:value="3431" calcext:value-type="float">
            <text:p>3431</text:p>
          </table:table-cell>
          <table:table-cell table:formula="of:=[$'Fuente-Dashboard-Departamentos-v2'.C33]+[$'Fuente-Dashboard-Departamentos-v2'.H33]+[$'Fuente-Dashboard-Departamentos-v2'.M33]+[$'Fuente-Dashboard-Departamentos-v2'.R33]+[$'Fuente-Dashboard-Departamentos-v2'.W33]+[$'Fuente-Dashboard-Departamentos-v2'.AB33]+[$'Fuente-Dashboard-Departamentos-v2'.AG33]+[$'Fuente-Dashboard-Departamentos-v2'.AL33]+[$'Fuente-Dashboard-Departamentos-v2'.AQ33]+[$'Fuente-Dashboard-Departamentos-v2'.AV33]+[$'Fuente-Dashboard-Departamentos-v2'.BA33]+[$'Fuente-Dashboard-Departamentos-v2'.BF33]+[$'Fuente-Dashboard-Departamentos-v2'.BK33]+[$'Fuente-Dashboard-Departamentos-v2'.BP33]+[$'Fuente-Dashboard-Departamentos-v2'.BU33]+[$'Fuente-Dashboard-Departamentos-v2'.BZ33]+[$'Fuente-Dashboard-Departamentos-v2'.CE33]+[$'Fuente-Dashboard-Departamentos-v2'.CJ33]+[$'Fuente-Dashboard-Departamentos-v2'.CO33]+[$'Fuente-Dashboard-Departamentos-v2'.CT33]+[$'Fuente-Dashboard-Departamentos-v2'.CY33]+[$'Fuente-Dashboard-Departamentos-v2'.DD33]+[$'Fuente-Dashboard-Departamentos-v2'.DI33]+[$'Fuente-Dashboard-Departamentos-v2'.DN33]+[$'Fuente-Dashboard-Departamentos-v2'.DS33]" office:value-type="float" office:value="0" calcext:value-type="float">
            <text:p>0</text:p>
          </table:table-cell>
          <table:table-cell table:formula="of:=[$'Fuente-Dashboard-Departamentos-v2'.D33]+[$'Fuente-Dashboard-Departamentos-v2'.I33]+[$'Fuente-Dashboard-Departamentos-v2'.N33]+[$'Fuente-Dashboard-Departamentos-v2'.S33]+[$'Fuente-Dashboard-Departamentos-v2'.X33]+[$'Fuente-Dashboard-Departamentos-v2'.AC33]+[$'Fuente-Dashboard-Departamentos-v2'.AH33]+[$'Fuente-Dashboard-Departamentos-v2'.AM33]+[$'Fuente-Dashboard-Departamentos-v2'.AR33]+[$'Fuente-Dashboard-Departamentos-v2'.AW33]+[$'Fuente-Dashboard-Departamentos-v2'.BB33]+[$'Fuente-Dashboard-Departamentos-v2'.BG33]+[$'Fuente-Dashboard-Departamentos-v2'.BL33]+[$'Fuente-Dashboard-Departamentos-v2'.BQ33]+[$'Fuente-Dashboard-Departamentos-v2'.BV33]+[$'Fuente-Dashboard-Departamentos-v2'.CA33]+[$'Fuente-Dashboard-Departamentos-v2'.CF33]+[$'Fuente-Dashboard-Departamentos-v2'.CK33]+[$'Fuente-Dashboard-Departamentos-v2'.CP33]+[$'Fuente-Dashboard-Departamentos-v2'.CU33]+[$'Fuente-Dashboard-Departamentos-v2'.CZ33]+[$'Fuente-Dashboard-Departamentos-v2'.DE33]+[$'Fuente-Dashboard-Departamentos-v2'.DJ33]+[$'Fuente-Dashboard-Departamentos-v2'.DO33]+[$'Fuente-Dashboard-Departamentos-v2'.DT33]" office:value-type="float" office:value="0" calcext:value-type="float">
            <text:p>0</text:p>
          </table:table-cell>
          <table:table-cell table:formula="of:=[$'Fuente-Dashboard-Departamentos-v2'.E33]+[$'Fuente-Dashboard-Departamentos-v2'.J33]+[$'Fuente-Dashboard-Departamentos-v2'.O33]+[$'Fuente-Dashboard-Departamentos-v2'.T33]+[$'Fuente-Dashboard-Departamentos-v2'.Y33]+[$'Fuente-Dashboard-Departamentos-v2'.AD33]+[$'Fuente-Dashboard-Departamentos-v2'.AI33]+[$'Fuente-Dashboard-Departamentos-v2'.AN33]+[$'Fuente-Dashboard-Departamentos-v2'.AS33]+[$'Fuente-Dashboard-Departamentos-v2'.AX33]+[$'Fuente-Dashboard-Departamentos-v2'.BC33]+[$'Fuente-Dashboard-Departamentos-v2'.BH33]+[$'Fuente-Dashboard-Departamentos-v2'.BM33]+[$'Fuente-Dashboard-Departamentos-v2'.BR33]+[$'Fuente-Dashboard-Departamentos-v2'.BW33]+[$'Fuente-Dashboard-Departamentos-v2'.CB33]+[$'Fuente-Dashboard-Departamentos-v2'.CG33]+[$'Fuente-Dashboard-Departamentos-v2'.CL33]+[$'Fuente-Dashboard-Departamentos-v2'.CQ33]+[$'Fuente-Dashboard-Departamentos-v2'.CV33]+[$'Fuente-Dashboard-Departamentos-v2'.DA33]+[$'Fuente-Dashboard-Departamentos-v2'.DF33]+[$'Fuente-Dashboard-Departamentos-v2'.DK33]+[$'Fuente-Dashboard-Departamentos-v2'.DP33]+[$'Fuente-Dashboard-Departamentos-v2'.DU33]" office:value-type="float" office:value="3431" calcext:value-type="float">
            <text:p>3431</text:p>
          </table:table-cell>
          <table:table-cell table:formula="of:=[$'Fuente-Dashboard-Departamentos-v2'.F33]+[$'Fuente-Dashboard-Departamentos-v2'.K33]+[$'Fuente-Dashboard-Departamentos-v2'.P33]+[$'Fuente-Dashboard-Departamentos-v2'.U33]+[$'Fuente-Dashboard-Departamentos-v2'.Z33]+[$'Fuente-Dashboard-Departamentos-v2'.AE33]+[$'Fuente-Dashboard-Departamentos-v2'.AJ33]+[$'Fuente-Dashboard-Departamentos-v2'.AO33]+[$'Fuente-Dashboard-Departamentos-v2'.AT33]+[$'Fuente-Dashboard-Departamentos-v2'.AY33]+[$'Fuente-Dashboard-Departamentos-v2'.BD33]+[$'Fuente-Dashboard-Departamentos-v2'.BI33]+[$'Fuente-Dashboard-Departamentos-v2'.BN33]+[$'Fuente-Dashboard-Departamentos-v2'.BS33]+[$'Fuente-Dashboard-Departamentos-v2'.BX33]+[$'Fuente-Dashboard-Departamentos-v2'.CC33]+[$'Fuente-Dashboard-Departamentos-v2'.CH33]+[$'Fuente-Dashboard-Departamentos-v2'.CM33]+[$'Fuente-Dashboard-Departamentos-v2'.CR33]+[$'Fuente-Dashboard-Departamentos-v2'.CW33]+[$'Fuente-Dashboard-Departamentos-v2'.DB33]+[$'Fuente-Dashboard-Departamentos-v2'.DG33]+[$'Fuente-Dashboard-Departamentos-v2'.DL33]+[$'Fuente-Dashboard-Departamentos-v2'.DQ33]+[$'Fuente-Dashboard-Departamentos-v2'.DV33]" office:value-type="float" office:value="112" calcext:value-type="float">
            <text:p>112</text:p>
          </table:table-cell>
          <table:table-cell table:formula="of:=[.B33]=[$'Fuente-Dashboard-v2'.B33]" office:value-type="boolean" office:boolean-value="true" calcext:value-type="boolean">
            <text:p>VERDADERO</text:p>
          </table:table-cell>
          <table:table-cell table:formula="of:=[.C33]=[$'Fuente-Dashboard-v2'.C33]" office:value-type="boolean" office:boolean-value="true" calcext:value-type="boolean">
            <text:p>VERDADERO</text:p>
          </table:table-cell>
          <table:table-cell table:formula="of:=[.D33]=[$'Fuente-Dashboard-v2'.D33]" office:value-type="boolean" office:boolean-value="true" calcext:value-type="boolean">
            <text:p>VERDADERO</text:p>
          </table:table-cell>
          <table:table-cell table:formula="of:=[.E33]=[$'Fuente-Dashboard-v2'.E33]" office:value-type="boolean" office:boolean-value="true" calcext:value-type="boolean">
            <text:p>VERDADERO</text:p>
          </table:table-cell>
          <table:table-cell table:formula="of:=[.F33]=[$'Fuente-Dashboard-v2'.F33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4-07" calcext:value-type="date">
            <text:p>07/04/20</text:p>
          </table:table-cell>
          <table:table-cell table:formula="of:=[$'Fuente-Dashboard-Departamentos-v2'.B34]+[$'Fuente-Dashboard-Departamentos-v2'.G34]+[$'Fuente-Dashboard-Departamentos-v2'.L34]+[$'Fuente-Dashboard-Departamentos-v2'.Q34]+[$'Fuente-Dashboard-Departamentos-v2'.V34]+[$'Fuente-Dashboard-Departamentos-v2'.AA34]+[$'Fuente-Dashboard-Departamentos-v2'.AF34]+[$'Fuente-Dashboard-Departamentos-v2'.AK34]+[$'Fuente-Dashboard-Departamentos-v2'.AP34]+[$'Fuente-Dashboard-Departamentos-v2'.AU34]+[$'Fuente-Dashboard-Departamentos-v2'.AZ34]+[$'Fuente-Dashboard-Departamentos-v2'.BE34]+[$'Fuente-Dashboard-Departamentos-v2'.BJ34]+[$'Fuente-Dashboard-Departamentos-v2'.BO34]+[$'Fuente-Dashboard-Departamentos-v2'.BT34]+[$'Fuente-Dashboard-Departamentos-v2'.BY34]+[$'Fuente-Dashboard-Departamentos-v2'.CD34]+[$'Fuente-Dashboard-Departamentos-v2'.CI34]+[$'Fuente-Dashboard-Departamentos-v2'.CN34]+[$'Fuente-Dashboard-Departamentos-v2'.CS34]+[$'Fuente-Dashboard-Departamentos-v2'.CX34]+[$'Fuente-Dashboard-Departamentos-v2'.DC34]+[$'Fuente-Dashboard-Departamentos-v2'.DH34]+[$'Fuente-Dashboard-Departamentos-v2'.DM34]+[$'Fuente-Dashboard-Departamentos-v2'.DR34]" office:value-type="float" office:value="3614" calcext:value-type="float">
            <text:p>3614</text:p>
          </table:table-cell>
          <table:table-cell table:formula="of:=[$'Fuente-Dashboard-Departamentos-v2'.C34]+[$'Fuente-Dashboard-Departamentos-v2'.H34]+[$'Fuente-Dashboard-Departamentos-v2'.M34]+[$'Fuente-Dashboard-Departamentos-v2'.R34]+[$'Fuente-Dashboard-Departamentos-v2'.W34]+[$'Fuente-Dashboard-Departamentos-v2'.AB34]+[$'Fuente-Dashboard-Departamentos-v2'.AG34]+[$'Fuente-Dashboard-Departamentos-v2'.AL34]+[$'Fuente-Dashboard-Departamentos-v2'.AQ34]+[$'Fuente-Dashboard-Departamentos-v2'.AV34]+[$'Fuente-Dashboard-Departamentos-v2'.BA34]+[$'Fuente-Dashboard-Departamentos-v2'.BF34]+[$'Fuente-Dashboard-Departamentos-v2'.BK34]+[$'Fuente-Dashboard-Departamentos-v2'.BP34]+[$'Fuente-Dashboard-Departamentos-v2'.BU34]+[$'Fuente-Dashboard-Departamentos-v2'.BZ34]+[$'Fuente-Dashboard-Departamentos-v2'.CE34]+[$'Fuente-Dashboard-Departamentos-v2'.CJ34]+[$'Fuente-Dashboard-Departamentos-v2'.CO34]+[$'Fuente-Dashboard-Departamentos-v2'.CT34]+[$'Fuente-Dashboard-Departamentos-v2'.CY34]+[$'Fuente-Dashboard-Departamentos-v2'.DD34]+[$'Fuente-Dashboard-Departamentos-v2'.DI34]+[$'Fuente-Dashboard-Departamentos-v2'.DN34]+[$'Fuente-Dashboard-Departamentos-v2'.DS34]" office:value-type="float" office:value="728" calcext:value-type="float">
            <text:p>728</text:p>
          </table:table-cell>
          <table:table-cell table:formula="of:=[$'Fuente-Dashboard-Departamentos-v2'.D34]+[$'Fuente-Dashboard-Departamentos-v2'.I34]+[$'Fuente-Dashboard-Departamentos-v2'.N34]+[$'Fuente-Dashboard-Departamentos-v2'.S34]+[$'Fuente-Dashboard-Departamentos-v2'.X34]+[$'Fuente-Dashboard-Departamentos-v2'.AC34]+[$'Fuente-Dashboard-Departamentos-v2'.AH34]+[$'Fuente-Dashboard-Departamentos-v2'.AM34]+[$'Fuente-Dashboard-Departamentos-v2'.AR34]+[$'Fuente-Dashboard-Departamentos-v2'.AW34]+[$'Fuente-Dashboard-Departamentos-v2'.BB34]+[$'Fuente-Dashboard-Departamentos-v2'.BG34]+[$'Fuente-Dashboard-Departamentos-v2'.BL34]+[$'Fuente-Dashboard-Departamentos-v2'.BQ34]+[$'Fuente-Dashboard-Departamentos-v2'.BV34]+[$'Fuente-Dashboard-Departamentos-v2'.CA34]+[$'Fuente-Dashboard-Departamentos-v2'.CF34]+[$'Fuente-Dashboard-Departamentos-v2'.CK34]+[$'Fuente-Dashboard-Departamentos-v2'.CP34]+[$'Fuente-Dashboard-Departamentos-v2'.CU34]+[$'Fuente-Dashboard-Departamentos-v2'.CZ34]+[$'Fuente-Dashboard-Departamentos-v2'.DE34]+[$'Fuente-Dashboard-Departamentos-v2'.DJ34]+[$'Fuente-Dashboard-Departamentos-v2'.DO34]+[$'Fuente-Dashboard-Departamentos-v2'.DT34]" office:value-type="float" office:value="0" calcext:value-type="float">
            <text:p>0</text:p>
          </table:table-cell>
          <table:table-cell table:formula="of:=[$'Fuente-Dashboard-Departamentos-v2'.E34]+[$'Fuente-Dashboard-Departamentos-v2'.J34]+[$'Fuente-Dashboard-Departamentos-v2'.O34]+[$'Fuente-Dashboard-Departamentos-v2'.T34]+[$'Fuente-Dashboard-Departamentos-v2'.Y34]+[$'Fuente-Dashboard-Departamentos-v2'.AD34]+[$'Fuente-Dashboard-Departamentos-v2'.AI34]+[$'Fuente-Dashboard-Departamentos-v2'.AN34]+[$'Fuente-Dashboard-Departamentos-v2'.AS34]+[$'Fuente-Dashboard-Departamentos-v2'.AX34]+[$'Fuente-Dashboard-Departamentos-v2'.BC34]+[$'Fuente-Dashboard-Departamentos-v2'.BH34]+[$'Fuente-Dashboard-Departamentos-v2'.BM34]+[$'Fuente-Dashboard-Departamentos-v2'.BR34]+[$'Fuente-Dashboard-Departamentos-v2'.BW34]+[$'Fuente-Dashboard-Departamentos-v2'.CB34]+[$'Fuente-Dashboard-Departamentos-v2'.CG34]+[$'Fuente-Dashboard-Departamentos-v2'.CL34]+[$'Fuente-Dashboard-Departamentos-v2'.CQ34]+[$'Fuente-Dashboard-Departamentos-v2'.CV34]+[$'Fuente-Dashboard-Departamentos-v2'.DA34]+[$'Fuente-Dashboard-Departamentos-v2'.DF34]+[$'Fuente-Dashboard-Departamentos-v2'.DK34]+[$'Fuente-Dashboard-Departamentos-v2'.DP34]+[$'Fuente-Dashboard-Departamentos-v2'.DU34]" office:value-type="float" office:value="4342" calcext:value-type="float">
            <text:p>4342</text:p>
          </table:table-cell>
          <table:table-cell table:formula="of:=[$'Fuente-Dashboard-Departamentos-v2'.F34]+[$'Fuente-Dashboard-Departamentos-v2'.K34]+[$'Fuente-Dashboard-Departamentos-v2'.P34]+[$'Fuente-Dashboard-Departamentos-v2'.U34]+[$'Fuente-Dashboard-Departamentos-v2'.Z34]+[$'Fuente-Dashboard-Departamentos-v2'.AE34]+[$'Fuente-Dashboard-Departamentos-v2'.AJ34]+[$'Fuente-Dashboard-Departamentos-v2'.AO34]+[$'Fuente-Dashboard-Departamentos-v2'.AT34]+[$'Fuente-Dashboard-Departamentos-v2'.AY34]+[$'Fuente-Dashboard-Departamentos-v2'.BD34]+[$'Fuente-Dashboard-Departamentos-v2'.BI34]+[$'Fuente-Dashboard-Departamentos-v2'.BN34]+[$'Fuente-Dashboard-Departamentos-v2'.BS34]+[$'Fuente-Dashboard-Departamentos-v2'.BX34]+[$'Fuente-Dashboard-Departamentos-v2'.CC34]+[$'Fuente-Dashboard-Departamentos-v2'.CH34]+[$'Fuente-Dashboard-Departamentos-v2'.CM34]+[$'Fuente-Dashboard-Departamentos-v2'.CR34]+[$'Fuente-Dashboard-Departamentos-v2'.CW34]+[$'Fuente-Dashboard-Departamentos-v2'.DB34]+[$'Fuente-Dashboard-Departamentos-v2'.DG34]+[$'Fuente-Dashboard-Departamentos-v2'.DL34]+[$'Fuente-Dashboard-Departamentos-v2'.DQ34]+[$'Fuente-Dashboard-Departamentos-v2'.DV34]" office:value-type="float" office:value="121" calcext:value-type="float">
            <text:p>121</text:p>
          </table:table-cell>
          <table:table-cell table:formula="of:=[.B34]=[$'Fuente-Dashboard-v2'.B34]" office:value-type="boolean" office:boolean-value="true" calcext:value-type="boolean">
            <text:p>VERDADERO</text:p>
          </table:table-cell>
          <table:table-cell table:formula="of:=[.C34]=[$'Fuente-Dashboard-v2'.C34]" office:value-type="boolean" office:boolean-value="true" calcext:value-type="boolean">
            <text:p>VERDADERO</text:p>
          </table:table-cell>
          <table:table-cell table:formula="of:=[.D34]=[$'Fuente-Dashboard-v2'.D34]" office:value-type="boolean" office:boolean-value="true" calcext:value-type="boolean">
            <text:p>VERDADERO</text:p>
          </table:table-cell>
          <table:table-cell table:style-name="ce11" table:formula="of:=[.E34]=[$'Fuente-Dashboard-v2'.E34]" office:value-type="boolean" office:boolean-value="false" calcext:value-type="boolean">
            <text:p>FALSO</text:p>
          </table:table-cell>
          <table:table-cell table:formula="of:=[.F34]=[$'Fuente-Dashboard-v2'.F34]" office:value-type="boolean" office:boolean-value="true" calcext:value-type="boolean">
            <text:p>VERDADERO</text:p>
          </table:table-cell>
          <table:table-cell office:value-type="string" calcext:value-type="string">
            <text:p>En el dashboard había un dato vacío que no se sumó del detalle de un departamento</text:p>
          </table:table-cell>
        </table:table-row>
        <table:table-row table:style-name="ro1">
          <table:table-cell office:value-type="date" office:date-value="2020-04-08" calcext:value-type="date">
            <text:p>08/04/20</text:p>
          </table:table-cell>
          <table:table-cell table:formula="of:=[$'Fuente-Dashboard-Departamentos-v2'.B35]+[$'Fuente-Dashboard-Departamentos-v2'.G35]+[$'Fuente-Dashboard-Departamentos-v2'.L35]+[$'Fuente-Dashboard-Departamentos-v2'.Q35]+[$'Fuente-Dashboard-Departamentos-v2'.V35]+[$'Fuente-Dashboard-Departamentos-v2'.AA35]+[$'Fuente-Dashboard-Departamentos-v2'.AF35]+[$'Fuente-Dashboard-Departamentos-v2'.AK35]+[$'Fuente-Dashboard-Departamentos-v2'.AP35]+[$'Fuente-Dashboard-Departamentos-v2'.AU35]+[$'Fuente-Dashboard-Departamentos-v2'.AZ35]+[$'Fuente-Dashboard-Departamentos-v2'.BE35]+[$'Fuente-Dashboard-Departamentos-v2'.BJ35]+[$'Fuente-Dashboard-Departamentos-v2'.BO35]+[$'Fuente-Dashboard-Departamentos-v2'.BT35]+[$'Fuente-Dashboard-Departamentos-v2'.BY35]+[$'Fuente-Dashboard-Departamentos-v2'.CD35]+[$'Fuente-Dashboard-Departamentos-v2'.CI35]+[$'Fuente-Dashboard-Departamentos-v2'.CN35]+[$'Fuente-Dashboard-Departamentos-v2'.CS35]+[$'Fuente-Dashboard-Departamentos-v2'.CX35]+[$'Fuente-Dashboard-Departamentos-v2'.DC35]+[$'Fuente-Dashboard-Departamentos-v2'.DH35]+[$'Fuente-Dashboard-Departamentos-v2'.DM35]+[$'Fuente-Dashboard-Departamentos-v2'.DR35]" office:value-type="float" office:value="4121" calcext:value-type="float">
            <text:p>4121</text:p>
          </table:table-cell>
          <table:table-cell table:formula="of:=[$'Fuente-Dashboard-Departamentos-v2'.C35]+[$'Fuente-Dashboard-Departamentos-v2'.H35]+[$'Fuente-Dashboard-Departamentos-v2'.M35]+[$'Fuente-Dashboard-Departamentos-v2'.R35]+[$'Fuente-Dashboard-Departamentos-v2'.W35]+[$'Fuente-Dashboard-Departamentos-v2'.AB35]+[$'Fuente-Dashboard-Departamentos-v2'.AG35]+[$'Fuente-Dashboard-Departamentos-v2'.AL35]+[$'Fuente-Dashboard-Departamentos-v2'.AQ35]+[$'Fuente-Dashboard-Departamentos-v2'.AV35]+[$'Fuente-Dashboard-Departamentos-v2'.BA35]+[$'Fuente-Dashboard-Departamentos-v2'.BF35]+[$'Fuente-Dashboard-Departamentos-v2'.BK35]+[$'Fuente-Dashboard-Departamentos-v2'.BP35]+[$'Fuente-Dashboard-Departamentos-v2'.BU35]+[$'Fuente-Dashboard-Departamentos-v2'.BZ35]+[$'Fuente-Dashboard-Departamentos-v2'.CE35]+[$'Fuente-Dashboard-Departamentos-v2'.CJ35]+[$'Fuente-Dashboard-Departamentos-v2'.CO35]+[$'Fuente-Dashboard-Departamentos-v2'.CT35]+[$'Fuente-Dashboard-Departamentos-v2'.CY35]+[$'Fuente-Dashboard-Departamentos-v2'.DD35]+[$'Fuente-Dashboard-Departamentos-v2'.DI35]+[$'Fuente-Dashboard-Departamentos-v2'.DN35]+[$'Fuente-Dashboard-Departamentos-v2'.DS35]" office:value-type="float" office:value="1135" calcext:value-type="float">
            <text:p>1135</text:p>
          </table:table-cell>
          <table:table-cell table:formula="of:=[$'Fuente-Dashboard-Departamentos-v2'.D35]+[$'Fuente-Dashboard-Departamentos-v2'.I35]+[$'Fuente-Dashboard-Departamentos-v2'.N35]+[$'Fuente-Dashboard-Departamentos-v2'.S35]+[$'Fuente-Dashboard-Departamentos-v2'.X35]+[$'Fuente-Dashboard-Departamentos-v2'.AC35]+[$'Fuente-Dashboard-Departamentos-v2'.AH35]+[$'Fuente-Dashboard-Departamentos-v2'.AM35]+[$'Fuente-Dashboard-Departamentos-v2'.AR35]+[$'Fuente-Dashboard-Departamentos-v2'.AW35]+[$'Fuente-Dashboard-Departamentos-v2'.BB35]+[$'Fuente-Dashboard-Departamentos-v2'.BG35]+[$'Fuente-Dashboard-Departamentos-v2'.BL35]+[$'Fuente-Dashboard-Departamentos-v2'.BQ35]+[$'Fuente-Dashboard-Departamentos-v2'.BV35]+[$'Fuente-Dashboard-Departamentos-v2'.CA35]+[$'Fuente-Dashboard-Departamentos-v2'.CF35]+[$'Fuente-Dashboard-Departamentos-v2'.CK35]+[$'Fuente-Dashboard-Departamentos-v2'.CP35]+[$'Fuente-Dashboard-Departamentos-v2'.CU35]+[$'Fuente-Dashboard-Departamentos-v2'.CZ35]+[$'Fuente-Dashboard-Departamentos-v2'.DE35]+[$'Fuente-Dashboard-Departamentos-v2'.DJ35]+[$'Fuente-Dashboard-Departamentos-v2'.DO35]+[$'Fuente-Dashboard-Departamentos-v2'.DT35]" office:value-type="float" office:value="0" calcext:value-type="float">
            <text:p>0</text:p>
          </table:table-cell>
          <table:table-cell table:formula="of:=[$'Fuente-Dashboard-Departamentos-v2'.E35]+[$'Fuente-Dashboard-Departamentos-v2'.J35]+[$'Fuente-Dashboard-Departamentos-v2'.O35]+[$'Fuente-Dashboard-Departamentos-v2'.T35]+[$'Fuente-Dashboard-Departamentos-v2'.Y35]+[$'Fuente-Dashboard-Departamentos-v2'.AD35]+[$'Fuente-Dashboard-Departamentos-v2'.AI35]+[$'Fuente-Dashboard-Departamentos-v2'.AN35]+[$'Fuente-Dashboard-Departamentos-v2'.AS35]+[$'Fuente-Dashboard-Departamentos-v2'.AX35]+[$'Fuente-Dashboard-Departamentos-v2'.BC35]+[$'Fuente-Dashboard-Departamentos-v2'.BH35]+[$'Fuente-Dashboard-Departamentos-v2'.BM35]+[$'Fuente-Dashboard-Departamentos-v2'.BR35]+[$'Fuente-Dashboard-Departamentos-v2'.BW35]+[$'Fuente-Dashboard-Departamentos-v2'.CB35]+[$'Fuente-Dashboard-Departamentos-v2'.CG35]+[$'Fuente-Dashboard-Departamentos-v2'.CL35]+[$'Fuente-Dashboard-Departamentos-v2'.CQ35]+[$'Fuente-Dashboard-Departamentos-v2'.CV35]+[$'Fuente-Dashboard-Departamentos-v2'.DA35]+[$'Fuente-Dashboard-Departamentos-v2'.DF35]+[$'Fuente-Dashboard-Departamentos-v2'.DK35]+[$'Fuente-Dashboard-Departamentos-v2'.DP35]+[$'Fuente-Dashboard-Departamentos-v2'.DU35]" office:value-type="float" office:value="5256" calcext:value-type="float">
            <text:p>5256</text:p>
          </table:table-cell>
          <table:table-cell table:formula="of:=[$'Fuente-Dashboard-Departamentos-v2'.F35]+[$'Fuente-Dashboard-Departamentos-v2'.K35]+[$'Fuente-Dashboard-Departamentos-v2'.P35]+[$'Fuente-Dashboard-Departamentos-v2'.U35]+[$'Fuente-Dashboard-Departamentos-v2'.Z35]+[$'Fuente-Dashboard-Departamentos-v2'.AE35]+[$'Fuente-Dashboard-Departamentos-v2'.AJ35]+[$'Fuente-Dashboard-Departamentos-v2'.AO35]+[$'Fuente-Dashboard-Departamentos-v2'.AT35]+[$'Fuente-Dashboard-Departamentos-v2'.AY35]+[$'Fuente-Dashboard-Departamentos-v2'.BD35]+[$'Fuente-Dashboard-Departamentos-v2'.BI35]+[$'Fuente-Dashboard-Departamentos-v2'.BN35]+[$'Fuente-Dashboard-Departamentos-v2'.BS35]+[$'Fuente-Dashboard-Departamentos-v2'.BX35]+[$'Fuente-Dashboard-Departamentos-v2'.CC35]+[$'Fuente-Dashboard-Departamentos-v2'.CH35]+[$'Fuente-Dashboard-Departamentos-v2'.CM35]+[$'Fuente-Dashboard-Departamentos-v2'.CR35]+[$'Fuente-Dashboard-Departamentos-v2'.CW35]+[$'Fuente-Dashboard-Departamentos-v2'.DB35]+[$'Fuente-Dashboard-Departamentos-v2'.DG35]+[$'Fuente-Dashboard-Departamentos-v2'.DL35]+[$'Fuente-Dashboard-Departamentos-v2'.DQ35]+[$'Fuente-Dashboard-Departamentos-v2'.DV35]" office:value-type="float" office:value="138" calcext:value-type="float">
            <text:p>138</text:p>
          </table:table-cell>
          <table:table-cell table:formula="of:=[.B35]=[$'Fuente-Dashboard-v2'.B35]" office:value-type="boolean" office:boolean-value="true" calcext:value-type="boolean">
            <text:p>VERDADERO</text:p>
          </table:table-cell>
          <table:table-cell table:formula="of:=[.C35]=[$'Fuente-Dashboard-v2'.C35]" office:value-type="boolean" office:boolean-value="true" calcext:value-type="boolean">
            <text:p>VERDADERO</text:p>
          </table:table-cell>
          <table:table-cell table:formula="of:=[.D35]=[$'Fuente-Dashboard-v2'.D35]" office:value-type="boolean" office:boolean-value="true" calcext:value-type="boolean">
            <text:p>VERDADERO</text:p>
          </table:table-cell>
          <table:table-cell table:formula="of:=[.E35]=[$'Fuente-Dashboard-v2'.E35]" office:value-type="boolean" office:boolean-value="true" calcext:value-type="boolean">
            <text:p>VERDADERO</text:p>
          </table:table-cell>
          <table:table-cell table:formula="of:=[.F35]=[$'Fuente-Dashboard-v2'.F35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4-09" calcext:value-type="date">
            <text:p>09/04/20</text:p>
          </table:table-cell>
          <table:table-cell table:formula="of:=[$'Fuente-Dashboard-Departamentos-v2'.B36]+[$'Fuente-Dashboard-Departamentos-v2'.G36]+[$'Fuente-Dashboard-Departamentos-v2'.L36]+[$'Fuente-Dashboard-Departamentos-v2'.Q36]+[$'Fuente-Dashboard-Departamentos-v2'.V36]+[$'Fuente-Dashboard-Departamentos-v2'.AA36]+[$'Fuente-Dashboard-Departamentos-v2'.AF36]+[$'Fuente-Dashboard-Departamentos-v2'.AK36]+[$'Fuente-Dashboard-Departamentos-v2'.AP36]+[$'Fuente-Dashboard-Departamentos-v2'.AU36]+[$'Fuente-Dashboard-Departamentos-v2'.AZ36]+[$'Fuente-Dashboard-Departamentos-v2'.BE36]+[$'Fuente-Dashboard-Departamentos-v2'.BJ36]+[$'Fuente-Dashboard-Departamentos-v2'.BO36]+[$'Fuente-Dashboard-Departamentos-v2'.BT36]+[$'Fuente-Dashboard-Departamentos-v2'.BY36]+[$'Fuente-Dashboard-Departamentos-v2'.CD36]+[$'Fuente-Dashboard-Departamentos-v2'.CI36]+[$'Fuente-Dashboard-Departamentos-v2'.CN36]+[$'Fuente-Dashboard-Departamentos-v2'.CS36]+[$'Fuente-Dashboard-Departamentos-v2'.CX36]+[$'Fuente-Dashboard-Departamentos-v2'.DC36]+[$'Fuente-Dashboard-Departamentos-v2'.DH36]+[$'Fuente-Dashboard-Departamentos-v2'.DM36]+[$'Fuente-Dashboard-Departamentos-v2'.DR36]" office:value-type="float" office:value="4549" calcext:value-type="float">
            <text:p>4549</text:p>
          </table:table-cell>
          <table:table-cell table:formula="of:=[$'Fuente-Dashboard-Departamentos-v2'.C36]+[$'Fuente-Dashboard-Departamentos-v2'.H36]+[$'Fuente-Dashboard-Departamentos-v2'.M36]+[$'Fuente-Dashboard-Departamentos-v2'.R36]+[$'Fuente-Dashboard-Departamentos-v2'.W36]+[$'Fuente-Dashboard-Departamentos-v2'.AB36]+[$'Fuente-Dashboard-Departamentos-v2'.AG36]+[$'Fuente-Dashboard-Departamentos-v2'.AL36]+[$'Fuente-Dashboard-Departamentos-v2'.AQ36]+[$'Fuente-Dashboard-Departamentos-v2'.AV36]+[$'Fuente-Dashboard-Departamentos-v2'.BA36]+[$'Fuente-Dashboard-Departamentos-v2'.BF36]+[$'Fuente-Dashboard-Departamentos-v2'.BK36]+[$'Fuente-Dashboard-Departamentos-v2'.BP36]+[$'Fuente-Dashboard-Departamentos-v2'.BU36]+[$'Fuente-Dashboard-Departamentos-v2'.BZ36]+[$'Fuente-Dashboard-Departamentos-v2'.CE36]+[$'Fuente-Dashboard-Departamentos-v2'.CJ36]+[$'Fuente-Dashboard-Departamentos-v2'.CO36]+[$'Fuente-Dashboard-Departamentos-v2'.CT36]+[$'Fuente-Dashboard-Departamentos-v2'.CY36]+[$'Fuente-Dashboard-Departamentos-v2'.DD36]+[$'Fuente-Dashboard-Departamentos-v2'.DI36]+[$'Fuente-Dashboard-Departamentos-v2'.DN36]+[$'Fuente-Dashboard-Departamentos-v2'.DS36]" office:value-type="float" office:value="1348" calcext:value-type="float">
            <text:p>1348</text:p>
          </table:table-cell>
          <table:table-cell table:formula="of:=[$'Fuente-Dashboard-Departamentos-v2'.D36]+[$'Fuente-Dashboard-Departamentos-v2'.I36]+[$'Fuente-Dashboard-Departamentos-v2'.N36]+[$'Fuente-Dashboard-Departamentos-v2'.S36]+[$'Fuente-Dashboard-Departamentos-v2'.X36]+[$'Fuente-Dashboard-Departamentos-v2'.AC36]+[$'Fuente-Dashboard-Departamentos-v2'.AH36]+[$'Fuente-Dashboard-Departamentos-v2'.AM36]+[$'Fuente-Dashboard-Departamentos-v2'.AR36]+[$'Fuente-Dashboard-Departamentos-v2'.AW36]+[$'Fuente-Dashboard-Departamentos-v2'.BB36]+[$'Fuente-Dashboard-Departamentos-v2'.BG36]+[$'Fuente-Dashboard-Departamentos-v2'.BL36]+[$'Fuente-Dashboard-Departamentos-v2'.BQ36]+[$'Fuente-Dashboard-Departamentos-v2'.BV36]+[$'Fuente-Dashboard-Departamentos-v2'.CA36]+[$'Fuente-Dashboard-Departamentos-v2'.CF36]+[$'Fuente-Dashboard-Departamentos-v2'.CK36]+[$'Fuente-Dashboard-Departamentos-v2'.CP36]+[$'Fuente-Dashboard-Departamentos-v2'.CU36]+[$'Fuente-Dashboard-Departamentos-v2'.CZ36]+[$'Fuente-Dashboard-Departamentos-v2'.DE36]+[$'Fuente-Dashboard-Departamentos-v2'.DJ36]+[$'Fuente-Dashboard-Departamentos-v2'.DO36]+[$'Fuente-Dashboard-Departamentos-v2'.DT36]" office:value-type="float" office:value="0" calcext:value-type="float">
            <text:p>0</text:p>
          </table:table-cell>
          <table:table-cell table:formula="of:=[$'Fuente-Dashboard-Departamentos-v2'.E36]+[$'Fuente-Dashboard-Departamentos-v2'.J36]+[$'Fuente-Dashboard-Departamentos-v2'.O36]+[$'Fuente-Dashboard-Departamentos-v2'.T36]+[$'Fuente-Dashboard-Departamentos-v2'.Y36]+[$'Fuente-Dashboard-Departamentos-v2'.AD36]+[$'Fuente-Dashboard-Departamentos-v2'.AI36]+[$'Fuente-Dashboard-Departamentos-v2'.AN36]+[$'Fuente-Dashboard-Departamentos-v2'.AS36]+[$'Fuente-Dashboard-Departamentos-v2'.AX36]+[$'Fuente-Dashboard-Departamentos-v2'.BC36]+[$'Fuente-Dashboard-Departamentos-v2'.BH36]+[$'Fuente-Dashboard-Departamentos-v2'.BM36]+[$'Fuente-Dashboard-Departamentos-v2'.BR36]+[$'Fuente-Dashboard-Departamentos-v2'.BW36]+[$'Fuente-Dashboard-Departamentos-v2'.CB36]+[$'Fuente-Dashboard-Departamentos-v2'.CG36]+[$'Fuente-Dashboard-Departamentos-v2'.CL36]+[$'Fuente-Dashboard-Departamentos-v2'.CQ36]+[$'Fuente-Dashboard-Departamentos-v2'.CV36]+[$'Fuente-Dashboard-Departamentos-v2'.DA36]+[$'Fuente-Dashboard-Departamentos-v2'.DF36]+[$'Fuente-Dashboard-Departamentos-v2'.DK36]+[$'Fuente-Dashboard-Departamentos-v2'.DP36]+[$'Fuente-Dashboard-Departamentos-v2'.DU36]" office:value-type="float" office:value="5897" calcext:value-type="float">
            <text:p>5897</text:p>
          </table:table-cell>
          <table:table-cell table:formula="of:=[$'Fuente-Dashboard-Departamentos-v2'.F36]+[$'Fuente-Dashboard-Departamentos-v2'.K36]+[$'Fuente-Dashboard-Departamentos-v2'.P36]+[$'Fuente-Dashboard-Departamentos-v2'.U36]+[$'Fuente-Dashboard-Departamentos-v2'.Z36]+[$'Fuente-Dashboard-Departamentos-v2'.AE36]+[$'Fuente-Dashboard-Departamentos-v2'.AJ36]+[$'Fuente-Dashboard-Departamentos-v2'.AO36]+[$'Fuente-Dashboard-Departamentos-v2'.AT36]+[$'Fuente-Dashboard-Departamentos-v2'.AY36]+[$'Fuente-Dashboard-Departamentos-v2'.BD36]+[$'Fuente-Dashboard-Departamentos-v2'.BI36]+[$'Fuente-Dashboard-Departamentos-v2'.BN36]+[$'Fuente-Dashboard-Departamentos-v2'.BS36]+[$'Fuente-Dashboard-Departamentos-v2'.BX36]+[$'Fuente-Dashboard-Departamentos-v2'.CC36]+[$'Fuente-Dashboard-Departamentos-v2'.CH36]+[$'Fuente-Dashboard-Departamentos-v2'.CM36]+[$'Fuente-Dashboard-Departamentos-v2'.CR36]+[$'Fuente-Dashboard-Departamentos-v2'.CW36]+[$'Fuente-Dashboard-Departamentos-v2'.DB36]+[$'Fuente-Dashboard-Departamentos-v2'.DG36]+[$'Fuente-Dashboard-Departamentos-v2'.DL36]+[$'Fuente-Dashboard-Departamentos-v2'.DQ36]+[$'Fuente-Dashboard-Departamentos-v2'.DV36]" office:value-type="float" office:value="169" calcext:value-type="float">
            <text:p>169</text:p>
          </table:table-cell>
          <table:table-cell table:formula="of:=[.B36]=[$'Fuente-Dashboard-v2'.B36]" office:value-type="boolean" office:boolean-value="true" calcext:value-type="boolean">
            <text:p>VERDADERO</text:p>
          </table:table-cell>
          <table:table-cell table:formula="of:=[.C36]=[$'Fuente-Dashboard-v2'.C36]" office:value-type="boolean" office:boolean-value="true" calcext:value-type="boolean">
            <text:p>VERDADERO</text:p>
          </table:table-cell>
          <table:table-cell table:formula="of:=[.D36]=[$'Fuente-Dashboard-v2'.D36]" office:value-type="boolean" office:boolean-value="true" calcext:value-type="boolean">
            <text:p>VERDADERO</text:p>
          </table:table-cell>
          <table:table-cell table:formula="of:=[.E36]=[$'Fuente-Dashboard-v2'.E36]" office:value-type="boolean" office:boolean-value="true" calcext:value-type="boolean">
            <text:p>VERDADERO</text:p>
          </table:table-cell>
          <table:table-cell table:formula="of:=[.F36]=[$'Fuente-Dashboard-v2'.F36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4-10" calcext:value-type="date">
            <text:p>10/04/20</text:p>
          </table:table-cell>
          <table:table-cell table:formula="of:=[$'Fuente-Dashboard-Departamentos-v2'.B37]+[$'Fuente-Dashboard-Departamentos-v2'.G37]+[$'Fuente-Dashboard-Departamentos-v2'.L37]+[$'Fuente-Dashboard-Departamentos-v2'.Q37]+[$'Fuente-Dashboard-Departamentos-v2'.V37]+[$'Fuente-Dashboard-Departamentos-v2'.AA37]+[$'Fuente-Dashboard-Departamentos-v2'.AF37]+[$'Fuente-Dashboard-Departamentos-v2'.AK37]+[$'Fuente-Dashboard-Departamentos-v2'.AP37]+[$'Fuente-Dashboard-Departamentos-v2'.AU37]+[$'Fuente-Dashboard-Departamentos-v2'.AZ37]+[$'Fuente-Dashboard-Departamentos-v2'.BE37]+[$'Fuente-Dashboard-Departamentos-v2'.BJ37]+[$'Fuente-Dashboard-Departamentos-v2'.BO37]+[$'Fuente-Dashboard-Departamentos-v2'.BT37]+[$'Fuente-Dashboard-Departamentos-v2'.BY37]+[$'Fuente-Dashboard-Departamentos-v2'.CD37]+[$'Fuente-Dashboard-Departamentos-v2'.CI37]+[$'Fuente-Dashboard-Departamentos-v2'.CN37]+[$'Fuente-Dashboard-Departamentos-v2'.CS37]+[$'Fuente-Dashboard-Departamentos-v2'.CX37]+[$'Fuente-Dashboard-Departamentos-v2'.DC37]+[$'Fuente-Dashboard-Departamentos-v2'.DH37]+[$'Fuente-Dashboard-Departamentos-v2'.DM37]+[$'Fuente-Dashboard-Departamentos-v2'.DR37]" office:value-type="float" office:value="5261" calcext:value-type="float">
            <text:p>5261</text:p>
          </table:table-cell>
          <table:table-cell table:formula="of:=[$'Fuente-Dashboard-Departamentos-v2'.C37]+[$'Fuente-Dashboard-Departamentos-v2'.H37]+[$'Fuente-Dashboard-Departamentos-v2'.M37]+[$'Fuente-Dashboard-Departamentos-v2'.R37]+[$'Fuente-Dashboard-Departamentos-v2'.W37]+[$'Fuente-Dashboard-Departamentos-v2'.AB37]+[$'Fuente-Dashboard-Departamentos-v2'.AG37]+[$'Fuente-Dashboard-Departamentos-v2'.AL37]+[$'Fuente-Dashboard-Departamentos-v2'.AQ37]+[$'Fuente-Dashboard-Departamentos-v2'.AV37]+[$'Fuente-Dashboard-Departamentos-v2'.BA37]+[$'Fuente-Dashboard-Departamentos-v2'.BF37]+[$'Fuente-Dashboard-Departamentos-v2'.BK37]+[$'Fuente-Dashboard-Departamentos-v2'.BP37]+[$'Fuente-Dashboard-Departamentos-v2'.BU37]+[$'Fuente-Dashboard-Departamentos-v2'.BZ37]+[$'Fuente-Dashboard-Departamentos-v2'.CE37]+[$'Fuente-Dashboard-Departamentos-v2'.CJ37]+[$'Fuente-Dashboard-Departamentos-v2'.CO37]+[$'Fuente-Dashboard-Departamentos-v2'.CT37]+[$'Fuente-Dashboard-Departamentos-v2'.CY37]+[$'Fuente-Dashboard-Departamentos-v2'.DD37]+[$'Fuente-Dashboard-Departamentos-v2'.DI37]+[$'Fuente-Dashboard-Departamentos-v2'.DN37]+[$'Fuente-Dashboard-Departamentos-v2'.DS37]" office:value-type="float" office:value="1587" calcext:value-type="float">
            <text:p>1587</text:p>
          </table:table-cell>
          <table:table-cell table:formula="of:=[$'Fuente-Dashboard-Departamentos-v2'.D37]+[$'Fuente-Dashboard-Departamentos-v2'.I37]+[$'Fuente-Dashboard-Departamentos-v2'.N37]+[$'Fuente-Dashboard-Departamentos-v2'.S37]+[$'Fuente-Dashboard-Departamentos-v2'.X37]+[$'Fuente-Dashboard-Departamentos-v2'.AC37]+[$'Fuente-Dashboard-Departamentos-v2'.AH37]+[$'Fuente-Dashboard-Departamentos-v2'.AM37]+[$'Fuente-Dashboard-Departamentos-v2'.AR37]+[$'Fuente-Dashboard-Departamentos-v2'.AW37]+[$'Fuente-Dashboard-Departamentos-v2'.BB37]+[$'Fuente-Dashboard-Departamentos-v2'.BG37]+[$'Fuente-Dashboard-Departamentos-v2'.BL37]+[$'Fuente-Dashboard-Departamentos-v2'.BQ37]+[$'Fuente-Dashboard-Departamentos-v2'.BV37]+[$'Fuente-Dashboard-Departamentos-v2'.CA37]+[$'Fuente-Dashboard-Departamentos-v2'.CF37]+[$'Fuente-Dashboard-Departamentos-v2'.CK37]+[$'Fuente-Dashboard-Departamentos-v2'.CP37]+[$'Fuente-Dashboard-Departamentos-v2'.CU37]+[$'Fuente-Dashboard-Departamentos-v2'.CZ37]+[$'Fuente-Dashboard-Departamentos-v2'.DE37]+[$'Fuente-Dashboard-Departamentos-v2'.DJ37]+[$'Fuente-Dashboard-Departamentos-v2'.DO37]+[$'Fuente-Dashboard-Departamentos-v2'.DT37]" office:value-type="float" office:value="0" calcext:value-type="float">
            <text:p>0</text:p>
          </table:table-cell>
          <table:table-cell table:formula="of:=[$'Fuente-Dashboard-Departamentos-v2'.E37]+[$'Fuente-Dashboard-Departamentos-v2'.J37]+[$'Fuente-Dashboard-Departamentos-v2'.O37]+[$'Fuente-Dashboard-Departamentos-v2'.T37]+[$'Fuente-Dashboard-Departamentos-v2'.Y37]+[$'Fuente-Dashboard-Departamentos-v2'.AD37]+[$'Fuente-Dashboard-Departamentos-v2'.AI37]+[$'Fuente-Dashboard-Departamentos-v2'.AN37]+[$'Fuente-Dashboard-Departamentos-v2'.AS37]+[$'Fuente-Dashboard-Departamentos-v2'.AX37]+[$'Fuente-Dashboard-Departamentos-v2'.BC37]+[$'Fuente-Dashboard-Departamentos-v2'.BH37]+[$'Fuente-Dashboard-Departamentos-v2'.BM37]+[$'Fuente-Dashboard-Departamentos-v2'.BR37]+[$'Fuente-Dashboard-Departamentos-v2'.BW37]+[$'Fuente-Dashboard-Departamentos-v2'.CB37]+[$'Fuente-Dashboard-Departamentos-v2'.CG37]+[$'Fuente-Dashboard-Departamentos-v2'.CL37]+[$'Fuente-Dashboard-Departamentos-v2'.CQ37]+[$'Fuente-Dashboard-Departamentos-v2'.CV37]+[$'Fuente-Dashboard-Departamentos-v2'.DA37]+[$'Fuente-Dashboard-Departamentos-v2'.DF37]+[$'Fuente-Dashboard-Departamentos-v2'.DK37]+[$'Fuente-Dashboard-Departamentos-v2'.DP37]+[$'Fuente-Dashboard-Departamentos-v2'.DU37]" office:value-type="float" office:value="6848" calcext:value-type="float">
            <text:p>6848</text:p>
          </table:table-cell>
          <table:table-cell table:formula="of:=[$'Fuente-Dashboard-Departamentos-v2'.F37]+[$'Fuente-Dashboard-Departamentos-v2'.K37]+[$'Fuente-Dashboard-Departamentos-v2'.P37]+[$'Fuente-Dashboard-Departamentos-v2'.U37]+[$'Fuente-Dashboard-Departamentos-v2'.Z37]+[$'Fuente-Dashboard-Departamentos-v2'.AE37]+[$'Fuente-Dashboard-Departamentos-v2'.AJ37]+[$'Fuente-Dashboard-Departamentos-v2'.AO37]+[$'Fuente-Dashboard-Departamentos-v2'.AT37]+[$'Fuente-Dashboard-Departamentos-v2'.AY37]+[$'Fuente-Dashboard-Departamentos-v2'.BD37]+[$'Fuente-Dashboard-Departamentos-v2'.BI37]+[$'Fuente-Dashboard-Departamentos-v2'.BN37]+[$'Fuente-Dashboard-Departamentos-v2'.BS37]+[$'Fuente-Dashboard-Departamentos-v2'.BX37]+[$'Fuente-Dashboard-Departamentos-v2'.CC37]+[$'Fuente-Dashboard-Departamentos-v2'.CH37]+[$'Fuente-Dashboard-Departamentos-v2'.CM37]+[$'Fuente-Dashboard-Departamentos-v2'.CR37]+[$'Fuente-Dashboard-Departamentos-v2'.CW37]+[$'Fuente-Dashboard-Departamentos-v2'.DB37]+[$'Fuente-Dashboard-Departamentos-v2'.DG37]+[$'Fuente-Dashboard-Departamentos-v2'.DL37]+[$'Fuente-Dashboard-Departamentos-v2'.DQ37]+[$'Fuente-Dashboard-Departamentos-v2'.DV37]" office:value-type="float" office:value="181" calcext:value-type="float">
            <text:p>181</text:p>
          </table:table-cell>
          <table:table-cell table:formula="of:=[.B37]=[$'Fuente-Dashboard-v2'.B37]" office:value-type="boolean" office:boolean-value="true" calcext:value-type="boolean">
            <text:p>VERDADERO</text:p>
          </table:table-cell>
          <table:table-cell table:formula="of:=[.C37]=[$'Fuente-Dashboard-v2'.C37]" office:value-type="boolean" office:boolean-value="true" calcext:value-type="boolean">
            <text:p>VERDADERO</text:p>
          </table:table-cell>
          <table:table-cell table:formula="of:=[.D37]=[$'Fuente-Dashboard-v2'.D37]" office:value-type="boolean" office:boolean-value="true" calcext:value-type="boolean">
            <text:p>VERDADERO</text:p>
          </table:table-cell>
          <table:table-cell table:formula="of:=[.E37]=[$'Fuente-Dashboard-v2'.E37]" office:value-type="boolean" office:boolean-value="true" calcext:value-type="boolean">
            <text:p>VERDADERO</text:p>
          </table:table-cell>
          <table:table-cell table:formula="of:=[.F37]=[$'Fuente-Dashboard-v2'.F37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4-11" calcext:value-type="date">
            <text:p>11/04/20</text:p>
          </table:table-cell>
          <table:table-cell table:formula="of:=[$'Fuente-Dashboard-Departamentos-v2'.B38]+[$'Fuente-Dashboard-Departamentos-v2'.G38]+[$'Fuente-Dashboard-Departamentos-v2'.L38]+[$'Fuente-Dashboard-Departamentos-v2'.Q38]+[$'Fuente-Dashboard-Departamentos-v2'.V38]+[$'Fuente-Dashboard-Departamentos-v2'.AA38]+[$'Fuente-Dashboard-Departamentos-v2'.AF38]+[$'Fuente-Dashboard-Departamentos-v2'.AK38]+[$'Fuente-Dashboard-Departamentos-v2'.AP38]+[$'Fuente-Dashboard-Departamentos-v2'.AU38]+[$'Fuente-Dashboard-Departamentos-v2'.AZ38]+[$'Fuente-Dashboard-Departamentos-v2'.BE38]+[$'Fuente-Dashboard-Departamentos-v2'.BJ38]+[$'Fuente-Dashboard-Departamentos-v2'.BO38]+[$'Fuente-Dashboard-Departamentos-v2'.BT38]+[$'Fuente-Dashboard-Departamentos-v2'.BY38]+[$'Fuente-Dashboard-Departamentos-v2'.CD38]+[$'Fuente-Dashboard-Departamentos-v2'.CI38]+[$'Fuente-Dashboard-Departamentos-v2'.CN38]+[$'Fuente-Dashboard-Departamentos-v2'.CS38]+[$'Fuente-Dashboard-Departamentos-v2'.CX38]+[$'Fuente-Dashboard-Departamentos-v2'.DC38]+[$'Fuente-Dashboard-Departamentos-v2'.DH38]+[$'Fuente-Dashboard-Departamentos-v2'.DM38]+[$'Fuente-Dashboard-Departamentos-v2'.DR38]" office:value-type="float" office:value="5583" calcext:value-type="float">
            <text:p>5583</text:p>
          </table:table-cell>
          <table:table-cell table:formula="of:=[$'Fuente-Dashboard-Departamentos-v2'.C38]+[$'Fuente-Dashboard-Departamentos-v2'.H38]+[$'Fuente-Dashboard-Departamentos-v2'.M38]+[$'Fuente-Dashboard-Departamentos-v2'.R38]+[$'Fuente-Dashboard-Departamentos-v2'.W38]+[$'Fuente-Dashboard-Departamentos-v2'.AB38]+[$'Fuente-Dashboard-Departamentos-v2'.AG38]+[$'Fuente-Dashboard-Departamentos-v2'.AL38]+[$'Fuente-Dashboard-Departamentos-v2'.AQ38]+[$'Fuente-Dashboard-Departamentos-v2'.AV38]+[$'Fuente-Dashboard-Departamentos-v2'.BA38]+[$'Fuente-Dashboard-Departamentos-v2'.BF38]+[$'Fuente-Dashboard-Departamentos-v2'.BK38]+[$'Fuente-Dashboard-Departamentos-v2'.BP38]+[$'Fuente-Dashboard-Departamentos-v2'.BU38]+[$'Fuente-Dashboard-Departamentos-v2'.BZ38]+[$'Fuente-Dashboard-Departamentos-v2'.CE38]+[$'Fuente-Dashboard-Departamentos-v2'.CJ38]+[$'Fuente-Dashboard-Departamentos-v2'.CO38]+[$'Fuente-Dashboard-Departamentos-v2'.CT38]+[$'Fuente-Dashboard-Departamentos-v2'.CY38]+[$'Fuente-Dashboard-Departamentos-v2'.DD38]+[$'Fuente-Dashboard-Departamentos-v2'.DI38]+[$'Fuente-Dashboard-Departamentos-v2'.DN38]+[$'Fuente-Dashboard-Departamentos-v2'.DS38]" office:value-type="float" office:value="1752" calcext:value-type="float">
            <text:p>1752</text:p>
          </table:table-cell>
          <table:table-cell table:formula="of:=[$'Fuente-Dashboard-Departamentos-v2'.D38]+[$'Fuente-Dashboard-Departamentos-v2'.I38]+[$'Fuente-Dashboard-Departamentos-v2'.N38]+[$'Fuente-Dashboard-Departamentos-v2'.S38]+[$'Fuente-Dashboard-Departamentos-v2'.X38]+[$'Fuente-Dashboard-Departamentos-v2'.AC38]+[$'Fuente-Dashboard-Departamentos-v2'.AH38]+[$'Fuente-Dashboard-Departamentos-v2'.AM38]+[$'Fuente-Dashboard-Departamentos-v2'.AR38]+[$'Fuente-Dashboard-Departamentos-v2'.AW38]+[$'Fuente-Dashboard-Departamentos-v2'.BB38]+[$'Fuente-Dashboard-Departamentos-v2'.BG38]+[$'Fuente-Dashboard-Departamentos-v2'.BL38]+[$'Fuente-Dashboard-Departamentos-v2'.BQ38]+[$'Fuente-Dashboard-Departamentos-v2'.BV38]+[$'Fuente-Dashboard-Departamentos-v2'.CA38]+[$'Fuente-Dashboard-Departamentos-v2'.CF38]+[$'Fuente-Dashboard-Departamentos-v2'.CK38]+[$'Fuente-Dashboard-Departamentos-v2'.CP38]+[$'Fuente-Dashboard-Departamentos-v2'.CU38]+[$'Fuente-Dashboard-Departamentos-v2'.CZ38]+[$'Fuente-Dashboard-Departamentos-v2'.DE38]+[$'Fuente-Dashboard-Departamentos-v2'.DJ38]+[$'Fuente-Dashboard-Departamentos-v2'.DO38]+[$'Fuente-Dashboard-Departamentos-v2'.DT38]" office:value-type="float" office:value="184" calcext:value-type="float">
            <text:p>184</text:p>
          </table:table-cell>
          <table:table-cell table:formula="of:=[$'Fuente-Dashboard-Departamentos-v2'.E38]+[$'Fuente-Dashboard-Departamentos-v2'.J38]+[$'Fuente-Dashboard-Departamentos-v2'.O38]+[$'Fuente-Dashboard-Departamentos-v2'.T38]+[$'Fuente-Dashboard-Departamentos-v2'.Y38]+[$'Fuente-Dashboard-Departamentos-v2'.AD38]+[$'Fuente-Dashboard-Departamentos-v2'.AI38]+[$'Fuente-Dashboard-Departamentos-v2'.AN38]+[$'Fuente-Dashboard-Departamentos-v2'.AS38]+[$'Fuente-Dashboard-Departamentos-v2'.AX38]+[$'Fuente-Dashboard-Departamentos-v2'.BC38]+[$'Fuente-Dashboard-Departamentos-v2'.BH38]+[$'Fuente-Dashboard-Departamentos-v2'.BM38]+[$'Fuente-Dashboard-Departamentos-v2'.BR38]+[$'Fuente-Dashboard-Departamentos-v2'.BW38]+[$'Fuente-Dashboard-Departamentos-v2'.CB38]+[$'Fuente-Dashboard-Departamentos-v2'.CG38]+[$'Fuente-Dashboard-Departamentos-v2'.CL38]+[$'Fuente-Dashboard-Departamentos-v2'.CQ38]+[$'Fuente-Dashboard-Departamentos-v2'.CV38]+[$'Fuente-Dashboard-Departamentos-v2'.DA38]+[$'Fuente-Dashboard-Departamentos-v2'.DF38]+[$'Fuente-Dashboard-Departamentos-v2'.DK38]+[$'Fuente-Dashboard-Departamentos-v2'.DP38]+[$'Fuente-Dashboard-Departamentos-v2'.DU38]" office:value-type="float" office:value="7519" calcext:value-type="float">
            <text:p>7519</text:p>
          </table:table-cell>
          <table:table-cell table:formula="of:=[$'Fuente-Dashboard-Departamentos-v2'.F38]+[$'Fuente-Dashboard-Departamentos-v2'.K38]+[$'Fuente-Dashboard-Departamentos-v2'.P38]+[$'Fuente-Dashboard-Departamentos-v2'.U38]+[$'Fuente-Dashboard-Departamentos-v2'.Z38]+[$'Fuente-Dashboard-Departamentos-v2'.AE38]+[$'Fuente-Dashboard-Departamentos-v2'.AJ38]+[$'Fuente-Dashboard-Departamentos-v2'.AO38]+[$'Fuente-Dashboard-Departamentos-v2'.AT38]+[$'Fuente-Dashboard-Departamentos-v2'.AY38]+[$'Fuente-Dashboard-Departamentos-v2'.BD38]+[$'Fuente-Dashboard-Departamentos-v2'.BI38]+[$'Fuente-Dashboard-Departamentos-v2'.BN38]+[$'Fuente-Dashboard-Departamentos-v2'.BS38]+[$'Fuente-Dashboard-Departamentos-v2'.BX38]+[$'Fuente-Dashboard-Departamentos-v2'.CC38]+[$'Fuente-Dashboard-Departamentos-v2'.CH38]+[$'Fuente-Dashboard-Departamentos-v2'.CM38]+[$'Fuente-Dashboard-Departamentos-v2'.CR38]+[$'Fuente-Dashboard-Departamentos-v2'.CW38]+[$'Fuente-Dashboard-Departamentos-v2'.DB38]+[$'Fuente-Dashboard-Departamentos-v2'.DG38]+[$'Fuente-Dashboard-Departamentos-v2'.DL38]+[$'Fuente-Dashboard-Departamentos-v2'.DQ38]+[$'Fuente-Dashboard-Departamentos-v2'.DV38]" office:value-type="float" office:value="193" calcext:value-type="float">
            <text:p>193</text:p>
          </table:table-cell>
          <table:table-cell table:formula="of:=[.B38]=[$'Fuente-Dashboard-v2'.B38]" office:value-type="boolean" office:boolean-value="true" calcext:value-type="boolean">
            <text:p>VERDADERO</text:p>
          </table:table-cell>
          <table:table-cell table:formula="of:=[.C38]=[$'Fuente-Dashboard-v2'.C38]" office:value-type="boolean" office:boolean-value="true" calcext:value-type="boolean">
            <text:p>VERDADERO</text:p>
          </table:table-cell>
          <table:table-cell table:formula="of:=[.D38]=[$'Fuente-Dashboard-v2'.D38]" office:value-type="boolean" office:boolean-value="true" calcext:value-type="boolean">
            <text:p>VERDADERO</text:p>
          </table:table-cell>
          <table:table-cell table:formula="of:=[.E38]=[$'Fuente-Dashboard-v2'.E38]" office:value-type="boolean" office:boolean-value="true" calcext:value-type="boolean">
            <text:p>VERDADERO</text:p>
          </table:table-cell>
          <table:table-cell table:formula="of:=[.F38]=[$'Fuente-Dashboard-v2'.F38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4-12" calcext:value-type="date">
            <text:p>12/04/20</text:p>
          </table:table-cell>
          <table:table-cell table:formula="of:=[$'Fuente-Dashboard-Departamentos-v2'.B39]+[$'Fuente-Dashboard-Departamentos-v2'.G39]+[$'Fuente-Dashboard-Departamentos-v2'.L39]+[$'Fuente-Dashboard-Departamentos-v2'.Q39]+[$'Fuente-Dashboard-Departamentos-v2'.V39]+[$'Fuente-Dashboard-Departamentos-v2'.AA39]+[$'Fuente-Dashboard-Departamentos-v2'.AF39]+[$'Fuente-Dashboard-Departamentos-v2'.AK39]+[$'Fuente-Dashboard-Departamentos-v2'.AP39]+[$'Fuente-Dashboard-Departamentos-v2'.AU39]+[$'Fuente-Dashboard-Departamentos-v2'.AZ39]+[$'Fuente-Dashboard-Departamentos-v2'.BE39]+[$'Fuente-Dashboard-Departamentos-v2'.BJ39]+[$'Fuente-Dashboard-Departamentos-v2'.BO39]+[$'Fuente-Dashboard-Departamentos-v2'.BT39]+[$'Fuente-Dashboard-Departamentos-v2'.BY39]+[$'Fuente-Dashboard-Departamentos-v2'.CD39]+[$'Fuente-Dashboard-Departamentos-v2'.CI39]+[$'Fuente-Dashboard-Departamentos-v2'.CN39]+[$'Fuente-Dashboard-Departamentos-v2'.CS39]+[$'Fuente-Dashboard-Departamentos-v2'.CX39]+[$'Fuente-Dashboard-Departamentos-v2'.DC39]+[$'Fuente-Dashboard-Departamentos-v2'.DH39]+[$'Fuente-Dashboard-Departamentos-v2'.DM39]+[$'Fuente-Dashboard-Departamentos-v2'.DR39]" office:value-type="float" office:value="0" calcext:value-type="float">
            <text:p>0</text:p>
          </table:table-cell>
          <table:table-cell table:formula="of:=[$'Fuente-Dashboard-Departamentos-v2'.C39]+[$'Fuente-Dashboard-Departamentos-v2'.H39]+[$'Fuente-Dashboard-Departamentos-v2'.M39]+[$'Fuente-Dashboard-Departamentos-v2'.R39]+[$'Fuente-Dashboard-Departamentos-v2'.W39]+[$'Fuente-Dashboard-Departamentos-v2'.AB39]+[$'Fuente-Dashboard-Departamentos-v2'.AG39]+[$'Fuente-Dashboard-Departamentos-v2'.AL39]+[$'Fuente-Dashboard-Departamentos-v2'.AQ39]+[$'Fuente-Dashboard-Departamentos-v2'.AV39]+[$'Fuente-Dashboard-Departamentos-v2'.BA39]+[$'Fuente-Dashboard-Departamentos-v2'.BF39]+[$'Fuente-Dashboard-Departamentos-v2'.BK39]+[$'Fuente-Dashboard-Departamentos-v2'.BP39]+[$'Fuente-Dashboard-Departamentos-v2'.BU39]+[$'Fuente-Dashboard-Departamentos-v2'.BZ39]+[$'Fuente-Dashboard-Departamentos-v2'.CE39]+[$'Fuente-Dashboard-Departamentos-v2'.CJ39]+[$'Fuente-Dashboard-Departamentos-v2'.CO39]+[$'Fuente-Dashboard-Departamentos-v2'.CT39]+[$'Fuente-Dashboard-Departamentos-v2'.CY39]+[$'Fuente-Dashboard-Departamentos-v2'.DD39]+[$'Fuente-Dashboard-Departamentos-v2'.DI39]+[$'Fuente-Dashboard-Departamentos-v2'.DN39]+[$'Fuente-Dashboard-Departamentos-v2'.DS39]" office:value-type="float" office:value="0" calcext:value-type="float">
            <text:p>0</text:p>
          </table:table-cell>
          <table:table-cell table:formula="of:=[$'Fuente-Dashboard-Departamentos-v2'.D39]+[$'Fuente-Dashboard-Departamentos-v2'.I39]+[$'Fuente-Dashboard-Departamentos-v2'.N39]+[$'Fuente-Dashboard-Departamentos-v2'.S39]+[$'Fuente-Dashboard-Departamentos-v2'.X39]+[$'Fuente-Dashboard-Departamentos-v2'.AC39]+[$'Fuente-Dashboard-Departamentos-v2'.AH39]+[$'Fuente-Dashboard-Departamentos-v2'.AM39]+[$'Fuente-Dashboard-Departamentos-v2'.AR39]+[$'Fuente-Dashboard-Departamentos-v2'.AW39]+[$'Fuente-Dashboard-Departamentos-v2'.BB39]+[$'Fuente-Dashboard-Departamentos-v2'.BG39]+[$'Fuente-Dashboard-Departamentos-v2'.BL39]+[$'Fuente-Dashboard-Departamentos-v2'.BQ39]+[$'Fuente-Dashboard-Departamentos-v2'.BV39]+[$'Fuente-Dashboard-Departamentos-v2'.CA39]+[$'Fuente-Dashboard-Departamentos-v2'.CF39]+[$'Fuente-Dashboard-Departamentos-v2'.CK39]+[$'Fuente-Dashboard-Departamentos-v2'.CP39]+[$'Fuente-Dashboard-Departamentos-v2'.CU39]+[$'Fuente-Dashboard-Departamentos-v2'.CZ39]+[$'Fuente-Dashboard-Departamentos-v2'.DE39]+[$'Fuente-Dashboard-Departamentos-v2'.DJ39]+[$'Fuente-Dashboard-Departamentos-v2'.DO39]+[$'Fuente-Dashboard-Departamentos-v2'.DT39]" office:value-type="float" office:value="0" calcext:value-type="float">
            <text:p>0</text:p>
          </table:table-cell>
          <table:table-cell table:formula="of:=[$'Fuente-Dashboard-Departamentos-v2'.E39]+[$'Fuente-Dashboard-Departamentos-v2'.J39]+[$'Fuente-Dashboard-Departamentos-v2'.O39]+[$'Fuente-Dashboard-Departamentos-v2'.T39]+[$'Fuente-Dashboard-Departamentos-v2'.Y39]+[$'Fuente-Dashboard-Departamentos-v2'.AD39]+[$'Fuente-Dashboard-Departamentos-v2'.AI39]+[$'Fuente-Dashboard-Departamentos-v2'.AN39]+[$'Fuente-Dashboard-Departamentos-v2'.AS39]+[$'Fuente-Dashboard-Departamentos-v2'.AX39]+[$'Fuente-Dashboard-Departamentos-v2'.BC39]+[$'Fuente-Dashboard-Departamentos-v2'.BH39]+[$'Fuente-Dashboard-Departamentos-v2'.BM39]+[$'Fuente-Dashboard-Departamentos-v2'.BR39]+[$'Fuente-Dashboard-Departamentos-v2'.BW39]+[$'Fuente-Dashboard-Departamentos-v2'.CB39]+[$'Fuente-Dashboard-Departamentos-v2'.CG39]+[$'Fuente-Dashboard-Departamentos-v2'.CL39]+[$'Fuente-Dashboard-Departamentos-v2'.CQ39]+[$'Fuente-Dashboard-Departamentos-v2'.CV39]+[$'Fuente-Dashboard-Departamentos-v2'.DA39]+[$'Fuente-Dashboard-Departamentos-v2'.DF39]+[$'Fuente-Dashboard-Departamentos-v2'.DK39]+[$'Fuente-Dashboard-Departamentos-v2'.DP39]+[$'Fuente-Dashboard-Departamentos-v2'.DU39]" office:value-type="float" office:value="0" calcext:value-type="float">
            <text:p>0</text:p>
          </table:table-cell>
          <table:table-cell table:formula="of:=[$'Fuente-Dashboard-Departamentos-v2'.F39]+[$'Fuente-Dashboard-Departamentos-v2'.K39]+[$'Fuente-Dashboard-Departamentos-v2'.P39]+[$'Fuente-Dashboard-Departamentos-v2'.U39]+[$'Fuente-Dashboard-Departamentos-v2'.Z39]+[$'Fuente-Dashboard-Departamentos-v2'.AE39]+[$'Fuente-Dashboard-Departamentos-v2'.AJ39]+[$'Fuente-Dashboard-Departamentos-v2'.AO39]+[$'Fuente-Dashboard-Departamentos-v2'.AT39]+[$'Fuente-Dashboard-Departamentos-v2'.AY39]+[$'Fuente-Dashboard-Departamentos-v2'.BD39]+[$'Fuente-Dashboard-Departamentos-v2'.BI39]+[$'Fuente-Dashboard-Departamentos-v2'.BN39]+[$'Fuente-Dashboard-Departamentos-v2'.BS39]+[$'Fuente-Dashboard-Departamentos-v2'.BX39]+[$'Fuente-Dashboard-Departamentos-v2'.CC39]+[$'Fuente-Dashboard-Departamentos-v2'.CH39]+[$'Fuente-Dashboard-Departamentos-v2'.CM39]+[$'Fuente-Dashboard-Departamentos-v2'.CR39]+[$'Fuente-Dashboard-Departamentos-v2'.CW39]+[$'Fuente-Dashboard-Departamentos-v2'.DB39]+[$'Fuente-Dashboard-Departamentos-v2'.DG39]+[$'Fuente-Dashboard-Departamentos-v2'.DL39]+[$'Fuente-Dashboard-Departamentos-v2'.DQ39]+[$'Fuente-Dashboard-Departamentos-v2'.DV39]" office:value-type="float" office:value="0" calcext:value-type="float">
            <text:p>0</text:p>
          </table:table-cell>
          <table:table-cell table:formula="of:=[.B39]=[$'Fuente-Dashboard-v2'.B39]" office:value-type="boolean" office:boolean-value="true" calcext:value-type="boolean">
            <text:p>VERDADERO</text:p>
          </table:table-cell>
          <table:table-cell table:formula="of:=[.C39]=[$'Fuente-Dashboard-v2'.C39]" office:value-type="boolean" office:boolean-value="true" calcext:value-type="boolean">
            <text:p>VERDADERO</text:p>
          </table:table-cell>
          <table:table-cell table:formula="of:=[.D39]=[$'Fuente-Dashboard-v2'.D39]" office:value-type="boolean" office:boolean-value="true" calcext:value-type="boolean">
            <text:p>VERDADERO</text:p>
          </table:table-cell>
          <table:table-cell table:formula="of:=[.E39]=[$'Fuente-Dashboard-v2'.E39]" office:value-type="boolean" office:boolean-value="true" calcext:value-type="boolean">
            <text:p>VERDADERO</text:p>
          </table:table-cell>
          <table:table-cell table:formula="of:=[.F39]=[$'Fuente-Dashboard-v2'.F39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4-13" calcext:value-type="date">
            <text:p>13/04/20</text:p>
          </table:table-cell>
          <table:table-cell table:formula="of:=[$'Fuente-Dashboard-Departamentos-v2'.B40]+[$'Fuente-Dashboard-Departamentos-v2'.G40]+[$'Fuente-Dashboard-Departamentos-v2'.L40]+[$'Fuente-Dashboard-Departamentos-v2'.Q40]+[$'Fuente-Dashboard-Departamentos-v2'.V40]+[$'Fuente-Dashboard-Departamentos-v2'.AA40]+[$'Fuente-Dashboard-Departamentos-v2'.AF40]+[$'Fuente-Dashboard-Departamentos-v2'.AK40]+[$'Fuente-Dashboard-Departamentos-v2'.AP40]+[$'Fuente-Dashboard-Departamentos-v2'.AU40]+[$'Fuente-Dashboard-Departamentos-v2'.AZ40]+[$'Fuente-Dashboard-Departamentos-v2'.BE40]+[$'Fuente-Dashboard-Departamentos-v2'.BJ40]+[$'Fuente-Dashboard-Departamentos-v2'.BO40]+[$'Fuente-Dashboard-Departamentos-v2'.BT40]+[$'Fuente-Dashboard-Departamentos-v2'.BY40]+[$'Fuente-Dashboard-Departamentos-v2'.CD40]+[$'Fuente-Dashboard-Departamentos-v2'.CI40]+[$'Fuente-Dashboard-Departamentos-v2'.CN40]+[$'Fuente-Dashboard-Departamentos-v2'.CS40]+[$'Fuente-Dashboard-Departamentos-v2'.CX40]+[$'Fuente-Dashboard-Departamentos-v2'.DC40]+[$'Fuente-Dashboard-Departamentos-v2'.DH40]+[$'Fuente-Dashboard-Departamentos-v2'.DM40]+[$'Fuente-Dashboard-Departamentos-v2'.DR40]" office:value-type="float" office:value="6296" calcext:value-type="float">
            <text:p>6296</text:p>
          </table:table-cell>
          <table:table-cell table:formula="of:=[$'Fuente-Dashboard-Departamentos-v2'.C40]+[$'Fuente-Dashboard-Departamentos-v2'.H40]+[$'Fuente-Dashboard-Departamentos-v2'.M40]+[$'Fuente-Dashboard-Departamentos-v2'.R40]+[$'Fuente-Dashboard-Departamentos-v2'.W40]+[$'Fuente-Dashboard-Departamentos-v2'.AB40]+[$'Fuente-Dashboard-Departamentos-v2'.AG40]+[$'Fuente-Dashboard-Departamentos-v2'.AL40]+[$'Fuente-Dashboard-Departamentos-v2'.AQ40]+[$'Fuente-Dashboard-Departamentos-v2'.AV40]+[$'Fuente-Dashboard-Departamentos-v2'.BA40]+[$'Fuente-Dashboard-Departamentos-v2'.BF40]+[$'Fuente-Dashboard-Departamentos-v2'.BK40]+[$'Fuente-Dashboard-Departamentos-v2'.BP40]+[$'Fuente-Dashboard-Departamentos-v2'.BU40]+[$'Fuente-Dashboard-Departamentos-v2'.BZ40]+[$'Fuente-Dashboard-Departamentos-v2'.CE40]+[$'Fuente-Dashboard-Departamentos-v2'.CJ40]+[$'Fuente-Dashboard-Departamentos-v2'.CO40]+[$'Fuente-Dashboard-Departamentos-v2'.CT40]+[$'Fuente-Dashboard-Departamentos-v2'.CY40]+[$'Fuente-Dashboard-Departamentos-v2'.DD40]+[$'Fuente-Dashboard-Departamentos-v2'.DI40]+[$'Fuente-Dashboard-Departamentos-v2'.DN40]+[$'Fuente-Dashboard-Departamentos-v2'.DS40]" office:value-type="float" office:value="3776" calcext:value-type="float">
            <text:p>3776</text:p>
          </table:table-cell>
          <table:table-cell table:formula="of:=[$'Fuente-Dashboard-Departamentos-v2'.D40]+[$'Fuente-Dashboard-Departamentos-v2'.I40]+[$'Fuente-Dashboard-Departamentos-v2'.N40]+[$'Fuente-Dashboard-Departamentos-v2'.S40]+[$'Fuente-Dashboard-Departamentos-v2'.X40]+[$'Fuente-Dashboard-Departamentos-v2'.AC40]+[$'Fuente-Dashboard-Departamentos-v2'.AH40]+[$'Fuente-Dashboard-Departamentos-v2'.AM40]+[$'Fuente-Dashboard-Departamentos-v2'.AR40]+[$'Fuente-Dashboard-Departamentos-v2'.AW40]+[$'Fuente-Dashboard-Departamentos-v2'.BB40]+[$'Fuente-Dashboard-Departamentos-v2'.BG40]+[$'Fuente-Dashboard-Departamentos-v2'.BL40]+[$'Fuente-Dashboard-Departamentos-v2'.BQ40]+[$'Fuente-Dashboard-Departamentos-v2'.BV40]+[$'Fuente-Dashboard-Departamentos-v2'.CA40]+[$'Fuente-Dashboard-Departamentos-v2'.CF40]+[$'Fuente-Dashboard-Departamentos-v2'.CK40]+[$'Fuente-Dashboard-Departamentos-v2'.CP40]+[$'Fuente-Dashboard-Departamentos-v2'.CU40]+[$'Fuente-Dashboard-Departamentos-v2'.CZ40]+[$'Fuente-Dashboard-Departamentos-v2'.DE40]+[$'Fuente-Dashboard-Departamentos-v2'.DJ40]+[$'Fuente-Dashboard-Departamentos-v2'.DO40]+[$'Fuente-Dashboard-Departamentos-v2'.DT40]" office:value-type="float" office:value="231" calcext:value-type="float">
            <text:p>231</text:p>
          </table:table-cell>
          <table:table-cell table:formula="of:=[$'Fuente-Dashboard-Departamentos-v2'.E40]+[$'Fuente-Dashboard-Departamentos-v2'.J40]+[$'Fuente-Dashboard-Departamentos-v2'.O40]+[$'Fuente-Dashboard-Departamentos-v2'.T40]+[$'Fuente-Dashboard-Departamentos-v2'.Y40]+[$'Fuente-Dashboard-Departamentos-v2'.AD40]+[$'Fuente-Dashboard-Departamentos-v2'.AI40]+[$'Fuente-Dashboard-Departamentos-v2'.AN40]+[$'Fuente-Dashboard-Departamentos-v2'.AS40]+[$'Fuente-Dashboard-Departamentos-v2'.AX40]+[$'Fuente-Dashboard-Departamentos-v2'.BC40]+[$'Fuente-Dashboard-Departamentos-v2'.BH40]+[$'Fuente-Dashboard-Departamentos-v2'.BM40]+[$'Fuente-Dashboard-Departamentos-v2'.BR40]+[$'Fuente-Dashboard-Departamentos-v2'.BW40]+[$'Fuente-Dashboard-Departamentos-v2'.CB40]+[$'Fuente-Dashboard-Departamentos-v2'.CG40]+[$'Fuente-Dashboard-Departamentos-v2'.CL40]+[$'Fuente-Dashboard-Departamentos-v2'.CQ40]+[$'Fuente-Dashboard-Departamentos-v2'.CV40]+[$'Fuente-Dashboard-Departamentos-v2'.DA40]+[$'Fuente-Dashboard-Departamentos-v2'.DF40]+[$'Fuente-Dashboard-Departamentos-v2'.DK40]+[$'Fuente-Dashboard-Departamentos-v2'.DP40]+[$'Fuente-Dashboard-Departamentos-v2'.DU40]" office:value-type="float" office:value="10303" calcext:value-type="float">
            <text:p>10303</text:p>
          </table:table-cell>
          <table:table-cell table:formula="of:=[$'Fuente-Dashboard-Departamentos-v2'.F40]+[$'Fuente-Dashboard-Departamentos-v2'.K40]+[$'Fuente-Dashboard-Departamentos-v2'.P40]+[$'Fuente-Dashboard-Departamentos-v2'.U40]+[$'Fuente-Dashboard-Departamentos-v2'.Z40]+[$'Fuente-Dashboard-Departamentos-v2'.AE40]+[$'Fuente-Dashboard-Departamentos-v2'.AJ40]+[$'Fuente-Dashboard-Departamentos-v2'.AO40]+[$'Fuente-Dashboard-Departamentos-v2'.AT40]+[$'Fuente-Dashboard-Departamentos-v2'.AY40]+[$'Fuente-Dashboard-Departamentos-v2'.BD40]+[$'Fuente-Dashboard-Departamentos-v2'.BI40]+[$'Fuente-Dashboard-Departamentos-v2'.BN40]+[$'Fuente-Dashboard-Departamentos-v2'.BS40]+[$'Fuente-Dashboard-Departamentos-v2'.BX40]+[$'Fuente-Dashboard-Departamentos-v2'.CC40]+[$'Fuente-Dashboard-Departamentos-v2'.CH40]+[$'Fuente-Dashboard-Departamentos-v2'.CM40]+[$'Fuente-Dashboard-Departamentos-v2'.CR40]+[$'Fuente-Dashboard-Departamentos-v2'.CW40]+[$'Fuente-Dashboard-Departamentos-v2'.DB40]+[$'Fuente-Dashboard-Departamentos-v2'.DG40]+[$'Fuente-Dashboard-Departamentos-v2'.DL40]+[$'Fuente-Dashboard-Departamentos-v2'.DQ40]+[$'Fuente-Dashboard-Departamentos-v2'.DV40]" office:value-type="float" office:value="230" calcext:value-type="float">
            <text:p>230</text:p>
          </table:table-cell>
          <table:table-cell table:formula="of:=[.B40]=[$'Fuente-Dashboard-v2'.B40]" office:value-type="boolean" office:boolean-value="true" calcext:value-type="boolean">
            <text:p>VERDADERO</text:p>
          </table:table-cell>
          <table:table-cell table:formula="of:=[.C40]=[$'Fuente-Dashboard-v2'.C40]" office:value-type="boolean" office:boolean-value="true" calcext:value-type="boolean">
            <text:p>VERDADERO</text:p>
          </table:table-cell>
          <table:table-cell table:formula="of:=[.D40]=[$'Fuente-Dashboard-v2'.D40]" office:value-type="boolean" office:boolean-value="true" calcext:value-type="boolean">
            <text:p>VERDADERO</text:p>
          </table:table-cell>
          <table:table-cell table:formula="of:=[.E40]=[$'Fuente-Dashboard-v2'.E40]" office:value-type="boolean" office:boolean-value="true" calcext:value-type="boolean">
            <text:p>VERDADERO</text:p>
          </table:table-cell>
          <table:table-cell table:formula="of:=[.F40]=[$'Fuente-Dashboard-v2'.F40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4-14" calcext:value-type="date">
            <text:p>14/04/20</text:p>
          </table:table-cell>
          <table:table-cell table:formula="of:=[$'Fuente-Dashboard-Departamentos-v2'.B41]+[$'Fuente-Dashboard-Departamentos-v2'.G41]+[$'Fuente-Dashboard-Departamentos-v2'.L41]+[$'Fuente-Dashboard-Departamentos-v2'.Q41]+[$'Fuente-Dashboard-Departamentos-v2'.V41]+[$'Fuente-Dashboard-Departamentos-v2'.AA41]+[$'Fuente-Dashboard-Departamentos-v2'.AF41]+[$'Fuente-Dashboard-Departamentos-v2'.AK41]+[$'Fuente-Dashboard-Departamentos-v2'.AP41]+[$'Fuente-Dashboard-Departamentos-v2'.AU41]+[$'Fuente-Dashboard-Departamentos-v2'.AZ41]+[$'Fuente-Dashboard-Departamentos-v2'.BE41]+[$'Fuente-Dashboard-Departamentos-v2'.BJ41]+[$'Fuente-Dashboard-Departamentos-v2'.BO41]+[$'Fuente-Dashboard-Departamentos-v2'.BT41]+[$'Fuente-Dashboard-Departamentos-v2'.BY41]+[$'Fuente-Dashboard-Departamentos-v2'.CD41]+[$'Fuente-Dashboard-Departamentos-v2'.CI41]+[$'Fuente-Dashboard-Departamentos-v2'.CN41]+[$'Fuente-Dashboard-Departamentos-v2'.CS41]+[$'Fuente-Dashboard-Departamentos-v2'.CX41]+[$'Fuente-Dashboard-Departamentos-v2'.DC41]+[$'Fuente-Dashboard-Departamentos-v2'.DH41]+[$'Fuente-Dashboard-Departamentos-v2'.DM41]+[$'Fuente-Dashboard-Departamentos-v2'.DR41]" office:value-type="float" office:value="6820" calcext:value-type="float">
            <text:p>6820</text:p>
          </table:table-cell>
          <table:table-cell table:formula="of:=[$'Fuente-Dashboard-Departamentos-v2'.C41]+[$'Fuente-Dashboard-Departamentos-v2'.H41]+[$'Fuente-Dashboard-Departamentos-v2'.M41]+[$'Fuente-Dashboard-Departamentos-v2'.R41]+[$'Fuente-Dashboard-Departamentos-v2'.W41]+[$'Fuente-Dashboard-Departamentos-v2'.AB41]+[$'Fuente-Dashboard-Departamentos-v2'.AG41]+[$'Fuente-Dashboard-Departamentos-v2'.AL41]+[$'Fuente-Dashboard-Departamentos-v2'.AQ41]+[$'Fuente-Dashboard-Departamentos-v2'.AV41]+[$'Fuente-Dashboard-Departamentos-v2'.BA41]+[$'Fuente-Dashboard-Departamentos-v2'.BF41]+[$'Fuente-Dashboard-Departamentos-v2'.BK41]+[$'Fuente-Dashboard-Departamentos-v2'.BP41]+[$'Fuente-Dashboard-Departamentos-v2'.BU41]+[$'Fuente-Dashboard-Departamentos-v2'.BZ41]+[$'Fuente-Dashboard-Departamentos-v2'.CE41]+[$'Fuente-Dashboard-Departamentos-v2'.CJ41]+[$'Fuente-Dashboard-Departamentos-v2'.CO41]+[$'Fuente-Dashboard-Departamentos-v2'.CT41]+[$'Fuente-Dashboard-Departamentos-v2'.CY41]+[$'Fuente-Dashboard-Departamentos-v2'.DD41]+[$'Fuente-Dashboard-Departamentos-v2'.DI41]+[$'Fuente-Dashboard-Departamentos-v2'.DN41]+[$'Fuente-Dashboard-Departamentos-v2'.DS41]" office:value-type="float" office:value="4655" calcext:value-type="float">
            <text:p>4655</text:p>
          </table:table-cell>
          <table:table-cell table:formula="of:=[$'Fuente-Dashboard-Departamentos-v2'.D41]+[$'Fuente-Dashboard-Departamentos-v2'.I41]+[$'Fuente-Dashboard-Departamentos-v2'.N41]+[$'Fuente-Dashboard-Departamentos-v2'.S41]+[$'Fuente-Dashboard-Departamentos-v2'.X41]+[$'Fuente-Dashboard-Departamentos-v2'.AC41]+[$'Fuente-Dashboard-Departamentos-v2'.AH41]+[$'Fuente-Dashboard-Departamentos-v2'.AM41]+[$'Fuente-Dashboard-Departamentos-v2'.AR41]+[$'Fuente-Dashboard-Departamentos-v2'.AW41]+[$'Fuente-Dashboard-Departamentos-v2'.BB41]+[$'Fuente-Dashboard-Departamentos-v2'.BG41]+[$'Fuente-Dashboard-Departamentos-v2'.BL41]+[$'Fuente-Dashboard-Departamentos-v2'.BQ41]+[$'Fuente-Dashboard-Departamentos-v2'.BV41]+[$'Fuente-Dashboard-Departamentos-v2'.CA41]+[$'Fuente-Dashboard-Departamentos-v2'.CF41]+[$'Fuente-Dashboard-Departamentos-v2'.CK41]+[$'Fuente-Dashboard-Departamentos-v2'.CP41]+[$'Fuente-Dashboard-Departamentos-v2'.CU41]+[$'Fuente-Dashboard-Departamentos-v2'.CZ41]+[$'Fuente-Dashboard-Departamentos-v2'.DE41]+[$'Fuente-Dashboard-Departamentos-v2'.DJ41]+[$'Fuente-Dashboard-Departamentos-v2'.DO41]+[$'Fuente-Dashboard-Departamentos-v2'.DT41]" office:value-type="float" office:value="0" calcext:value-type="float">
            <text:p>0</text:p>
          </table:table-cell>
          <table:table-cell table:formula="of:=[$'Fuente-Dashboard-Departamentos-v2'.E41]+[$'Fuente-Dashboard-Departamentos-v2'.J41]+[$'Fuente-Dashboard-Departamentos-v2'.O41]+[$'Fuente-Dashboard-Departamentos-v2'.T41]+[$'Fuente-Dashboard-Departamentos-v2'.Y41]+[$'Fuente-Dashboard-Departamentos-v2'.AD41]+[$'Fuente-Dashboard-Departamentos-v2'.AI41]+[$'Fuente-Dashboard-Departamentos-v2'.AN41]+[$'Fuente-Dashboard-Departamentos-v2'.AS41]+[$'Fuente-Dashboard-Departamentos-v2'.AX41]+[$'Fuente-Dashboard-Departamentos-v2'.BC41]+[$'Fuente-Dashboard-Departamentos-v2'.BH41]+[$'Fuente-Dashboard-Departamentos-v2'.BM41]+[$'Fuente-Dashboard-Departamentos-v2'.BR41]+[$'Fuente-Dashboard-Departamentos-v2'.BW41]+[$'Fuente-Dashboard-Departamentos-v2'.CB41]+[$'Fuente-Dashboard-Departamentos-v2'.CG41]+[$'Fuente-Dashboard-Departamentos-v2'.CL41]+[$'Fuente-Dashboard-Departamentos-v2'.CQ41]+[$'Fuente-Dashboard-Departamentos-v2'.CV41]+[$'Fuente-Dashboard-Departamentos-v2'.DA41]+[$'Fuente-Dashboard-Departamentos-v2'.DF41]+[$'Fuente-Dashboard-Departamentos-v2'.DK41]+[$'Fuente-Dashboard-Departamentos-v2'.DP41]+[$'Fuente-Dashboard-Departamentos-v2'.DU41]" office:value-type="float" office:value="11475" calcext:value-type="float">
            <text:p>11475</text:p>
          </table:table-cell>
          <table:table-cell table:formula="of:=[$'Fuente-Dashboard-Departamentos-v2'.F41]+[$'Fuente-Dashboard-Departamentos-v2'.K41]+[$'Fuente-Dashboard-Departamentos-v2'.P41]+[$'Fuente-Dashboard-Departamentos-v2'.U41]+[$'Fuente-Dashboard-Departamentos-v2'.Z41]+[$'Fuente-Dashboard-Departamentos-v2'.AE41]+[$'Fuente-Dashboard-Departamentos-v2'.AJ41]+[$'Fuente-Dashboard-Departamentos-v2'.AO41]+[$'Fuente-Dashboard-Departamentos-v2'.AT41]+[$'Fuente-Dashboard-Departamentos-v2'.AY41]+[$'Fuente-Dashboard-Departamentos-v2'.BD41]+[$'Fuente-Dashboard-Departamentos-v2'.BI41]+[$'Fuente-Dashboard-Departamentos-v2'.BN41]+[$'Fuente-Dashboard-Departamentos-v2'.BS41]+[$'Fuente-Dashboard-Departamentos-v2'.BX41]+[$'Fuente-Dashboard-Departamentos-v2'.CC41]+[$'Fuente-Dashboard-Departamentos-v2'.CH41]+[$'Fuente-Dashboard-Departamentos-v2'.CM41]+[$'Fuente-Dashboard-Departamentos-v2'.CR41]+[$'Fuente-Dashboard-Departamentos-v2'.CW41]+[$'Fuente-Dashboard-Departamentos-v2'.DB41]+[$'Fuente-Dashboard-Departamentos-v2'.DG41]+[$'Fuente-Dashboard-Departamentos-v2'.DL41]+[$'Fuente-Dashboard-Departamentos-v2'.DQ41]+[$'Fuente-Dashboard-Departamentos-v2'.DV41]" office:value-type="float" office:value="254" calcext:value-type="float">
            <text:p>254</text:p>
          </table:table-cell>
          <table:table-cell table:formula="of:=[.B41]=[$'Fuente-Dashboard-v2'.B41]" office:value-type="boolean" office:boolean-value="true" calcext:value-type="boolean">
            <text:p>VERDADERO</text:p>
          </table:table-cell>
          <table:table-cell table:formula="of:=[.C41]=[$'Fuente-Dashboard-v2'.C41]" office:value-type="boolean" office:boolean-value="true" calcext:value-type="boolean">
            <text:p>VERDADERO</text:p>
          </table:table-cell>
          <table:table-cell table:formula="of:=[.D41]=[$'Fuente-Dashboard-v2'.D41]" office:value-type="boolean" office:boolean-value="true" calcext:value-type="boolean">
            <text:p>VERDADERO</text:p>
          </table:table-cell>
          <table:table-cell table:formula="of:=[.E41]=[$'Fuente-Dashboard-v2'.E41]" office:value-type="boolean" office:boolean-value="true" calcext:value-type="boolean">
            <text:p>VERDADERO</text:p>
          </table:table-cell>
          <table:table-cell table:formula="of:=[.F41]=[$'Fuente-Dashboard-v2'.F41]" office:value-type="boolean" office:boolean-value="true" calcext:value-type="boolean">
            <text:p>VERDADERO</text:p>
          </table:table-cell>
          <table:table-cell/>
        </table:table-row>
      </table:table>
      <table:table table:name="Fuente-PETM" table:style-name="ta1">
        <office:forms form:automatic-focus="false" form:apply-design-mode="false"/>
        <table:table-column table:style-name="co5" table:default-cell-style-name="Default"/>
        <table:table-column table:style-name="co49" table:default-cell-style-name="ce3"/>
        <table:table-column table:style-name="co50" table:default-cell-style-name="ce3"/>
        <table:table-column table:style-name="co51" table:default-cell-style-name="ce3"/>
        <table:table-column table:style-name="co52" table:default-cell-style-name="ce3"/>
        <table:table-column table:style-name="co5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Casos nuevos</text:p>
          </table:table-cell>
          <table:table-cell office:value-type="string" calcext:value-type="string">
            <text:p>Casos totales</text:p>
          </table:table-cell>
          <table:table-cell office:value-type="string" calcext:value-type="string">
            <text:p>Recuperados</text:p>
          </table:table-cell>
          <table:table-cell office:value-type="string" calcext:value-type="string">
            <text:p>Fallecidos</text:p>
          </table:table-cell>
          <table:table-cell office:value-type="string" calcext:value-type="string">
            <text:p>Nota</text:p>
          </table:table-cell>
        </table:table-row>
        <table:table-row table:style-name="ro1">
          <table:table-cell table:style-name="ce2" office:value-type="date" office:date-value="2020-03-06" calcext:value-type="date">
            <text:p>06/03/2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date" office:date-value="2020-03-07" calcext:value-type="date">
            <text:p>07/03/2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date" office:date-value="2020-03-08" calcext:value-type="date">
            <text:p>08/03/2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date" office:date-value="2020-03-09" calcext:value-type="date">
            <text:p>09/03/2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date" office:date-value="2020-03-10" calcext:value-type="date">
            <text:p>10/03/20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date" office:date-value="2020-03-11" calcext:value-type="date">
            <text:p>11/03/20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date" office:date-value="2020-03-12" calcext:value-type="date">
            <text:p>12/03/20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date" office:date-value="2020-03-13" calcext:value-type="date">
            <text:p>13/03/20</text:p>
          </table:table-cell>
          <table:table-cell office:value-type="float" office:value="16" calcext:value-type="float">
            <text:p>16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date" office:date-value="2020-03-14" calcext:value-type="date">
            <text:p>14/03/20</text:p>
          </table:table-cell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date" office:date-value="2020-03-15" calcext:value-type="date">
            <text:p>15/03/20</text:p>
          </table:table-cell>
          <table:table-cell office:value-type="float" office:value="28" calcext:value-type="float">
            <text:p>28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date" office:date-value="2020-03-16" calcext:value-type="date">
            <text:p>16/03/20</text:p>
          </table:table-cell>
          <table:table-cell office:value-type="float" office:value="15" calcext:value-type="float">
            <text:p>15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date" office:date-value="2020-03-17" calcext:value-type="date">
            <text:p>17/03/20</text:p>
          </table:table-cell>
          <table:table-cell office:value-type="float" office:value="31" calcext:value-type="float">
            <text:p>31</text:p>
          </table:table-cell>
          <table:table-cell office:value-type="float" office:value="117" calcext:value-type="float">
            <text:p>117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date" office:date-value="2020-03-18" calcext:value-type="date">
            <text:p>18/03/20</text:p>
          </table:table-cell>
          <table:table-cell office:value-type="float" office:value="28" calcext:value-type="float">
            <text:p>28</text:p>
          </table:table-cell>
          <table:table-cell office:value-type="float" office:value="145" calcext:value-type="float">
            <text:p>14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date" office:date-value="2020-03-19" calcext:value-type="date">
            <text:p>19/03/20</text:p>
          </table:table-cell>
          <table:table-cell office:value-type="float" office:value="89" calcext:value-type="float">
            <text:p>89</text:p>
          </table:table-cell>
          <table:table-cell office:value-type="float" office:value="234" calcext:value-type="float">
            <text:p>23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stá reportada en la aplicación como 20 de marzo, pero claramente es un error en la fecha</text:p>
          </table:table-cell>
        </table:table-row>
        <table:table-row table:style-name="ro1">
          <table:table-cell table:style-name="ce2" office:value-type="date" office:date-value="2020-03-20" calcext:value-type="date">
            <text:p>20/03/20</text:p>
          </table:table-cell>
          <table:table-cell office:value-type="float" office:value="29" calcext:value-type="float">
            <text:p>29</text:p>
          </table:table-cell>
          <table:table-cell office:value-type="float" office:value="263" calcext:value-type="float">
            <text:p>26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2" office:value-type="date" office:date-value="2020-03-21" calcext:value-type="date">
            <text:p>21/03/20</text:p>
          </table:table-cell>
          <table:table-cell office:value-type="float" office:value="54" calcext:value-type="float">
            <text:p>54</text:p>
          </table:table-cell>
          <table:table-cell office:value-type="float" office:value="317" calcext:value-type="float">
            <text:p>31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" office:value-type="date" office:date-value="2020-03-22" calcext:value-type="date">
            <text:p>22/03/20</text:p>
          </table:table-cell>
          <table:table-cell office:value-type="float" office:value="43" calcext:value-type="float">
            <text:p>43</text:p>
          </table:table-cell>
          <table:table-cell office:value-type="float" office:value="360" calcext:value-type="float">
            <text:p>36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" office:value-type="date" office:date-value="2020-03-23" calcext:value-type="date">
            <text:p>23/03/20</text:p>
          </table:table-cell>
          <table:table-cell office:value-type="float" office:value="35" calcext:value-type="float">
            <text:p>35</text:p>
          </table:table-cell>
          <table:table-cell office:value-type="float" office:value="395" calcext:value-type="float">
            <text:p>39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table:style-name="ce2" office:value-type="date" office:date-value="2020-03-24" calcext:value-type="date">
            <text:p>24/03/20</text:p>
          </table:table-cell>
          <table:table-cell office:value-type="float" office:value="21" calcext:value-type="float">
            <text:p>21</text:p>
          </table:table-cell>
          <table:table-cell office:value-type="float" office:value="416" calcext:value-type="float">
            <text:p>416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table:style-name="ce2" office:value-type="date" office:date-value="2020-03-25" calcext:value-type="date">
            <text:p>25/03/20</text:p>
          </table:table-cell>
          <table:table-cell office:value-type="float" office:value="64" calcext:value-type="float">
            <text:p>64</text:p>
          </table:table-cell>
          <table:table-cell office:value-type="float" office:value="480" calcext:value-type="float">
            <text:p>48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table:style-name="ce2" office:value-type="date" office:date-value="2020-03-26" calcext:value-type="date">
            <text:p>26/03/20</text:p>
          </table:table-cell>
          <table:table-cell table:style-name="ce12" table:formula="of:=[.C22]-[.C21]" office:value-type="float" office:value="100" calcext:value-type="float">
            <text:p>100</text:p>
          </table:table-cell>
          <table:table-cell table:style-name="ce12" table:formula="of:=[.C23]-[.B23]" office:value-type="float" office:value="580" calcext:value-type="float">
            <text:p>580</text:p>
          </table:table-cell>
          <table:table-cell table:style-name="ce12" table:formula="of:=[.D23]" office:value-type="float" office:value="14" calcext:value-type="float">
            <text:p>14</text:p>
          </table:table-cell>
          <table:table-cell table:style-name="ce12" table:formula="of:=[.E23]" office:value-type="float" office:value="18" calcext:value-type="float">
            <text:p>18</text:p>
          </table:table-cell>
          <table:table-cell office:value-type="string" calcext:value-type="string">
            <text:p>Los datos reportados para el 26 son exactamente los mismos del 27, como no coincide la suma de día anterior + nuevos, se considera el 26 como error en datos, y los actuales son la resta del día siguiente respecto a los nuevos casos reportados, y duplicamos recuperados y fallecidos.</text:p>
          </table:table-cell>
        </table:table-row>
        <table:table-row table:style-name="ro1">
          <table:table-cell table:style-name="ce2" office:value-type="date" office:date-value="2020-03-27" calcext:value-type="date">
            <text:p>27/03/20</text:p>
          </table:table-cell>
          <table:table-cell office:value-type="float" office:value="55" calcext:value-type="float">
            <text:p>55</text:p>
          </table:table-cell>
          <table:table-cell office:value-type="float" office:value="635" calcext:value-type="float">
            <text:p>635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table:style-name="ce2" office:value-type="date" office:date-value="2020-03-28" calcext:value-type="date">
            <text:p>28/03/20</text:p>
          </table:table-cell>
          <table:table-cell office:value-type="float" office:value="36" calcext:value-type="float">
            <text:p>36</text:p>
          </table:table-cell>
          <table:table-cell office:value-type="float" office:value="671" calcext:value-type="float">
            <text:p>671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table:style-name="ce2" office:value-type="date" office:date-value="2020-03-29" calcext:value-type="date">
            <text:p>29/03/20</text:p>
          </table:table-cell>
          <table:table-cell office:value-type="float" office:value="181" calcext:value-type="float">
            <text:p>181</text:p>
          </table:table-cell>
          <table:table-cell office:value-type="float" office:value="852" calcext:value-type="float">
            <text:p>852</text:p>
          </table:table-cell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table:style-name="ce2" office:value-type="date" office:date-value="2020-03-30" calcext:value-type="date">
            <text:p>30/03/20</text:p>
          </table:table-cell>
          <table:table-cell office:value-type="float" office:value="98" calcext:value-type="float">
            <text:p>98</text:p>
          </table:table-cell>
          <table:table-cell office:value-type="float" office:value="950" calcext:value-type="float">
            <text:p>950</text:p>
          </table:table-cell>
          <table:table-cell office:value-type="float" office:value="53" calcext:value-type="float">
            <text:p>53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table:style-name="ce2" office:value-type="date" office:date-value="2020-03-31" calcext:value-type="date">
            <text:p>31/03/20</text:p>
          </table:table-cell>
          <table:table-cell office:value-type="float" office:value="115" calcext:value-type="float">
            <text:p>115</text:p>
          </table:table-cell>
          <table:table-cell office:value-type="float" office:value="1065" calcext:value-type="float">
            <text:p>1065</text:p>
          </table:table-cell>
          <table:table-cell office:value-type="float" office:value="394" calcext:value-type="float">
            <text:p>394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table:style-name="ce2" office:value-type="date" office:date-value="2020-04-01" calcext:value-type="date">
            <text:p>01/04/20</text:p>
          </table:table-cell>
          <table:table-cell office:value-type="float" office:value="258" calcext:value-type="float">
            <text:p>258</text:p>
          </table:table-cell>
          <table:table-cell office:value-type="float" office:value="1323" calcext:value-type="float">
            <text:p>1323</text:p>
          </table:table-cell>
          <table:table-cell office:value-type="float" office:value="447" calcext:value-type="float">
            <text:p>447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table:style-name="ce2" office:value-type="date" office:date-value="2020-04-02" calcext:value-type="date">
            <text:p>02/04/20</text:p>
          </table:table-cell>
          <table:table-cell office:value-type="float" office:value="91" calcext:value-type="float">
            <text:p>91</text:p>
          </table:table-cell>
          <table:table-cell office:value-type="float" office:value="1414" calcext:value-type="float">
            <text:p>1414</text:p>
          </table:table-cell>
          <table:table-cell office:value-type="float" office:value="537" calcext:value-type="float">
            <text:p>537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table:style-name="ce2" office:value-type="date" office:date-value="2020-04-03" calcext:value-type="date">
            <text:p>03/04/20</text:p>
          </table:table-cell>
          <table:table-cell office:value-type="float" office:value="181" calcext:value-type="float">
            <text:p>181</text:p>
          </table:table-cell>
          <table:table-cell office:value-type="float" office:value="1595" calcext:value-type="float">
            <text:p>1595</text:p>
          </table:table-cell>
          <table:table-cell office:value-type="float" office:value="627" calcext:value-type="float">
            <text:p>627</text:p>
          </table:table-cell>
          <table:table-cell office:value-type="float" office:value="55" calcext:value-type="float">
            <text:p>55</text:p>
          </table:table-cell>
          <table:table-cell/>
        </table:table-row>
        <table:table-row table:style-name="ro1">
          <table:table-cell table:style-name="ce2" office:value-type="date" office:date-value="2020-04-04" calcext:value-type="date">
            <text:p>04/04/20</text:p>
          </table:table-cell>
          <table:table-cell office:value-type="float" office:value="151" calcext:value-type="float">
            <text:p>151</text:p>
          </table:table-cell>
          <table:table-cell office:value-type="float" office:value="1746" calcext:value-type="float">
            <text:p>1746</text:p>
          </table:table-cell>
          <table:table-cell office:value-type="float" office:value="914" calcext:value-type="float">
            <text:p>914</text:p>
          </table:table-cell>
          <table:table-cell office:value-type="float" office:value="73" calcext:value-type="float">
            <text:p>73</text:p>
          </table:table-cell>
          <table:table-cell/>
        </table:table-row>
        <table:table-row table:style-name="ro1">
          <table:table-cell table:style-name="ce2" office:value-type="date" office:date-value="2020-04-05" calcext:value-type="date">
            <text:p>05/04/20</text:p>
          </table:table-cell>
          <table:table-cell office:value-type="float" office:value="535" calcext:value-type="float">
            <text:p>535</text:p>
          </table:table-cell>
          <table:table-cell office:value-type="float" office:value="2281" calcext:value-type="float">
            <text:p>2281</text:p>
          </table:table-cell>
          <table:table-cell office:value-type="float" office:value="914" calcext:value-type="float">
            <text:p>914</text:p>
          </table:table-cell>
          <table:table-cell office:value-type="float" office:value="83" calcext:value-type="float">
            <text:p>83</text:p>
          </table:table-cell>
          <table:table-cell/>
        </table:table-row>
        <table:table-row table:style-name="ro1">
          <table:table-cell table:style-name="ce2" office:value-type="date" office:date-value="2020-04-06" calcext:value-type="date">
            <text:p>06/04/20</text:p>
          </table:table-cell>
          <table:table-cell office:value-type="float" office:value="280" calcext:value-type="float">
            <text:p>280</text:p>
          </table:table-cell>
          <table:table-cell office:value-type="float" office:value="2561" calcext:value-type="float">
            <text:p>2561</text:p>
          </table:table-cell>
          <table:table-cell office:value-type="float" office:value="997" calcext:value-type="float">
            <text:p>997</text:p>
          </table:table-cell>
          <table:table-cell office:value-type="float" office:value="92" calcext:value-type="float">
            <text:p>92</text:p>
          </table:table-cell>
          <table:table-cell/>
        </table:table-row>
        <table:table-row table:style-name="ro1">
          <table:table-cell table:style-name="ce2" office:value-type="date" office:date-value="2020-04-07" calcext:value-type="date">
            <text:p>07/04/20</text:p>
          </table:table-cell>
          <table:table-cell office:value-type="float" office:value="393" calcext:value-type="float">
            <text:p>393</text:p>
          </table:table-cell>
          <table:table-cell office:value-type="float" office:value="2954" calcext:value-type="float">
            <text:p>2954</text:p>
          </table:table-cell>
          <table:table-cell office:value-type="float" office:value="997" calcext:value-type="float">
            <text:p>997</text:p>
          </table:table-cell>
          <table:table-cell office:value-type="float" office:value="107" calcext:value-type="float">
            <text:p>107</text:p>
          </table:table-cell>
          <table:table-cell/>
        </table:table-row>
        <table:table-row table:style-name="ro1">
          <table:table-cell table:style-name="ce2" office:value-type="date" office:date-value="2020-04-08" calcext:value-type="date">
            <text:p>08/04/20</text:p>
          </table:table-cell>
          <table:table-cell office:value-type="float" office:value="1388" calcext:value-type="float">
            <text:p>1388</text:p>
          </table:table-cell>
          <table:table-cell office:value-type="float" office:value="4342" calcext:value-type="float">
            <text:p>4342</text:p>
          </table:table-cell>
          <table:table-cell office:value-type="float" office:value="1333" calcext:value-type="float">
            <text:p>1333</text:p>
          </table:table-cell>
          <table:table-cell office:value-type="float" office:value="121" calcext:value-type="float">
            <text:p>121</text:p>
          </table:table-cell>
          <table:table-cell/>
        </table:table-row>
        <table:table-row table:style-name="ro1">
          <table:table-cell table:style-name="ce2" office:value-type="date" office:date-value="2020-04-09" calcext:value-type="date">
            <text:p>09/04/20</text:p>
          </table:table-cell>
          <table:table-cell office:value-type="float" office:value="914" calcext:value-type="float">
            <text:p>914</text:p>
          </table:table-cell>
          <table:table-cell office:value-type="float" office:value="5256" calcext:value-type="float">
            <text:p>5256</text:p>
          </table:table-cell>
          <table:table-cell office:value-type="float" office:value="1438" calcext:value-type="float">
            <text:p>1438</text:p>
          </table:table-cell>
          <table:table-cell office:value-type="float" office:value="138" calcext:value-type="float">
            <text:p>138</text:p>
          </table:table-cell>
          <table:table-cell/>
        </table:table-row>
        <table:table-row table:style-name="ro1">
          <table:table-cell table:style-name="ce2" office:value-type="date" office:date-value="2020-04-10" calcext:value-type="date">
            <text:p>10/04/20</text:p>
          </table:table-cell>
          <table:table-cell office:value-type="float" office:value="641" calcext:value-type="float">
            <text:p>641</text:p>
          </table:table-cell>
          <table:table-cell office:value-type="float" office:value="5897" calcext:value-type="float">
            <text:p>5897</text:p>
          </table:table-cell>
          <table:table-cell office:value-type="float" office:value="1569" calcext:value-type="float">
            <text:p>1569</text:p>
          </table:table-cell>
          <table:table-cell office:value-type="float" office:value="169" calcext:value-type="float">
            <text:p>169</text:p>
          </table:table-cell>
          <table:table-cell/>
        </table:table-row>
        <table:table-row table:style-name="ro1">
          <table:table-cell table:style-name="ce2" office:value-type="date" office:date-value="2020-04-11" calcext:value-type="date">
            <text:p>11/04/20</text:p>
          </table:table-cell>
          <table:table-cell office:value-type="float" office:value="951" calcext:value-type="float">
            <text:p>951</text:p>
          </table:table-cell>
          <table:table-cell office:value-type="float" office:value="6848" calcext:value-type="float">
            <text:p>6848</text:p>
          </table:table-cell>
          <table:table-cell office:value-type="float" office:value="1739" calcext:value-type="float">
            <text:p>1739</text:p>
          </table:table-cell>
          <table:table-cell office:value-type="float" office:value="181" calcext:value-type="float">
            <text:p>181</text:p>
          </table:table-cell>
          <table:table-cell/>
        </table:table-row>
        <table:table-row table:style-name="ro1">
          <table:table-cell table:style-name="ce2" office:value-type="date" office:date-value="2020-04-12" calcext:value-type="date">
            <text:p>12/04/20</text:p>
          </table:table-cell>
          <table:table-cell office:value-type="float" office:value="671" calcext:value-type="float">
            <text:p>671</text:p>
          </table:table-cell>
          <table:table-cell office:value-type="float" office:value="7519" calcext:value-type="float">
            <text:p>7519</text:p>
          </table:table-cell>
          <table:table-cell office:value-type="float" office:value="1798" calcext:value-type="float">
            <text:p>1798</text:p>
          </table:table-cell>
          <table:table-cell office:value-type="float" office:value="193" calcext:value-type="float">
            <text:p>193</text:p>
          </table:table-cell>
          <table:table-cell/>
        </table:table-row>
        <table:table-row table:style-name="ro1">
          <table:table-cell table:style-name="ce2" office:value-type="date" office:date-value="2020-04-13" calcext:value-type="date">
            <text:p>13/04/20</text:p>
          </table:table-cell>
          <table:table-cell office:value-type="float" office:value="2265" calcext:value-type="float">
            <text:p>2265</text:p>
          </table:table-cell>
          <table:table-cell office:value-type="float" office:value="9781" calcext:value-type="float">
            <text:p>9781</text:p>
          </table:table-cell>
          <table:table-cell office:value-type="float" office:value="1798" calcext:value-type="float">
            <text:p>1798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Se reportó que el número de fallecidos era 216, pero no lo actualizaron en la APP</text:p>
          </table:table-cell>
        </table:table-row>
        <table:table-row table:style-name="ro1">
          <table:table-cell table:style-name="ce2" office:value-type="date" office:date-value="2020-04-14" calcext:value-type="date">
            <text:p>14/04/20</text:p>
          </table:table-cell>
          <table:table-cell office:value-type="float" office:value="519" calcext:value-type="float">
            <text:p>519</text:p>
          </table:table-cell>
          <table:table-cell office:value-type="float" office:value="10303" calcext:value-type="float">
            <text:p>10303</text:p>
          </table:table-cell>
          <table:table-cell office:value-type="float" office:value="2869" calcext:value-type="float">
            <text:p>2869</text:p>
          </table:table-cell>
          <table:table-cell office:value-type="float" office:value="230" calcext:value-type="float">
            <text:p>230</text:p>
          </table:table-cell>
          <table:table-cell/>
        </table:table-row>
        <table:table-row table:style-name="ro1">
          <table:table-cell table:style-name="ce2" office:value-type="date" office:date-value="2020-04-15" calcext:value-type="date">
            <text:p>15/04/20</text:p>
          </table:table-cell>
          <table:table-cell office:value-type="float" office:value="1172" calcext:value-type="float">
            <text:p>1172</text:p>
          </table:table-cell>
          <table:table-cell office:value-type="float" office:value="11475" calcext:value-type="float">
            <text:p>11475</text:p>
          </table:table-cell>
          <table:table-cell office:value-type="float" office:value="3108" calcext:value-type="float">
            <text:p>3108</text:p>
          </table:table-cell>
          <table:table-cell office:value-type="float" office:value="254" calcext:value-type="float">
            <text:p>254</text:p>
          </table:table-cell>
          <table:table-cell/>
        </table:table-row>
        <table:table-row table:style-name="ro1" table:number-rows-repeated="1048533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Fuente-Dashboard-v1" table:style-name="ta1">
        <table:table-column table:style-name="co5" table:default-cell-style-name="ce2"/>
        <table:table-column table:style-name="co6" table:default-cell-style-name="Default"/>
        <table:table-column table:style-name="co5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Confirmados acumulados</text:p>
          </table:table-cell>
          <table:table-cell office:value-type="string" calcext:value-type="string">
            <text:p>Fallecidos</text:p>
          </table:table-cell>
        </table:table-row>
        <table:table-row table:style-name="ro1">
          <table:table-cell office:value-type="date" office:date-value="2020-03-06" calcext:value-type="date">
            <text:p>06/03/2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date" office:date-value="2020-03-07" calcext:value-type="date">
            <text:p>07/03/20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date" office:date-value="2020-03-08" calcext:value-type="date">
            <text:p>08/03/20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date" office:date-value="2020-03-09" calcext:value-type="date">
            <text:p>09/03/20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date" office:date-value="2020-03-10" calcext:value-type="date">
            <text:p>10/03/20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date" office:date-value="2020-03-11" calcext:value-type="date">
            <text:p>11/03/20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date" office:date-value="2020-03-12" calcext:value-type="date">
            <text:p>12/03/20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date" office:date-value="2020-03-13" calcext:value-type="date">
            <text:p>13/03/20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date" office:date-value="2020-03-14" calcext:value-type="date">
            <text:p>14/03/20</text:p>
          </table:table-cell>
          <table:table-cell office:value-type="float" office:value="58" calcext:value-type="float">
            <text:p>58</text:p>
          </table:table-cell>
          <table:table-cell/>
        </table:table-row>
        <table:table-row table:style-name="ro1">
          <table:table-cell office:value-type="date" office:date-value="2020-03-15" calcext:value-type="date">
            <text:p>15/03/20</text:p>
          </table:table-cell>
          <table:table-cell office:value-type="float" office:value="86" calcext:value-type="float">
            <text:p>86</text:p>
          </table:table-cell>
          <table:table-cell/>
        </table:table-row>
        <table:table-row table:style-name="ro1">
          <table:table-cell office:value-type="date" office:date-value="2020-03-16" calcext:value-type="date">
            <text:p>16/03/20</text:p>
          </table:table-cell>
          <table:table-cell office:value-type="float" office:value="106" calcext:value-type="float">
            <text:p>106</text:p>
          </table:table-cell>
          <table:table-cell/>
        </table:table-row>
        <table:table-row table:style-name="ro1">
          <table:table-cell office:value-type="date" office:date-value="2020-03-17" calcext:value-type="date">
            <text:p>17/03/20</text:p>
          </table:table-cell>
          <table:table-cell office:value-type="float" office:value="135" calcext:value-type="float">
            <text:p>135</text:p>
          </table:table-cell>
          <table:table-cell/>
        </table:table-row>
        <table:table-row table:style-name="ro1">
          <table:table-cell office:value-type="date" office:date-value="2020-03-18" calcext:value-type="date">
            <text:p>18/03/20</text:p>
          </table:table-cell>
          <table:table-cell office:value-type="float" office:value="193" calcext:value-type="float">
            <text:p>193</text:p>
          </table:table-cell>
          <table:table-cell/>
        </table:table-row>
        <table:table-row table:style-name="ro1">
          <table:table-cell office:value-type="date" office:date-value="2020-03-19" calcext:value-type="date">
            <text:p>19/03/20</text:p>
          </table:table-cell>
          <table:table-cell office:value-type="float" office:value="256" calcext:value-type="float">
            <text:p>25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0-03-20" calcext:value-type="date">
            <text:p>20/03/20</text:p>
          </table:table-cell>
          <table:table-cell office:value-type="float" office:value="313" calcext:value-type="float">
            <text:p>3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0-03-21" calcext:value-type="date">
            <text:p>21/03/20</text:p>
          </table:table-cell>
          <table:table-cell office:value-type="float" office:value="344" calcext:value-type="float">
            <text:p>34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0-03-22" calcext:value-type="date">
            <text:p>22/03/20</text:p>
          </table:table-cell>
          <table:table-cell office:value-type="float" office:value="383" calcext:value-type="float">
            <text:p>38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0-03-23" calcext:value-type="date">
            <text:p>23/03/20</text:p>
          </table:table-cell>
          <table:table-cell office:value-type="float" office:value="416" calcext:value-type="float">
            <text:p>4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0-03-24" calcext:value-type="date">
            <text:p>24/03/20</text:p>
          </table:table-cell>
          <table:table-cell office:value-type="float" office:value="480" calcext:value-type="float">
            <text:p>48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date" office:date-value="2020-03-25" calcext:value-type="date">
            <text:p>25/03/20</text:p>
          </table:table-cell>
          <table:table-cell office:value-type="float" office:value="580" calcext:value-type="float">
            <text:p>58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date" office:date-value="2020-03-26" calcext:value-type="date">
            <text:p>26/03/20</text:p>
          </table:table-cell>
          <table:table-cell office:value-type="float" office:value="634" calcext:value-type="float">
            <text:p>63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date" office:date-value="2020-03-27" calcext:value-type="date">
            <text:p>27/03/20</text:p>
          </table:table-cell>
          <table:table-cell office:value-type="float" office:value="669" calcext:value-type="float">
            <text:p>66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date" office:date-value="2020-03-28" calcext:value-type="date">
            <text:p>28/03/20</text:p>
          </table:table-cell>
          <table:table-cell office:value-type="float" office:value="808" calcext:value-type="float">
            <text:p>80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date" office:date-value="2020-03-29" calcext:value-type="date">
            <text:p>29/03/20</text:p>
          </table:table-cell>
          <table:table-cell office:value-type="float" office:value="951" calcext:value-type="float">
            <text:p>95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date" office:date-value="2020-03-30" calcext:value-type="date">
            <text:p>30/03/20</text:p>
          </table:table-cell>
          <table:table-cell office:value-type="float" office:value="1066" calcext:value-type="float">
            <text:p>1066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31/03/20</text:p>
          </table:table-cell>
          <table:table-cell office:value-type="float" office:value="1320" calcext:value-type="float">
            <text:p>132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1" calcext:value-type="date">
            <text:p>01/04/20</text:p>
          </table:table-cell>
          <table:table-cell office:value-type="float" office:value="1415" calcext:value-type="float">
            <text:p>1415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02" calcext:value-type="date">
            <text:p>02/04/20</text:p>
          </table:table-cell>
          <table:table-cell office:value-type="float" office:value="1595" calcext:value-type="float">
            <text:p>1595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03" calcext:value-type="date">
            <text:p>03/04/20</text:p>
          </table:table-cell>
          <table:table-cell office:value-type="float" office:value="1764" calcext:value-type="float">
            <text:p>1764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date" office:date-value="2020-04-04" calcext:value-type="date">
            <text:p>04/04/20</text:p>
          </table:table-cell>
          <table:table-cell office:value-type="float" office:value="2289" calcext:value-type="float">
            <text:p>2289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4-05" calcext:value-type="date">
            <text:p>05/04/20</text:p>
          </table:table-cell>
          <table:table-cell office:value-type="float" office:value="2636" calcext:value-type="float">
            <text:p>2636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4-06" calcext:value-type="date">
            <text:p>06/04/20</text:p>
          </table:table-cell>
          <table:table-cell office:value-type="float" office:value="3431" calcext:value-type="float">
            <text:p>343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4-07" calcext:value-type="date">
            <text:p>07/04/20</text:p>
          </table:table-cell>
          <table:table-cell office:value-type="float" office:value="3614" calcext:value-type="float">
            <text:p>3614</text:p>
          </table:table-cell>
          <table:table-cell office:value-type="float" office:value="121" calcext:value-type="float">
            <text:p>121</text:p>
          </table:table-cell>
        </table:table-row>
      </table:table>
      <table:table table:name="Fuente-Dashboard-Departamentos-v1" table:style-name="ta1">
        <table:table-column table:style-name="co5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Default"/>
        <table:table-column table:style-name="co14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5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11" table:default-cell-style-name="Default"/>
        <table:table-column table:style-name="co16" table:default-cell-style-name="Default"/>
        <table:table-column table:style-name="co35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34" table:default-cell-style-name="Default"/>
        <table:table-column table:style-name="co11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14" table:default-cell-style-name="Default"/>
        <table:table-column table:style-name="co42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19" table:default-cell-style-name="Default"/>
        <table:table-column table:style-name="co15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12" table:default-cell-style-name="Default"/>
        <table:table-column table:style-name="co8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9" table:default-cell-style-name="Default"/>
        <table:table-column table:style-name="co15" table:default-cell-style-name="Default"/>
        <table:table-column table:style-name="co19" table:default-cell-style-name="Default"/>
        <table:table-column table:style-name="co15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40" table:default-cell-style-name="Default"/>
        <table:table-column table:style-name="co41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table:style-name="Default" office:value-type="string" calcext:value-type="string">
            <text:p>Confirmados-AMAZONAS</text:p>
          </table:table-cell>
          <table:table-cell table:style-name="Default" office:value-type="string" calcext:value-type="string">
            <text:p>Fallecidos-AMAZONAS</text:p>
          </table:table-cell>
          <table:table-cell office:value-type="string" calcext:value-type="string">
            <text:p>Confirmados-ANCASH</text:p>
          </table:table-cell>
          <table:table-cell office:value-type="string" calcext:value-type="string">
            <text:p>Fallecidos-ANCASH</text:p>
          </table:table-cell>
          <table:table-cell office:value-type="string" calcext:value-type="string">
            <text:p>Confirmados-APURIMAC</text:p>
          </table:table-cell>
          <table:table-cell office:value-type="string" calcext:value-type="string">
            <text:p>Fallecidos-APURIMAC</text:p>
          </table:table-cell>
          <table:table-cell office:value-type="string" calcext:value-type="string">
            <text:p>Confirmados-AREQUIPA</text:p>
          </table:table-cell>
          <table:table-cell office:value-type="string" calcext:value-type="string">
            <text:p>Fallecidos-AREQUIPA</text:p>
          </table:table-cell>
          <table:table-cell office:value-type="string" calcext:value-type="string">
            <text:p>Confirmados-AYACUCHO</text:p>
          </table:table-cell>
          <table:table-cell office:value-type="string" calcext:value-type="string">
            <text:p>Fallecidos-AYACUCHO</text:p>
          </table:table-cell>
          <table:table-cell office:value-type="string" calcext:value-type="string">
            <text:p>Confirmados-CAJAMARCA</text:p>
          </table:table-cell>
          <table:table-cell office:value-type="string" calcext:value-type="string">
            <text:p>Fallecidos-CAJAMARCA</text:p>
          </table:table-cell>
          <table:table-cell office:value-type="string" calcext:value-type="string">
            <text:p>Confirmados-CALLAO</text:p>
          </table:table-cell>
          <table:table-cell office:value-type="string" calcext:value-type="string">
            <text:p>Fallecidos-CALLAO</text:p>
          </table:table-cell>
          <table:table-cell office:value-type="string" calcext:value-type="string">
            <text:p>Confirmados-CUSCO</text:p>
          </table:table-cell>
          <table:table-cell office:value-type="string" calcext:value-type="string">
            <text:p>Fallecidos-CUSCO</text:p>
          </table:table-cell>
          <table:table-cell office:value-type="string" calcext:value-type="string">
            <text:p>Confirmados-HUANCAVELICA</text:p>
          </table:table-cell>
          <table:table-cell office:value-type="string" calcext:value-type="string">
            <text:p>Fallecidos-HUANCAVELICA</text:p>
          </table:table-cell>
          <table:table-cell office:value-type="string" calcext:value-type="string">
            <text:p>Confirmados-HUANUCO</text:p>
          </table:table-cell>
          <table:table-cell office:value-type="string" calcext:value-type="string">
            <text:p>Fallecidos-HUANUCO</text:p>
          </table:table-cell>
          <table:table-cell office:value-type="string" calcext:value-type="string">
            <text:p>Confirmados-ICA</text:p>
          </table:table-cell>
          <table:table-cell office:value-type="string" calcext:value-type="string">
            <text:p>Fallecidos-ICA</text:p>
          </table:table-cell>
          <table:table-cell office:value-type="string" calcext:value-type="string">
            <text:p>Confirmados-JUNIN</text:p>
          </table:table-cell>
          <table:table-cell office:value-type="string" calcext:value-type="string">
            <text:p>Fallecidos-JUNIN</text:p>
          </table:table-cell>
          <table:table-cell office:value-type="string" calcext:value-type="string">
            <text:p>Confirmados-LA LIBERTAD</text:p>
          </table:table-cell>
          <table:table-cell office:value-type="string" calcext:value-type="string">
            <text:p>Fallecidos-LA LIBERTAD</text:p>
          </table:table-cell>
          <table:table-cell office:value-type="string" calcext:value-type="string">
            <text:p>Confirmados-LAMBAYEQUE</text:p>
          </table:table-cell>
          <table:table-cell office:value-type="string" calcext:value-type="string">
            <text:p>Fallecidos-LAMBAYEQUE</text:p>
          </table:table-cell>
          <table:table-cell office:value-type="string" calcext:value-type="string">
            <text:p>Confirmados-LIMA</text:p>
          </table:table-cell>
          <table:table-cell office:value-type="string" calcext:value-type="string">
            <text:p>Fallecidos-LIMA</text:p>
          </table:table-cell>
          <table:table-cell office:value-type="string" calcext:value-type="string">
            <text:p>Confirmados-LORETO</text:p>
          </table:table-cell>
          <table:table-cell office:value-type="string" calcext:value-type="string">
            <text:p>Fallecidos-LORETO</text:p>
          </table:table-cell>
          <table:table-cell office:value-type="string" calcext:value-type="string">
            <text:p>Confirmados-MADRE DE DIOS</text:p>
          </table:table-cell>
          <table:table-cell office:value-type="string" calcext:value-type="string">
            <text:p>Fallecidos-MADRE DE DIOS</text:p>
          </table:table-cell>
          <table:table-cell office:value-type="string" calcext:value-type="string">
            <text:p>Confirmados-MOQUEGUA</text:p>
          </table:table-cell>
          <table:table-cell office:value-type="string" calcext:value-type="string">
            <text:p>Fallecidos-MOQUEGUA</text:p>
          </table:table-cell>
          <table:table-cell office:value-type="string" calcext:value-type="string">
            <text:p>Confirmados-PASCO</text:p>
          </table:table-cell>
          <table:table-cell office:value-type="string" calcext:value-type="string">
            <text:p>Fallecidos-PASCO</text:p>
          </table:table-cell>
          <table:table-cell office:value-type="string" calcext:value-type="string">
            <text:p>Confirmados-PIURA</text:p>
          </table:table-cell>
          <table:table-cell office:value-type="string" calcext:value-type="string">
            <text:p>Fallecidos-PIURA</text:p>
          </table:table-cell>
          <table:table-cell office:value-type="string" calcext:value-type="string">
            <text:p>Confirmados-PUNO</text:p>
          </table:table-cell>
          <table:table-cell office:value-type="string" calcext:value-type="string">
            <text:p>Fallecidos-PUNO</text:p>
          </table:table-cell>
          <table:table-cell office:value-type="string" calcext:value-type="string">
            <text:p>Confirmados-SAN MARTIN</text:p>
          </table:table-cell>
          <table:table-cell office:value-type="string" calcext:value-type="string">
            <text:p>Fallecidos-SAN MARTIN</text:p>
          </table:table-cell>
          <table:table-cell office:value-type="string" calcext:value-type="string">
            <text:p>Confirmados-TACNA</text:p>
          </table:table-cell>
          <table:table-cell office:value-type="string" calcext:value-type="string">
            <text:p>Fallecidos-TACNA</text:p>
          </table:table-cell>
          <table:table-cell office:value-type="string" calcext:value-type="string">
            <text:p>Confirmados-TUMBES</text:p>
          </table:table-cell>
          <table:table-cell office:value-type="string" calcext:value-type="string">
            <text:p>Fallecidos-TUMBES</text:p>
          </table:table-cell>
          <table:table-cell office:value-type="string" calcext:value-type="string">
            <text:p>Confirmados-UCAYALI</text:p>
          </table:table-cell>
          <table:table-cell office:value-type="string" calcext:value-type="string">
            <text:p>Fallecidos-UCAYALI</text:p>
          </table:table-cell>
          <table:table-cell table:number-columns-repeated="16"/>
        </table:table-row>
        <table:table-row table:style-name="ro1">
          <table:table-cell office:value-type="date" office:date-value="2020-03-06" calcext:value-type="date">
            <text:p>06/03/20</text:p>
          </table:table-cell>
          <table:table-cell table:number-columns-repeated="28"/>
          <table:table-cell office:value-type="float" office:value="1" calcext:value-type="float">
            <text:p>1</text:p>
          </table:table-cell>
          <table:table-cell table:number-columns-repeated="37"/>
        </table:table-row>
        <table:table-row table:style-name="ro1">
          <table:table-cell office:value-type="date" office:date-value="2020-03-07" calcext:value-type="date">
            <text:p>07/03/2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1"/>
          <table:table-cell office:value-type="float" office:value="5" calcext:value-type="float">
            <text:p>5</text:p>
          </table:table-cell>
          <table:table-cell table:number-columns-repeated="37"/>
        </table:table-row>
        <table:table-row table:style-name="ro1">
          <table:table-cell office:value-type="date" office:date-value="2020-03-08" calcext:value-type="date">
            <text:p>08/03/2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1"/>
          <table:table-cell office:value-type="float" office:value="7" calcext:value-type="float">
            <text:p>7</text:p>
          </table:table-cell>
          <table:table-cell table:number-columns-repeated="37"/>
        </table:table-row>
        <table:table-row table:style-name="ro1">
          <table:table-cell office:value-type="date" office:date-value="2020-03-09" calcext:value-type="date">
            <text:p>09/03/2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8" calcext:value-type="float">
            <text:p>8</text:p>
          </table:table-cell>
          <table:table-cell table:number-columns-repeated="37"/>
        </table:table-row>
        <table:table-row table:style-name="ro1">
          <table:table-cell office:value-type="date" office:date-value="2020-03-10" calcext:value-type="date">
            <text:p>10/03/2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9" calcext:value-type="float">
            <text:p>9</text:p>
          </table:table-cell>
          <table:table-cell table:number-columns-repeated="37"/>
        </table:table-row>
        <table:table-row table:style-name="ro1">
          <table:table-cell office:value-type="date" office:date-value="2020-03-11" calcext:value-type="date">
            <text:p>11/03/20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5" calcext:value-type="float">
            <text:p>15</text:p>
          </table:table-cell>
          <table:table-cell table:number-columns-repeated="37"/>
        </table:table-row>
        <table:table-row table:style-name="ro1">
          <table:table-cell office:value-type="date" office:date-value="2020-03-12" calcext:value-type="date">
            <text:p>12/03/20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23" calcext:value-type="float">
            <text:p>23</text:p>
          </table:table-cell>
          <table:table-cell table:number-columns-repeated="37"/>
        </table:table-row>
        <table:table-row table:style-name="ro1">
          <table:table-cell office:value-type="date" office:date-value="2020-03-13" calcext:value-type="date">
            <text:p>13/03/20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33" calcext:value-type="float">
            <text:p>33</text:p>
          </table:table-cell>
          <table:table-cell table:number-columns-repeated="37"/>
        </table:table-row>
        <table:table-row table:style-name="ro1">
          <table:table-cell office:value-type="date" office:date-value="2020-03-14" calcext:value-type="date">
            <text:p>14/03/20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office:value-type="float" office:value="49" calcext:value-type="float">
            <text:p>49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number-columns-repeated="27"/>
        </table:table-row>
        <table:table-row table:style-name="ro1">
          <table:table-cell office:value-type="date" office:date-value="2020-03-15" calcext:value-type="date">
            <text:p>15/03/2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71" calcext:value-type="float">
            <text:p>71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number-columns-repeated="27"/>
        </table:table-row>
        <table:table-row table:style-name="ro1">
          <table:table-cell office:value-type="date" office:date-value="2020-03-16" calcext:value-type="date">
            <text:p>16/03/2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87" calcext:value-type="float">
            <text:p>8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27"/>
        </table:table-row>
        <table:table-row table:style-name="ro1">
          <table:table-cell office:value-type="date" office:date-value="2020-03-17" calcext:value-type="date">
            <text:p>17/03/2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3"/>
        </table:table-row>
        <table:table-row table:style-name="ro1">
          <table:table-cell office:value-type="date" office:date-value="2020-03-18" calcext:value-type="date">
            <text:p>18/03/2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56" calcext:value-type="float">
            <text:p>156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3"/>
        </table:table-row>
        <table:table-row table:style-name="ro1">
          <table:table-cell office:value-type="date" office:date-value="2020-03-19" calcext:value-type="date">
            <text:p>19/03/2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212" calcext:value-type="float">
            <text:p>212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3"/>
        </table:table-row>
        <table:table-row table:style-name="ro1">
          <table:table-cell office:value-type="date" office:date-value="2020-03-20" calcext:value-type="date">
            <text:p>20/03/2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239" calcext:value-type="float">
            <text:p>239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8" calcext:value-type="float">
            <text:p>1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3"/>
        </table:table-row>
        <table:table-row table:style-name="ro1">
          <table:table-cell office:value-type="date" office:date-value="2020-03-21" calcext:value-type="date">
            <text:p>21/03/2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267" calcext:value-type="float">
            <text:p>267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3"/>
        </table:table-row>
        <table:table-row table:style-name="ro1">
          <table:table-cell office:value-type="date" office:date-value="2020-03-22" calcext:value-type="date">
            <text:p>22/03/2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299" calcext:value-type="float">
            <text:p>299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3"/>
        </table:table-row>
        <table:table-row table:style-name="ro1">
          <table:table-cell office:value-type="date" office:date-value="2020-03-23" calcext:value-type="date">
            <text:p>23/03/2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325" calcext:value-type="float">
            <text:p>325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9"/>
        </table:table-row>
        <table:table-row table:style-name="ro1">
          <table:table-cell office:value-type="date" office:date-value="2020-03-24" calcext:value-type="date">
            <text:p>24/03/2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372" calcext:value-type="float">
            <text:p>372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9"/>
        </table:table-row>
        <table:table-row table:style-name="ro1">
          <table:table-cell office:value-type="date" office:date-value="2020-03-25" calcext:value-type="date">
            <text:p>25/03/2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459" calcext:value-type="float">
            <text:p>459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9"/>
        </table:table-row>
        <table:table-row table:style-name="ro1">
          <table:table-cell office:value-type="date" office:date-value="2020-03-26" calcext:value-type="date">
            <text:p>26/03/2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501" calcext:value-type="float">
            <text:p>501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19"/>
        </table:table-row>
        <table:table-row table:style-name="ro1">
          <table:table-cell office:value-type="date" office:date-value="2020-03-27" calcext:value-type="date">
            <text:p>27/03/2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525" calcext:value-type="float">
            <text:p>525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19"/>
        </table:table-row>
        <table:table-row table:style-name="ro1">
          <table:table-cell office:value-type="date" office:date-value="2020-03-28" calcext:value-type="date">
            <text:p>28/03/2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610" calcext:value-type="float">
            <text:p>610</text:p>
          </table:table-cell>
          <table:table-cell office:value-type="float" office:value="13" calcext:value-type="float">
            <text:p>13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9"/>
        </table:table-row>
        <table:table-row table:style-name="ro1">
          <table:table-cell office:value-type="date" office:date-value="2020-03-29" calcext:value-type="date">
            <text:p>29/03/20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718" calcext:value-type="float">
            <text:p>718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9"/>
        </table:table-row>
        <table:table-row table:style-name="ro1">
          <table:table-cell office:value-type="date" office:date-value="2020-03-30" calcext:value-type="date">
            <text:p>30/03/20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799" calcext:value-type="float">
            <text:p>799</text:p>
          </table:table-cell>
          <table:table-cell office:value-type="float" office:value="25" calcext:value-type="float">
            <text:p>25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date" office:date-value="2020-03-31" calcext:value-type="date">
            <text:p>31/03/20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990" calcext:value-type="float">
            <text:p>990</text:p>
          </table:table-cell>
          <table:table-cell office:value-type="float" office:value="36" calcext:value-type="float">
            <text:p>36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date" office:date-value="2020-04-01" calcext:value-type="date">
            <text:p>01/04/20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1039" calcext:value-type="float">
            <text:p>1039</text:p>
          </table:table-cell>
          <table:table-cell office:value-type="float" office:value="41" calcext:value-type="float">
            <text:p>41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18"/>
        </table:table-row>
        <table:table-row table:style-name="ro1">
          <table:table-cell office:value-type="date" office:date-value="2020-04-02" calcext:value-type="date">
            <text:p>02/04/20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37" calcext:value-type="float">
            <text:p>37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office:value-type="float" office:value="1178" calcext:value-type="float">
            <text:p>1178</text:p>
          </table:table-cell>
          <table:table-cell office:value-type="float" office:value="47" calcext:value-type="float">
            <text:p>47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number-columns-repeated="18"/>
        </table:table-row>
        <table:table-row table:style-name="ro1">
          <table:table-cell office:value-type="date" office:date-value="2020-04-03" calcext:value-type="date">
            <text:p>03/04/20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37" calcext:value-type="float">
            <text:p>37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59" calcext:value-type="float">
            <text:p>59</text:p>
          </table:table-cell>
          <table:table-cell office:value-type="float" office:value="3" calcext:value-type="float">
            <text:p>3</text:p>
          </table:table-cell>
          <table:table-cell office:value-type="float" office:value="1271" calcext:value-type="float">
            <text:p>1271</text:p>
          </table:table-cell>
          <table:table-cell office:value-type="float" office:value="54" calcext:value-type="float">
            <text:p>54</text:p>
          </table:table-cell>
          <table:table-cell office:value-type="float" office:value="106" calcext:value-type="float">
            <text:p>10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18"/>
        </table:table-row>
        <table:table-row table:style-name="ro1">
          <table:table-cell office:value-type="date" office:date-value="2020-04-04" calcext:value-type="date">
            <text:p>04/04/20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9" calcext:value-type="float">
            <text:p>9</text:p>
          </table:table-cell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01" calcext:value-type="float">
            <text:p>101</text:p>
          </table:table-cell>
          <table:table-cell office:value-type="float" office:value="5" calcext:value-type="float">
            <text:p>5</text:p>
          </table:table-cell>
          <table:table-cell office:value-type="float" office:value="1646" calcext:value-type="float">
            <text:p>1646</text:p>
          </table:table-cell>
          <table:table-cell office:value-type="float" office:value="61" calcext:value-type="float">
            <text:p>61</text:p>
          </table:table-cell>
          <table:table-cell office:value-type="float" office:value="143" calcext:value-type="float">
            <text:p>143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number-columns-repeated="18"/>
        </table:table-row>
        <table:table-row table:style-name="ro1">
          <table:table-cell office:value-type="date" office:date-value="2020-04-05" calcext:value-type="date">
            <text:p>05/04/20</text:p>
          </table:table-cell>
          <table:table-cell table:style-name="Default" table:number-columns-repeated="2"/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office:value-type="float" office:value="5" calcext:value-type="float">
            <text:p>5</text:p>
          </table:table-cell>
          <table:table-cell office:value-type="float" office:value="101" calcext:value-type="float">
            <text:p>101</text:p>
          </table:table-cell>
          <table:table-cell office:value-type="float" office:value="5" calcext:value-type="float">
            <text:p>5</text:p>
          </table:table-cell>
          <table:table-cell office:value-type="float" office:value="1909" calcext:value-type="float">
            <text:p>1909</text:p>
          </table:table-cell>
          <table:table-cell office:value-type="float" office:value="63" calcext:value-type="float">
            <text:p>63</text:p>
          </table:table-cell>
          <table:table-cell office:value-type="float" office:value="171" calcext:value-type="float">
            <text:p>17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number-columns-repeated="18"/>
        </table:table-row>
        <table:table-row table:style-name="ro1">
          <table:table-cell office:value-type="date" office:date-value="2020-04-06" calcext:value-type="date">
            <text:p>06/04/2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/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165" calcext:value-type="float">
            <text:p>165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office:value-type="float" office:value="5" calcext:value-type="float">
            <text:p>5</text:p>
          </table:table-cell>
          <table:table-cell office:value-type="float" office:value="228" calcext:value-type="float">
            <text:p>228</text:p>
          </table:table-cell>
          <table:table-cell office:value-type="float" office:value="5" calcext:value-type="float">
            <text:p>5</text:p>
          </table:table-cell>
          <table:table-cell office:value-type="float" office:value="2411" calcext:value-type="float">
            <text:p>2411</text:p>
          </table:table-cell>
          <table:table-cell office:value-type="float" office:value="67" calcext:value-type="float">
            <text:p>67</text:p>
          </table:table-cell>
          <table:table-cell office:value-type="float" office:value="205" calcext:value-type="float">
            <text:p>20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18"/>
        </table:table-row>
        <table:table-row table:style-name="ro1">
          <table:table-cell office:value-type="date" office:date-value="2020-04-07" calcext:value-type="date">
            <text:p>07/04/2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/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165" calcext:value-type="float">
            <text:p>165</text:p>
          </table:table-cell>
          <table:table-cell office:value-type="float" office:value="13" calcext:value-type="float">
            <text:p>13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float" office:value="5" calcext:value-type="float">
            <text:p>5</text:p>
          </table:table-cell>
          <table:table-cell office:value-type="float" office:value="243" calcext:value-type="float">
            <text:p>243</text:p>
          </table:table-cell>
          <table:table-cell office:value-type="float" office:value="5" calcext:value-type="float">
            <text:p>5</text:p>
          </table:table-cell>
          <table:table-cell office:value-type="float" office:value="2481" calcext:value-type="float">
            <text:p>2481</text:p>
          </table:table-cell>
          <table:table-cell office:value-type="float" office:value="72" calcext:value-type="float">
            <text:p>72</text:p>
          </table:table-cell>
          <table:table-cell office:value-type="float" office:value="289" calcext:value-type="float">
            <text:p>28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18"/>
        </table:table-row>
      </table:table>
      <table:table table:name="Fuente-Dashboard-Check-v1" table:style-name="ta1">
        <table:table-column table:style-name="co5" table:default-cell-style-name="ce2"/>
        <table:table-column table:style-name="co46" table:default-cell-style-name="ce3"/>
        <table:table-column table:style-name="co47" table:default-cell-style-name="ce3"/>
        <table:table-column table:style-name="co8" table:default-cell-style-name="ce4"/>
        <table:table-column table:style-name="co48" table:default-cell-style-name="ce4"/>
        <table:table-row table:style-name="ro1">
          <table:table-cell table:style-name="Default" office:value-type="string" calcext:value-type="string">
            <text:p>Fecha</text:p>
          </table:table-cell>
          <table:table-cell table:style-name="Default" office:value-type="string" calcext:value-type="string">
            <text:p>Confirmados acumulados suma departamentos</text:p>
          </table:table-cell>
          <table:table-cell table:style-name="Default" office:value-type="string" calcext:value-type="string">
            <text:p>Fallecidos suma departamentos</text:p>
          </table:table-cell>
          <table:table-cell table:style-name="Default" office:value-type="string" calcext:value-type="string">
            <text:p>Verifica confirmados</text:p>
          </table:table-cell>
          <table:table-cell table:style-name="Default" office:value-type="string" calcext:value-type="string">
            <text:p>Verifica fallecidos</text:p>
          </table:table-cell>
        </table:table-row>
        <table:table-row table:style-name="ro1">
          <table:table-cell office:value-type="date" office:date-value="2020-03-06" calcext:value-type="date">
            <text:p>06/03/20</text:p>
          </table:table-cell>
          <table:table-cell table:formula="of:=[$'Fuente-Dashboard-Departamentos-v1'.B2]+[$'Fuente-Dashboard-Departamentos-v1'.D2]+[$'Fuente-Dashboard-Departamentos-v1'.F2]+[$'Fuente-Dashboard-Departamentos-v1'.H2]+[$'Fuente-Dashboard-Departamentos-v1'.J2]+[$'Fuente-Dashboard-Departamentos-v1'.L2]+[$'Fuente-Dashboard-Departamentos-v1'.N2]+[$'Fuente-Dashboard-Departamentos-v1'.P2]+[$'Fuente-Dashboard-Departamentos-v1'.R2]+[$'Fuente-Dashboard-Departamentos-v1'.T2]+[$'Fuente-Dashboard-Departamentos-v1'.V2]+[$'Fuente-Dashboard-Departamentos-v1'.X2]+[$'Fuente-Dashboard-Departamentos-v1'.Z2]+[$'Fuente-Dashboard-Departamentos-v1'.AB2]+[$'Fuente-Dashboard-Departamentos-v1'.AD2]+[$'Fuente-Dashboard-Departamentos-v1'.AF2]+[$'Fuente-Dashboard-Departamentos-v1'.AH2]+[$'Fuente-Dashboard-Departamentos-v1'.AJ2]+[$'Fuente-Dashboard-Departamentos-v1'.AL2]+[$'Fuente-Dashboard-Departamentos-v1'.AN2]+[$'Fuente-Dashboard-Departamentos-v1'.AP2]+[$'Fuente-Dashboard-Departamentos-v1'.AR2]+[$'Fuente-Dashboard-Departamentos-v1'.AT2]+[$'Fuente-Dashboard-Departamentos-v1'.AV2]+[$'Fuente-Dashboard-Departamentos-v1'.AX2]" office:value-type="float" office:value="1" calcext:value-type="float">
            <text:p>1</text:p>
          </table:table-cell>
          <table:table-cell table:formula="of:=[$'Fuente-Dashboard-Departamentos-v1'.C2]+[$'Fuente-Dashboard-Departamentos-v1'.E2]+[$'Fuente-Dashboard-Departamentos-v1'.G2]+[$'Fuente-Dashboard-Departamentos-v1'.I2]+[$'Fuente-Dashboard-Departamentos-v1'.K2]+[$'Fuente-Dashboard-Departamentos-v1'.M2]+[$'Fuente-Dashboard-Departamentos-v1'.O2]+[$'Fuente-Dashboard-Departamentos-v1'.Q2]+[$'Fuente-Dashboard-Departamentos-v1'.S2]+[$'Fuente-Dashboard-Departamentos-v1'.U2]+[$'Fuente-Dashboard-Departamentos-v1'.W2]+[$'Fuente-Dashboard-Departamentos-v1'.Y2]+[$'Fuente-Dashboard-Departamentos-v1'.AA2]+[$'Fuente-Dashboard-Departamentos-v1'.AC2]+[$'Fuente-Dashboard-Departamentos-v1'.AE2]+[$'Fuente-Dashboard-Departamentos-v1'.AG2]+[$'Fuente-Dashboard-Departamentos-v1'.AI2]+[$'Fuente-Dashboard-Departamentos-v1'.AK2]+[$'Fuente-Dashboard-Departamentos-v1'.AM2]+[$'Fuente-Dashboard-Departamentos-v1'.AO2]+[$'Fuente-Dashboard-Departamentos-v1'.AQ2]+[$'Fuente-Dashboard-Departamentos-v1'.AS2]+[$'Fuente-Dashboard-Departamentos-v1'.AU2]+[$'Fuente-Dashboard-Departamentos-v1'.AW2]+[$'Fuente-Dashboard-Departamentos-v1'.AY2]" office:value-type="float" office:value="0" calcext:value-type="float">
            <text:p>0</text:p>
          </table:table-cell>
          <table:table-cell table:formula="of:=[.B2]=[$'Fuente-Dashboard-v1'.B2]" office:value-type="boolean" office:boolean-value="true" calcext:value-type="boolean">
            <text:p>VERDADERO</text:p>
          </table:table-cell>
          <table:table-cell table:formula="of:=[.C2]=[$'Fuente-Dashboard-v1'.C2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07" calcext:value-type="date">
            <text:p>07/03/20</text:p>
          </table:table-cell>
          <table:table-cell table:formula="of:=[$'Fuente-Dashboard-Departamentos-v1'.B3]+[$'Fuente-Dashboard-Departamentos-v1'.D3]+[$'Fuente-Dashboard-Departamentos-v1'.F3]+[$'Fuente-Dashboard-Departamentos-v1'.H3]+[$'Fuente-Dashboard-Departamentos-v1'.J3]+[$'Fuente-Dashboard-Departamentos-v1'.L3]+[$'Fuente-Dashboard-Departamentos-v1'.N3]+[$'Fuente-Dashboard-Departamentos-v1'.P3]+[$'Fuente-Dashboard-Departamentos-v1'.R3]+[$'Fuente-Dashboard-Departamentos-v1'.T3]+[$'Fuente-Dashboard-Departamentos-v1'.V3]+[$'Fuente-Dashboard-Departamentos-v1'.X3]+[$'Fuente-Dashboard-Departamentos-v1'.Z3]+[$'Fuente-Dashboard-Departamentos-v1'.AB3]+[$'Fuente-Dashboard-Departamentos-v1'.AD3]+[$'Fuente-Dashboard-Departamentos-v1'.AF3]+[$'Fuente-Dashboard-Departamentos-v1'.AH3]+[$'Fuente-Dashboard-Departamentos-v1'.AJ3]+[$'Fuente-Dashboard-Departamentos-v1'.AL3]+[$'Fuente-Dashboard-Departamentos-v1'.AN3]+[$'Fuente-Dashboard-Departamentos-v1'.AP3]+[$'Fuente-Dashboard-Departamentos-v1'.AR3]+[$'Fuente-Dashboard-Departamentos-v1'.AT3]+[$'Fuente-Dashboard-Departamentos-v1'.AV3]+[$'Fuente-Dashboard-Departamentos-v1'.AX3]" office:value-type="float" office:value="6" calcext:value-type="float">
            <text:p>6</text:p>
          </table:table-cell>
          <table:table-cell table:formula="of:=[$'Fuente-Dashboard-Departamentos-v1'.C3]+[$'Fuente-Dashboard-Departamentos-v1'.E3]+[$'Fuente-Dashboard-Departamentos-v1'.G3]+[$'Fuente-Dashboard-Departamentos-v1'.I3]+[$'Fuente-Dashboard-Departamentos-v1'.K3]+[$'Fuente-Dashboard-Departamentos-v1'.M3]+[$'Fuente-Dashboard-Departamentos-v1'.O3]+[$'Fuente-Dashboard-Departamentos-v1'.Q3]+[$'Fuente-Dashboard-Departamentos-v1'.S3]+[$'Fuente-Dashboard-Departamentos-v1'.U3]+[$'Fuente-Dashboard-Departamentos-v1'.W3]+[$'Fuente-Dashboard-Departamentos-v1'.Y3]+[$'Fuente-Dashboard-Departamentos-v1'.AA3]+[$'Fuente-Dashboard-Departamentos-v1'.AC3]+[$'Fuente-Dashboard-Departamentos-v1'.AE3]+[$'Fuente-Dashboard-Departamentos-v1'.AG3]+[$'Fuente-Dashboard-Departamentos-v1'.AI3]+[$'Fuente-Dashboard-Departamentos-v1'.AK3]+[$'Fuente-Dashboard-Departamentos-v1'.AM3]+[$'Fuente-Dashboard-Departamentos-v1'.AO3]+[$'Fuente-Dashboard-Departamentos-v1'.AQ3]+[$'Fuente-Dashboard-Departamentos-v1'.AS3]+[$'Fuente-Dashboard-Departamentos-v1'.AU3]+[$'Fuente-Dashboard-Departamentos-v1'.AW3]+[$'Fuente-Dashboard-Departamentos-v1'.AY3]" office:value-type="float" office:value="0" calcext:value-type="float">
            <text:p>0</text:p>
          </table:table-cell>
          <table:table-cell table:formula="of:=[.B3]=[$'Fuente-Dashboard-v1'.B3]" office:value-type="boolean" office:boolean-value="true" calcext:value-type="boolean">
            <text:p>VERDADERO</text:p>
          </table:table-cell>
          <table:table-cell table:formula="of:=[.C3]=[$'Fuente-Dashboard-v1'.C3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08" calcext:value-type="date">
            <text:p>08/03/20</text:p>
          </table:table-cell>
          <table:table-cell table:formula="of:=[$'Fuente-Dashboard-Departamentos-v1'.B4]+[$'Fuente-Dashboard-Departamentos-v1'.D4]+[$'Fuente-Dashboard-Departamentos-v1'.F4]+[$'Fuente-Dashboard-Departamentos-v1'.H4]+[$'Fuente-Dashboard-Departamentos-v1'.J4]+[$'Fuente-Dashboard-Departamentos-v1'.L4]+[$'Fuente-Dashboard-Departamentos-v1'.N4]+[$'Fuente-Dashboard-Departamentos-v1'.P4]+[$'Fuente-Dashboard-Departamentos-v1'.R4]+[$'Fuente-Dashboard-Departamentos-v1'.T4]+[$'Fuente-Dashboard-Departamentos-v1'.V4]+[$'Fuente-Dashboard-Departamentos-v1'.X4]+[$'Fuente-Dashboard-Departamentos-v1'.Z4]+[$'Fuente-Dashboard-Departamentos-v1'.AB4]+[$'Fuente-Dashboard-Departamentos-v1'.AD4]+[$'Fuente-Dashboard-Departamentos-v1'.AF4]+[$'Fuente-Dashboard-Departamentos-v1'.AH4]+[$'Fuente-Dashboard-Departamentos-v1'.AJ4]+[$'Fuente-Dashboard-Departamentos-v1'.AL4]+[$'Fuente-Dashboard-Departamentos-v1'.AN4]+[$'Fuente-Dashboard-Departamentos-v1'.AP4]+[$'Fuente-Dashboard-Departamentos-v1'.AR4]+[$'Fuente-Dashboard-Departamentos-v1'.AT4]+[$'Fuente-Dashboard-Departamentos-v1'.AV4]+[$'Fuente-Dashboard-Departamentos-v1'.AX4]" office:value-type="float" office:value="8" calcext:value-type="float">
            <text:p>8</text:p>
          </table:table-cell>
          <table:table-cell table:formula="of:=[$'Fuente-Dashboard-Departamentos-v1'.C4]+[$'Fuente-Dashboard-Departamentos-v1'.E4]+[$'Fuente-Dashboard-Departamentos-v1'.G4]+[$'Fuente-Dashboard-Departamentos-v1'.I4]+[$'Fuente-Dashboard-Departamentos-v1'.K4]+[$'Fuente-Dashboard-Departamentos-v1'.M4]+[$'Fuente-Dashboard-Departamentos-v1'.O4]+[$'Fuente-Dashboard-Departamentos-v1'.Q4]+[$'Fuente-Dashboard-Departamentos-v1'.S4]+[$'Fuente-Dashboard-Departamentos-v1'.U4]+[$'Fuente-Dashboard-Departamentos-v1'.W4]+[$'Fuente-Dashboard-Departamentos-v1'.Y4]+[$'Fuente-Dashboard-Departamentos-v1'.AA4]+[$'Fuente-Dashboard-Departamentos-v1'.AC4]+[$'Fuente-Dashboard-Departamentos-v1'.AE4]+[$'Fuente-Dashboard-Departamentos-v1'.AG4]+[$'Fuente-Dashboard-Departamentos-v1'.AI4]+[$'Fuente-Dashboard-Departamentos-v1'.AK4]+[$'Fuente-Dashboard-Departamentos-v1'.AM4]+[$'Fuente-Dashboard-Departamentos-v1'.AO4]+[$'Fuente-Dashboard-Departamentos-v1'.AQ4]+[$'Fuente-Dashboard-Departamentos-v1'.AS4]+[$'Fuente-Dashboard-Departamentos-v1'.AU4]+[$'Fuente-Dashboard-Departamentos-v1'.AW4]+[$'Fuente-Dashboard-Departamentos-v1'.AY4]" office:value-type="float" office:value="0" calcext:value-type="float">
            <text:p>0</text:p>
          </table:table-cell>
          <table:table-cell table:formula="of:=[.B4]=[$'Fuente-Dashboard-v1'.B4]" office:value-type="boolean" office:boolean-value="true" calcext:value-type="boolean">
            <text:p>VERDADERO</text:p>
          </table:table-cell>
          <table:table-cell table:formula="of:=[.C4]=[$'Fuente-Dashboard-v1'.C4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09" calcext:value-type="date">
            <text:p>09/03/20</text:p>
          </table:table-cell>
          <table:table-cell table:formula="of:=[$'Fuente-Dashboard-Departamentos-v1'.B5]+[$'Fuente-Dashboard-Departamentos-v1'.D5]+[$'Fuente-Dashboard-Departamentos-v1'.F5]+[$'Fuente-Dashboard-Departamentos-v1'.H5]+[$'Fuente-Dashboard-Departamentos-v1'.J5]+[$'Fuente-Dashboard-Departamentos-v1'.L5]+[$'Fuente-Dashboard-Departamentos-v1'.N5]+[$'Fuente-Dashboard-Departamentos-v1'.P5]+[$'Fuente-Dashboard-Departamentos-v1'.R5]+[$'Fuente-Dashboard-Departamentos-v1'.T5]+[$'Fuente-Dashboard-Departamentos-v1'.V5]+[$'Fuente-Dashboard-Departamentos-v1'.X5]+[$'Fuente-Dashboard-Departamentos-v1'.Z5]+[$'Fuente-Dashboard-Departamentos-v1'.AB5]+[$'Fuente-Dashboard-Departamentos-v1'.AD5]+[$'Fuente-Dashboard-Departamentos-v1'.AF5]+[$'Fuente-Dashboard-Departamentos-v1'.AH5]+[$'Fuente-Dashboard-Departamentos-v1'.AJ5]+[$'Fuente-Dashboard-Departamentos-v1'.AL5]+[$'Fuente-Dashboard-Departamentos-v1'.AN5]+[$'Fuente-Dashboard-Departamentos-v1'.AP5]+[$'Fuente-Dashboard-Departamentos-v1'.AR5]+[$'Fuente-Dashboard-Departamentos-v1'.AT5]+[$'Fuente-Dashboard-Departamentos-v1'.AV5]+[$'Fuente-Dashboard-Departamentos-v1'.AX5]" office:value-type="float" office:value="11" calcext:value-type="float">
            <text:p>11</text:p>
          </table:table-cell>
          <table:table-cell table:formula="of:=[$'Fuente-Dashboard-Departamentos-v1'.C5]+[$'Fuente-Dashboard-Departamentos-v1'.E5]+[$'Fuente-Dashboard-Departamentos-v1'.G5]+[$'Fuente-Dashboard-Departamentos-v1'.I5]+[$'Fuente-Dashboard-Departamentos-v1'.K5]+[$'Fuente-Dashboard-Departamentos-v1'.M5]+[$'Fuente-Dashboard-Departamentos-v1'.O5]+[$'Fuente-Dashboard-Departamentos-v1'.Q5]+[$'Fuente-Dashboard-Departamentos-v1'.S5]+[$'Fuente-Dashboard-Departamentos-v1'.U5]+[$'Fuente-Dashboard-Departamentos-v1'.W5]+[$'Fuente-Dashboard-Departamentos-v1'.Y5]+[$'Fuente-Dashboard-Departamentos-v1'.AA5]+[$'Fuente-Dashboard-Departamentos-v1'.AC5]+[$'Fuente-Dashboard-Departamentos-v1'.AE5]+[$'Fuente-Dashboard-Departamentos-v1'.AG5]+[$'Fuente-Dashboard-Departamentos-v1'.AI5]+[$'Fuente-Dashboard-Departamentos-v1'.AK5]+[$'Fuente-Dashboard-Departamentos-v1'.AM5]+[$'Fuente-Dashboard-Departamentos-v1'.AO5]+[$'Fuente-Dashboard-Departamentos-v1'.AQ5]+[$'Fuente-Dashboard-Departamentos-v1'.AS5]+[$'Fuente-Dashboard-Departamentos-v1'.AU5]+[$'Fuente-Dashboard-Departamentos-v1'.AW5]+[$'Fuente-Dashboard-Departamentos-v1'.AY5]" office:value-type="float" office:value="0" calcext:value-type="float">
            <text:p>0</text:p>
          </table:table-cell>
          <table:table-cell table:formula="of:=[.B5]=[$'Fuente-Dashboard-v1'.B5]" office:value-type="boolean" office:boolean-value="true" calcext:value-type="boolean">
            <text:p>VERDADERO</text:p>
          </table:table-cell>
          <table:table-cell table:formula="of:=[.C5]=[$'Fuente-Dashboard-v1'.C5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10" calcext:value-type="date">
            <text:p>10/03/20</text:p>
          </table:table-cell>
          <table:table-cell table:formula="of:=[$'Fuente-Dashboard-Departamentos-v1'.B6]+[$'Fuente-Dashboard-Departamentos-v1'.D6]+[$'Fuente-Dashboard-Departamentos-v1'.F6]+[$'Fuente-Dashboard-Departamentos-v1'.H6]+[$'Fuente-Dashboard-Departamentos-v1'.J6]+[$'Fuente-Dashboard-Departamentos-v1'.L6]+[$'Fuente-Dashboard-Departamentos-v1'.N6]+[$'Fuente-Dashboard-Departamentos-v1'.P6]+[$'Fuente-Dashboard-Departamentos-v1'.R6]+[$'Fuente-Dashboard-Departamentos-v1'.T6]+[$'Fuente-Dashboard-Departamentos-v1'.V6]+[$'Fuente-Dashboard-Departamentos-v1'.X6]+[$'Fuente-Dashboard-Departamentos-v1'.Z6]+[$'Fuente-Dashboard-Departamentos-v1'.AB6]+[$'Fuente-Dashboard-Departamentos-v1'.AD6]+[$'Fuente-Dashboard-Departamentos-v1'.AF6]+[$'Fuente-Dashboard-Departamentos-v1'.AH6]+[$'Fuente-Dashboard-Departamentos-v1'.AJ6]+[$'Fuente-Dashboard-Departamentos-v1'.AL6]+[$'Fuente-Dashboard-Departamentos-v1'.AN6]+[$'Fuente-Dashboard-Departamentos-v1'.AP6]+[$'Fuente-Dashboard-Departamentos-v1'.AR6]+[$'Fuente-Dashboard-Departamentos-v1'.AT6]+[$'Fuente-Dashboard-Departamentos-v1'.AV6]+[$'Fuente-Dashboard-Departamentos-v1'.AX6]" office:value-type="float" office:value="12" calcext:value-type="float">
            <text:p>12</text:p>
          </table:table-cell>
          <table:table-cell table:formula="of:=[$'Fuente-Dashboard-Departamentos-v1'.C6]+[$'Fuente-Dashboard-Departamentos-v1'.E6]+[$'Fuente-Dashboard-Departamentos-v1'.G6]+[$'Fuente-Dashboard-Departamentos-v1'.I6]+[$'Fuente-Dashboard-Departamentos-v1'.K6]+[$'Fuente-Dashboard-Departamentos-v1'.M6]+[$'Fuente-Dashboard-Departamentos-v1'.O6]+[$'Fuente-Dashboard-Departamentos-v1'.Q6]+[$'Fuente-Dashboard-Departamentos-v1'.S6]+[$'Fuente-Dashboard-Departamentos-v1'.U6]+[$'Fuente-Dashboard-Departamentos-v1'.W6]+[$'Fuente-Dashboard-Departamentos-v1'.Y6]+[$'Fuente-Dashboard-Departamentos-v1'.AA6]+[$'Fuente-Dashboard-Departamentos-v1'.AC6]+[$'Fuente-Dashboard-Departamentos-v1'.AE6]+[$'Fuente-Dashboard-Departamentos-v1'.AG6]+[$'Fuente-Dashboard-Departamentos-v1'.AI6]+[$'Fuente-Dashboard-Departamentos-v1'.AK6]+[$'Fuente-Dashboard-Departamentos-v1'.AM6]+[$'Fuente-Dashboard-Departamentos-v1'.AO6]+[$'Fuente-Dashboard-Departamentos-v1'.AQ6]+[$'Fuente-Dashboard-Departamentos-v1'.AS6]+[$'Fuente-Dashboard-Departamentos-v1'.AU6]+[$'Fuente-Dashboard-Departamentos-v1'.AW6]+[$'Fuente-Dashboard-Departamentos-v1'.AY6]" office:value-type="float" office:value="0" calcext:value-type="float">
            <text:p>0</text:p>
          </table:table-cell>
          <table:table-cell table:formula="of:=[.B6]=[$'Fuente-Dashboard-v1'.B6]" office:value-type="boolean" office:boolean-value="true" calcext:value-type="boolean">
            <text:p>VERDADERO</text:p>
          </table:table-cell>
          <table:table-cell table:formula="of:=[.C6]=[$'Fuente-Dashboard-v1'.C6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11" calcext:value-type="date">
            <text:p>11/03/20</text:p>
          </table:table-cell>
          <table:table-cell table:formula="of:=[$'Fuente-Dashboard-Departamentos-v1'.B7]+[$'Fuente-Dashboard-Departamentos-v1'.D7]+[$'Fuente-Dashboard-Departamentos-v1'.F7]+[$'Fuente-Dashboard-Departamentos-v1'.H7]+[$'Fuente-Dashboard-Departamentos-v1'.J7]+[$'Fuente-Dashboard-Departamentos-v1'.L7]+[$'Fuente-Dashboard-Departamentos-v1'.N7]+[$'Fuente-Dashboard-Departamentos-v1'.P7]+[$'Fuente-Dashboard-Departamentos-v1'.R7]+[$'Fuente-Dashboard-Departamentos-v1'.T7]+[$'Fuente-Dashboard-Departamentos-v1'.V7]+[$'Fuente-Dashboard-Departamentos-v1'.X7]+[$'Fuente-Dashboard-Departamentos-v1'.Z7]+[$'Fuente-Dashboard-Departamentos-v1'.AB7]+[$'Fuente-Dashboard-Departamentos-v1'.AD7]+[$'Fuente-Dashboard-Departamentos-v1'.AF7]+[$'Fuente-Dashboard-Departamentos-v1'.AH7]+[$'Fuente-Dashboard-Departamentos-v1'.AJ7]+[$'Fuente-Dashboard-Departamentos-v1'.AL7]+[$'Fuente-Dashboard-Departamentos-v1'.AN7]+[$'Fuente-Dashboard-Departamentos-v1'.AP7]+[$'Fuente-Dashboard-Departamentos-v1'.AR7]+[$'Fuente-Dashboard-Departamentos-v1'.AT7]+[$'Fuente-Dashboard-Departamentos-v1'.AV7]+[$'Fuente-Dashboard-Departamentos-v1'.AX7]" office:value-type="float" office:value="20" calcext:value-type="float">
            <text:p>20</text:p>
          </table:table-cell>
          <table:table-cell table:formula="of:=[$'Fuente-Dashboard-Departamentos-v1'.C7]+[$'Fuente-Dashboard-Departamentos-v1'.E7]+[$'Fuente-Dashboard-Departamentos-v1'.G7]+[$'Fuente-Dashboard-Departamentos-v1'.I7]+[$'Fuente-Dashboard-Departamentos-v1'.K7]+[$'Fuente-Dashboard-Departamentos-v1'.M7]+[$'Fuente-Dashboard-Departamentos-v1'.O7]+[$'Fuente-Dashboard-Departamentos-v1'.Q7]+[$'Fuente-Dashboard-Departamentos-v1'.S7]+[$'Fuente-Dashboard-Departamentos-v1'.U7]+[$'Fuente-Dashboard-Departamentos-v1'.W7]+[$'Fuente-Dashboard-Departamentos-v1'.Y7]+[$'Fuente-Dashboard-Departamentos-v1'.AA7]+[$'Fuente-Dashboard-Departamentos-v1'.AC7]+[$'Fuente-Dashboard-Departamentos-v1'.AE7]+[$'Fuente-Dashboard-Departamentos-v1'.AG7]+[$'Fuente-Dashboard-Departamentos-v1'.AI7]+[$'Fuente-Dashboard-Departamentos-v1'.AK7]+[$'Fuente-Dashboard-Departamentos-v1'.AM7]+[$'Fuente-Dashboard-Departamentos-v1'.AO7]+[$'Fuente-Dashboard-Departamentos-v1'.AQ7]+[$'Fuente-Dashboard-Departamentos-v1'.AS7]+[$'Fuente-Dashboard-Departamentos-v1'.AU7]+[$'Fuente-Dashboard-Departamentos-v1'.AW7]+[$'Fuente-Dashboard-Departamentos-v1'.AY7]" office:value-type="float" office:value="0" calcext:value-type="float">
            <text:p>0</text:p>
          </table:table-cell>
          <table:table-cell table:formula="of:=[.B7]=[$'Fuente-Dashboard-v1'.B7]" office:value-type="boolean" office:boolean-value="true" calcext:value-type="boolean">
            <text:p>VERDADERO</text:p>
          </table:table-cell>
          <table:table-cell table:formula="of:=[.C7]=[$'Fuente-Dashboard-v1'.C7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12" calcext:value-type="date">
            <text:p>12/03/20</text:p>
          </table:table-cell>
          <table:table-cell table:formula="of:=[$'Fuente-Dashboard-Departamentos-v1'.B8]+[$'Fuente-Dashboard-Departamentos-v1'.D8]+[$'Fuente-Dashboard-Departamentos-v1'.F8]+[$'Fuente-Dashboard-Departamentos-v1'.H8]+[$'Fuente-Dashboard-Departamentos-v1'.J8]+[$'Fuente-Dashboard-Departamentos-v1'.L8]+[$'Fuente-Dashboard-Departamentos-v1'.N8]+[$'Fuente-Dashboard-Departamentos-v1'.P8]+[$'Fuente-Dashboard-Departamentos-v1'.R8]+[$'Fuente-Dashboard-Departamentos-v1'.T8]+[$'Fuente-Dashboard-Departamentos-v1'.V8]+[$'Fuente-Dashboard-Departamentos-v1'.X8]+[$'Fuente-Dashboard-Departamentos-v1'.Z8]+[$'Fuente-Dashboard-Departamentos-v1'.AB8]+[$'Fuente-Dashboard-Departamentos-v1'.AD8]+[$'Fuente-Dashboard-Departamentos-v1'.AF8]+[$'Fuente-Dashboard-Departamentos-v1'.AH8]+[$'Fuente-Dashboard-Departamentos-v1'.AJ8]+[$'Fuente-Dashboard-Departamentos-v1'.AL8]+[$'Fuente-Dashboard-Departamentos-v1'.AN8]+[$'Fuente-Dashboard-Departamentos-v1'.AP8]+[$'Fuente-Dashboard-Departamentos-v1'.AR8]+[$'Fuente-Dashboard-Departamentos-v1'.AT8]+[$'Fuente-Dashboard-Departamentos-v1'.AV8]+[$'Fuente-Dashboard-Departamentos-v1'.AX8]" office:value-type="float" office:value="28" calcext:value-type="float">
            <text:p>28</text:p>
          </table:table-cell>
          <table:table-cell table:formula="of:=[$'Fuente-Dashboard-Departamentos-v1'.C8]+[$'Fuente-Dashboard-Departamentos-v1'.E8]+[$'Fuente-Dashboard-Departamentos-v1'.G8]+[$'Fuente-Dashboard-Departamentos-v1'.I8]+[$'Fuente-Dashboard-Departamentos-v1'.K8]+[$'Fuente-Dashboard-Departamentos-v1'.M8]+[$'Fuente-Dashboard-Departamentos-v1'.O8]+[$'Fuente-Dashboard-Departamentos-v1'.Q8]+[$'Fuente-Dashboard-Departamentos-v1'.S8]+[$'Fuente-Dashboard-Departamentos-v1'.U8]+[$'Fuente-Dashboard-Departamentos-v1'.W8]+[$'Fuente-Dashboard-Departamentos-v1'.Y8]+[$'Fuente-Dashboard-Departamentos-v1'.AA8]+[$'Fuente-Dashboard-Departamentos-v1'.AC8]+[$'Fuente-Dashboard-Departamentos-v1'.AE8]+[$'Fuente-Dashboard-Departamentos-v1'.AG8]+[$'Fuente-Dashboard-Departamentos-v1'.AI8]+[$'Fuente-Dashboard-Departamentos-v1'.AK8]+[$'Fuente-Dashboard-Departamentos-v1'.AM8]+[$'Fuente-Dashboard-Departamentos-v1'.AO8]+[$'Fuente-Dashboard-Departamentos-v1'.AQ8]+[$'Fuente-Dashboard-Departamentos-v1'.AS8]+[$'Fuente-Dashboard-Departamentos-v1'.AU8]+[$'Fuente-Dashboard-Departamentos-v1'.AW8]+[$'Fuente-Dashboard-Departamentos-v1'.AY8]" office:value-type="float" office:value="0" calcext:value-type="float">
            <text:p>0</text:p>
          </table:table-cell>
          <table:table-cell table:formula="of:=[.B8]=[$'Fuente-Dashboard-v1'.B8]" office:value-type="boolean" office:boolean-value="true" calcext:value-type="boolean">
            <text:p>VERDADERO</text:p>
          </table:table-cell>
          <table:table-cell table:formula="of:=[.C8]=[$'Fuente-Dashboard-v1'.C8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13" calcext:value-type="date">
            <text:p>13/03/20</text:p>
          </table:table-cell>
          <table:table-cell table:formula="of:=[$'Fuente-Dashboard-Departamentos-v1'.B9]+[$'Fuente-Dashboard-Departamentos-v1'.D9]+[$'Fuente-Dashboard-Departamentos-v1'.F9]+[$'Fuente-Dashboard-Departamentos-v1'.H9]+[$'Fuente-Dashboard-Departamentos-v1'.J9]+[$'Fuente-Dashboard-Departamentos-v1'.L9]+[$'Fuente-Dashboard-Departamentos-v1'.N9]+[$'Fuente-Dashboard-Departamentos-v1'.P9]+[$'Fuente-Dashboard-Departamentos-v1'.R9]+[$'Fuente-Dashboard-Departamentos-v1'.T9]+[$'Fuente-Dashboard-Departamentos-v1'.V9]+[$'Fuente-Dashboard-Departamentos-v1'.X9]+[$'Fuente-Dashboard-Departamentos-v1'.Z9]+[$'Fuente-Dashboard-Departamentos-v1'.AB9]+[$'Fuente-Dashboard-Departamentos-v1'.AD9]+[$'Fuente-Dashboard-Departamentos-v1'.AF9]+[$'Fuente-Dashboard-Departamentos-v1'.AH9]+[$'Fuente-Dashboard-Departamentos-v1'.AJ9]+[$'Fuente-Dashboard-Departamentos-v1'.AL9]+[$'Fuente-Dashboard-Departamentos-v1'.AN9]+[$'Fuente-Dashboard-Departamentos-v1'.AP9]+[$'Fuente-Dashboard-Departamentos-v1'.AR9]+[$'Fuente-Dashboard-Departamentos-v1'.AT9]+[$'Fuente-Dashboard-Departamentos-v1'.AV9]+[$'Fuente-Dashboard-Departamentos-v1'.AX9]" office:value-type="float" office:value="39" calcext:value-type="float">
            <text:p>39</text:p>
          </table:table-cell>
          <table:table-cell table:formula="of:=[$'Fuente-Dashboard-Departamentos-v1'.C9]+[$'Fuente-Dashboard-Departamentos-v1'.E9]+[$'Fuente-Dashboard-Departamentos-v1'.G9]+[$'Fuente-Dashboard-Departamentos-v1'.I9]+[$'Fuente-Dashboard-Departamentos-v1'.K9]+[$'Fuente-Dashboard-Departamentos-v1'.M9]+[$'Fuente-Dashboard-Departamentos-v1'.O9]+[$'Fuente-Dashboard-Departamentos-v1'.Q9]+[$'Fuente-Dashboard-Departamentos-v1'.S9]+[$'Fuente-Dashboard-Departamentos-v1'.U9]+[$'Fuente-Dashboard-Departamentos-v1'.W9]+[$'Fuente-Dashboard-Departamentos-v1'.Y9]+[$'Fuente-Dashboard-Departamentos-v1'.AA9]+[$'Fuente-Dashboard-Departamentos-v1'.AC9]+[$'Fuente-Dashboard-Departamentos-v1'.AE9]+[$'Fuente-Dashboard-Departamentos-v1'.AG9]+[$'Fuente-Dashboard-Departamentos-v1'.AI9]+[$'Fuente-Dashboard-Departamentos-v1'.AK9]+[$'Fuente-Dashboard-Departamentos-v1'.AM9]+[$'Fuente-Dashboard-Departamentos-v1'.AO9]+[$'Fuente-Dashboard-Departamentos-v1'.AQ9]+[$'Fuente-Dashboard-Departamentos-v1'.AS9]+[$'Fuente-Dashboard-Departamentos-v1'.AU9]+[$'Fuente-Dashboard-Departamentos-v1'.AW9]+[$'Fuente-Dashboard-Departamentos-v1'.AY9]" office:value-type="float" office:value="0" calcext:value-type="float">
            <text:p>0</text:p>
          </table:table-cell>
          <table:table-cell table:formula="of:=[.B9]=[$'Fuente-Dashboard-v1'.B9]" office:value-type="boolean" office:boolean-value="true" calcext:value-type="boolean">
            <text:p>VERDADERO</text:p>
          </table:table-cell>
          <table:table-cell table:formula="of:=[.C9]=[$'Fuente-Dashboard-v1'.C9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14" calcext:value-type="date">
            <text:p>14/03/20</text:p>
          </table:table-cell>
          <table:table-cell table:formula="of:=[$'Fuente-Dashboard-Departamentos-v1'.B10]+[$'Fuente-Dashboard-Departamentos-v1'.D10]+[$'Fuente-Dashboard-Departamentos-v1'.F10]+[$'Fuente-Dashboard-Departamentos-v1'.H10]+[$'Fuente-Dashboard-Departamentos-v1'.J10]+[$'Fuente-Dashboard-Departamentos-v1'.L10]+[$'Fuente-Dashboard-Departamentos-v1'.N10]+[$'Fuente-Dashboard-Departamentos-v1'.P10]+[$'Fuente-Dashboard-Departamentos-v1'.R10]+[$'Fuente-Dashboard-Departamentos-v1'.T10]+[$'Fuente-Dashboard-Departamentos-v1'.V10]+[$'Fuente-Dashboard-Departamentos-v1'.X10]+[$'Fuente-Dashboard-Departamentos-v1'.Z10]+[$'Fuente-Dashboard-Departamentos-v1'.AB10]+[$'Fuente-Dashboard-Departamentos-v1'.AD10]+[$'Fuente-Dashboard-Departamentos-v1'.AF10]+[$'Fuente-Dashboard-Departamentos-v1'.AH10]+[$'Fuente-Dashboard-Departamentos-v1'.AJ10]+[$'Fuente-Dashboard-Departamentos-v1'.AL10]+[$'Fuente-Dashboard-Departamentos-v1'.AN10]+[$'Fuente-Dashboard-Departamentos-v1'.AP10]+[$'Fuente-Dashboard-Departamentos-v1'.AR10]+[$'Fuente-Dashboard-Departamentos-v1'.AT10]+[$'Fuente-Dashboard-Departamentos-v1'.AV10]+[$'Fuente-Dashboard-Departamentos-v1'.AX10]" office:value-type="float" office:value="58" calcext:value-type="float">
            <text:p>58</text:p>
          </table:table-cell>
          <table:table-cell table:formula="of:=[$'Fuente-Dashboard-Departamentos-v1'.C10]+[$'Fuente-Dashboard-Departamentos-v1'.E10]+[$'Fuente-Dashboard-Departamentos-v1'.G10]+[$'Fuente-Dashboard-Departamentos-v1'.I10]+[$'Fuente-Dashboard-Departamentos-v1'.K10]+[$'Fuente-Dashboard-Departamentos-v1'.M10]+[$'Fuente-Dashboard-Departamentos-v1'.O10]+[$'Fuente-Dashboard-Departamentos-v1'.Q10]+[$'Fuente-Dashboard-Departamentos-v1'.S10]+[$'Fuente-Dashboard-Departamentos-v1'.U10]+[$'Fuente-Dashboard-Departamentos-v1'.W10]+[$'Fuente-Dashboard-Departamentos-v1'.Y10]+[$'Fuente-Dashboard-Departamentos-v1'.AA10]+[$'Fuente-Dashboard-Departamentos-v1'.AC10]+[$'Fuente-Dashboard-Departamentos-v1'.AE10]+[$'Fuente-Dashboard-Departamentos-v1'.AG10]+[$'Fuente-Dashboard-Departamentos-v1'.AI10]+[$'Fuente-Dashboard-Departamentos-v1'.AK10]+[$'Fuente-Dashboard-Departamentos-v1'.AM10]+[$'Fuente-Dashboard-Departamentos-v1'.AO10]+[$'Fuente-Dashboard-Departamentos-v1'.AQ10]+[$'Fuente-Dashboard-Departamentos-v1'.AS10]+[$'Fuente-Dashboard-Departamentos-v1'.AU10]+[$'Fuente-Dashboard-Departamentos-v1'.AW10]+[$'Fuente-Dashboard-Departamentos-v1'.AY10]" office:value-type="float" office:value="0" calcext:value-type="float">
            <text:p>0</text:p>
          </table:table-cell>
          <table:table-cell table:formula="of:=[.B10]=[$'Fuente-Dashboard-v1'.B10]" office:value-type="boolean" office:boolean-value="true" calcext:value-type="boolean">
            <text:p>VERDADERO</text:p>
          </table:table-cell>
          <table:table-cell table:formula="of:=[.C10]=[$'Fuente-Dashboard-v1'.C10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15" calcext:value-type="date">
            <text:p>15/03/20</text:p>
          </table:table-cell>
          <table:table-cell table:formula="of:=[$'Fuente-Dashboard-Departamentos-v1'.B11]+[$'Fuente-Dashboard-Departamentos-v1'.D11]+[$'Fuente-Dashboard-Departamentos-v1'.F11]+[$'Fuente-Dashboard-Departamentos-v1'.H11]+[$'Fuente-Dashboard-Departamentos-v1'.J11]+[$'Fuente-Dashboard-Departamentos-v1'.L11]+[$'Fuente-Dashboard-Departamentos-v1'.N11]+[$'Fuente-Dashboard-Departamentos-v1'.P11]+[$'Fuente-Dashboard-Departamentos-v1'.R11]+[$'Fuente-Dashboard-Departamentos-v1'.T11]+[$'Fuente-Dashboard-Departamentos-v1'.V11]+[$'Fuente-Dashboard-Departamentos-v1'.X11]+[$'Fuente-Dashboard-Departamentos-v1'.Z11]+[$'Fuente-Dashboard-Departamentos-v1'.AB11]+[$'Fuente-Dashboard-Departamentos-v1'.AD11]+[$'Fuente-Dashboard-Departamentos-v1'.AF11]+[$'Fuente-Dashboard-Departamentos-v1'.AH11]+[$'Fuente-Dashboard-Departamentos-v1'.AJ11]+[$'Fuente-Dashboard-Departamentos-v1'.AL11]+[$'Fuente-Dashboard-Departamentos-v1'.AN11]+[$'Fuente-Dashboard-Departamentos-v1'.AP11]+[$'Fuente-Dashboard-Departamentos-v1'.AR11]+[$'Fuente-Dashboard-Departamentos-v1'.AT11]+[$'Fuente-Dashboard-Departamentos-v1'.AV11]+[$'Fuente-Dashboard-Departamentos-v1'.AX11]" office:value-type="float" office:value="86" calcext:value-type="float">
            <text:p>86</text:p>
          </table:table-cell>
          <table:table-cell table:formula="of:=[$'Fuente-Dashboard-Departamentos-v1'.C11]+[$'Fuente-Dashboard-Departamentos-v1'.E11]+[$'Fuente-Dashboard-Departamentos-v1'.G11]+[$'Fuente-Dashboard-Departamentos-v1'.I11]+[$'Fuente-Dashboard-Departamentos-v1'.K11]+[$'Fuente-Dashboard-Departamentos-v1'.M11]+[$'Fuente-Dashboard-Departamentos-v1'.O11]+[$'Fuente-Dashboard-Departamentos-v1'.Q11]+[$'Fuente-Dashboard-Departamentos-v1'.S11]+[$'Fuente-Dashboard-Departamentos-v1'.U11]+[$'Fuente-Dashboard-Departamentos-v1'.W11]+[$'Fuente-Dashboard-Departamentos-v1'.Y11]+[$'Fuente-Dashboard-Departamentos-v1'.AA11]+[$'Fuente-Dashboard-Departamentos-v1'.AC11]+[$'Fuente-Dashboard-Departamentos-v1'.AE11]+[$'Fuente-Dashboard-Departamentos-v1'.AG11]+[$'Fuente-Dashboard-Departamentos-v1'.AI11]+[$'Fuente-Dashboard-Departamentos-v1'.AK11]+[$'Fuente-Dashboard-Departamentos-v1'.AM11]+[$'Fuente-Dashboard-Departamentos-v1'.AO11]+[$'Fuente-Dashboard-Departamentos-v1'.AQ11]+[$'Fuente-Dashboard-Departamentos-v1'.AS11]+[$'Fuente-Dashboard-Departamentos-v1'.AU11]+[$'Fuente-Dashboard-Departamentos-v1'.AW11]+[$'Fuente-Dashboard-Departamentos-v1'.AY11]" office:value-type="float" office:value="0" calcext:value-type="float">
            <text:p>0</text:p>
          </table:table-cell>
          <table:table-cell table:formula="of:=[.B11]=[$'Fuente-Dashboard-v1'.B11]" office:value-type="boolean" office:boolean-value="true" calcext:value-type="boolean">
            <text:p>VERDADERO</text:p>
          </table:table-cell>
          <table:table-cell table:formula="of:=[.C11]=[$'Fuente-Dashboard-v1'.C11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16" calcext:value-type="date">
            <text:p>16/03/20</text:p>
          </table:table-cell>
          <table:table-cell table:formula="of:=[$'Fuente-Dashboard-Departamentos-v1'.B12]+[$'Fuente-Dashboard-Departamentos-v1'.D12]+[$'Fuente-Dashboard-Departamentos-v1'.F12]+[$'Fuente-Dashboard-Departamentos-v1'.H12]+[$'Fuente-Dashboard-Departamentos-v1'.J12]+[$'Fuente-Dashboard-Departamentos-v1'.L12]+[$'Fuente-Dashboard-Departamentos-v1'.N12]+[$'Fuente-Dashboard-Departamentos-v1'.P12]+[$'Fuente-Dashboard-Departamentos-v1'.R12]+[$'Fuente-Dashboard-Departamentos-v1'.T12]+[$'Fuente-Dashboard-Departamentos-v1'.V12]+[$'Fuente-Dashboard-Departamentos-v1'.X12]+[$'Fuente-Dashboard-Departamentos-v1'.Z12]+[$'Fuente-Dashboard-Departamentos-v1'.AB12]+[$'Fuente-Dashboard-Departamentos-v1'.AD12]+[$'Fuente-Dashboard-Departamentos-v1'.AF12]+[$'Fuente-Dashboard-Departamentos-v1'.AH12]+[$'Fuente-Dashboard-Departamentos-v1'.AJ12]+[$'Fuente-Dashboard-Departamentos-v1'.AL12]+[$'Fuente-Dashboard-Departamentos-v1'.AN12]+[$'Fuente-Dashboard-Departamentos-v1'.AP12]+[$'Fuente-Dashboard-Departamentos-v1'.AR12]+[$'Fuente-Dashboard-Departamentos-v1'.AT12]+[$'Fuente-Dashboard-Departamentos-v1'.AV12]+[$'Fuente-Dashboard-Departamentos-v1'.AX12]" office:value-type="float" office:value="106" calcext:value-type="float">
            <text:p>106</text:p>
          </table:table-cell>
          <table:table-cell table:formula="of:=[$'Fuente-Dashboard-Departamentos-v1'.C12]+[$'Fuente-Dashboard-Departamentos-v1'.E12]+[$'Fuente-Dashboard-Departamentos-v1'.G12]+[$'Fuente-Dashboard-Departamentos-v1'.I12]+[$'Fuente-Dashboard-Departamentos-v1'.K12]+[$'Fuente-Dashboard-Departamentos-v1'.M12]+[$'Fuente-Dashboard-Departamentos-v1'.O12]+[$'Fuente-Dashboard-Departamentos-v1'.Q12]+[$'Fuente-Dashboard-Departamentos-v1'.S12]+[$'Fuente-Dashboard-Departamentos-v1'.U12]+[$'Fuente-Dashboard-Departamentos-v1'.W12]+[$'Fuente-Dashboard-Departamentos-v1'.Y12]+[$'Fuente-Dashboard-Departamentos-v1'.AA12]+[$'Fuente-Dashboard-Departamentos-v1'.AC12]+[$'Fuente-Dashboard-Departamentos-v1'.AE12]+[$'Fuente-Dashboard-Departamentos-v1'.AG12]+[$'Fuente-Dashboard-Departamentos-v1'.AI12]+[$'Fuente-Dashboard-Departamentos-v1'.AK12]+[$'Fuente-Dashboard-Departamentos-v1'.AM12]+[$'Fuente-Dashboard-Departamentos-v1'.AO12]+[$'Fuente-Dashboard-Departamentos-v1'.AQ12]+[$'Fuente-Dashboard-Departamentos-v1'.AS12]+[$'Fuente-Dashboard-Departamentos-v1'.AU12]+[$'Fuente-Dashboard-Departamentos-v1'.AW12]+[$'Fuente-Dashboard-Departamentos-v1'.AY12]" office:value-type="float" office:value="0" calcext:value-type="float">
            <text:p>0</text:p>
          </table:table-cell>
          <table:table-cell table:formula="of:=[.B12]=[$'Fuente-Dashboard-v1'.B12]" office:value-type="boolean" office:boolean-value="true" calcext:value-type="boolean">
            <text:p>VERDADERO</text:p>
          </table:table-cell>
          <table:table-cell table:formula="of:=[.C12]=[$'Fuente-Dashboard-v1'.C12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17" calcext:value-type="date">
            <text:p>17/03/20</text:p>
          </table:table-cell>
          <table:table-cell table:formula="of:=[$'Fuente-Dashboard-Departamentos-v1'.B13]+[$'Fuente-Dashboard-Departamentos-v1'.D13]+[$'Fuente-Dashboard-Departamentos-v1'.F13]+[$'Fuente-Dashboard-Departamentos-v1'.H13]+[$'Fuente-Dashboard-Departamentos-v1'.J13]+[$'Fuente-Dashboard-Departamentos-v1'.L13]+[$'Fuente-Dashboard-Departamentos-v1'.N13]+[$'Fuente-Dashboard-Departamentos-v1'.P13]+[$'Fuente-Dashboard-Departamentos-v1'.R13]+[$'Fuente-Dashboard-Departamentos-v1'.T13]+[$'Fuente-Dashboard-Departamentos-v1'.V13]+[$'Fuente-Dashboard-Departamentos-v1'.X13]+[$'Fuente-Dashboard-Departamentos-v1'.Z13]+[$'Fuente-Dashboard-Departamentos-v1'.AB13]+[$'Fuente-Dashboard-Departamentos-v1'.AD13]+[$'Fuente-Dashboard-Departamentos-v1'.AF13]+[$'Fuente-Dashboard-Departamentos-v1'.AH13]+[$'Fuente-Dashboard-Departamentos-v1'.AJ13]+[$'Fuente-Dashboard-Departamentos-v1'.AL13]+[$'Fuente-Dashboard-Departamentos-v1'.AN13]+[$'Fuente-Dashboard-Departamentos-v1'.AP13]+[$'Fuente-Dashboard-Departamentos-v1'.AR13]+[$'Fuente-Dashboard-Departamentos-v1'.AT13]+[$'Fuente-Dashboard-Departamentos-v1'.AV13]+[$'Fuente-Dashboard-Departamentos-v1'.AX13]" office:value-type="float" office:value="135" calcext:value-type="float">
            <text:p>135</text:p>
          </table:table-cell>
          <table:table-cell table:formula="of:=[$'Fuente-Dashboard-Departamentos-v1'.C13]+[$'Fuente-Dashboard-Departamentos-v1'.E13]+[$'Fuente-Dashboard-Departamentos-v1'.G13]+[$'Fuente-Dashboard-Departamentos-v1'.I13]+[$'Fuente-Dashboard-Departamentos-v1'.K13]+[$'Fuente-Dashboard-Departamentos-v1'.M13]+[$'Fuente-Dashboard-Departamentos-v1'.O13]+[$'Fuente-Dashboard-Departamentos-v1'.Q13]+[$'Fuente-Dashboard-Departamentos-v1'.S13]+[$'Fuente-Dashboard-Departamentos-v1'.U13]+[$'Fuente-Dashboard-Departamentos-v1'.W13]+[$'Fuente-Dashboard-Departamentos-v1'.Y13]+[$'Fuente-Dashboard-Departamentos-v1'.AA13]+[$'Fuente-Dashboard-Departamentos-v1'.AC13]+[$'Fuente-Dashboard-Departamentos-v1'.AE13]+[$'Fuente-Dashboard-Departamentos-v1'.AG13]+[$'Fuente-Dashboard-Departamentos-v1'.AI13]+[$'Fuente-Dashboard-Departamentos-v1'.AK13]+[$'Fuente-Dashboard-Departamentos-v1'.AM13]+[$'Fuente-Dashboard-Departamentos-v1'.AO13]+[$'Fuente-Dashboard-Departamentos-v1'.AQ13]+[$'Fuente-Dashboard-Departamentos-v1'.AS13]+[$'Fuente-Dashboard-Departamentos-v1'.AU13]+[$'Fuente-Dashboard-Departamentos-v1'.AW13]+[$'Fuente-Dashboard-Departamentos-v1'.AY13]" office:value-type="float" office:value="0" calcext:value-type="float">
            <text:p>0</text:p>
          </table:table-cell>
          <table:table-cell table:formula="of:=[.B13]=[$'Fuente-Dashboard-v1'.B13]" office:value-type="boolean" office:boolean-value="true" calcext:value-type="boolean">
            <text:p>VERDADERO</text:p>
          </table:table-cell>
          <table:table-cell table:formula="of:=[.C13]=[$'Fuente-Dashboard-v1'.C13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18" calcext:value-type="date">
            <text:p>18/03/20</text:p>
          </table:table-cell>
          <table:table-cell table:formula="of:=[$'Fuente-Dashboard-Departamentos-v1'.B14]+[$'Fuente-Dashboard-Departamentos-v1'.D14]+[$'Fuente-Dashboard-Departamentos-v1'.F14]+[$'Fuente-Dashboard-Departamentos-v1'.H14]+[$'Fuente-Dashboard-Departamentos-v1'.J14]+[$'Fuente-Dashboard-Departamentos-v1'.L14]+[$'Fuente-Dashboard-Departamentos-v1'.N14]+[$'Fuente-Dashboard-Departamentos-v1'.P14]+[$'Fuente-Dashboard-Departamentos-v1'.R14]+[$'Fuente-Dashboard-Departamentos-v1'.T14]+[$'Fuente-Dashboard-Departamentos-v1'.V14]+[$'Fuente-Dashboard-Departamentos-v1'.X14]+[$'Fuente-Dashboard-Departamentos-v1'.Z14]+[$'Fuente-Dashboard-Departamentos-v1'.AB14]+[$'Fuente-Dashboard-Departamentos-v1'.AD14]+[$'Fuente-Dashboard-Departamentos-v1'.AF14]+[$'Fuente-Dashboard-Departamentos-v1'.AH14]+[$'Fuente-Dashboard-Departamentos-v1'.AJ14]+[$'Fuente-Dashboard-Departamentos-v1'.AL14]+[$'Fuente-Dashboard-Departamentos-v1'.AN14]+[$'Fuente-Dashboard-Departamentos-v1'.AP14]+[$'Fuente-Dashboard-Departamentos-v1'.AR14]+[$'Fuente-Dashboard-Departamentos-v1'.AT14]+[$'Fuente-Dashboard-Departamentos-v1'.AV14]+[$'Fuente-Dashboard-Departamentos-v1'.AX14]" office:value-type="float" office:value="193" calcext:value-type="float">
            <text:p>193</text:p>
          </table:table-cell>
          <table:table-cell table:formula="of:=[$'Fuente-Dashboard-Departamentos-v1'.C14]+[$'Fuente-Dashboard-Departamentos-v1'.E14]+[$'Fuente-Dashboard-Departamentos-v1'.G14]+[$'Fuente-Dashboard-Departamentos-v1'.I14]+[$'Fuente-Dashboard-Departamentos-v1'.K14]+[$'Fuente-Dashboard-Departamentos-v1'.M14]+[$'Fuente-Dashboard-Departamentos-v1'.O14]+[$'Fuente-Dashboard-Departamentos-v1'.Q14]+[$'Fuente-Dashboard-Departamentos-v1'.S14]+[$'Fuente-Dashboard-Departamentos-v1'.U14]+[$'Fuente-Dashboard-Departamentos-v1'.W14]+[$'Fuente-Dashboard-Departamentos-v1'.Y14]+[$'Fuente-Dashboard-Departamentos-v1'.AA14]+[$'Fuente-Dashboard-Departamentos-v1'.AC14]+[$'Fuente-Dashboard-Departamentos-v1'.AE14]+[$'Fuente-Dashboard-Departamentos-v1'.AG14]+[$'Fuente-Dashboard-Departamentos-v1'.AI14]+[$'Fuente-Dashboard-Departamentos-v1'.AK14]+[$'Fuente-Dashboard-Departamentos-v1'.AM14]+[$'Fuente-Dashboard-Departamentos-v1'.AO14]+[$'Fuente-Dashboard-Departamentos-v1'.AQ14]+[$'Fuente-Dashboard-Departamentos-v1'.AS14]+[$'Fuente-Dashboard-Departamentos-v1'.AU14]+[$'Fuente-Dashboard-Departamentos-v1'.AW14]+[$'Fuente-Dashboard-Departamentos-v1'.AY14]" office:value-type="float" office:value="0" calcext:value-type="float">
            <text:p>0</text:p>
          </table:table-cell>
          <table:table-cell table:formula="of:=[.B14]=[$'Fuente-Dashboard-v1'.B14]" office:value-type="boolean" office:boolean-value="true" calcext:value-type="boolean">
            <text:p>VERDADERO</text:p>
          </table:table-cell>
          <table:table-cell table:formula="of:=[.C14]=[$'Fuente-Dashboard-v1'.C14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19" calcext:value-type="date">
            <text:p>19/03/20</text:p>
          </table:table-cell>
          <table:table-cell table:formula="of:=[$'Fuente-Dashboard-Departamentos-v1'.B15]+[$'Fuente-Dashboard-Departamentos-v1'.D15]+[$'Fuente-Dashboard-Departamentos-v1'.F15]+[$'Fuente-Dashboard-Departamentos-v1'.H15]+[$'Fuente-Dashboard-Departamentos-v1'.J15]+[$'Fuente-Dashboard-Departamentos-v1'.L15]+[$'Fuente-Dashboard-Departamentos-v1'.N15]+[$'Fuente-Dashboard-Departamentos-v1'.P15]+[$'Fuente-Dashboard-Departamentos-v1'.R15]+[$'Fuente-Dashboard-Departamentos-v1'.T15]+[$'Fuente-Dashboard-Departamentos-v1'.V15]+[$'Fuente-Dashboard-Departamentos-v1'.X15]+[$'Fuente-Dashboard-Departamentos-v1'.Z15]+[$'Fuente-Dashboard-Departamentos-v1'.AB15]+[$'Fuente-Dashboard-Departamentos-v1'.AD15]+[$'Fuente-Dashboard-Departamentos-v1'.AF15]+[$'Fuente-Dashboard-Departamentos-v1'.AH15]+[$'Fuente-Dashboard-Departamentos-v1'.AJ15]+[$'Fuente-Dashboard-Departamentos-v1'.AL15]+[$'Fuente-Dashboard-Departamentos-v1'.AN15]+[$'Fuente-Dashboard-Departamentos-v1'.AP15]+[$'Fuente-Dashboard-Departamentos-v1'.AR15]+[$'Fuente-Dashboard-Departamentos-v1'.AT15]+[$'Fuente-Dashboard-Departamentos-v1'.AV15]+[$'Fuente-Dashboard-Departamentos-v1'.AX15]" office:value-type="float" office:value="256" calcext:value-type="float">
            <text:p>256</text:p>
          </table:table-cell>
          <table:table-cell table:formula="of:=[$'Fuente-Dashboard-Departamentos-v1'.C15]+[$'Fuente-Dashboard-Departamentos-v1'.E15]+[$'Fuente-Dashboard-Departamentos-v1'.G15]+[$'Fuente-Dashboard-Departamentos-v1'.I15]+[$'Fuente-Dashboard-Departamentos-v1'.K15]+[$'Fuente-Dashboard-Departamentos-v1'.M15]+[$'Fuente-Dashboard-Departamentos-v1'.O15]+[$'Fuente-Dashboard-Departamentos-v1'.Q15]+[$'Fuente-Dashboard-Departamentos-v1'.S15]+[$'Fuente-Dashboard-Departamentos-v1'.U15]+[$'Fuente-Dashboard-Departamentos-v1'.W15]+[$'Fuente-Dashboard-Departamentos-v1'.Y15]+[$'Fuente-Dashboard-Departamentos-v1'.AA15]+[$'Fuente-Dashboard-Departamentos-v1'.AC15]+[$'Fuente-Dashboard-Departamentos-v1'.AE15]+[$'Fuente-Dashboard-Departamentos-v1'.AG15]+[$'Fuente-Dashboard-Departamentos-v1'.AI15]+[$'Fuente-Dashboard-Departamentos-v1'.AK15]+[$'Fuente-Dashboard-Departamentos-v1'.AM15]+[$'Fuente-Dashboard-Departamentos-v1'.AO15]+[$'Fuente-Dashboard-Departamentos-v1'.AQ15]+[$'Fuente-Dashboard-Departamentos-v1'.AS15]+[$'Fuente-Dashboard-Departamentos-v1'.AU15]+[$'Fuente-Dashboard-Departamentos-v1'.AW15]+[$'Fuente-Dashboard-Departamentos-v1'.AY15]" office:value-type="float" office:value="3" calcext:value-type="float">
            <text:p>3</text:p>
          </table:table-cell>
          <table:table-cell table:formula="of:=[.B15]=[$'Fuente-Dashboard-v1'.B15]" office:value-type="boolean" office:boolean-value="true" calcext:value-type="boolean">
            <text:p>VERDADERO</text:p>
          </table:table-cell>
          <table:table-cell table:formula="of:=[.C15]=[$'Fuente-Dashboard-v1'.C15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20" calcext:value-type="date">
            <text:p>20/03/20</text:p>
          </table:table-cell>
          <table:table-cell table:formula="of:=[$'Fuente-Dashboard-Departamentos-v1'.B16]+[$'Fuente-Dashboard-Departamentos-v1'.D16]+[$'Fuente-Dashboard-Departamentos-v1'.F16]+[$'Fuente-Dashboard-Departamentos-v1'.H16]+[$'Fuente-Dashboard-Departamentos-v1'.J16]+[$'Fuente-Dashboard-Departamentos-v1'.L16]+[$'Fuente-Dashboard-Departamentos-v1'.N16]+[$'Fuente-Dashboard-Departamentos-v1'.P16]+[$'Fuente-Dashboard-Departamentos-v1'.R16]+[$'Fuente-Dashboard-Departamentos-v1'.T16]+[$'Fuente-Dashboard-Departamentos-v1'.V16]+[$'Fuente-Dashboard-Departamentos-v1'.X16]+[$'Fuente-Dashboard-Departamentos-v1'.Z16]+[$'Fuente-Dashboard-Departamentos-v1'.AB16]+[$'Fuente-Dashboard-Departamentos-v1'.AD16]+[$'Fuente-Dashboard-Departamentos-v1'.AF16]+[$'Fuente-Dashboard-Departamentos-v1'.AH16]+[$'Fuente-Dashboard-Departamentos-v1'.AJ16]+[$'Fuente-Dashboard-Departamentos-v1'.AL16]+[$'Fuente-Dashboard-Departamentos-v1'.AN16]+[$'Fuente-Dashboard-Departamentos-v1'.AP16]+[$'Fuente-Dashboard-Departamentos-v1'.AR16]+[$'Fuente-Dashboard-Departamentos-v1'.AT16]+[$'Fuente-Dashboard-Departamentos-v1'.AV16]+[$'Fuente-Dashboard-Departamentos-v1'.AX16]" office:value-type="float" office:value="313" calcext:value-type="float">
            <text:p>313</text:p>
          </table:table-cell>
          <table:table-cell table:formula="of:=[$'Fuente-Dashboard-Departamentos-v1'.C16]+[$'Fuente-Dashboard-Departamentos-v1'.E16]+[$'Fuente-Dashboard-Departamentos-v1'.G16]+[$'Fuente-Dashboard-Departamentos-v1'.I16]+[$'Fuente-Dashboard-Departamentos-v1'.K16]+[$'Fuente-Dashboard-Departamentos-v1'.M16]+[$'Fuente-Dashboard-Departamentos-v1'.O16]+[$'Fuente-Dashboard-Departamentos-v1'.Q16]+[$'Fuente-Dashboard-Departamentos-v1'.S16]+[$'Fuente-Dashboard-Departamentos-v1'.U16]+[$'Fuente-Dashboard-Departamentos-v1'.W16]+[$'Fuente-Dashboard-Departamentos-v1'.Y16]+[$'Fuente-Dashboard-Departamentos-v1'.AA16]+[$'Fuente-Dashboard-Departamentos-v1'.AC16]+[$'Fuente-Dashboard-Departamentos-v1'.AE16]+[$'Fuente-Dashboard-Departamentos-v1'.AG16]+[$'Fuente-Dashboard-Departamentos-v1'.AI16]+[$'Fuente-Dashboard-Departamentos-v1'.AK16]+[$'Fuente-Dashboard-Departamentos-v1'.AM16]+[$'Fuente-Dashboard-Departamentos-v1'.AO16]+[$'Fuente-Dashboard-Departamentos-v1'.AQ16]+[$'Fuente-Dashboard-Departamentos-v1'.AS16]+[$'Fuente-Dashboard-Departamentos-v1'.AU16]+[$'Fuente-Dashboard-Departamentos-v1'.AW16]+[$'Fuente-Dashboard-Departamentos-v1'.AY16]" office:value-type="float" office:value="4" calcext:value-type="float">
            <text:p>4</text:p>
          </table:table-cell>
          <table:table-cell table:formula="of:=[.B16]=[$'Fuente-Dashboard-v1'.B16]" office:value-type="boolean" office:boolean-value="true" calcext:value-type="boolean">
            <text:p>VERDADERO</text:p>
          </table:table-cell>
          <table:table-cell table:formula="of:=[.C16]=[$'Fuente-Dashboard-v1'.C16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21" calcext:value-type="date">
            <text:p>21/03/20</text:p>
          </table:table-cell>
          <table:table-cell table:formula="of:=[$'Fuente-Dashboard-Departamentos-v1'.B17]+[$'Fuente-Dashboard-Departamentos-v1'.D17]+[$'Fuente-Dashboard-Departamentos-v1'.F17]+[$'Fuente-Dashboard-Departamentos-v1'.H17]+[$'Fuente-Dashboard-Departamentos-v1'.J17]+[$'Fuente-Dashboard-Departamentos-v1'.L17]+[$'Fuente-Dashboard-Departamentos-v1'.N17]+[$'Fuente-Dashboard-Departamentos-v1'.P17]+[$'Fuente-Dashboard-Departamentos-v1'.R17]+[$'Fuente-Dashboard-Departamentos-v1'.T17]+[$'Fuente-Dashboard-Departamentos-v1'.V17]+[$'Fuente-Dashboard-Departamentos-v1'.X17]+[$'Fuente-Dashboard-Departamentos-v1'.Z17]+[$'Fuente-Dashboard-Departamentos-v1'.AB17]+[$'Fuente-Dashboard-Departamentos-v1'.AD17]+[$'Fuente-Dashboard-Departamentos-v1'.AF17]+[$'Fuente-Dashboard-Departamentos-v1'.AH17]+[$'Fuente-Dashboard-Departamentos-v1'.AJ17]+[$'Fuente-Dashboard-Departamentos-v1'.AL17]+[$'Fuente-Dashboard-Departamentos-v1'.AN17]+[$'Fuente-Dashboard-Departamentos-v1'.AP17]+[$'Fuente-Dashboard-Departamentos-v1'.AR17]+[$'Fuente-Dashboard-Departamentos-v1'.AT17]+[$'Fuente-Dashboard-Departamentos-v1'.AV17]+[$'Fuente-Dashboard-Departamentos-v1'.AX17]" office:value-type="float" office:value="344" calcext:value-type="float">
            <text:p>344</text:p>
          </table:table-cell>
          <table:table-cell table:formula="of:=[$'Fuente-Dashboard-Departamentos-v1'.C17]+[$'Fuente-Dashboard-Departamentos-v1'.E17]+[$'Fuente-Dashboard-Departamentos-v1'.G17]+[$'Fuente-Dashboard-Departamentos-v1'.I17]+[$'Fuente-Dashboard-Departamentos-v1'.K17]+[$'Fuente-Dashboard-Departamentos-v1'.M17]+[$'Fuente-Dashboard-Departamentos-v1'.O17]+[$'Fuente-Dashboard-Departamentos-v1'.Q17]+[$'Fuente-Dashboard-Departamentos-v1'.S17]+[$'Fuente-Dashboard-Departamentos-v1'.U17]+[$'Fuente-Dashboard-Departamentos-v1'.W17]+[$'Fuente-Dashboard-Departamentos-v1'.Y17]+[$'Fuente-Dashboard-Departamentos-v1'.AA17]+[$'Fuente-Dashboard-Departamentos-v1'.AC17]+[$'Fuente-Dashboard-Departamentos-v1'.AE17]+[$'Fuente-Dashboard-Departamentos-v1'.AG17]+[$'Fuente-Dashboard-Departamentos-v1'.AI17]+[$'Fuente-Dashboard-Departamentos-v1'.AK17]+[$'Fuente-Dashboard-Departamentos-v1'.AM17]+[$'Fuente-Dashboard-Departamentos-v1'.AO17]+[$'Fuente-Dashboard-Departamentos-v1'.AQ17]+[$'Fuente-Dashboard-Departamentos-v1'.AS17]+[$'Fuente-Dashboard-Departamentos-v1'.AU17]+[$'Fuente-Dashboard-Departamentos-v1'.AW17]+[$'Fuente-Dashboard-Departamentos-v1'.AY17]" office:value-type="float" office:value="5" calcext:value-type="float">
            <text:p>5</text:p>
          </table:table-cell>
          <table:table-cell table:formula="of:=[.B17]=[$'Fuente-Dashboard-v1'.B17]" office:value-type="boolean" office:boolean-value="true" calcext:value-type="boolean">
            <text:p>VERDADERO</text:p>
          </table:table-cell>
          <table:table-cell table:formula="of:=[.C17]=[$'Fuente-Dashboard-v1'.C17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22" calcext:value-type="date">
            <text:p>22/03/20</text:p>
          </table:table-cell>
          <table:table-cell table:formula="of:=[$'Fuente-Dashboard-Departamentos-v1'.B18]+[$'Fuente-Dashboard-Departamentos-v1'.D18]+[$'Fuente-Dashboard-Departamentos-v1'.F18]+[$'Fuente-Dashboard-Departamentos-v1'.H18]+[$'Fuente-Dashboard-Departamentos-v1'.J18]+[$'Fuente-Dashboard-Departamentos-v1'.L18]+[$'Fuente-Dashboard-Departamentos-v1'.N18]+[$'Fuente-Dashboard-Departamentos-v1'.P18]+[$'Fuente-Dashboard-Departamentos-v1'.R18]+[$'Fuente-Dashboard-Departamentos-v1'.T18]+[$'Fuente-Dashboard-Departamentos-v1'.V18]+[$'Fuente-Dashboard-Departamentos-v1'.X18]+[$'Fuente-Dashboard-Departamentos-v1'.Z18]+[$'Fuente-Dashboard-Departamentos-v1'.AB18]+[$'Fuente-Dashboard-Departamentos-v1'.AD18]+[$'Fuente-Dashboard-Departamentos-v1'.AF18]+[$'Fuente-Dashboard-Departamentos-v1'.AH18]+[$'Fuente-Dashboard-Departamentos-v1'.AJ18]+[$'Fuente-Dashboard-Departamentos-v1'.AL18]+[$'Fuente-Dashboard-Departamentos-v1'.AN18]+[$'Fuente-Dashboard-Departamentos-v1'.AP18]+[$'Fuente-Dashboard-Departamentos-v1'.AR18]+[$'Fuente-Dashboard-Departamentos-v1'.AT18]+[$'Fuente-Dashboard-Departamentos-v1'.AV18]+[$'Fuente-Dashboard-Departamentos-v1'.AX18]" office:value-type="float" office:value="383" calcext:value-type="float">
            <text:p>383</text:p>
          </table:table-cell>
          <table:table-cell table:formula="of:=[$'Fuente-Dashboard-Departamentos-v1'.C18]+[$'Fuente-Dashboard-Departamentos-v1'.E18]+[$'Fuente-Dashboard-Departamentos-v1'.G18]+[$'Fuente-Dashboard-Departamentos-v1'.I18]+[$'Fuente-Dashboard-Departamentos-v1'.K18]+[$'Fuente-Dashboard-Departamentos-v1'.M18]+[$'Fuente-Dashboard-Departamentos-v1'.O18]+[$'Fuente-Dashboard-Departamentos-v1'.Q18]+[$'Fuente-Dashboard-Departamentos-v1'.S18]+[$'Fuente-Dashboard-Departamentos-v1'.U18]+[$'Fuente-Dashboard-Departamentos-v1'.W18]+[$'Fuente-Dashboard-Departamentos-v1'.Y18]+[$'Fuente-Dashboard-Departamentos-v1'.AA18]+[$'Fuente-Dashboard-Departamentos-v1'.AC18]+[$'Fuente-Dashboard-Departamentos-v1'.AE18]+[$'Fuente-Dashboard-Departamentos-v1'.AG18]+[$'Fuente-Dashboard-Departamentos-v1'.AI18]+[$'Fuente-Dashboard-Departamentos-v1'.AK18]+[$'Fuente-Dashboard-Departamentos-v1'.AM18]+[$'Fuente-Dashboard-Departamentos-v1'.AO18]+[$'Fuente-Dashboard-Departamentos-v1'.AQ18]+[$'Fuente-Dashboard-Departamentos-v1'.AS18]+[$'Fuente-Dashboard-Departamentos-v1'.AU18]+[$'Fuente-Dashboard-Departamentos-v1'.AW18]+[$'Fuente-Dashboard-Departamentos-v1'.AY18]" office:value-type="float" office:value="5" calcext:value-type="float">
            <text:p>5</text:p>
          </table:table-cell>
          <table:table-cell table:formula="of:=[.B18]=[$'Fuente-Dashboard-v1'.B18]" office:value-type="boolean" office:boolean-value="true" calcext:value-type="boolean">
            <text:p>VERDADERO</text:p>
          </table:table-cell>
          <table:table-cell table:formula="of:=[.C18]=[$'Fuente-Dashboard-v1'.C18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23" calcext:value-type="date">
            <text:p>23/03/20</text:p>
          </table:table-cell>
          <table:table-cell table:formula="of:=[$'Fuente-Dashboard-Departamentos-v1'.B19]+[$'Fuente-Dashboard-Departamentos-v1'.D19]+[$'Fuente-Dashboard-Departamentos-v1'.F19]+[$'Fuente-Dashboard-Departamentos-v1'.H19]+[$'Fuente-Dashboard-Departamentos-v1'.J19]+[$'Fuente-Dashboard-Departamentos-v1'.L19]+[$'Fuente-Dashboard-Departamentos-v1'.N19]+[$'Fuente-Dashboard-Departamentos-v1'.P19]+[$'Fuente-Dashboard-Departamentos-v1'.R19]+[$'Fuente-Dashboard-Departamentos-v1'.T19]+[$'Fuente-Dashboard-Departamentos-v1'.V19]+[$'Fuente-Dashboard-Departamentos-v1'.X19]+[$'Fuente-Dashboard-Departamentos-v1'.Z19]+[$'Fuente-Dashboard-Departamentos-v1'.AB19]+[$'Fuente-Dashboard-Departamentos-v1'.AD19]+[$'Fuente-Dashboard-Departamentos-v1'.AF19]+[$'Fuente-Dashboard-Departamentos-v1'.AH19]+[$'Fuente-Dashboard-Departamentos-v1'.AJ19]+[$'Fuente-Dashboard-Departamentos-v1'.AL19]+[$'Fuente-Dashboard-Departamentos-v1'.AN19]+[$'Fuente-Dashboard-Departamentos-v1'.AP19]+[$'Fuente-Dashboard-Departamentos-v1'.AR19]+[$'Fuente-Dashboard-Departamentos-v1'.AT19]+[$'Fuente-Dashboard-Departamentos-v1'.AV19]+[$'Fuente-Dashboard-Departamentos-v1'.AX19]" office:value-type="float" office:value="416" calcext:value-type="float">
            <text:p>416</text:p>
          </table:table-cell>
          <table:table-cell table:formula="of:=[$'Fuente-Dashboard-Departamentos-v1'.C19]+[$'Fuente-Dashboard-Departamentos-v1'.E19]+[$'Fuente-Dashboard-Departamentos-v1'.G19]+[$'Fuente-Dashboard-Departamentos-v1'.I19]+[$'Fuente-Dashboard-Departamentos-v1'.K19]+[$'Fuente-Dashboard-Departamentos-v1'.M19]+[$'Fuente-Dashboard-Departamentos-v1'.O19]+[$'Fuente-Dashboard-Departamentos-v1'.Q19]+[$'Fuente-Dashboard-Departamentos-v1'.S19]+[$'Fuente-Dashboard-Departamentos-v1'.U19]+[$'Fuente-Dashboard-Departamentos-v1'.W19]+[$'Fuente-Dashboard-Departamentos-v1'.Y19]+[$'Fuente-Dashboard-Departamentos-v1'.AA19]+[$'Fuente-Dashboard-Departamentos-v1'.AC19]+[$'Fuente-Dashboard-Departamentos-v1'.AE19]+[$'Fuente-Dashboard-Departamentos-v1'.AG19]+[$'Fuente-Dashboard-Departamentos-v1'.AI19]+[$'Fuente-Dashboard-Departamentos-v1'.AK19]+[$'Fuente-Dashboard-Departamentos-v1'.AM19]+[$'Fuente-Dashboard-Departamentos-v1'.AO19]+[$'Fuente-Dashboard-Departamentos-v1'.AQ19]+[$'Fuente-Dashboard-Departamentos-v1'.AS19]+[$'Fuente-Dashboard-Departamentos-v1'.AU19]+[$'Fuente-Dashboard-Departamentos-v1'.AW19]+[$'Fuente-Dashboard-Departamentos-v1'.AY19]" office:value-type="float" office:value="6" calcext:value-type="float">
            <text:p>6</text:p>
          </table:table-cell>
          <table:table-cell table:formula="of:=[.B19]=[$'Fuente-Dashboard-v1'.B19]" office:value-type="boolean" office:boolean-value="true" calcext:value-type="boolean">
            <text:p>VERDADERO</text:p>
          </table:table-cell>
          <table:table-cell table:formula="of:=[.C19]=[$'Fuente-Dashboard-v1'.C19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24" calcext:value-type="date">
            <text:p>24/03/20</text:p>
          </table:table-cell>
          <table:table-cell table:formula="of:=[$'Fuente-Dashboard-Departamentos-v1'.B20]+[$'Fuente-Dashboard-Departamentos-v1'.D20]+[$'Fuente-Dashboard-Departamentos-v1'.F20]+[$'Fuente-Dashboard-Departamentos-v1'.H20]+[$'Fuente-Dashboard-Departamentos-v1'.J20]+[$'Fuente-Dashboard-Departamentos-v1'.L20]+[$'Fuente-Dashboard-Departamentos-v1'.N20]+[$'Fuente-Dashboard-Departamentos-v1'.P20]+[$'Fuente-Dashboard-Departamentos-v1'.R20]+[$'Fuente-Dashboard-Departamentos-v1'.T20]+[$'Fuente-Dashboard-Departamentos-v1'.V20]+[$'Fuente-Dashboard-Departamentos-v1'.X20]+[$'Fuente-Dashboard-Departamentos-v1'.Z20]+[$'Fuente-Dashboard-Departamentos-v1'.AB20]+[$'Fuente-Dashboard-Departamentos-v1'.AD20]+[$'Fuente-Dashboard-Departamentos-v1'.AF20]+[$'Fuente-Dashboard-Departamentos-v1'.AH20]+[$'Fuente-Dashboard-Departamentos-v1'.AJ20]+[$'Fuente-Dashboard-Departamentos-v1'.AL20]+[$'Fuente-Dashboard-Departamentos-v1'.AN20]+[$'Fuente-Dashboard-Departamentos-v1'.AP20]+[$'Fuente-Dashboard-Departamentos-v1'.AR20]+[$'Fuente-Dashboard-Departamentos-v1'.AT20]+[$'Fuente-Dashboard-Departamentos-v1'.AV20]+[$'Fuente-Dashboard-Departamentos-v1'.AX20]" office:value-type="float" office:value="480" calcext:value-type="float">
            <text:p>480</text:p>
          </table:table-cell>
          <table:table-cell table:formula="of:=[$'Fuente-Dashboard-Departamentos-v1'.C20]+[$'Fuente-Dashboard-Departamentos-v1'.E20]+[$'Fuente-Dashboard-Departamentos-v1'.G20]+[$'Fuente-Dashboard-Departamentos-v1'.I20]+[$'Fuente-Dashboard-Departamentos-v1'.K20]+[$'Fuente-Dashboard-Departamentos-v1'.M20]+[$'Fuente-Dashboard-Departamentos-v1'.O20]+[$'Fuente-Dashboard-Departamentos-v1'.Q20]+[$'Fuente-Dashboard-Departamentos-v1'.S20]+[$'Fuente-Dashboard-Departamentos-v1'.U20]+[$'Fuente-Dashboard-Departamentos-v1'.W20]+[$'Fuente-Dashboard-Departamentos-v1'.Y20]+[$'Fuente-Dashboard-Departamentos-v1'.AA20]+[$'Fuente-Dashboard-Departamentos-v1'.AC20]+[$'Fuente-Dashboard-Departamentos-v1'.AE20]+[$'Fuente-Dashboard-Departamentos-v1'.AG20]+[$'Fuente-Dashboard-Departamentos-v1'.AI20]+[$'Fuente-Dashboard-Departamentos-v1'.AK20]+[$'Fuente-Dashboard-Departamentos-v1'.AM20]+[$'Fuente-Dashboard-Departamentos-v1'.AO20]+[$'Fuente-Dashboard-Departamentos-v1'.AQ20]+[$'Fuente-Dashboard-Departamentos-v1'.AS20]+[$'Fuente-Dashboard-Departamentos-v1'.AU20]+[$'Fuente-Dashboard-Departamentos-v1'.AW20]+[$'Fuente-Dashboard-Departamentos-v1'.AY20]" office:value-type="float" office:value="9" calcext:value-type="float">
            <text:p>9</text:p>
          </table:table-cell>
          <table:table-cell table:formula="of:=[.B20]=[$'Fuente-Dashboard-v1'.B20]" office:value-type="boolean" office:boolean-value="true" calcext:value-type="boolean">
            <text:p>VERDADERO</text:p>
          </table:table-cell>
          <table:table-cell table:formula="of:=[.C20]=[$'Fuente-Dashboard-v1'.C20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25" calcext:value-type="date">
            <text:p>25/03/20</text:p>
          </table:table-cell>
          <table:table-cell table:formula="of:=[$'Fuente-Dashboard-Departamentos-v1'.B21]+[$'Fuente-Dashboard-Departamentos-v1'.D21]+[$'Fuente-Dashboard-Departamentos-v1'.F21]+[$'Fuente-Dashboard-Departamentos-v1'.H21]+[$'Fuente-Dashboard-Departamentos-v1'.J21]+[$'Fuente-Dashboard-Departamentos-v1'.L21]+[$'Fuente-Dashboard-Departamentos-v1'.N21]+[$'Fuente-Dashboard-Departamentos-v1'.P21]+[$'Fuente-Dashboard-Departamentos-v1'.R21]+[$'Fuente-Dashboard-Departamentos-v1'.T21]+[$'Fuente-Dashboard-Departamentos-v1'.V21]+[$'Fuente-Dashboard-Departamentos-v1'.X21]+[$'Fuente-Dashboard-Departamentos-v1'.Z21]+[$'Fuente-Dashboard-Departamentos-v1'.AB21]+[$'Fuente-Dashboard-Departamentos-v1'.AD21]+[$'Fuente-Dashboard-Departamentos-v1'.AF21]+[$'Fuente-Dashboard-Departamentos-v1'.AH21]+[$'Fuente-Dashboard-Departamentos-v1'.AJ21]+[$'Fuente-Dashboard-Departamentos-v1'.AL21]+[$'Fuente-Dashboard-Departamentos-v1'.AN21]+[$'Fuente-Dashboard-Departamentos-v1'.AP21]+[$'Fuente-Dashboard-Departamentos-v1'.AR21]+[$'Fuente-Dashboard-Departamentos-v1'.AT21]+[$'Fuente-Dashboard-Departamentos-v1'.AV21]+[$'Fuente-Dashboard-Departamentos-v1'.AX21]" office:value-type="float" office:value="580" calcext:value-type="float">
            <text:p>580</text:p>
          </table:table-cell>
          <table:table-cell table:formula="of:=[$'Fuente-Dashboard-Departamentos-v1'.C21]+[$'Fuente-Dashboard-Departamentos-v1'.E21]+[$'Fuente-Dashboard-Departamentos-v1'.G21]+[$'Fuente-Dashboard-Departamentos-v1'.I21]+[$'Fuente-Dashboard-Departamentos-v1'.K21]+[$'Fuente-Dashboard-Departamentos-v1'.M21]+[$'Fuente-Dashboard-Departamentos-v1'.O21]+[$'Fuente-Dashboard-Departamentos-v1'.Q21]+[$'Fuente-Dashboard-Departamentos-v1'.S21]+[$'Fuente-Dashboard-Departamentos-v1'.U21]+[$'Fuente-Dashboard-Departamentos-v1'.W21]+[$'Fuente-Dashboard-Departamentos-v1'.Y21]+[$'Fuente-Dashboard-Departamentos-v1'.AA21]+[$'Fuente-Dashboard-Departamentos-v1'.AC21]+[$'Fuente-Dashboard-Departamentos-v1'.AE21]+[$'Fuente-Dashboard-Departamentos-v1'.AG21]+[$'Fuente-Dashboard-Departamentos-v1'.AI21]+[$'Fuente-Dashboard-Departamentos-v1'.AK21]+[$'Fuente-Dashboard-Departamentos-v1'.AM21]+[$'Fuente-Dashboard-Departamentos-v1'.AO21]+[$'Fuente-Dashboard-Departamentos-v1'.AQ21]+[$'Fuente-Dashboard-Departamentos-v1'.AS21]+[$'Fuente-Dashboard-Departamentos-v1'.AU21]+[$'Fuente-Dashboard-Departamentos-v1'.AW21]+[$'Fuente-Dashboard-Departamentos-v1'.AY21]" office:value-type="float" office:value="9" calcext:value-type="float">
            <text:p>9</text:p>
          </table:table-cell>
          <table:table-cell table:formula="of:=[.B21]=[$'Fuente-Dashboard-v1'.B21]" office:value-type="boolean" office:boolean-value="true" calcext:value-type="boolean">
            <text:p>VERDADERO</text:p>
          </table:table-cell>
          <table:table-cell table:formula="of:=[.C21]=[$'Fuente-Dashboard-v1'.C21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26" calcext:value-type="date">
            <text:p>26/03/20</text:p>
          </table:table-cell>
          <table:table-cell table:formula="of:=[$'Fuente-Dashboard-Departamentos-v1'.B22]+[$'Fuente-Dashboard-Departamentos-v1'.D22]+[$'Fuente-Dashboard-Departamentos-v1'.F22]+[$'Fuente-Dashboard-Departamentos-v1'.H22]+[$'Fuente-Dashboard-Departamentos-v1'.J22]+[$'Fuente-Dashboard-Departamentos-v1'.L22]+[$'Fuente-Dashboard-Departamentos-v1'.N22]+[$'Fuente-Dashboard-Departamentos-v1'.P22]+[$'Fuente-Dashboard-Departamentos-v1'.R22]+[$'Fuente-Dashboard-Departamentos-v1'.T22]+[$'Fuente-Dashboard-Departamentos-v1'.V22]+[$'Fuente-Dashboard-Departamentos-v1'.X22]+[$'Fuente-Dashboard-Departamentos-v1'.Z22]+[$'Fuente-Dashboard-Departamentos-v1'.AB22]+[$'Fuente-Dashboard-Departamentos-v1'.AD22]+[$'Fuente-Dashboard-Departamentos-v1'.AF22]+[$'Fuente-Dashboard-Departamentos-v1'.AH22]+[$'Fuente-Dashboard-Departamentos-v1'.AJ22]+[$'Fuente-Dashboard-Departamentos-v1'.AL22]+[$'Fuente-Dashboard-Departamentos-v1'.AN22]+[$'Fuente-Dashboard-Departamentos-v1'.AP22]+[$'Fuente-Dashboard-Departamentos-v1'.AR22]+[$'Fuente-Dashboard-Departamentos-v1'.AT22]+[$'Fuente-Dashboard-Departamentos-v1'.AV22]+[$'Fuente-Dashboard-Departamentos-v1'.AX22]" office:value-type="float" office:value="634" calcext:value-type="float">
            <text:p>634</text:p>
          </table:table-cell>
          <table:table-cell table:formula="of:=[$'Fuente-Dashboard-Departamentos-v1'.C22]+[$'Fuente-Dashboard-Departamentos-v1'.E22]+[$'Fuente-Dashboard-Departamentos-v1'.G22]+[$'Fuente-Dashboard-Departamentos-v1'.I22]+[$'Fuente-Dashboard-Departamentos-v1'.K22]+[$'Fuente-Dashboard-Departamentos-v1'.M22]+[$'Fuente-Dashboard-Departamentos-v1'.O22]+[$'Fuente-Dashboard-Departamentos-v1'.Q22]+[$'Fuente-Dashboard-Departamentos-v1'.S22]+[$'Fuente-Dashboard-Departamentos-v1'.U22]+[$'Fuente-Dashboard-Departamentos-v1'.W22]+[$'Fuente-Dashboard-Departamentos-v1'.Y22]+[$'Fuente-Dashboard-Departamentos-v1'.AA22]+[$'Fuente-Dashboard-Departamentos-v1'.AC22]+[$'Fuente-Dashboard-Departamentos-v1'.AE22]+[$'Fuente-Dashboard-Departamentos-v1'.AG22]+[$'Fuente-Dashboard-Departamentos-v1'.AI22]+[$'Fuente-Dashboard-Departamentos-v1'.AK22]+[$'Fuente-Dashboard-Departamentos-v1'.AM22]+[$'Fuente-Dashboard-Departamentos-v1'.AO22]+[$'Fuente-Dashboard-Departamentos-v1'.AQ22]+[$'Fuente-Dashboard-Departamentos-v1'.AS22]+[$'Fuente-Dashboard-Departamentos-v1'.AU22]+[$'Fuente-Dashboard-Departamentos-v1'.AW22]+[$'Fuente-Dashboard-Departamentos-v1'.AY22]" office:value-type="float" office:value="14" calcext:value-type="float">
            <text:p>14</text:p>
          </table:table-cell>
          <table:table-cell table:formula="of:=[.B22]=[$'Fuente-Dashboard-v1'.B22]" office:value-type="boolean" office:boolean-value="true" calcext:value-type="boolean">
            <text:p>VERDADERO</text:p>
          </table:table-cell>
          <table:table-cell table:formula="of:=[.C22]=[$'Fuente-Dashboard-v1'.C22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27" calcext:value-type="date">
            <text:p>27/03/20</text:p>
          </table:table-cell>
          <table:table-cell table:formula="of:=[$'Fuente-Dashboard-Departamentos-v1'.B23]+[$'Fuente-Dashboard-Departamentos-v1'.D23]+[$'Fuente-Dashboard-Departamentos-v1'.F23]+[$'Fuente-Dashboard-Departamentos-v1'.H23]+[$'Fuente-Dashboard-Departamentos-v1'.J23]+[$'Fuente-Dashboard-Departamentos-v1'.L23]+[$'Fuente-Dashboard-Departamentos-v1'.N23]+[$'Fuente-Dashboard-Departamentos-v1'.P23]+[$'Fuente-Dashboard-Departamentos-v1'.R23]+[$'Fuente-Dashboard-Departamentos-v1'.T23]+[$'Fuente-Dashboard-Departamentos-v1'.V23]+[$'Fuente-Dashboard-Departamentos-v1'.X23]+[$'Fuente-Dashboard-Departamentos-v1'.Z23]+[$'Fuente-Dashboard-Departamentos-v1'.AB23]+[$'Fuente-Dashboard-Departamentos-v1'.AD23]+[$'Fuente-Dashboard-Departamentos-v1'.AF23]+[$'Fuente-Dashboard-Departamentos-v1'.AH23]+[$'Fuente-Dashboard-Departamentos-v1'.AJ23]+[$'Fuente-Dashboard-Departamentos-v1'.AL23]+[$'Fuente-Dashboard-Departamentos-v1'.AN23]+[$'Fuente-Dashboard-Departamentos-v1'.AP23]+[$'Fuente-Dashboard-Departamentos-v1'.AR23]+[$'Fuente-Dashboard-Departamentos-v1'.AT23]+[$'Fuente-Dashboard-Departamentos-v1'.AV23]+[$'Fuente-Dashboard-Departamentos-v1'.AX23]" office:value-type="float" office:value="669" calcext:value-type="float">
            <text:p>669</text:p>
          </table:table-cell>
          <table:table-cell table:formula="of:=[$'Fuente-Dashboard-Departamentos-v1'.C23]+[$'Fuente-Dashboard-Departamentos-v1'.E23]+[$'Fuente-Dashboard-Departamentos-v1'.G23]+[$'Fuente-Dashboard-Departamentos-v1'.I23]+[$'Fuente-Dashboard-Departamentos-v1'.K23]+[$'Fuente-Dashboard-Departamentos-v1'.M23]+[$'Fuente-Dashboard-Departamentos-v1'.O23]+[$'Fuente-Dashboard-Departamentos-v1'.Q23]+[$'Fuente-Dashboard-Departamentos-v1'.S23]+[$'Fuente-Dashboard-Departamentos-v1'.U23]+[$'Fuente-Dashboard-Departamentos-v1'.W23]+[$'Fuente-Dashboard-Departamentos-v1'.Y23]+[$'Fuente-Dashboard-Departamentos-v1'.AA23]+[$'Fuente-Dashboard-Departamentos-v1'.AC23]+[$'Fuente-Dashboard-Departamentos-v1'.AE23]+[$'Fuente-Dashboard-Departamentos-v1'.AG23]+[$'Fuente-Dashboard-Departamentos-v1'.AI23]+[$'Fuente-Dashboard-Departamentos-v1'.AK23]+[$'Fuente-Dashboard-Departamentos-v1'.AM23]+[$'Fuente-Dashboard-Departamentos-v1'.AO23]+[$'Fuente-Dashboard-Departamentos-v1'.AQ23]+[$'Fuente-Dashboard-Departamentos-v1'.AS23]+[$'Fuente-Dashboard-Departamentos-v1'.AU23]+[$'Fuente-Dashboard-Departamentos-v1'.AW23]+[$'Fuente-Dashboard-Departamentos-v1'.AY23]" office:value-type="float" office:value="18" calcext:value-type="float">
            <text:p>18</text:p>
          </table:table-cell>
          <table:table-cell table:formula="of:=[.B23]=[$'Fuente-Dashboard-v1'.B23]" office:value-type="boolean" office:boolean-value="true" calcext:value-type="boolean">
            <text:p>VERDADERO</text:p>
          </table:table-cell>
          <table:table-cell table:formula="of:=[.C23]=[$'Fuente-Dashboard-v1'.C23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28" calcext:value-type="date">
            <text:p>28/03/20</text:p>
          </table:table-cell>
          <table:table-cell table:formula="of:=[$'Fuente-Dashboard-Departamentos-v1'.B24]+[$'Fuente-Dashboard-Departamentos-v1'.D24]+[$'Fuente-Dashboard-Departamentos-v1'.F24]+[$'Fuente-Dashboard-Departamentos-v1'.H24]+[$'Fuente-Dashboard-Departamentos-v1'.J24]+[$'Fuente-Dashboard-Departamentos-v1'.L24]+[$'Fuente-Dashboard-Departamentos-v1'.N24]+[$'Fuente-Dashboard-Departamentos-v1'.P24]+[$'Fuente-Dashboard-Departamentos-v1'.R24]+[$'Fuente-Dashboard-Departamentos-v1'.T24]+[$'Fuente-Dashboard-Departamentos-v1'.V24]+[$'Fuente-Dashboard-Departamentos-v1'.X24]+[$'Fuente-Dashboard-Departamentos-v1'.Z24]+[$'Fuente-Dashboard-Departamentos-v1'.AB24]+[$'Fuente-Dashboard-Departamentos-v1'.AD24]+[$'Fuente-Dashboard-Departamentos-v1'.AF24]+[$'Fuente-Dashboard-Departamentos-v1'.AH24]+[$'Fuente-Dashboard-Departamentos-v1'.AJ24]+[$'Fuente-Dashboard-Departamentos-v1'.AL24]+[$'Fuente-Dashboard-Departamentos-v1'.AN24]+[$'Fuente-Dashboard-Departamentos-v1'.AP24]+[$'Fuente-Dashboard-Departamentos-v1'.AR24]+[$'Fuente-Dashboard-Departamentos-v1'.AT24]+[$'Fuente-Dashboard-Departamentos-v1'.AV24]+[$'Fuente-Dashboard-Departamentos-v1'.AX24]" office:value-type="float" office:value="808" calcext:value-type="float">
            <text:p>808</text:p>
          </table:table-cell>
          <table:table-cell table:formula="of:=[$'Fuente-Dashboard-Departamentos-v1'.C24]+[$'Fuente-Dashboard-Departamentos-v1'.E24]+[$'Fuente-Dashboard-Departamentos-v1'.G24]+[$'Fuente-Dashboard-Departamentos-v1'.I24]+[$'Fuente-Dashboard-Departamentos-v1'.K24]+[$'Fuente-Dashboard-Departamentos-v1'.M24]+[$'Fuente-Dashboard-Departamentos-v1'.O24]+[$'Fuente-Dashboard-Departamentos-v1'.Q24]+[$'Fuente-Dashboard-Departamentos-v1'.S24]+[$'Fuente-Dashboard-Departamentos-v1'.U24]+[$'Fuente-Dashboard-Departamentos-v1'.W24]+[$'Fuente-Dashboard-Departamentos-v1'.Y24]+[$'Fuente-Dashboard-Departamentos-v1'.AA24]+[$'Fuente-Dashboard-Departamentos-v1'.AC24]+[$'Fuente-Dashboard-Departamentos-v1'.AE24]+[$'Fuente-Dashboard-Departamentos-v1'.AG24]+[$'Fuente-Dashboard-Departamentos-v1'.AI24]+[$'Fuente-Dashboard-Departamentos-v1'.AK24]+[$'Fuente-Dashboard-Departamentos-v1'.AM24]+[$'Fuente-Dashboard-Departamentos-v1'.AO24]+[$'Fuente-Dashboard-Departamentos-v1'.AQ24]+[$'Fuente-Dashboard-Departamentos-v1'.AS24]+[$'Fuente-Dashboard-Departamentos-v1'.AU24]+[$'Fuente-Dashboard-Departamentos-v1'.AW24]+[$'Fuente-Dashboard-Departamentos-v1'.AY24]" office:value-type="float" office:value="21" calcext:value-type="float">
            <text:p>21</text:p>
          </table:table-cell>
          <table:table-cell table:formula="of:=[.B24]=[$'Fuente-Dashboard-v1'.B24]" office:value-type="boolean" office:boolean-value="true" calcext:value-type="boolean">
            <text:p>VERDADERO</text:p>
          </table:table-cell>
          <table:table-cell table:formula="of:=[.C24]=[$'Fuente-Dashboard-v1'.C24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29" calcext:value-type="date">
            <text:p>29/03/20</text:p>
          </table:table-cell>
          <table:table-cell table:formula="of:=[$'Fuente-Dashboard-Departamentos-v1'.B25]+[$'Fuente-Dashboard-Departamentos-v1'.D25]+[$'Fuente-Dashboard-Departamentos-v1'.F25]+[$'Fuente-Dashboard-Departamentos-v1'.H25]+[$'Fuente-Dashboard-Departamentos-v1'.J25]+[$'Fuente-Dashboard-Departamentos-v1'.L25]+[$'Fuente-Dashboard-Departamentos-v1'.N25]+[$'Fuente-Dashboard-Departamentos-v1'.P25]+[$'Fuente-Dashboard-Departamentos-v1'.R25]+[$'Fuente-Dashboard-Departamentos-v1'.T25]+[$'Fuente-Dashboard-Departamentos-v1'.V25]+[$'Fuente-Dashboard-Departamentos-v1'.X25]+[$'Fuente-Dashboard-Departamentos-v1'.Z25]+[$'Fuente-Dashboard-Departamentos-v1'.AB25]+[$'Fuente-Dashboard-Departamentos-v1'.AD25]+[$'Fuente-Dashboard-Departamentos-v1'.AF25]+[$'Fuente-Dashboard-Departamentos-v1'.AH25]+[$'Fuente-Dashboard-Departamentos-v1'.AJ25]+[$'Fuente-Dashboard-Departamentos-v1'.AL25]+[$'Fuente-Dashboard-Departamentos-v1'.AN25]+[$'Fuente-Dashboard-Departamentos-v1'.AP25]+[$'Fuente-Dashboard-Departamentos-v1'.AR25]+[$'Fuente-Dashboard-Departamentos-v1'.AT25]+[$'Fuente-Dashboard-Departamentos-v1'.AV25]+[$'Fuente-Dashboard-Departamentos-v1'.AX25]" office:value-type="float" office:value="951" calcext:value-type="float">
            <text:p>951</text:p>
          </table:table-cell>
          <table:table-cell table:formula="of:=[$'Fuente-Dashboard-Departamentos-v1'.C25]+[$'Fuente-Dashboard-Departamentos-v1'.E25]+[$'Fuente-Dashboard-Departamentos-v1'.G25]+[$'Fuente-Dashboard-Departamentos-v1'.I25]+[$'Fuente-Dashboard-Departamentos-v1'.K25]+[$'Fuente-Dashboard-Departamentos-v1'.M25]+[$'Fuente-Dashboard-Departamentos-v1'.O25]+[$'Fuente-Dashboard-Departamentos-v1'.Q25]+[$'Fuente-Dashboard-Departamentos-v1'.S25]+[$'Fuente-Dashboard-Departamentos-v1'.U25]+[$'Fuente-Dashboard-Departamentos-v1'.W25]+[$'Fuente-Dashboard-Departamentos-v1'.Y25]+[$'Fuente-Dashboard-Departamentos-v1'.AA25]+[$'Fuente-Dashboard-Departamentos-v1'.AC25]+[$'Fuente-Dashboard-Departamentos-v1'.AE25]+[$'Fuente-Dashboard-Departamentos-v1'.AG25]+[$'Fuente-Dashboard-Departamentos-v1'.AI25]+[$'Fuente-Dashboard-Departamentos-v1'.AK25]+[$'Fuente-Dashboard-Departamentos-v1'.AM25]+[$'Fuente-Dashboard-Departamentos-v1'.AO25]+[$'Fuente-Dashboard-Departamentos-v1'.AQ25]+[$'Fuente-Dashboard-Departamentos-v1'.AS25]+[$'Fuente-Dashboard-Departamentos-v1'.AU25]+[$'Fuente-Dashboard-Departamentos-v1'.AW25]+[$'Fuente-Dashboard-Departamentos-v1'.AY25]" office:value-type="float" office:value="30" calcext:value-type="float">
            <text:p>30</text:p>
          </table:table-cell>
          <table:table-cell table:formula="of:=[.B25]=[$'Fuente-Dashboard-v1'.B25]" office:value-type="boolean" office:boolean-value="true" calcext:value-type="boolean">
            <text:p>VERDADERO</text:p>
          </table:table-cell>
          <table:table-cell table:formula="of:=[.C25]=[$'Fuente-Dashboard-v1'.C25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30" calcext:value-type="date">
            <text:p>30/03/20</text:p>
          </table:table-cell>
          <table:table-cell table:formula="of:=[$'Fuente-Dashboard-Departamentos-v1'.B26]+[$'Fuente-Dashboard-Departamentos-v1'.D26]+[$'Fuente-Dashboard-Departamentos-v1'.F26]+[$'Fuente-Dashboard-Departamentos-v1'.H26]+[$'Fuente-Dashboard-Departamentos-v1'.J26]+[$'Fuente-Dashboard-Departamentos-v1'.L26]+[$'Fuente-Dashboard-Departamentos-v1'.N26]+[$'Fuente-Dashboard-Departamentos-v1'.P26]+[$'Fuente-Dashboard-Departamentos-v1'.R26]+[$'Fuente-Dashboard-Departamentos-v1'.T26]+[$'Fuente-Dashboard-Departamentos-v1'.V26]+[$'Fuente-Dashboard-Departamentos-v1'.X26]+[$'Fuente-Dashboard-Departamentos-v1'.Z26]+[$'Fuente-Dashboard-Departamentos-v1'.AB26]+[$'Fuente-Dashboard-Departamentos-v1'.AD26]+[$'Fuente-Dashboard-Departamentos-v1'.AF26]+[$'Fuente-Dashboard-Departamentos-v1'.AH26]+[$'Fuente-Dashboard-Departamentos-v1'.AJ26]+[$'Fuente-Dashboard-Departamentos-v1'.AL26]+[$'Fuente-Dashboard-Departamentos-v1'.AN26]+[$'Fuente-Dashboard-Departamentos-v1'.AP26]+[$'Fuente-Dashboard-Departamentos-v1'.AR26]+[$'Fuente-Dashboard-Departamentos-v1'.AT26]+[$'Fuente-Dashboard-Departamentos-v1'.AV26]+[$'Fuente-Dashboard-Departamentos-v1'.AX26]" office:value-type="float" office:value="1066" calcext:value-type="float">
            <text:p>1066</text:p>
          </table:table-cell>
          <table:table-cell table:formula="of:=[$'Fuente-Dashboard-Departamentos-v1'.C26]+[$'Fuente-Dashboard-Departamentos-v1'.E26]+[$'Fuente-Dashboard-Departamentos-v1'.G26]+[$'Fuente-Dashboard-Departamentos-v1'.I26]+[$'Fuente-Dashboard-Departamentos-v1'.K26]+[$'Fuente-Dashboard-Departamentos-v1'.M26]+[$'Fuente-Dashboard-Departamentos-v1'.O26]+[$'Fuente-Dashboard-Departamentos-v1'.Q26]+[$'Fuente-Dashboard-Departamentos-v1'.S26]+[$'Fuente-Dashboard-Departamentos-v1'.U26]+[$'Fuente-Dashboard-Departamentos-v1'.W26]+[$'Fuente-Dashboard-Departamentos-v1'.Y26]+[$'Fuente-Dashboard-Departamentos-v1'.AA26]+[$'Fuente-Dashboard-Departamentos-v1'.AC26]+[$'Fuente-Dashboard-Departamentos-v1'.AE26]+[$'Fuente-Dashboard-Departamentos-v1'.AG26]+[$'Fuente-Dashboard-Departamentos-v1'.AI26]+[$'Fuente-Dashboard-Departamentos-v1'.AK26]+[$'Fuente-Dashboard-Departamentos-v1'.AM26]+[$'Fuente-Dashboard-Departamentos-v1'.AO26]+[$'Fuente-Dashboard-Departamentos-v1'.AQ26]+[$'Fuente-Dashboard-Departamentos-v1'.AS26]+[$'Fuente-Dashboard-Departamentos-v1'.AU26]+[$'Fuente-Dashboard-Departamentos-v1'.AW26]+[$'Fuente-Dashboard-Departamentos-v1'.AY26]" office:value-type="float" office:value="41" calcext:value-type="float">
            <text:p>41</text:p>
          </table:table-cell>
          <table:table-cell table:formula="of:=[.B26]=[$'Fuente-Dashboard-v1'.B26]" office:value-type="boolean" office:boolean-value="true" calcext:value-type="boolean">
            <text:p>VERDADERO</text:p>
          </table:table-cell>
          <table:table-cell table:formula="of:=[.C26]=[$'Fuente-Dashboard-v1'.C26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31" calcext:value-type="date">
            <text:p>31/03/20</text:p>
          </table:table-cell>
          <table:table-cell table:formula="of:=[$'Fuente-Dashboard-Departamentos-v1'.B27]+[$'Fuente-Dashboard-Departamentos-v1'.D27]+[$'Fuente-Dashboard-Departamentos-v1'.F27]+[$'Fuente-Dashboard-Departamentos-v1'.H27]+[$'Fuente-Dashboard-Departamentos-v1'.J27]+[$'Fuente-Dashboard-Departamentos-v1'.L27]+[$'Fuente-Dashboard-Departamentos-v1'.N27]+[$'Fuente-Dashboard-Departamentos-v1'.P27]+[$'Fuente-Dashboard-Departamentos-v1'.R27]+[$'Fuente-Dashboard-Departamentos-v1'.T27]+[$'Fuente-Dashboard-Departamentos-v1'.V27]+[$'Fuente-Dashboard-Departamentos-v1'.X27]+[$'Fuente-Dashboard-Departamentos-v1'.Z27]+[$'Fuente-Dashboard-Departamentos-v1'.AB27]+[$'Fuente-Dashboard-Departamentos-v1'.AD27]+[$'Fuente-Dashboard-Departamentos-v1'.AF27]+[$'Fuente-Dashboard-Departamentos-v1'.AH27]+[$'Fuente-Dashboard-Departamentos-v1'.AJ27]+[$'Fuente-Dashboard-Departamentos-v1'.AL27]+[$'Fuente-Dashboard-Departamentos-v1'.AN27]+[$'Fuente-Dashboard-Departamentos-v1'.AP27]+[$'Fuente-Dashboard-Departamentos-v1'.AR27]+[$'Fuente-Dashboard-Departamentos-v1'.AT27]+[$'Fuente-Dashboard-Departamentos-v1'.AV27]+[$'Fuente-Dashboard-Departamentos-v1'.AX27]" office:value-type="float" office:value="1320" calcext:value-type="float">
            <text:p>1320</text:p>
          </table:table-cell>
          <table:table-cell table:formula="of:=[$'Fuente-Dashboard-Departamentos-v1'.C27]+[$'Fuente-Dashboard-Departamentos-v1'.E27]+[$'Fuente-Dashboard-Departamentos-v1'.G27]+[$'Fuente-Dashboard-Departamentos-v1'.I27]+[$'Fuente-Dashboard-Departamentos-v1'.K27]+[$'Fuente-Dashboard-Departamentos-v1'.M27]+[$'Fuente-Dashboard-Departamentos-v1'.O27]+[$'Fuente-Dashboard-Departamentos-v1'.Q27]+[$'Fuente-Dashboard-Departamentos-v1'.S27]+[$'Fuente-Dashboard-Departamentos-v1'.U27]+[$'Fuente-Dashboard-Departamentos-v1'.W27]+[$'Fuente-Dashboard-Departamentos-v1'.Y27]+[$'Fuente-Dashboard-Departamentos-v1'.AA27]+[$'Fuente-Dashboard-Departamentos-v1'.AC27]+[$'Fuente-Dashboard-Departamentos-v1'.AE27]+[$'Fuente-Dashboard-Departamentos-v1'.AG27]+[$'Fuente-Dashboard-Departamentos-v1'.AI27]+[$'Fuente-Dashboard-Departamentos-v1'.AK27]+[$'Fuente-Dashboard-Departamentos-v1'.AM27]+[$'Fuente-Dashboard-Departamentos-v1'.AO27]+[$'Fuente-Dashboard-Departamentos-v1'.AQ27]+[$'Fuente-Dashboard-Departamentos-v1'.AS27]+[$'Fuente-Dashboard-Departamentos-v1'.AU27]+[$'Fuente-Dashboard-Departamentos-v1'.AW27]+[$'Fuente-Dashboard-Departamentos-v1'.AY27]" office:value-type="float" office:value="58" calcext:value-type="float">
            <text:p>58</text:p>
          </table:table-cell>
          <table:table-cell table:formula="of:=[.B27]=[$'Fuente-Dashboard-v1'.B27]" office:value-type="boolean" office:boolean-value="true" calcext:value-type="boolean">
            <text:p>VERDADERO</text:p>
          </table:table-cell>
          <table:table-cell table:formula="of:=[.C27]=[$'Fuente-Dashboard-v1'.C27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4-01" calcext:value-type="date">
            <text:p>01/04/20</text:p>
          </table:table-cell>
          <table:table-cell table:formula="of:=[$'Fuente-Dashboard-Departamentos-v1'.B28]+[$'Fuente-Dashboard-Departamentos-v1'.D28]+[$'Fuente-Dashboard-Departamentos-v1'.F28]+[$'Fuente-Dashboard-Departamentos-v1'.H28]+[$'Fuente-Dashboard-Departamentos-v1'.J28]+[$'Fuente-Dashboard-Departamentos-v1'.L28]+[$'Fuente-Dashboard-Departamentos-v1'.N28]+[$'Fuente-Dashboard-Departamentos-v1'.P28]+[$'Fuente-Dashboard-Departamentos-v1'.R28]+[$'Fuente-Dashboard-Departamentos-v1'.T28]+[$'Fuente-Dashboard-Departamentos-v1'.V28]+[$'Fuente-Dashboard-Departamentos-v1'.X28]+[$'Fuente-Dashboard-Departamentos-v1'.Z28]+[$'Fuente-Dashboard-Departamentos-v1'.AB28]+[$'Fuente-Dashboard-Departamentos-v1'.AD28]+[$'Fuente-Dashboard-Departamentos-v1'.AF28]+[$'Fuente-Dashboard-Departamentos-v1'.AH28]+[$'Fuente-Dashboard-Departamentos-v1'.AJ28]+[$'Fuente-Dashboard-Departamentos-v1'.AL28]+[$'Fuente-Dashboard-Departamentos-v1'.AN28]+[$'Fuente-Dashboard-Departamentos-v1'.AP28]+[$'Fuente-Dashboard-Departamentos-v1'.AR28]+[$'Fuente-Dashboard-Departamentos-v1'.AT28]+[$'Fuente-Dashboard-Departamentos-v1'.AV28]+[$'Fuente-Dashboard-Departamentos-v1'.AX28]" office:value-type="float" office:value="1415" calcext:value-type="float">
            <text:p>1415</text:p>
          </table:table-cell>
          <table:table-cell table:formula="of:=[$'Fuente-Dashboard-Departamentos-v1'.C28]+[$'Fuente-Dashboard-Departamentos-v1'.E28]+[$'Fuente-Dashboard-Departamentos-v1'.G28]+[$'Fuente-Dashboard-Departamentos-v1'.I28]+[$'Fuente-Dashboard-Departamentos-v1'.K28]+[$'Fuente-Dashboard-Departamentos-v1'.M28]+[$'Fuente-Dashboard-Departamentos-v1'.O28]+[$'Fuente-Dashboard-Departamentos-v1'.Q28]+[$'Fuente-Dashboard-Departamentos-v1'.S28]+[$'Fuente-Dashboard-Departamentos-v1'.U28]+[$'Fuente-Dashboard-Departamentos-v1'.W28]+[$'Fuente-Dashboard-Departamentos-v1'.Y28]+[$'Fuente-Dashboard-Departamentos-v1'.AA28]+[$'Fuente-Dashboard-Departamentos-v1'.AC28]+[$'Fuente-Dashboard-Departamentos-v1'.AE28]+[$'Fuente-Dashboard-Departamentos-v1'.AG28]+[$'Fuente-Dashboard-Departamentos-v1'.AI28]+[$'Fuente-Dashboard-Departamentos-v1'.AK28]+[$'Fuente-Dashboard-Departamentos-v1'.AM28]+[$'Fuente-Dashboard-Departamentos-v1'.AO28]+[$'Fuente-Dashboard-Departamentos-v1'.AQ28]+[$'Fuente-Dashboard-Departamentos-v1'.AS28]+[$'Fuente-Dashboard-Departamentos-v1'.AU28]+[$'Fuente-Dashboard-Departamentos-v1'.AW28]+[$'Fuente-Dashboard-Departamentos-v1'.AY28]" office:value-type="float" office:value="65" calcext:value-type="float">
            <text:p>65</text:p>
          </table:table-cell>
          <table:table-cell table:formula="of:=[.B28]=[$'Fuente-Dashboard-v1'.B28]" office:value-type="boolean" office:boolean-value="true" calcext:value-type="boolean">
            <text:p>VERDADERO</text:p>
          </table:table-cell>
          <table:table-cell table:formula="of:=[.C28]=[$'Fuente-Dashboard-v1'.C28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4-02" calcext:value-type="date">
            <text:p>02/04/20</text:p>
          </table:table-cell>
          <table:table-cell table:formula="of:=[$'Fuente-Dashboard-Departamentos-v1'.B29]+[$'Fuente-Dashboard-Departamentos-v1'.D29]+[$'Fuente-Dashboard-Departamentos-v1'.F29]+[$'Fuente-Dashboard-Departamentos-v1'.H29]+[$'Fuente-Dashboard-Departamentos-v1'.J29]+[$'Fuente-Dashboard-Departamentos-v1'.L29]+[$'Fuente-Dashboard-Departamentos-v1'.N29]+[$'Fuente-Dashboard-Departamentos-v1'.P29]+[$'Fuente-Dashboard-Departamentos-v1'.R29]+[$'Fuente-Dashboard-Departamentos-v1'.T29]+[$'Fuente-Dashboard-Departamentos-v1'.V29]+[$'Fuente-Dashboard-Departamentos-v1'.X29]+[$'Fuente-Dashboard-Departamentos-v1'.Z29]+[$'Fuente-Dashboard-Departamentos-v1'.AB29]+[$'Fuente-Dashboard-Departamentos-v1'.AD29]+[$'Fuente-Dashboard-Departamentos-v1'.AF29]+[$'Fuente-Dashboard-Departamentos-v1'.AH29]+[$'Fuente-Dashboard-Departamentos-v1'.AJ29]+[$'Fuente-Dashboard-Departamentos-v1'.AL29]+[$'Fuente-Dashboard-Departamentos-v1'.AN29]+[$'Fuente-Dashboard-Departamentos-v1'.AP29]+[$'Fuente-Dashboard-Departamentos-v1'.AR29]+[$'Fuente-Dashboard-Departamentos-v1'.AT29]+[$'Fuente-Dashboard-Departamentos-v1'.AV29]+[$'Fuente-Dashboard-Departamentos-v1'.AX29]" office:value-type="float" office:value="1595" calcext:value-type="float">
            <text:p>1595</text:p>
          </table:table-cell>
          <table:table-cell table:formula="of:=[$'Fuente-Dashboard-Departamentos-v1'.C29]+[$'Fuente-Dashboard-Departamentos-v1'.E29]+[$'Fuente-Dashboard-Departamentos-v1'.G29]+[$'Fuente-Dashboard-Departamentos-v1'.I29]+[$'Fuente-Dashboard-Departamentos-v1'.K29]+[$'Fuente-Dashboard-Departamentos-v1'.M29]+[$'Fuente-Dashboard-Departamentos-v1'.O29]+[$'Fuente-Dashboard-Departamentos-v1'.Q29]+[$'Fuente-Dashboard-Departamentos-v1'.S29]+[$'Fuente-Dashboard-Departamentos-v1'.U29]+[$'Fuente-Dashboard-Departamentos-v1'.W29]+[$'Fuente-Dashboard-Departamentos-v1'.Y29]+[$'Fuente-Dashboard-Departamentos-v1'.AA29]+[$'Fuente-Dashboard-Departamentos-v1'.AC29]+[$'Fuente-Dashboard-Departamentos-v1'.AE29]+[$'Fuente-Dashboard-Departamentos-v1'.AG29]+[$'Fuente-Dashboard-Departamentos-v1'.AI29]+[$'Fuente-Dashboard-Departamentos-v1'.AK29]+[$'Fuente-Dashboard-Departamentos-v1'.AM29]+[$'Fuente-Dashboard-Departamentos-v1'.AO29]+[$'Fuente-Dashboard-Departamentos-v1'.AQ29]+[$'Fuente-Dashboard-Departamentos-v1'.AS29]+[$'Fuente-Dashboard-Departamentos-v1'.AU29]+[$'Fuente-Dashboard-Departamentos-v1'.AW29]+[$'Fuente-Dashboard-Departamentos-v1'.AY29]" office:value-type="float" office:value="74" calcext:value-type="float">
            <text:p>74</text:p>
          </table:table-cell>
          <table:table-cell table:formula="of:=[.B29]=[$'Fuente-Dashboard-v1'.B29]" office:value-type="boolean" office:boolean-value="true" calcext:value-type="boolean">
            <text:p>VERDADERO</text:p>
          </table:table-cell>
          <table:table-cell table:formula="of:=[.C29]=[$'Fuente-Dashboard-v1'.C29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4-03" calcext:value-type="date">
            <text:p>03/04/20</text:p>
          </table:table-cell>
          <table:table-cell table:formula="of:=[$'Fuente-Dashboard-Departamentos-v1'.B30]+[$'Fuente-Dashboard-Departamentos-v1'.D30]+[$'Fuente-Dashboard-Departamentos-v1'.F30]+[$'Fuente-Dashboard-Departamentos-v1'.H30]+[$'Fuente-Dashboard-Departamentos-v1'.J30]+[$'Fuente-Dashboard-Departamentos-v1'.L30]+[$'Fuente-Dashboard-Departamentos-v1'.N30]+[$'Fuente-Dashboard-Departamentos-v1'.P30]+[$'Fuente-Dashboard-Departamentos-v1'.R30]+[$'Fuente-Dashboard-Departamentos-v1'.T30]+[$'Fuente-Dashboard-Departamentos-v1'.V30]+[$'Fuente-Dashboard-Departamentos-v1'.X30]+[$'Fuente-Dashboard-Departamentos-v1'.Z30]+[$'Fuente-Dashboard-Departamentos-v1'.AB30]+[$'Fuente-Dashboard-Departamentos-v1'.AD30]+[$'Fuente-Dashboard-Departamentos-v1'.AF30]+[$'Fuente-Dashboard-Departamentos-v1'.AH30]+[$'Fuente-Dashboard-Departamentos-v1'.AJ30]+[$'Fuente-Dashboard-Departamentos-v1'.AL30]+[$'Fuente-Dashboard-Departamentos-v1'.AN30]+[$'Fuente-Dashboard-Departamentos-v1'.AP30]+[$'Fuente-Dashboard-Departamentos-v1'.AR30]+[$'Fuente-Dashboard-Departamentos-v1'.AT30]+[$'Fuente-Dashboard-Departamentos-v1'.AV30]+[$'Fuente-Dashboard-Departamentos-v1'.AX30]" office:value-type="float" office:value="1764" calcext:value-type="float">
            <text:p>1764</text:p>
          </table:table-cell>
          <table:table-cell table:formula="of:=[$'Fuente-Dashboard-Departamentos-v1'.C30]+[$'Fuente-Dashboard-Departamentos-v1'.E30]+[$'Fuente-Dashboard-Departamentos-v1'.G30]+[$'Fuente-Dashboard-Departamentos-v1'.I30]+[$'Fuente-Dashboard-Departamentos-v1'.K30]+[$'Fuente-Dashboard-Departamentos-v1'.M30]+[$'Fuente-Dashboard-Departamentos-v1'.O30]+[$'Fuente-Dashboard-Departamentos-v1'.Q30]+[$'Fuente-Dashboard-Departamentos-v1'.S30]+[$'Fuente-Dashboard-Departamentos-v1'.U30]+[$'Fuente-Dashboard-Departamentos-v1'.W30]+[$'Fuente-Dashboard-Departamentos-v1'.Y30]+[$'Fuente-Dashboard-Departamentos-v1'.AA30]+[$'Fuente-Dashboard-Departamentos-v1'.AC30]+[$'Fuente-Dashboard-Departamentos-v1'.AE30]+[$'Fuente-Dashboard-Departamentos-v1'.AG30]+[$'Fuente-Dashboard-Departamentos-v1'.AI30]+[$'Fuente-Dashboard-Departamentos-v1'.AK30]+[$'Fuente-Dashboard-Departamentos-v1'.AM30]+[$'Fuente-Dashboard-Departamentos-v1'.AO30]+[$'Fuente-Dashboard-Departamentos-v1'.AQ30]+[$'Fuente-Dashboard-Departamentos-v1'.AS30]+[$'Fuente-Dashboard-Departamentos-v1'.AU30]+[$'Fuente-Dashboard-Departamentos-v1'.AW30]+[$'Fuente-Dashboard-Departamentos-v1'.AY30]" office:value-type="float" office:value="83" calcext:value-type="float">
            <text:p>83</text:p>
          </table:table-cell>
          <table:table-cell table:formula="of:=[.B30]=[$'Fuente-Dashboard-v1'.B30]" office:value-type="boolean" office:boolean-value="true" calcext:value-type="boolean">
            <text:p>VERDADERO</text:p>
          </table:table-cell>
          <table:table-cell table:formula="of:=[.C30]=[$'Fuente-Dashboard-v1'.C30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4-04" calcext:value-type="date">
            <text:p>04/04/20</text:p>
          </table:table-cell>
          <table:table-cell table:formula="of:=[$'Fuente-Dashboard-Departamentos-v1'.B31]+[$'Fuente-Dashboard-Departamentos-v1'.D31]+[$'Fuente-Dashboard-Departamentos-v1'.F31]+[$'Fuente-Dashboard-Departamentos-v1'.H31]+[$'Fuente-Dashboard-Departamentos-v1'.J31]+[$'Fuente-Dashboard-Departamentos-v1'.L31]+[$'Fuente-Dashboard-Departamentos-v1'.N31]+[$'Fuente-Dashboard-Departamentos-v1'.P31]+[$'Fuente-Dashboard-Departamentos-v1'.R31]+[$'Fuente-Dashboard-Departamentos-v1'.T31]+[$'Fuente-Dashboard-Departamentos-v1'.V31]+[$'Fuente-Dashboard-Departamentos-v1'.X31]+[$'Fuente-Dashboard-Departamentos-v1'.Z31]+[$'Fuente-Dashboard-Departamentos-v1'.AB31]+[$'Fuente-Dashboard-Departamentos-v1'.AD31]+[$'Fuente-Dashboard-Departamentos-v1'.AF31]+[$'Fuente-Dashboard-Departamentos-v1'.AH31]+[$'Fuente-Dashboard-Departamentos-v1'.AJ31]+[$'Fuente-Dashboard-Departamentos-v1'.AL31]+[$'Fuente-Dashboard-Departamentos-v1'.AN31]+[$'Fuente-Dashboard-Departamentos-v1'.AP31]+[$'Fuente-Dashboard-Departamentos-v1'.AR31]+[$'Fuente-Dashboard-Departamentos-v1'.AT31]+[$'Fuente-Dashboard-Departamentos-v1'.AV31]+[$'Fuente-Dashboard-Departamentos-v1'.AX31]" office:value-type="float" office:value="2289" calcext:value-type="float">
            <text:p>2289</text:p>
          </table:table-cell>
          <table:table-cell table:formula="of:=[$'Fuente-Dashboard-Departamentos-v1'.C31]+[$'Fuente-Dashboard-Departamentos-v1'.E31]+[$'Fuente-Dashboard-Departamentos-v1'.G31]+[$'Fuente-Dashboard-Departamentos-v1'.I31]+[$'Fuente-Dashboard-Departamentos-v1'.K31]+[$'Fuente-Dashboard-Departamentos-v1'.M31]+[$'Fuente-Dashboard-Departamentos-v1'.O31]+[$'Fuente-Dashboard-Departamentos-v1'.Q31]+[$'Fuente-Dashboard-Departamentos-v1'.S31]+[$'Fuente-Dashboard-Departamentos-v1'.U31]+[$'Fuente-Dashboard-Departamentos-v1'.W31]+[$'Fuente-Dashboard-Departamentos-v1'.Y31]+[$'Fuente-Dashboard-Departamentos-v1'.AA31]+[$'Fuente-Dashboard-Departamentos-v1'.AC31]+[$'Fuente-Dashboard-Departamentos-v1'.AE31]+[$'Fuente-Dashboard-Departamentos-v1'.AG31]+[$'Fuente-Dashboard-Departamentos-v1'.AI31]+[$'Fuente-Dashboard-Departamentos-v1'.AK31]+[$'Fuente-Dashboard-Departamentos-v1'.AM31]+[$'Fuente-Dashboard-Departamentos-v1'.AO31]+[$'Fuente-Dashboard-Departamentos-v1'.AQ31]+[$'Fuente-Dashboard-Departamentos-v1'.AS31]+[$'Fuente-Dashboard-Departamentos-v1'.AU31]+[$'Fuente-Dashboard-Departamentos-v1'.AW31]+[$'Fuente-Dashboard-Departamentos-v1'.AY31]" office:value-type="float" office:value="101" calcext:value-type="float">
            <text:p>101</text:p>
          </table:table-cell>
          <table:table-cell table:formula="of:=[.B31]=[$'Fuente-Dashboard-v1'.B31]" office:value-type="boolean" office:boolean-value="true" calcext:value-type="boolean">
            <text:p>VERDADERO</text:p>
          </table:table-cell>
          <table:table-cell table:formula="of:=[.C31]=[$'Fuente-Dashboard-v1'.C31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4-05" calcext:value-type="date">
            <text:p>05/04/20</text:p>
          </table:table-cell>
          <table:table-cell table:formula="of:=[$'Fuente-Dashboard-Departamentos-v1'.B32]+[$'Fuente-Dashboard-Departamentos-v1'.D32]+[$'Fuente-Dashboard-Departamentos-v1'.F32]+[$'Fuente-Dashboard-Departamentos-v1'.H32]+[$'Fuente-Dashboard-Departamentos-v1'.J32]+[$'Fuente-Dashboard-Departamentos-v1'.L32]+[$'Fuente-Dashboard-Departamentos-v1'.N32]+[$'Fuente-Dashboard-Departamentos-v1'.P32]+[$'Fuente-Dashboard-Departamentos-v1'.R32]+[$'Fuente-Dashboard-Departamentos-v1'.T32]+[$'Fuente-Dashboard-Departamentos-v1'.V32]+[$'Fuente-Dashboard-Departamentos-v1'.X32]+[$'Fuente-Dashboard-Departamentos-v1'.Z32]+[$'Fuente-Dashboard-Departamentos-v1'.AB32]+[$'Fuente-Dashboard-Departamentos-v1'.AD32]+[$'Fuente-Dashboard-Departamentos-v1'.AF32]+[$'Fuente-Dashboard-Departamentos-v1'.AH32]+[$'Fuente-Dashboard-Departamentos-v1'.AJ32]+[$'Fuente-Dashboard-Departamentos-v1'.AL32]+[$'Fuente-Dashboard-Departamentos-v1'.AN32]+[$'Fuente-Dashboard-Departamentos-v1'.AP32]+[$'Fuente-Dashboard-Departamentos-v1'.AR32]+[$'Fuente-Dashboard-Departamentos-v1'.AT32]+[$'Fuente-Dashboard-Departamentos-v1'.AV32]+[$'Fuente-Dashboard-Departamentos-v1'.AX32]" office:value-type="float" office:value="2636" calcext:value-type="float">
            <text:p>2636</text:p>
          </table:table-cell>
          <table:table-cell table:formula="of:=[$'Fuente-Dashboard-Departamentos-v1'.C32]+[$'Fuente-Dashboard-Departamentos-v1'.E32]+[$'Fuente-Dashboard-Departamentos-v1'.G32]+[$'Fuente-Dashboard-Departamentos-v1'.I32]+[$'Fuente-Dashboard-Departamentos-v1'.K32]+[$'Fuente-Dashboard-Departamentos-v1'.M32]+[$'Fuente-Dashboard-Departamentos-v1'.O32]+[$'Fuente-Dashboard-Departamentos-v1'.Q32]+[$'Fuente-Dashboard-Departamentos-v1'.S32]+[$'Fuente-Dashboard-Departamentos-v1'.U32]+[$'Fuente-Dashboard-Departamentos-v1'.W32]+[$'Fuente-Dashboard-Departamentos-v1'.Y32]+[$'Fuente-Dashboard-Departamentos-v1'.AA32]+[$'Fuente-Dashboard-Departamentos-v1'.AC32]+[$'Fuente-Dashboard-Departamentos-v1'.AE32]+[$'Fuente-Dashboard-Departamentos-v1'.AG32]+[$'Fuente-Dashboard-Departamentos-v1'.AI32]+[$'Fuente-Dashboard-Departamentos-v1'.AK32]+[$'Fuente-Dashboard-Departamentos-v1'.AM32]+[$'Fuente-Dashboard-Departamentos-v1'.AO32]+[$'Fuente-Dashboard-Departamentos-v1'.AQ32]+[$'Fuente-Dashboard-Departamentos-v1'.AS32]+[$'Fuente-Dashboard-Departamentos-v1'.AU32]+[$'Fuente-Dashboard-Departamentos-v1'.AW32]+[$'Fuente-Dashboard-Departamentos-v1'.AY32]" office:value-type="float" office:value="105" calcext:value-type="float">
            <text:p>105</text:p>
          </table:table-cell>
          <table:table-cell table:formula="of:=[.B32]=[$'Fuente-Dashboard-v1'.B32]" office:value-type="boolean" office:boolean-value="true" calcext:value-type="boolean">
            <text:p>VERDADERO</text:p>
          </table:table-cell>
          <table:table-cell table:formula="of:=[.C32]=[$'Fuente-Dashboard-v1'.C32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4-06" calcext:value-type="date">
            <text:p>06/04/20</text:p>
          </table:table-cell>
          <table:table-cell table:formula="of:=[$'Fuente-Dashboard-Departamentos-v1'.B33]+[$'Fuente-Dashboard-Departamentos-v1'.D33]+[$'Fuente-Dashboard-Departamentos-v1'.F33]+[$'Fuente-Dashboard-Departamentos-v1'.H33]+[$'Fuente-Dashboard-Departamentos-v1'.J33]+[$'Fuente-Dashboard-Departamentos-v1'.L33]+[$'Fuente-Dashboard-Departamentos-v1'.N33]+[$'Fuente-Dashboard-Departamentos-v1'.P33]+[$'Fuente-Dashboard-Departamentos-v1'.R33]+[$'Fuente-Dashboard-Departamentos-v1'.T33]+[$'Fuente-Dashboard-Departamentos-v1'.V33]+[$'Fuente-Dashboard-Departamentos-v1'.X33]+[$'Fuente-Dashboard-Departamentos-v1'.Z33]+[$'Fuente-Dashboard-Departamentos-v1'.AB33]+[$'Fuente-Dashboard-Departamentos-v1'.AD33]+[$'Fuente-Dashboard-Departamentos-v1'.AF33]+[$'Fuente-Dashboard-Departamentos-v1'.AH33]+[$'Fuente-Dashboard-Departamentos-v1'.AJ33]+[$'Fuente-Dashboard-Departamentos-v1'.AL33]+[$'Fuente-Dashboard-Departamentos-v1'.AN33]+[$'Fuente-Dashboard-Departamentos-v1'.AP33]+[$'Fuente-Dashboard-Departamentos-v1'.AR33]+[$'Fuente-Dashboard-Departamentos-v1'.AT33]+[$'Fuente-Dashboard-Departamentos-v1'.AV33]+[$'Fuente-Dashboard-Departamentos-v1'.AX33]" office:value-type="float" office:value="3431" calcext:value-type="float">
            <text:p>3431</text:p>
          </table:table-cell>
          <table:table-cell table:formula="of:=[$'Fuente-Dashboard-Departamentos-v1'.C33]+[$'Fuente-Dashboard-Departamentos-v1'.E33]+[$'Fuente-Dashboard-Departamentos-v1'.G33]+[$'Fuente-Dashboard-Departamentos-v1'.I33]+[$'Fuente-Dashboard-Departamentos-v1'.K33]+[$'Fuente-Dashboard-Departamentos-v1'.M33]+[$'Fuente-Dashboard-Departamentos-v1'.O33]+[$'Fuente-Dashboard-Departamentos-v1'.Q33]+[$'Fuente-Dashboard-Departamentos-v1'.S33]+[$'Fuente-Dashboard-Departamentos-v1'.U33]+[$'Fuente-Dashboard-Departamentos-v1'.W33]+[$'Fuente-Dashboard-Departamentos-v1'.Y33]+[$'Fuente-Dashboard-Departamentos-v1'.AA33]+[$'Fuente-Dashboard-Departamentos-v1'.AC33]+[$'Fuente-Dashboard-Departamentos-v1'.AE33]+[$'Fuente-Dashboard-Departamentos-v1'.AG33]+[$'Fuente-Dashboard-Departamentos-v1'.AI33]+[$'Fuente-Dashboard-Departamentos-v1'.AK33]+[$'Fuente-Dashboard-Departamentos-v1'.AM33]+[$'Fuente-Dashboard-Departamentos-v1'.AO33]+[$'Fuente-Dashboard-Departamentos-v1'.AQ33]+[$'Fuente-Dashboard-Departamentos-v1'.AS33]+[$'Fuente-Dashboard-Departamentos-v1'.AU33]+[$'Fuente-Dashboard-Departamentos-v1'.AW33]+[$'Fuente-Dashboard-Departamentos-v1'.AY33]" office:value-type="float" office:value="112" calcext:value-type="float">
            <text:p>112</text:p>
          </table:table-cell>
          <table:table-cell table:formula="of:=[.B33]=[$'Fuente-Dashboard-v1'.B33]" office:value-type="boolean" office:boolean-value="true" calcext:value-type="boolean">
            <text:p>VERDADERO</text:p>
          </table:table-cell>
          <table:table-cell table:formula="of:=[.C33]=[$'Fuente-Dashboard-v1'.C33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4-07" calcext:value-type="date">
            <text:p>07/04/20</text:p>
          </table:table-cell>
          <table:table-cell table:formula="of:=[$'Fuente-Dashboard-Departamentos-v1'.B34]+[$'Fuente-Dashboard-Departamentos-v1'.D34]+[$'Fuente-Dashboard-Departamentos-v1'.F34]+[$'Fuente-Dashboard-Departamentos-v1'.H34]+[$'Fuente-Dashboard-Departamentos-v1'.J34]+[$'Fuente-Dashboard-Departamentos-v1'.L34]+[$'Fuente-Dashboard-Departamentos-v1'.N34]+[$'Fuente-Dashboard-Departamentos-v1'.P34]+[$'Fuente-Dashboard-Departamentos-v1'.R34]+[$'Fuente-Dashboard-Departamentos-v1'.T34]+[$'Fuente-Dashboard-Departamentos-v1'.V34]+[$'Fuente-Dashboard-Departamentos-v1'.X34]+[$'Fuente-Dashboard-Departamentos-v1'.Z34]+[$'Fuente-Dashboard-Departamentos-v1'.AB34]+[$'Fuente-Dashboard-Departamentos-v1'.AD34]+[$'Fuente-Dashboard-Departamentos-v1'.AF34]+[$'Fuente-Dashboard-Departamentos-v1'.AH34]+[$'Fuente-Dashboard-Departamentos-v1'.AJ34]+[$'Fuente-Dashboard-Departamentos-v1'.AL34]+[$'Fuente-Dashboard-Departamentos-v1'.AN34]+[$'Fuente-Dashboard-Departamentos-v1'.AP34]+[$'Fuente-Dashboard-Departamentos-v1'.AR34]+[$'Fuente-Dashboard-Departamentos-v1'.AT34]+[$'Fuente-Dashboard-Departamentos-v1'.AV34]+[$'Fuente-Dashboard-Departamentos-v1'.AX34]" office:value-type="float" office:value="3614" calcext:value-type="float">
            <text:p>3614</text:p>
          </table:table-cell>
          <table:table-cell table:formula="of:=[$'Fuente-Dashboard-Departamentos-v1'.C34]+[$'Fuente-Dashboard-Departamentos-v1'.E34]+[$'Fuente-Dashboard-Departamentos-v1'.G34]+[$'Fuente-Dashboard-Departamentos-v1'.I34]+[$'Fuente-Dashboard-Departamentos-v1'.K34]+[$'Fuente-Dashboard-Departamentos-v1'.M34]+[$'Fuente-Dashboard-Departamentos-v1'.O34]+[$'Fuente-Dashboard-Departamentos-v1'.Q34]+[$'Fuente-Dashboard-Departamentos-v1'.S34]+[$'Fuente-Dashboard-Departamentos-v1'.U34]+[$'Fuente-Dashboard-Departamentos-v1'.W34]+[$'Fuente-Dashboard-Departamentos-v1'.Y34]+[$'Fuente-Dashboard-Departamentos-v1'.AA34]+[$'Fuente-Dashboard-Departamentos-v1'.AC34]+[$'Fuente-Dashboard-Departamentos-v1'.AE34]+[$'Fuente-Dashboard-Departamentos-v1'.AG34]+[$'Fuente-Dashboard-Departamentos-v1'.AI34]+[$'Fuente-Dashboard-Departamentos-v1'.AK34]+[$'Fuente-Dashboard-Departamentos-v1'.AM34]+[$'Fuente-Dashboard-Departamentos-v1'.AO34]+[$'Fuente-Dashboard-Departamentos-v1'.AQ34]+[$'Fuente-Dashboard-Departamentos-v1'.AS34]+[$'Fuente-Dashboard-Departamentos-v1'.AU34]+[$'Fuente-Dashboard-Departamentos-v1'.AW34]+[$'Fuente-Dashboard-Departamentos-v1'.AY34]" office:value-type="float" office:value="121" calcext:value-type="float">
            <text:p>121</text:p>
          </table:table-cell>
          <table:table-cell table:formula="of:=[.B34]=[$'Fuente-Dashboard-v1'.B34]" office:value-type="boolean" office:boolean-value="true" calcext:value-type="boolean">
            <text:p>VERDADERO</text:p>
          </table:table-cell>
          <table:table-cell table:formula="of:=[.C34]=[$'Fuente-Dashboard-v1'.C34]" office:value-type="boolean" office:boolean-value="true" calcext:value-type="boolean">
            <text:p>VERDADER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PE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date-style style:name="N111">
      <number:day/>
      <number:text>-</number:text>
      <number:month number:textual="true"/>
    </number:date-style>
    <number:date-style style:name="N112">
      <number:month number:style="long"/>
      <number:text>/</number:text>
      <number:day number:style="long"/>
    </number:date-style>
    <number:number-style style:name="N10108P0" style:volatile="true" number:language="es" number:country="PE">
      <number:text>S/. </number:text>
      <number:number number:decimal-places="0" loext:min-decimal-places="0" number:min-integer-digits="1" number:grouping="true"/>
    </number:number-style>
    <number:number-style style:name="N10108" number:language="es" number:country="PE">
      <number:text>S/. -</number:text>
      <number:number number:decimal-places="0" loext:min-decimal-places="0" number:min-integer-digits="1" number:grouping="true"/>
      <style:map style:condition="value()&gt;=0" style:apply-style-name="N10108P0"/>
    </number:number-style>
    <number:number-style style:name="N10109P0" style:volatile="true" number:language="es" number:country="PE">
      <number:text>S/. </number:text>
      <number:number number:decimal-places="0" loext:min-decimal-places="0" number:min-integer-digits="1" number:grouping="true"/>
    </number:number-style>
    <number:number-style style:name="N10109" number:language="es" number:country="PE">
      <style:text-properties fo:color="#ff0000"/>
      <number:text>S/. -</number:text>
      <number:number number:decimal-places="0" loext:min-decimal-places="0" number:min-integer-digits="1" number:grouping="true"/>
      <style:map style:condition="value()&gt;=0" style:apply-style-name="N10109P0"/>
    </number:number-style>
    <number:number-style style:name="N10111P0" style:volatile="true" number:language="es" number:country="PE">
      <number:text>S/. </number:text>
      <number:number number:decimal-places="2" loext:min-decimal-places="2" number:min-integer-digits="1" number:grouping="true"/>
    </number:number-style>
    <number:number-style style:name="N10111" number:language="es" number:country="PE">
      <number:text>S/. -</number:text>
      <number:number number:decimal-places="2" loext:min-decimal-places="2" number:min-integer-digits="1" number:grouping="true"/>
      <style:map style:condition="value()&gt;=0" style:apply-style-name="N10111P0"/>
    </number:number-style>
    <number:number-style style:name="N10112P0" style:volatile="true" number:language="es" number:country="PE">
      <number:text>S/. </number:text>
      <number:number number:decimal-places="2" loext:min-decimal-places="2" number:min-integer-digits="1" number:grouping="true"/>
    </number:number-style>
    <number:number-style style:name="N10112" number:language="es" number:country="PE">
      <style:text-properties fo:color="#ff0000"/>
      <number:text>S/. -</number:text>
      <number:number number:decimal-places="2" loext:min-decimal-places="2" number:min-integer-digits="1" number:grouping="true"/>
      <style:map style:condition="value()&gt;=0" style:apply-style-name="N10112P0"/>
    </number:number-style>
    <number:date-style style:name="N10113" number:language="es" number:country="PE">
      <number:day number:style="long"/>
      <number:text>-</number:text>
      <number:month number:textual="true"/>
      <number:text>-</number:text>
      <number:year/>
    </number:date-style>
    <number:date-style style:name="N10114" number:language="es" number:country="PE">
      <number:day number:style="long"/>
      <number:text>-</number:text>
      <number:month number:textual="true"/>
    </number:date-style>
    <number:date-style style:name="N10115" number:language="es" number:country="PE">
      <number:month number:textual="true"/>
      <number:text>-</number:text>
      <number:year/>
    </number:date-style>
    <number:date-style style:name="N10116" number:language="es" number:country="PE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s" number:country="PE">
      <number:number number:decimal-places="0" loext:min-decimal-places="0" number:min-integer-digits="1" number:grouping="true"/>
    </number:number-style>
    <number:number-style style:name="N10117" number:language="es" number:country="PE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s" number:country="PE">
      <number:number number:decimal-places="0" loext:min-decimal-places="0" number:min-integer-digits="1" number:grouping="true"/>
    </number:number-style>
    <number:number-style style:name="N10118" number:language="es" number:country="PE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s" number:country="PE">
      <number:number number:decimal-places="2" loext:min-decimal-places="2" number:min-integer-digits="1" number:grouping="true"/>
    </number:number-style>
    <number:number-style style:name="N10119" number:language="es" number:country="PE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s" number:country="PE">
      <number:number number:decimal-places="2" loext:min-decimal-places="2" number:min-integer-digits="1" number:grouping="true"/>
    </number:number-style>
    <number:number-style style:name="N10120" number:language="es" number:country="PE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4P0" style:volatile="true" number:language="es" number:country="P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1" style:volatile="true" number:language="es" number:country="P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0124P2" style:volatile="true" number:language="es" number:country="PE">
      <loext:text> </loext:text>
      <loext:fill-character> </loext:fill-character>
      <number:text>- </number:text>
    </number:number-style>
    <number:text-style style:name="N10124" number:language="es" number:country="PE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8P0" style:volatile="true" number:language="es" number:country="PE">
      <loext:text> S/.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1" style:volatile="true" number:language="es" number:country="PE">
      <loext:text> S/.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0128P2" style:volatile="true" number:language="es" number:country="PE">
      <loext:text> S/. </loext:text>
      <loext:fill-character> </loext:fill-character>
      <number:text>- </number:text>
    </number:number-style>
    <number:text-style style:name="N10128" number:language="es" number:country="PE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es" number:country="P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1" style:volatile="true" number:language="es" number:country="P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0132P2" style:volatile="true" number:language="es" number:country="P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2" number:language="es" number:country="PE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es" number:country="PE">
      <loext:text> S/.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1" style:volatile="true" number:language="es" number:country="PE">
      <loext:text> S/.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0136P2" style:volatile="true" number:language="es" number:country="PE">
      <loext:text> S/.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6" number:language="es" number:country="PE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5">00/00/0000</text:date>, <text:time style:data-style-name="N2" text:time-value="18:25:48.581972703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3T14:17:19.311794080</meta:creation-date>
    <dc:date>2020-04-15T18:53:30.981387314</dc:date>
    <meta:editing-duration>P4DT8H48M41S</meta:editing-duration>
    <meta:editing-cycles>55</meta:editing-cycles>
    <meta:generator>LibreOffice/6.1.6.3$Linux_X86_64 LibreOffice_project/10$Build-3</meta:generator>
    <meta:document-statistic meta:table-count="8" meta:cell-count="3735" meta:object-count="0"/>
  </office:meta>
</office:document-meta>
</file>